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2.361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496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2.2591in"/>
    </style:style>
    <style:style style:name="co9" style:family="table-column">
      <style:table-column-properties fo:break-before="auto" style:column-width="1.6346in"/>
    </style:style>
    <style:style style:name="co10" style:family="table-column">
      <style:table-column-properties fo:break-before="auto" style:column-width="1.6673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3.1583in"/>
    </style:style>
    <style:style style:name="co13" style:family="table-column">
      <style:table-column-properties fo:break-before="auto" style:column-width="1.717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0457in"/>
    </style:style>
    <style:style style:name="co16" style:family="table-column">
      <style:table-column-properties fo:break-before="auto" style:column-width="1.0902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1.2425in"/>
    </style:style>
    <style:style style:name="co19" style:family="table-column">
      <style:table-column-properties fo:break-before="auto" style:column-width="1.5075in"/>
    </style:style>
    <style:style style:name="co20" style:family="table-column">
      <style:table-column-properties fo:break-before="auto" style:column-width="1.6118in"/>
    </style:style>
    <style:style style:name="co21" style:family="table-column">
      <style:table-column-properties fo:break-before="auto" style:column-width="1.6846in"/>
    </style:style>
    <style:style style:name="co22" style:family="table-column">
      <style:table-column-properties fo:break-before="auto" style:column-width="0.8835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4626in"/>
    </style:style>
    <style:style style:name="co25" style:family="table-column">
      <style:table-column-properties fo:break-before="auto" style:column-width="0.7091in"/>
    </style:style>
    <style:style style:name="co26" style:family="table-column">
      <style:table-column-properties fo:break-before="auto" style:column-width="0.8701in"/>
    </style:style>
    <style:style style:name="co27" style:family="table-column">
      <style:table-column-properties fo:break-before="auto" style:column-width="1.3154in"/>
    </style:style>
    <style:style style:name="co28" style:family="table-column">
      <style:table-column-properties fo:break-before="auto" style:column-width="0.4181in"/>
    </style:style>
    <style:style style:name="co29" style:family="table-column">
      <style:table-column-properties fo:break-before="auto" style:column-width="1.3217in"/>
    </style:style>
    <style:style style:name="co30" style:family="table-column">
      <style:table-column-properties fo:break-before="auto" style:column-width="0.7819in"/>
    </style:style>
    <style:style style:name="co31" style:family="table-column">
      <style:table-column-properties fo:break-before="auto" style:column-width="0.5398in"/>
    </style:style>
    <style:style style:name="co32" style:family="table-column">
      <style:table-column-properties fo:break-before="auto" style:column-width="0.4291in"/>
    </style:style>
    <style:style style:name="co33" style:family="table-column">
      <style:table-column-properties fo:break-before="auto" style:column-width="0.7161in"/>
    </style:style>
    <style:style style:name="co34" style:family="table-column">
      <style:table-column-properties fo:break-before="auto" style:column-width="0.7929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1.0228in"/>
    </style:style>
    <style:style style:name="co37" style:family="table-column">
      <style:table-column-properties fo:break-before="auto" style:column-width="1.172in"/>
    </style:style>
    <style:style style:name="co38" style:family="table-column">
      <style:table-column-properties fo:break-before="auto" style:column-width="0.3398in"/>
    </style:style>
    <style:style style:name="co39" style:family="table-column">
      <style:table-column-properties fo:break-before="auto" style:column-width="0.4047in"/>
    </style:style>
    <style:style style:name="co40" style:family="table-column">
      <style:table-column-properties fo:break-before="auto" style:column-width="0.311in"/>
    </style:style>
    <style:style style:name="co41" style:family="table-column">
      <style:table-column-properties fo:break-before="auto" style:column-width="0.9681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417in"/>
    </style:style>
    <style:style style:name="co44" style:family="table-column">
      <style:table-column-properties fo:break-before="auto" style:column-width="0.5354in"/>
    </style:style>
    <style:style style:name="co45" style:family="table-column">
      <style:table-column-properties fo:break-before="auto" style:column-width="0.4374in"/>
    </style:style>
    <style:style style:name="co46" style:family="table-column">
      <style:table-column-properties fo:break-before="auto" style:column-width="0.372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299in" fo:break-before="auto" style:use-optimal-row-height="false"/>
    </style:style>
    <style:style style:name="ro6" style:family="table-row">
      <style:table-row-properties style:row-height="0.1547in" fo:break-before="auto" style:use-optimal-row-height="false"/>
    </style:style>
    <style:style style:name="ta1" style:family="table" style:master-page-name="PageStyle_5f_Samples">
      <style:table-properties table:display="true" style:writing-mode="lr-tb"/>
    </style:style>
    <style:style style:name="ta2" style:family="table" style:master-page-name="PageStyle_5f_Spheres">
      <style:table-properties table:display="true" style:writing-mode="lr-tb"/>
    </style:style>
    <style:style style:name="ta3" style:family="table" style:master-page-name="PageStyle_5f_Software">
      <style:table-properties table:display="true" style:writing-mode="lr-tb"/>
    </style:style>
    <style:style style:name="ta4" style:family="table" style:master-page-name="PageStyle_5f_1.1_20_Porosity">
      <style:table-properties table:display="true" style:writing-mode="lr-tb"/>
    </style:style>
    <style:style style:name="ta5" style:family="table" style:master-page-name="PageStyle_5f_2.1_20_Minerals">
      <style:table-properties table:display="true" style:writing-mode="lr-tb"/>
    </style:style>
    <style:style style:name="ta6" style:family="table" style:master-page-name="PageStyle_5f_2.2_20_Overview">
      <style:table-properties table:display="true" style:writing-mode="lr-tb"/>
    </style:style>
    <style:style style:name="ta7" style:family="table" style:master-page-name="PageStyle_5f_Detail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">
      <style:table-cell-properties fo:padding="0.028in"/>
    </style:style>
    <style:style style:name="ce5" style:family="table-cell" style:parent-style-name="Default" style:data-style-name="N124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24">
      <style:table-cell-properties fo:padding="0.028in"/>
    </style:style>
    <style:style style:name="ce7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padding="0.028in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fo:padding="0.028in"/>
    </style:style>
    <style:style style:name="ce12" style:family="table-cell" style:parent-style-name="Default" style:data-style-name="N125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14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126">
      <style:table-cell-properties fo:padding="0.028in"/>
    </style:style>
    <style:style style:name="ce16" style:family="table-cell" style:parent-style-name="Default" style:data-style-name="N126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padding="0.028in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padding="0.028in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 style:data-style-name="N126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26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26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26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27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 style:data-style-name="N12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 style:data-style-name="N12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12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12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27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27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amp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/>
          <table:table-cell table:style-name="ce2" office:value-type="string" table:number-columns-spanned="3" table:number-rows-spanned="1">
            <text:p>Image dimension</text:p>
          </table:table-cell>
          <table:covered-table-cell table:number-columns-repeated="2" table:style-name="ce3"/>
          <table:table-cell table:style-name="ce1" office:value-type="string">
            <text:p>Voxel edge length (micrometer)</text:p>
          </table:table-cell>
          <table:table-cell table:style-name="ce1" office:value-type="string">
            <text:p>Raw format</text:p>
          </table:table-cell>
          <table:table-cell table:style-name="ce1" office:value-type="string">
            <text:p>Segmented format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Fontainebleau sandstone</text:p>
          </table:table-cell>
          <table:table-cell table:number-columns-repeated="2" office:value-type="float" office:value="288">
            <text:p>288</text:p>
          </table:table-cell>
          <table:table-cell office:value-type="float" office:value="300">
            <text:p>300</text:p>
          </table:table-cell>
          <table:table-cell table:style-name="ce4" office:value-type="float" office:value="7.5">
            <text:p>7.50</text:p>
          </table:table-cell>
          <table:table-cell office:value-type="string">
            <text:p>N/A</text:p>
          </table:table-cell>
          <table:table-cell office:value-type="string">
            <text:p>uint8</text:p>
          </table:table-cell>
          <table:table-cell table:number-columns-repeated="1017"/>
        </table:table-row>
        <table:table-row table:style-name="ro2">
          <table:table-cell office:value-type="string">
            <text:p>Berea sandstone</text:p>
          </table:table-cell>
          <table:table-cell table:number-columns-repeated="3" office:value-type="float" office:value="1024">
            <text:p>1024</text:p>
          </table:table-cell>
          <table:table-cell office:value-type="float" office:value="0.74">
            <text:p>0.74</text:p>
          </table:table-cell>
          <table:table-cell office:value-type="string">
            <text:p>tif</text:p>
          </table:table-cell>
          <table:table-cell office:value-type="string">
            <text:p>uint8</text:p>
          </table:table-cell>
          <table:table-cell table:number-columns-repeated="1017"/>
        </table:table-row>
        <table:table-row table:style-name="ro1">
          <table:table-cell office:value-type="string">
            <text:p>Grosmont carbonate</text:p>
          </table:table-cell>
          <table:table-cell table:number-columns-repeated="3" office:value-type="float" office:value="1024">
            <text:p>1024</text:p>
          </table:table-cell>
          <table:table-cell table:style-name="ce4" office:value-type="float" office:value="2.02">
            <text:p>2.02</text:p>
          </table:table-cell>
          <table:table-cell office:value-type="string">
            <text:p>tif</text:p>
          </table:table-cell>
          <table:table-cell office:value-type="string">
            <text:p>uint8</text:p>
          </table:table-cell>
          <table:table-cell table:number-columns-repeated="1017"/>
        </table:table-row>
        <table:table-row table:style-name="ro1">
          <table:table-cell office:value-type="string">
            <text:p>Sphere pack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office:value-type="float" office:value="793">
            <text:p>793</text:p>
          </table:table-cell>
          <table:table-cell table:style-name="ce4" office:value-type="float" office:value="7">
            <text:p>7.00</text:p>
          </table:table-cell>
          <table:table-cell office:value-type="string">
            <text:p>N/A</text:p>
          </table:table-cell>
          <table:table-cell office:value-type="string">
            <text:p>uint8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s" table:style-name="ta2">
        <office:forms form:automatic-focus="false" form:apply-design-mode="false"/>
        <table:table-column table:style-name="co6" table:number-columns-repeated="3" table:default-cell-style-name="ce6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4">
          <table:table-cell table:style-name="ce5" office:value-type="string" table:number-columns-spanned="3" table:number-rows-spanned="1">
            <text:p>Position (10e-4 m)</text:p>
          </table:table-cell>
          <table:covered-table-cell table:number-columns-repeated="2" table:style-name="ce7"/>
          <table:table-cell table:style-name="ce1" office:value-type="string">
            <text:p>Coordination number</text:p>
          </table:table-cell>
          <table:table-cell table:style-name="ce2" office:value-type="string" table:number-columns-spanned="3" table:number-rows-spanned="1">
            <text:p>Box dimensions</text:p>
          </table:table-cell>
          <table:covered-table-cell table:number-columns-repeated="2" table:style-name="ce3"/>
          <table:table-cell table:style-name="ce1" office:value-type="string">
            <text:p>Confining pressure (Mpa)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7"/>
        </table:table-row>
        <table:table-row table:style-name="ro1">
          <table:table-cell office:value-type="float" office:value="8.562727">
            <text:p>8.5627</text:p>
          </table:table-cell>
          <table:table-cell office:value-type="float" office:value="9.357556">
            <text:p>9.3576</text:p>
          </table:table-cell>
          <table:table-cell office:value-type="float" office:value="40.458248">
            <text:p>40.4582</text:p>
          </table:table-cell>
          <table:table-cell office:value-type="float" office:value="5">
            <text:p>5</text:p>
          </table:table-cell>
          <table:table-cell table:style-name="ce6" office:value-type="float" office:value="55.185506">
            <text:p>55.1855</text:p>
          </table:table-cell>
          <table:table-cell table:style-name="ce6" office:value-type="float" office:value="55.404375">
            <text:p>55.4044</text:p>
          </table:table-cell>
          <table:table-cell table:style-name="ce6" office:value-type="float" office:value="55.540488">
            <text:p>55.5405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32.364422">
            <text:p>32.3644</text:p>
          </table:table-cell>
          <table:table-cell office:value-type="float" office:value="13.4655">
            <text:p>13.4655</text:p>
          </table:table-cell>
          <table:table-cell office:value-type="float" office:value="22.238246">
            <text:p>22.238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6.221839">
            <text:p>16.2218</text:p>
          </table:table-cell>
          <table:table-cell office:value-type="float" office:value="16.245347">
            <text:p>16.2453</text:p>
          </table:table-cell>
          <table:table-cell office:value-type="float" office:value="18.303017">
            <text:p>18.3030</text:p>
          </table:table-cell>
          <table:table-cell office:value-type="float" office:value="6">
            <text:p>6</text:p>
          </table:table-cell>
          <table:table-cell table:style-name="ce2" office:value-type="string" table:number-columns-spanned="3" table:number-rows-spanned="1">
            <text:p>Average grain position</text:p>
          </table:table-cell>
          <table:covered-table-cell table:number-columns-repeated="2" table:style-name="ce3"/>
          <table:table-cell table:style-name="ce1" office:value-type="string">
            <text:p>Average coordination number</text:p>
          </table:table-cell>
          <table:table-cell table:number-columns-repeated="1016"/>
        </table:table-row>
        <table:table-row table:style-name="ro1">
          <table:table-cell office:value-type="float" office:value="32.613973">
            <text:p>32.6140</text:p>
          </table:table-cell>
          <table:table-cell office:value-type="float" office:value="30.247971">
            <text:p>30.2480</text:p>
          </table:table-cell>
          <table:table-cell office:value-type="float" office:value="28.635318">
            <text:p>28.6353</text:p>
          </table:table-cell>
          <table:table-cell office:value-type="float" office:value="9">
            <text:p>9</text:p>
          </table:table-cell>
          <table:table-cell table:style-name="ce6" table:formula="of:=AVERAGE([.A3:.A623])" office:value-type="float" office:value="27.7379797037037">
            <text:p>27.7380</text:p>
          </table:table-cell>
          <table:table-cell table:style-name="ce6" table:formula="of:=AVERAGE([.B3:.B623])" office:value-type="float" office:value="27.8530117214171">
            <text:p>27.8530</text:p>
          </table:table-cell>
          <table:table-cell table:style-name="ce6" table:formula="of:=AVERAGE([.C3:.C623])" office:value-type="float" office:value="27.6805293043478">
            <text:p>27.6805</text:p>
          </table:table-cell>
          <table:table-cell table:style-name="ce6" table:formula="of:=AVERAGE([.D3:.D623])" office:value-type="float" office:value="6.22544283413849">
            <text:p>6.2254</text:p>
          </table:table-cell>
          <table:table-cell table:number-columns-repeated="1016"/>
        </table:table-row>
        <table:table-row table:style-name="ro1">
          <table:table-cell office:value-type="float" office:value="23.814972">
            <text:p>23.8150</text:p>
          </table:table-cell>
          <table:table-cell office:value-type="float" office:value="19.509261">
            <text:p>19.5093</text:p>
          </table:table-cell>
          <table:table-cell office:value-type="float" office:value="28.553212">
            <text:p>28.5532</text:p>
          </table:table-cell>
          <table:table-cell office:value-type="float" office:value="7">
            <text:p>7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office:value-type="float" office:value="20.857603">
            <text:p>20.8576</text:p>
          </table:table-cell>
          <table:table-cell office:value-type="float" office:value="49.52273">
            <text:p>49.5227</text:p>
          </table:table-cell>
          <table:table-cell office:value-type="float" office:value="11.809791">
            <text:p>11.8098</text:p>
          </table:table-cell>
          <table:table-cell office:value-type="float" office:value="5">
            <text:p>5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float" office:value="34.535222">
            <text:p>34.5352</text:p>
          </table:table-cell>
          <table:table-cell office:value-type="float" office:value="11.271063">
            <text:p>11.2711</text:p>
          </table:table-cell>
          <table:table-cell office:value-type="float" office:value="47.747106">
            <text:p>47.747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542024">
            <text:p>33.5420</text:p>
          </table:table-cell>
          <table:table-cell office:value-type="float" office:value="13.793533">
            <text:p>13.7935</text:p>
          </table:table-cell>
          <table:table-cell office:value-type="float" office:value="40.68589">
            <text:p>40.685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3.125755">
            <text:p>13.1258</text:p>
          </table:table-cell>
          <table:table-cell office:value-type="float" office:value="53.554224">
            <text:p>53.5542</text:p>
          </table:table-cell>
          <table:table-cell office:value-type="float" office:value="47.262545">
            <text:p>47.26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3.113033">
            <text:p>33.1130</text:p>
          </table:table-cell>
          <table:table-cell office:value-type="float" office:value="43.671862">
            <text:p>43.6719</text:p>
          </table:table-cell>
          <table:table-cell office:value-type="float" office:value="37.30035">
            <text:p>37.300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0.069064">
            <text:p>0.0691</text:p>
          </table:table-cell>
          <table:table-cell office:value-type="float" office:value="53.575557">
            <text:p>53.5756</text:p>
          </table:table-cell>
          <table:table-cell office:value-type="float" office:value="53.217661">
            <text:p>53.217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0.215543">
            <text:p>0.2155</text:p>
          </table:table-cell>
          <table:table-cell office:value-type="float" office:value="28.816869">
            <text:p>28.8169</text:p>
          </table:table-cell>
          <table:table-cell office:value-type="float" office:value="16.117664">
            <text:p>16.117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4.484772">
            <text:p>24.4848</text:p>
          </table:table-cell>
          <table:table-cell office:value-type="float" office:value="51.22597">
            <text:p>51.2260</text:p>
          </table:table-cell>
          <table:table-cell office:value-type="float" office:value="47.484149">
            <text:p>47.484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410199">
            <text:p>33.4102</text:p>
          </table:table-cell>
          <table:table-cell office:value-type="float" office:value="46.375636">
            <text:p>46.3756</text:p>
          </table:table-cell>
          <table:table-cell office:value-type="float" office:value="24.897439">
            <text:p>24.897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9.812443">
            <text:p>19.8124</text:p>
          </table:table-cell>
          <table:table-cell office:value-type="float" office:value="1.13978">
            <text:p>1.1398</text:p>
          </table:table-cell>
          <table:table-cell office:value-type="float" office:value="41.525299">
            <text:p>41.525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703028">
            <text:p>43.7030</text:p>
          </table:table-cell>
          <table:table-cell office:value-type="float" office:value="23.029183">
            <text:p>23.0292</text:p>
          </table:table-cell>
          <table:table-cell office:value-type="float" office:value="41.107143">
            <text:p>41.107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0.268403">
            <text:p>50.2684</text:p>
          </table:table-cell>
          <table:table-cell office:value-type="float" office:value="43.251065">
            <text:p>43.2511</text:p>
          </table:table-cell>
          <table:table-cell office:value-type="float" office:value="50.133363">
            <text:p>50.133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937664">
            <text:p>26.9377</text:p>
          </table:table-cell>
          <table:table-cell office:value-type="float" office:value="32.414413">
            <text:p>32.4144</text:p>
          </table:table-cell>
          <table:table-cell office:value-type="float" office:value="54.960103">
            <text:p>54.960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824615">
            <text:p>4.8246</text:p>
          </table:table-cell>
          <table:table-cell office:value-type="float" office:value="45.270467">
            <text:p>45.2705</text:p>
          </table:table-cell>
          <table:table-cell office:value-type="float" office:value="20.088939">
            <text:p>20.088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6.789403">
            <text:p>6.7894</text:p>
          </table:table-cell>
          <table:table-cell office:value-type="float" office:value="21.452912">
            <text:p>21.4529</text:p>
          </table:table-cell>
          <table:table-cell office:value-type="float" office:value="47.024889">
            <text:p>47.024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7.346053">
            <text:p>47.3461</text:p>
          </table:table-cell>
          <table:table-cell office:value-type="float" office:value="28.557925">
            <text:p>28.5579</text:p>
          </table:table-cell>
          <table:table-cell office:value-type="float" office:value="38.974509">
            <text:p>38.974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9.927234">
            <text:p>49.9272</text:p>
          </table:table-cell>
          <table:table-cell office:value-type="float" office:value="35.187831">
            <text:p>35.1878</text:p>
          </table:table-cell>
          <table:table-cell office:value-type="float" office:value="5.835526">
            <text:p>5.835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.343198">
            <text:p>2.3432</text:p>
          </table:table-cell>
          <table:table-cell office:value-type="float" office:value="50.670383">
            <text:p>50.6704</text:p>
          </table:table-cell>
          <table:table-cell office:value-type="float" office:value="3.620286">
            <text:p>3.620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5.464191">
            <text:p>35.4642</text:p>
          </table:table-cell>
          <table:table-cell office:value-type="float" office:value="32.380942">
            <text:p>32.3809</text:p>
          </table:table-cell>
          <table:table-cell office:value-type="float" office:value="40.822327">
            <text:p>40.822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723616">
            <text:p>22.7236</text:p>
          </table:table-cell>
          <table:table-cell office:value-type="float" office:value="52.043279">
            <text:p>52.0433</text:p>
          </table:table-cell>
          <table:table-cell office:value-type="float" office:value="54.741663">
            <text:p>54.741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.146623">
            <text:p>5.1466</text:p>
          </table:table-cell>
          <table:table-cell office:value-type="float" office:value="23.915206">
            <text:p>23.9152</text:p>
          </table:table-cell>
          <table:table-cell office:value-type="float" office:value="16.483412">
            <text:p>16.483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1.486431">
            <text:p>31.4864</text:p>
          </table:table-cell>
          <table:table-cell office:value-type="float" office:value="24.319472">
            <text:p>24.3195</text:p>
          </table:table-cell>
          <table:table-cell office:value-type="float" office:value="17.011616">
            <text:p>17.011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782976">
            <text:p>16.7830</text:p>
          </table:table-cell>
          <table:table-cell office:value-type="float" office:value="12.045327">
            <text:p>12.0453</text:p>
          </table:table-cell>
          <table:table-cell office:value-type="float" office:value="49.396109">
            <text:p>49.3961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20.704385">
            <text:p>20.7044</text:p>
          </table:table-cell>
          <table:table-cell office:value-type="float" office:value="31.352671">
            <text:p>31.3527</text:p>
          </table:table-cell>
          <table:table-cell office:value-type="float" office:value="44.209651">
            <text:p>44.209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6.438469">
            <text:p>36.4385</text:p>
          </table:table-cell>
          <table:table-cell office:value-type="float" office:value="35.094966">
            <text:p>35.0950</text:p>
          </table:table-cell>
          <table:table-cell office:value-type="float" office:value="13.979497">
            <text:p>13.97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5.154975">
            <text:p>35.1550</text:p>
          </table:table-cell>
          <table:table-cell office:value-type="float" office:value="25.019817">
            <text:p>25.0198</text:p>
          </table:table-cell>
          <table:table-cell office:value-type="float" office:value="45.244654">
            <text:p>45.244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.178652">
            <text:p>16.1787</text:p>
          </table:table-cell>
          <table:table-cell office:value-type="float" office:value="9.777232">
            <text:p>9.7772</text:p>
          </table:table-cell>
          <table:table-cell office:value-type="float" office:value="15.720276">
            <text:p>15.720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7.453158">
            <text:p>17.4532</text:p>
          </table:table-cell>
          <table:table-cell office:value-type="float" office:value="19.354703">
            <text:p>19.3547</text:p>
          </table:table-cell>
          <table:table-cell office:value-type="float" office:value="10.685311">
            <text:p>10.685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1.127632">
            <text:p>31.1276</text:p>
          </table:table-cell>
          <table:table-cell office:value-type="float" office:value="3.208237">
            <text:p>3.2082</text:p>
          </table:table-cell>
          <table:table-cell office:value-type="float" office:value="46.22679">
            <text:p>46.226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8.38968">
            <text:p>28.3897</text:p>
          </table:table-cell>
          <table:table-cell office:value-type="float" office:value="16.291138">
            <text:p>16.2911</text:p>
          </table:table-cell>
          <table:table-cell office:value-type="float" office:value="44.707598">
            <text:p>44.707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3.157573">
            <text:p>13.1576</text:p>
          </table:table-cell>
          <table:table-cell office:value-type="float" office:value="24.815065">
            <text:p>24.8151</text:p>
          </table:table-cell>
          <table:table-cell office:value-type="float" office:value="10.154022">
            <text:p>10.154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3.091157">
            <text:p>43.0912</text:p>
          </table:table-cell>
          <table:table-cell office:value-type="float" office:value="1.962017">
            <text:p>1.9620</text:p>
          </table:table-cell>
          <table:table-cell office:value-type="float" office:value="49.86892">
            <text:p>49.868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979829">
            <text:p>4.9798</text:p>
          </table:table-cell>
          <table:table-cell office:value-type="float" office:value="20.655211">
            <text:p>20.6552</text:p>
          </table:table-cell>
          <table:table-cell office:value-type="float" office:value="3.691741">
            <text:p>3.691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3.793024">
            <text:p>53.7930</text:p>
          </table:table-cell>
          <table:table-cell office:value-type="float" office:value="44.553974">
            <text:p>44.5540</text:p>
          </table:table-cell>
          <table:table-cell office:value-type="float" office:value="23.130046">
            <text:p>23.130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491556">
            <text:p>36.4916</text:p>
          </table:table-cell>
          <table:table-cell office:value-type="float" office:value="31.995902">
            <text:p>31.9959</text:p>
          </table:table-cell>
          <table:table-cell office:value-type="float" office:value="48.002542">
            <text:p>48.002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3.816807">
            <text:p>33.8168</text:p>
          </table:table-cell>
          <table:table-cell office:value-type="float" office:value="16.843144">
            <text:p>16.8431</text:p>
          </table:table-cell>
          <table:table-cell office:value-type="float" office:value="34.226773">
            <text:p>34.226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1.566215">
            <text:p>31.5662</text:p>
          </table:table-cell>
          <table:table-cell office:value-type="float" office:value="20.473606">
            <text:p>20.4736</text:p>
          </table:table-cell>
          <table:table-cell office:value-type="float" office:value="40.10526">
            <text:p>40.105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200894">
            <text:p>43.2009</text:p>
          </table:table-cell>
          <table:table-cell office:value-type="float" office:value="31.497302">
            <text:p>31.4973</text:p>
          </table:table-cell>
          <table:table-cell office:value-type="float" office:value="49.799535">
            <text:p>49.79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9.587705">
            <text:p>9.5877</text:p>
          </table:table-cell>
          <table:table-cell office:value-type="float" office:value="10.252226">
            <text:p>10.2522</text:p>
          </table:table-cell>
          <table:table-cell office:value-type="float" office:value="47.285076">
            <text:p>47.285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.107357">
            <text:p>2.1074</text:p>
          </table:table-cell>
          <table:table-cell office:value-type="float" office:value="38.889178">
            <text:p>38.8892</text:p>
          </table:table-cell>
          <table:table-cell office:value-type="float" office:value="21.027566">
            <text:p>21.027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34575">
            <text:p>41.3458</text:p>
          </table:table-cell>
          <table:table-cell office:value-type="float" office:value="6.164871">
            <text:p>6.1649</text:p>
          </table:table-cell>
          <table:table-cell office:value-type="float" office:value="44.599193">
            <text:p>44.599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8.487997">
            <text:p>8.4880</text:p>
          </table:table-cell>
          <table:table-cell office:value-type="float" office:value="41.84152">
            <text:p>41.8415</text:p>
          </table:table-cell>
          <table:table-cell office:value-type="float" office:value="42.378171">
            <text:p>42.378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9.149641">
            <text:p>9.1496</text:p>
          </table:table-cell>
          <table:table-cell office:value-type="float" office:value="50.250817">
            <text:p>50.2508</text:p>
          </table:table-cell>
          <table:table-cell office:value-type="float" office:value="2.122386">
            <text:p>2.122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195883">
            <text:p>21.1959</text:p>
          </table:table-cell>
          <table:table-cell office:value-type="float" office:value="47.970061">
            <text:p>47.9701</text:p>
          </table:table-cell>
          <table:table-cell office:value-type="float" office:value="4.802832">
            <text:p>4.8028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7.976843">
            <text:p>27.9768</text:p>
          </table:table-cell>
          <table:table-cell office:value-type="float" office:value="25.057789">
            <text:p>25.0578</text:p>
          </table:table-cell>
          <table:table-cell office:value-type="float" office:value="29.252439">
            <text:p>29.252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5.049869">
            <text:p>35.0499</text:p>
          </table:table-cell>
          <table:table-cell office:value-type="float" office:value="18.033755">
            <text:p>18.0338</text:p>
          </table:table-cell>
          <table:table-cell office:value-type="float" office:value="46.134555">
            <text:p>46.134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8.340257">
            <text:p>18.3403</text:p>
          </table:table-cell>
          <table:table-cell office:value-type="float" office:value="35.490153">
            <text:p>35.4902</text:p>
          </table:table-cell>
          <table:table-cell office:value-type="float" office:value="10.065568">
            <text:p>10.065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5.740945">
            <text:p>45.7409</text:p>
          </table:table-cell>
          <table:table-cell office:value-type="float" office:value="21.583058">
            <text:p>21.5831</text:p>
          </table:table-cell>
          <table:table-cell office:value-type="float" office:value="4.964054">
            <text:p>4.964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6.748345">
            <text:p>6.7483</text:p>
          </table:table-cell>
          <table:table-cell office:value-type="float" office:value="37.956715">
            <text:p>37.9567</text:p>
          </table:table-cell>
          <table:table-cell office:value-type="float" office:value="6.466588">
            <text:p>6.466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.452071">
            <text:p>5.4521</text:p>
          </table:table-cell>
          <table:table-cell office:value-type="float" office:value="34.602088">
            <text:p>34.6021</text:p>
          </table:table-cell>
          <table:table-cell office:value-type="float" office:value="46.523457">
            <text:p>46.523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0.354171">
            <text:p>20.3542</text:p>
          </table:table-cell>
          <table:table-cell office:value-type="float" office:value="24.444285">
            <text:p>24.4443</text:p>
          </table:table-cell>
          <table:table-cell office:value-type="float" office:value="52.371525">
            <text:p>52.371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.453803">
            <text:p>14.4538</text:p>
          </table:table-cell>
          <table:table-cell office:value-type="float" office:value="36.338276">
            <text:p>36.3383</text:p>
          </table:table-cell>
          <table:table-cell office:value-type="float" office:value="53.89429">
            <text:p>53.89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8.626798">
            <text:p>48.6268</text:p>
          </table:table-cell>
          <table:table-cell office:value-type="float" office:value="40.146454">
            <text:p>40.1465</text:p>
          </table:table-cell>
          <table:table-cell office:value-type="float" office:value="30.251043">
            <text:p>30.251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407363">
            <text:p>10.4074</text:p>
          </table:table-cell>
          <table:table-cell office:value-type="float" office:value="54.342174">
            <text:p>54.3422</text:p>
          </table:table-cell>
          <table:table-cell office:value-type="float" office:value="26.489464">
            <text:p>26.48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156682">
            <text:p>21.1567</text:p>
          </table:table-cell>
          <table:table-cell office:value-type="float" office:value="32.276778">
            <text:p>32.2768</text:p>
          </table:table-cell>
          <table:table-cell office:value-type="float" office:value="35.994597">
            <text:p>35.994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6.184689">
            <text:p>46.1847</text:p>
          </table:table-cell>
          <table:table-cell office:value-type="float" office:value="9.656846">
            <text:p>9.6568</text:p>
          </table:table-cell>
          <table:table-cell office:value-type="float" office:value="3.175495">
            <text:p>3.175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4.369915">
            <text:p>24.3699</text:p>
          </table:table-cell>
          <table:table-cell office:value-type="float" office:value="20.278294">
            <text:p>20.2783</text:p>
          </table:table-cell>
          <table:table-cell office:value-type="float" office:value="40.640947">
            <text:p>40.640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869">
            <text:p>43.8690</text:p>
          </table:table-cell>
          <table:table-cell office:value-type="float" office:value="15.134732">
            <text:p>15.1347</text:p>
          </table:table-cell>
          <table:table-cell office:value-type="float" office:value="6.85197">
            <text:p>6.852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3.138452">
            <text:p>23.1385</text:p>
          </table:table-cell>
          <table:table-cell office:value-type="float" office:value="11.69961">
            <text:p>11.6996</text:p>
          </table:table-cell>
          <table:table-cell office:value-type="float" office:value="46.488465">
            <text:p>46.488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25935">
            <text:p>33.2594</text:p>
          </table:table-cell>
          <table:table-cell office:value-type="float" office:value="23.770898">
            <text:p>23.7709</text:p>
          </table:table-cell>
          <table:table-cell office:value-type="float" office:value="33.615846">
            <text:p>33.615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0.26454">
            <text:p>20.2645</text:p>
          </table:table-cell>
          <table:table-cell office:value-type="float" office:value="32.103203">
            <text:p>32.1032</text:p>
          </table:table-cell>
          <table:table-cell office:value-type="float" office:value="53.011877">
            <text:p>53.011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7.269169">
            <text:p>17.2692</text:p>
          </table:table-cell>
          <table:table-cell office:value-type="float" office:value="5.375911">
            <text:p>5.3759</text:p>
          </table:table-cell>
          <table:table-cell office:value-type="float" office:value="24.608515">
            <text:p>24.608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696158">
            <text:p>4.6962</text:p>
          </table:table-cell>
          <table:table-cell office:value-type="float" office:value="9.981989">
            <text:p>9.9820</text:p>
          </table:table-cell>
          <table:table-cell office:value-type="float" office:value="22.98302">
            <text:p>22.983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7.818576">
            <text:p>37.8186</text:p>
          </table:table-cell>
          <table:table-cell office:value-type="float" office:value="13.532826">
            <text:p>13.5328</text:p>
          </table:table-cell>
          <table:table-cell office:value-type="float" office:value="17.902817">
            <text:p>17.902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8.149165">
            <text:p>8.1492</text:p>
          </table:table-cell>
          <table:table-cell office:value-type="float" office:value="40.476598">
            <text:p>40.4766</text:p>
          </table:table-cell>
          <table:table-cell office:value-type="float" office:value="49.213544">
            <text:p>49.213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354787">
            <text:p>50.3548</text:p>
          </table:table-cell>
          <table:table-cell office:value-type="float" office:value="26.036326">
            <text:p>26.0363</text:p>
          </table:table-cell>
          <table:table-cell office:value-type="float" office:value="12.163276">
            <text:p>12.163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8.107096">
            <text:p>48.1071</text:p>
          </table:table-cell>
          <table:table-cell office:value-type="float" office:value="55.372821">
            <text:p>55.3728</text:p>
          </table:table-cell>
          <table:table-cell office:value-type="float" office:value="36.505908">
            <text:p>36.505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9.533997">
            <text:p>29.5340</text:p>
          </table:table-cell>
          <table:table-cell office:value-type="float" office:value="48.210917">
            <text:p>48.2109</text:p>
          </table:table-cell>
          <table:table-cell office:value-type="float" office:value="51.264421">
            <text:p>51.264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1.743311">
            <text:p>31.7433</text:p>
          </table:table-cell>
          <table:table-cell office:value-type="float" office:value="3.174427">
            <text:p>3.1744</text:p>
          </table:table-cell>
          <table:table-cell office:value-type="float" office:value="23.281893">
            <text:p>23.281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0.448799">
            <text:p>0.4488</text:p>
          </table:table-cell>
          <table:table-cell office:value-type="float" office:value="9.233643">
            <text:p>9.2336</text:p>
          </table:table-cell>
          <table:table-cell office:value-type="float" office:value="10.833025">
            <text:p>10.833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.067364">
            <text:p>1.0674</text:p>
          </table:table-cell>
          <table:table-cell office:value-type="float" office:value="26.163148">
            <text:p>26.1631</text:p>
          </table:table-cell>
          <table:table-cell office:value-type="float" office:value="5.439789">
            <text:p>5.439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7.848596">
            <text:p>37.8486</text:p>
          </table:table-cell>
          <table:table-cell office:value-type="float" office:value="41.198704">
            <text:p>41.1987</text:p>
          </table:table-cell>
          <table:table-cell office:value-type="float" office:value="10.559118">
            <text:p>10.559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50552">
            <text:p>4.5055</text:p>
          </table:table-cell>
          <table:table-cell office:value-type="float" office:value="18.777745">
            <text:p>18.7777</text:p>
          </table:table-cell>
          <table:table-cell office:value-type="float" office:value="37.828294">
            <text:p>37.828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0.064582">
            <text:p>10.0646</text:p>
          </table:table-cell>
          <table:table-cell office:value-type="float" office:value="25.453833">
            <text:p>25.4538</text:p>
          </table:table-cell>
          <table:table-cell office:value-type="float" office:value="3.909917">
            <text:p>3.909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4.035575">
            <text:p>14.0356</text:p>
          </table:table-cell>
          <table:table-cell office:value-type="float" office:value="19.829404">
            <text:p>19.8294</text:p>
          </table:table-cell>
          <table:table-cell office:value-type="float" office:value="42.028228">
            <text:p>42.028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7.841612">
            <text:p>17.8416</text:p>
          </table:table-cell>
          <table:table-cell office:value-type="float" office:value="7.103365">
            <text:p>7.1034</text:p>
          </table:table-cell>
          <table:table-cell office:value-type="float" office:value="44.567596">
            <text:p>44.567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3.059809">
            <text:p>43.0598</text:p>
          </table:table-cell>
          <table:table-cell office:value-type="float" office:value="39.619139">
            <text:p>39.6191</text:p>
          </table:table-cell>
          <table:table-cell office:value-type="float" office:value="34.44206">
            <text:p>34.442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4.758325">
            <text:p>54.7583</text:p>
          </table:table-cell>
          <table:table-cell office:value-type="float" office:value="44.93417">
            <text:p>44.9342</text:p>
          </table:table-cell>
          <table:table-cell office:value-type="float" office:value="7.673413">
            <text:p>7.673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5.11804">
            <text:p>55.1180</text:p>
          </table:table-cell>
          <table:table-cell office:value-type="float" office:value="9.433768">
            <text:p>9.4338</text:p>
          </table:table-cell>
          <table:table-cell office:value-type="float" office:value="3.860587">
            <text:p>3.860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2.10518">
            <text:p>22.1052</text:p>
          </table:table-cell>
          <table:table-cell office:value-type="float" office:value="6.107116">
            <text:p>6.1071</text:p>
          </table:table-cell>
          <table:table-cell office:value-type="float" office:value="15.836549">
            <text:p>15.836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468588">
            <text:p>36.4686</text:p>
          </table:table-cell>
          <table:table-cell office:value-type="float" office:value="5.087773">
            <text:p>5.0878</text:p>
          </table:table-cell>
          <table:table-cell office:value-type="float" office:value="50.316923">
            <text:p>50.316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323069">
            <text:p>48.3231</text:p>
          </table:table-cell>
          <table:table-cell office:value-type="float" office:value="43.924641">
            <text:p>43.9246</text:p>
          </table:table-cell>
          <table:table-cell office:value-type="float" office:value="36.097013">
            <text:p>36.097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0.465028">
            <text:p>50.4650</text:p>
          </table:table-cell>
          <table:table-cell office:value-type="float" office:value="51.667853">
            <text:p>51.6679</text:p>
          </table:table-cell>
          <table:table-cell office:value-type="float" office:value="43.863467">
            <text:p>43.863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293837">
            <text:p>27.2938</text:p>
          </table:table-cell>
          <table:table-cell office:value-type="float" office:value="10.046255">
            <text:p>10.0463</text:p>
          </table:table-cell>
          <table:table-cell office:value-type="float" office:value="18.386785">
            <text:p>18.3868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1.555566">
            <text:p>41.5556</text:p>
          </table:table-cell>
          <table:table-cell office:value-type="float" office:value="21.482675">
            <text:p>21.4827</text:p>
          </table:table-cell>
          <table:table-cell office:value-type="float" office:value="54.916532">
            <text:p>54.916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1.174401">
            <text:p>31.1744</text:p>
          </table:table-cell>
          <table:table-cell office:value-type="float" office:value="54.613393">
            <text:p>54.6134</text:p>
          </table:table-cell>
          <table:table-cell office:value-type="float" office:value="12.390488">
            <text:p>12.390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.659173">
            <text:p>29.6592</text:p>
          </table:table-cell>
          <table:table-cell office:value-type="float" office:value="40.99254">
            <text:p>40.9925</text:p>
          </table:table-cell>
          <table:table-cell office:value-type="float" office:value="55.010973">
            <text:p>55.011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.018599">
            <text:p>5.0186</text:p>
          </table:table-cell>
          <table:table-cell office:value-type="float" office:value="33.293585">
            <text:p>33.2936</text:p>
          </table:table-cell>
          <table:table-cell office:value-type="float" office:value="33.949363">
            <text:p>33.949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.661817">
            <text:p>5.6618</text:p>
          </table:table-cell>
          <table:table-cell office:value-type="float" office:value="39.820362">
            <text:p>39.8204</text:p>
          </table:table-cell>
          <table:table-cell office:value-type="float" office:value="36.335115">
            <text:p>36.3351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9.527341">
            <text:p>19.5273</text:p>
          </table:table-cell>
          <table:table-cell office:value-type="float" office:value="0.637604">
            <text:p>0.6376</text:p>
          </table:table-cell>
          <table:table-cell office:value-type="float" office:value="48.511466">
            <text:p>48.511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8.891102">
            <text:p>38.8911</text:p>
          </table:table-cell>
          <table:table-cell office:value-type="float" office:value="22.502686">
            <text:p>22.5027</text:p>
          </table:table-cell>
          <table:table-cell office:value-type="float" office:value="5.751559">
            <text:p>5.751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5.137715">
            <text:p>15.1377</text:p>
          </table:table-cell>
          <table:table-cell office:value-type="float" office:value="28.005494">
            <text:p>28.0055</text:p>
          </table:table-cell>
          <table:table-cell office:value-type="float" office:value="55.367768">
            <text:p>55.367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9.436882">
            <text:p>9.4369</text:p>
          </table:table-cell>
          <table:table-cell office:value-type="float" office:value="48.420314">
            <text:p>48.4203</text:p>
          </table:table-cell>
          <table:table-cell office:value-type="float" office:value="15.947734">
            <text:p>15.947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64113">
            <text:p>25.6411</text:p>
          </table:table-cell>
          <table:table-cell office:value-type="float" office:value="35.801674">
            <text:p>35.8017</text:p>
          </table:table-cell>
          <table:table-cell office:value-type="float" office:value="46.316514">
            <text:p>46.316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.367106">
            <text:p>4.3671</text:p>
          </table:table-cell>
          <table:table-cell office:value-type="float" office:value="52.649294">
            <text:p>52.6493</text:p>
          </table:table-cell>
          <table:table-cell office:value-type="float" office:value="36.808252">
            <text:p>36.808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0.207774">
            <text:p>10.2078</text:p>
          </table:table-cell>
          <table:table-cell office:value-type="float" office:value="30.243991">
            <text:p>30.2440</text:p>
          </table:table-cell>
          <table:table-cell office:value-type="float" office:value="30.433116">
            <text:p>30.433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3.526329">
            <text:p>13.5263</text:p>
          </table:table-cell>
          <table:table-cell office:value-type="float" office:value="38.675184">
            <text:p>38.6752</text:p>
          </table:table-cell>
          <table:table-cell office:value-type="float" office:value="4.937526">
            <text:p>4.937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7.287919">
            <text:p>37.2879</text:p>
          </table:table-cell>
          <table:table-cell office:value-type="float" office:value="3.285006">
            <text:p>3.2850</text:p>
          </table:table-cell>
          <table:table-cell office:value-type="float" office:value="35.169375">
            <text:p>35.169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791012">
            <text:p>22.7910</text:p>
          </table:table-cell>
          <table:table-cell office:value-type="float" office:value="7.313605">
            <text:p>7.3136</text:p>
          </table:table-cell>
          <table:table-cell office:value-type="float" office:value="39.184132">
            <text:p>39.184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.968454">
            <text:p>3.9685</text:p>
          </table:table-cell>
          <table:table-cell office:value-type="float" office:value="54.244667">
            <text:p>54.2447</text:p>
          </table:table-cell>
          <table:table-cell office:value-type="float" office:value="16.012644">
            <text:p>16.012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867742">
            <text:p>16.8677</text:p>
          </table:table-cell>
          <table:table-cell office:value-type="float" office:value="26.070504">
            <text:p>26.0705</text:p>
          </table:table-cell>
          <table:table-cell office:value-type="float" office:value="40.010065">
            <text:p>40.010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.85189">
            <text:p>14.8519</text:p>
          </table:table-cell>
          <table:table-cell office:value-type="float" office:value="42.32985">
            <text:p>42.3299</text:p>
          </table:table-cell>
          <table:table-cell office:value-type="float" office:value="49.717195">
            <text:p>49.717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5.483435">
            <text:p>35.4834</text:p>
          </table:table-cell>
          <table:table-cell office:value-type="float" office:value="12.955488">
            <text:p>12.9555</text:p>
          </table:table-cell>
          <table:table-cell office:value-type="float" office:value="28.59337">
            <text:p>28.59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.983028">
            <text:p>14.9830</text:p>
          </table:table-cell>
          <table:table-cell office:value-type="float" office:value="5.010662">
            <text:p>5.0107</text:p>
          </table:table-cell>
          <table:table-cell office:value-type="float" office:value="38.346608">
            <text:p>38.346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.409464">
            <text:p>5.4095</text:p>
          </table:table-cell>
          <table:table-cell office:value-type="float" office:value="35.482137">
            <text:p>35.4821</text:p>
          </table:table-cell>
          <table:table-cell office:value-type="float" office:value="12.86174">
            <text:p>12.861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7.338012">
            <text:p>27.3380</text:p>
          </table:table-cell>
          <table:table-cell office:value-type="float" office:value="42.180696">
            <text:p>42.1807</text:p>
          </table:table-cell>
          <table:table-cell office:value-type="float" office:value="48.524045">
            <text:p>48.524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3.981786">
            <text:p>23.9818</text:p>
          </table:table-cell>
          <table:table-cell office:value-type="float" office:value="41.469089">
            <text:p>41.4691</text:p>
          </table:table-cell>
          <table:table-cell office:value-type="float" office:value="3.465833">
            <text:p>3.4658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5.531564">
            <text:p>5.5316</text:p>
          </table:table-cell>
          <table:table-cell office:value-type="float" office:value="5.052877">
            <text:p>5.0529</text:p>
          </table:table-cell>
          <table:table-cell office:value-type="float" office:value="13.210703">
            <text:p>13.210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3.069737">
            <text:p>53.0697</text:p>
          </table:table-cell>
          <table:table-cell office:value-type="float" office:value="19.177111">
            <text:p>19.1771</text:p>
          </table:table-cell>
          <table:table-cell office:value-type="float" office:value="23.965441">
            <text:p>23.965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5.465186">
            <text:p>15.4652</text:p>
          </table:table-cell>
          <table:table-cell office:value-type="float" office:value="29.844718">
            <text:p>29.8447</text:p>
          </table:table-cell>
          <table:table-cell office:value-type="float" office:value="48.534176">
            <text:p>48.534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8.836699">
            <text:p>48.8367</text:p>
          </table:table-cell>
          <table:table-cell office:value-type="float" office:value="50.390667">
            <text:p>50.3907</text:p>
          </table:table-cell>
          <table:table-cell office:value-type="float" office:value="31.22178">
            <text:p>31.221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7.078644">
            <text:p>47.0786</text:p>
          </table:table-cell>
          <table:table-cell office:value-type="float" office:value="16.00294">
            <text:p>16.0029</text:p>
          </table:table-cell>
          <table:table-cell office:value-type="float" office:value="25.613957">
            <text:p>25.614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7.113412">
            <text:p>17.1134</text:p>
          </table:table-cell>
          <table:table-cell office:value-type="float" office:value="18.13411">
            <text:p>18.1341</text:p>
          </table:table-cell>
          <table:table-cell office:value-type="float" office:value="52.803672">
            <text:p>52.803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6.098633">
            <text:p>6.0986</text:p>
          </table:table-cell>
          <table:table-cell office:value-type="float" office:value="44.784461">
            <text:p>44.7845</text:p>
          </table:table-cell>
          <table:table-cell office:value-type="float" office:value="5.178186">
            <text:p>5.178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0.596478">
            <text:p>0.5965</text:p>
          </table:table-cell>
          <table:table-cell office:value-type="float" office:value="17.388436">
            <text:p>17.3884</text:p>
          </table:table-cell>
          <table:table-cell office:value-type="float" office:value="43.442122">
            <text:p>43.442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9.849264">
            <text:p>9.8493</text:p>
          </table:table-cell>
          <table:table-cell office:value-type="float" office:value="29.463565">
            <text:p>29.4636</text:p>
          </table:table-cell>
          <table:table-cell office:value-type="float" office:value="44.435907">
            <text:p>44.435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9.674925">
            <text:p>9.6749</text:p>
          </table:table-cell>
          <table:table-cell office:value-type="float" office:value="24.913371">
            <text:p>24.9134</text:p>
          </table:table-cell>
          <table:table-cell office:value-type="float" office:value="52.33786">
            <text:p>52.337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043465">
            <text:p>26.0435</text:p>
          </table:table-cell>
          <table:table-cell office:value-type="float" office:value="44.503562">
            <text:p>44.5036</text:p>
          </table:table-cell>
          <table:table-cell office:value-type="float" office:value="35.245088">
            <text:p>35.245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456715">
            <text:p>27.4567</text:p>
          </table:table-cell>
          <table:table-cell office:value-type="float" office:value="34.9496">
            <text:p>34.9496</text:p>
          </table:table-cell>
          <table:table-cell office:value-type="float" office:value="28.262492">
            <text:p>28.26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.92627">
            <text:p>4.9263</text:p>
          </table:table-cell>
          <table:table-cell office:value-type="float" office:value="28.716036">
            <text:p>28.7160</text:p>
          </table:table-cell>
          <table:table-cell office:value-type="float" office:value="0.214058">
            <text:p>0.214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9.350022">
            <text:p>19.3500</text:p>
          </table:table-cell>
          <table:table-cell office:value-type="float" office:value="17.554046">
            <text:p>17.5540</text:p>
          </table:table-cell>
          <table:table-cell office:value-type="float" office:value="45.951626">
            <text:p>45.951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2.672733">
            <text:p>12.6727</text:p>
          </table:table-cell>
          <table:table-cell office:value-type="float" office:value="27.062427">
            <text:p>27.0624</text:p>
          </table:table-cell>
          <table:table-cell office:value-type="float" office:value="19.109485">
            <text:p>19.10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9.263415">
            <text:p>49.2634</text:p>
          </table:table-cell>
          <table:table-cell office:value-type="float" office:value="28.384825">
            <text:p>28.3848</text:p>
          </table:table-cell>
          <table:table-cell office:value-type="float" office:value="32.297933">
            <text:p>32.297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5.931444">
            <text:p>15.9314</text:p>
          </table:table-cell>
          <table:table-cell office:value-type="float" office:value="30.101916">
            <text:p>30.1019</text:p>
          </table:table-cell>
          <table:table-cell office:value-type="float" office:value="13.741585">
            <text:p>13.741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4.032463">
            <text:p>24.0325</text:p>
          </table:table-cell>
          <table:table-cell office:value-type="float" office:value="27.173632">
            <text:p>27.1736</text:p>
          </table:table-cell>
          <table:table-cell office:value-type="float" office:value="39.772791">
            <text:p>39.772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6.233338">
            <text:p>6.2333</text:p>
          </table:table-cell>
          <table:table-cell office:value-type="float" office:value="17.72818">
            <text:p>17.7282</text:p>
          </table:table-cell>
          <table:table-cell office:value-type="float" office:value="13.052057">
            <text:p>13.052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7.34952">
            <text:p>47.3495</text:p>
          </table:table-cell>
          <table:table-cell office:value-type="float" office:value="33.654585">
            <text:p>33.6546</text:p>
          </table:table-cell>
          <table:table-cell office:value-type="float" office:value="43.690454">
            <text:p>43.690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7.002604">
            <text:p>7.0026</text:p>
          </table:table-cell>
          <table:table-cell office:value-type="float" office:value="3.069886">
            <text:p>3.0699</text:p>
          </table:table-cell>
          <table:table-cell office:value-type="float" office:value="30.972643">
            <text:p>30.972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032497">
            <text:p>33.0325</text:p>
          </table:table-cell>
          <table:table-cell office:value-type="float" office:value="45.927551">
            <text:p>45.9276</text:p>
          </table:table-cell>
          <table:table-cell office:value-type="float" office:value="17.973723">
            <text:p>17.973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6.395181">
            <text:p>6.3952</text:p>
          </table:table-cell>
          <table:table-cell office:value-type="float" office:value="52.818621">
            <text:p>52.8186</text:p>
          </table:table-cell>
          <table:table-cell office:value-type="float" office:value="50.392927">
            <text:p>50.392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6.715997">
            <text:p>16.7160</text:p>
          </table:table-cell>
          <table:table-cell office:value-type="float" office:value="22.981585">
            <text:p>22.9816</text:p>
          </table:table-cell>
          <table:table-cell office:value-type="float" office:value="4.424861">
            <text:p>4.424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53.583643">
            <text:p>53.5836</text:p>
          </table:table-cell>
          <table:table-cell office:value-type="float" office:value="31.062509">
            <text:p>31.0625</text:p>
          </table:table-cell>
          <table:table-cell office:value-type="float" office:value="37.073893">
            <text:p>37.07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852972">
            <text:p>10.8530</text:p>
          </table:table-cell>
          <table:table-cell office:value-type="float" office:value="18.973768">
            <text:p>18.9738</text:p>
          </table:table-cell>
          <table:table-cell office:value-type="float" office:value="0.263683">
            <text:p>0.263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4.977012">
            <text:p>44.9770</text:p>
          </table:table-cell>
          <table:table-cell office:value-type="float" office:value="34.390006">
            <text:p>34.3900</text:p>
          </table:table-cell>
          <table:table-cell office:value-type="float" office:value="24.55714">
            <text:p>24.557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6.759509">
            <text:p>6.7595</text:p>
          </table:table-cell>
          <table:table-cell office:value-type="float" office:value="13.926227">
            <text:p>13.9262</text:p>
          </table:table-cell>
          <table:table-cell office:value-type="float" office:value="3.515643">
            <text:p>3.515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0.4942">
            <text:p>40.4942</text:p>
          </table:table-cell>
          <table:table-cell office:value-type="float" office:value="24.919349">
            <text:p>24.9193</text:p>
          </table:table-cell>
          <table:table-cell office:value-type="float" office:value="22.489633">
            <text:p>22.489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1.743002">
            <text:p>11.7430</text:p>
          </table:table-cell>
          <table:table-cell office:value-type="float" office:value="20.983098">
            <text:p>20.9831</text:p>
          </table:table-cell>
          <table:table-cell office:value-type="float" office:value="15.821286">
            <text:p>15.821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9.365009">
            <text:p>49.3650</text:p>
          </table:table-cell>
          <table:table-cell office:value-type="float" office:value="16.513138">
            <text:p>16.5131</text:p>
          </table:table-cell>
          <table:table-cell office:value-type="float" office:value="32.220859">
            <text:p>32.220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6.608922">
            <text:p>26.6089</text:p>
          </table:table-cell>
          <table:table-cell office:value-type="float" office:value="50.311871">
            <text:p>50.3119</text:p>
          </table:table-cell>
          <table:table-cell office:value-type="float" office:value="15.686181">
            <text:p>15.68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641417">
            <text:p>41.6414</text:p>
          </table:table-cell>
          <table:table-cell office:value-type="float" office:value="51.314661">
            <text:p>51.3147</text:p>
          </table:table-cell>
          <table:table-cell office:value-type="float" office:value="4.582143">
            <text:p>4.582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004755">
            <text:p>38.0048</text:p>
          </table:table-cell>
          <table:table-cell office:value-type="float" office:value="52.758329">
            <text:p>52.7583</text:p>
          </table:table-cell>
          <table:table-cell office:value-type="float" office:value="22.927066">
            <text:p>22.927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0.635269">
            <text:p>50.6353</text:p>
          </table:table-cell>
          <table:table-cell office:value-type="float" office:value="6.251224">
            <text:p>6.2512</text:p>
          </table:table-cell>
          <table:table-cell office:value-type="float" office:value="38.090865">
            <text:p>38.090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6.372016">
            <text:p>26.3720</text:p>
          </table:table-cell>
          <table:table-cell office:value-type="float" office:value="11.274712">
            <text:p>11.2747</text:p>
          </table:table-cell>
          <table:table-cell office:value-type="float" office:value="10.288742">
            <text:p>10.288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7.109602">
            <text:p>37.1096</text:p>
          </table:table-cell>
          <table:table-cell office:value-type="float" office:value="49.193261">
            <text:p>49.1933</text:p>
          </table:table-cell>
          <table:table-cell office:value-type="float" office:value="42.356379">
            <text:p>42.356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8.359162">
            <text:p>18.3592</text:p>
          </table:table-cell>
          <table:table-cell office:value-type="float" office:value="2.048718">
            <text:p>2.0487</text:p>
          </table:table-cell>
          <table:table-cell office:value-type="float" office:value="55.252521">
            <text:p>55.252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6227">
            <text:p>25.6227</text:p>
          </table:table-cell>
          <table:table-cell office:value-type="float" office:value="36.790423">
            <text:p>36.7904</text:p>
          </table:table-cell>
          <table:table-cell office:value-type="float" office:value="18.46773">
            <text:p>18.467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8.486776">
            <text:p>38.4868</text:p>
          </table:table-cell>
          <table:table-cell office:value-type="float" office:value="42.701341">
            <text:p>42.7013</text:p>
          </table:table-cell>
          <table:table-cell office:value-type="float" office:value="44.461676">
            <text:p>44.461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.079838">
            <text:p>1.0798</text:p>
          </table:table-cell>
          <table:table-cell office:value-type="float" office:value="33.586365">
            <text:p>33.5864</text:p>
          </table:table-cell>
          <table:table-cell office:value-type="float" office:value="3.411642">
            <text:p>3.411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467403">
            <text:p>22.4674</text:p>
          </table:table-cell>
          <table:table-cell office:value-type="float" office:value="13.590484">
            <text:p>13.5905</text:p>
          </table:table-cell>
          <table:table-cell office:value-type="float" office:value="53.148138">
            <text:p>53.148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9.858817">
            <text:p>39.8588</text:p>
          </table:table-cell>
          <table:table-cell office:value-type="float" office:value="12.925775">
            <text:p>12.9258</text:p>
          </table:table-cell>
          <table:table-cell office:value-type="float" office:value="43.525154">
            <text:p>43.525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4.521599">
            <text:p>44.5216</text:p>
          </table:table-cell>
          <table:table-cell office:value-type="float" office:value="45.240036">
            <text:p>45.2400</text:p>
          </table:table-cell>
          <table:table-cell office:value-type="float" office:value="46.78282">
            <text:p>46.782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3.785144">
            <text:p>13.7851</text:p>
          </table:table-cell>
          <table:table-cell office:value-type="float" office:value="45.648628">
            <text:p>45.6486</text:p>
          </table:table-cell>
          <table:table-cell office:value-type="float" office:value="5.210225">
            <text:p>5.210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.813811">
            <text:p>1.8138</text:p>
          </table:table-cell>
          <table:table-cell office:value-type="float" office:value="15.518095">
            <text:p>15.5181</text:p>
          </table:table-cell>
          <table:table-cell office:value-type="float" office:value="8.14007">
            <text:p>8.140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1.566688">
            <text:p>21.5667</text:p>
          </table:table-cell>
          <table:table-cell office:value-type="float" office:value="55.357785">
            <text:p>55.3578</text:p>
          </table:table-cell>
          <table:table-cell office:value-type="float" office:value="5.549467">
            <text:p>5.549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1.744485">
            <text:p>11.7445</text:p>
          </table:table-cell>
          <table:table-cell office:value-type="float" office:value="16.784073">
            <text:p>16.7841</text:p>
          </table:table-cell>
          <table:table-cell office:value-type="float" office:value="48.542639">
            <text:p>48.542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6.217842">
            <text:p>6.2178</text:p>
          </table:table-cell>
          <table:table-cell office:value-type="float" office:value="25.600518">
            <text:p>25.6005</text:p>
          </table:table-cell>
          <table:table-cell office:value-type="float" office:value="34.280225">
            <text:p>34.280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.539415">
            <text:p>27.5394</text:p>
          </table:table-cell>
          <table:table-cell office:value-type="float" office:value="13.443977">
            <text:p>13.4440</text:p>
          </table:table-cell>
          <table:table-cell office:value-type="float" office:value="37.164791">
            <text:p>37.164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0.97348">
            <text:p>10.9735</text:p>
          </table:table-cell>
          <table:table-cell office:value-type="float" office:value="12.293819">
            <text:p>12.2938</text:p>
          </table:table-cell>
          <table:table-cell office:value-type="float" office:value="53.785347">
            <text:p>53.785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2.200116">
            <text:p>32.2001</text:p>
          </table:table-cell>
          <table:table-cell office:value-type="float" office:value="39.021555">
            <text:p>39.0216</text:p>
          </table:table-cell>
          <table:table-cell office:value-type="float" office:value="17.856256">
            <text:p>17.856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1.297785">
            <text:p>21.2978</text:p>
          </table:table-cell>
          <table:table-cell office:value-type="float" office:value="14.061907">
            <text:p>14.0619</text:p>
          </table:table-cell>
          <table:table-cell office:value-type="float" office:value="40.216956">
            <text:p>40.217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5.917101">
            <text:p>15.9171</text:p>
          </table:table-cell>
          <table:table-cell office:value-type="float" office:value="4.965242">
            <text:p>4.9652</text:p>
          </table:table-cell>
          <table:table-cell office:value-type="float" office:value="5.551925">
            <text:p>5.551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1.517625">
            <text:p>21.5176</text:p>
          </table:table-cell>
          <table:table-cell office:value-type="float" office:value="27.806236">
            <text:p>27.8062</text:p>
          </table:table-cell>
          <table:table-cell office:value-type="float" office:value="2.833454">
            <text:p>2.833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165721">
            <text:p>22.1657</text:p>
          </table:table-cell>
          <table:table-cell office:value-type="float" office:value="19.585926">
            <text:p>19.5859</text:p>
          </table:table-cell>
          <table:table-cell office:value-type="float" office:value="19.750385">
            <text:p>19.750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6.15348">
            <text:p>16.1535</text:p>
          </table:table-cell>
          <table:table-cell office:value-type="float" office:value="52.927863">
            <text:p>52.9279</text:p>
          </table:table-cell>
          <table:table-cell office:value-type="float" office:value="22.801038">
            <text:p>22.801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1.181311">
            <text:p>31.1813</text:p>
          </table:table-cell>
          <table:table-cell office:value-type="float" office:value="35.834808">
            <text:p>35.8348</text:p>
          </table:table-cell>
          <table:table-cell office:value-type="float" office:value="50.518012">
            <text:p>50.518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1.632244">
            <text:p>21.6322</text:p>
          </table:table-cell>
          <table:table-cell office:value-type="float" office:value="49.902654">
            <text:p>49.9027</text:p>
          </table:table-cell>
          <table:table-cell office:value-type="float" office:value="25.87459">
            <text:p>25.874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.641403">
            <text:p>4.6414</text:p>
          </table:table-cell>
          <table:table-cell office:value-type="float" office:value="29.5653">
            <text:p>29.5653</text:p>
          </table:table-cell>
          <table:table-cell office:value-type="float" office:value="39.810327">
            <text:p>39.8103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1.913936">
            <text:p>31.9139</text:p>
          </table:table-cell>
          <table:table-cell office:value-type="float" office:value="44.894155">
            <text:p>44.8942</text:p>
          </table:table-cell>
          <table:table-cell office:value-type="float" office:value="44.05984">
            <text:p>44.0598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6.137718">
            <text:p>46.1377</text:p>
          </table:table-cell>
          <table:table-cell office:value-type="float" office:value="9.293751">
            <text:p>9.2938</text:p>
          </table:table-cell>
          <table:table-cell office:value-type="float" office:value="27.683276">
            <text:p>27.683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1.453915">
            <text:p>21.4539</text:p>
          </table:table-cell>
          <table:table-cell office:value-type="float" office:value="37.756914">
            <text:p>37.7569</text:p>
          </table:table-cell>
          <table:table-cell office:value-type="float" office:value="41.101714">
            <text:p>41.101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1.329034">
            <text:p>41.3290</text:p>
          </table:table-cell>
          <table:table-cell office:value-type="float" office:value="6.069855">
            <text:p>6.0699</text:p>
          </table:table-cell>
          <table:table-cell office:value-type="float" office:value="55.212316">
            <text:p>55.212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8.675474">
            <text:p>8.6755</text:p>
          </table:table-cell>
          <table:table-cell office:value-type="float" office:value="11.881543">
            <text:p>11.8815</text:p>
          </table:table-cell>
          <table:table-cell office:value-type="float" office:value="28.372764">
            <text:p>28.372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8.448716">
            <text:p>8.4487</text:p>
          </table:table-cell>
          <table:table-cell office:value-type="float" office:value="23.774565">
            <text:p>23.7746</text:p>
          </table:table-cell>
          <table:table-cell office:value-type="float" office:value="40.654736">
            <text:p>40.654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1.806227">
            <text:p>31.8062</text:p>
          </table:table-cell>
          <table:table-cell office:value-type="float" office:value="47.41758">
            <text:p>47.4176</text:p>
          </table:table-cell>
          <table:table-cell office:value-type="float" office:value="31.582146">
            <text:p>31.5821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23.974196">
            <text:p>23.9742</text:p>
          </table:table-cell>
          <table:table-cell office:value-type="float" office:value="21.147869">
            <text:p>21.1479</text:p>
          </table:table-cell>
          <table:table-cell office:value-type="float" office:value="13.18055">
            <text:p>13.180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40992">
            <text:p>10.4099</text:p>
          </table:table-cell>
          <table:table-cell office:value-type="float" office:value="48.305779">
            <text:p>48.3058</text:p>
          </table:table-cell>
          <table:table-cell office:value-type="float" office:value="22.995098">
            <text:p>22.995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3.72363">
            <text:p>33.7236</text:p>
          </table:table-cell>
          <table:table-cell office:value-type="float" office:value="0.144461">
            <text:p>0.1445</text:p>
          </table:table-cell>
          <table:table-cell office:value-type="float" office:value="40.269198">
            <text:p>40.269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7.522184">
            <text:p>7.5222</text:p>
          </table:table-cell>
          <table:table-cell office:value-type="float" office:value="38.297841">
            <text:p>38.2978</text:p>
          </table:table-cell>
          <table:table-cell office:value-type="float" office:value="29.805203">
            <text:p>29.805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0.1574">
            <text:p>50.1574</text:p>
          </table:table-cell>
          <table:table-cell office:value-type="float" office:value="31.697412">
            <text:p>31.6974</text:p>
          </table:table-cell>
          <table:table-cell office:value-type="float" office:value="49.766053">
            <text:p>49.766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1.264436">
            <text:p>31.2644</text:p>
          </table:table-cell>
          <table:table-cell office:value-type="float" office:value="0.032458">
            <text:p>0.0325</text:p>
          </table:table-cell>
          <table:table-cell office:value-type="float" office:value="33.731134">
            <text:p>33.731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1.142788">
            <text:p>21.1428</text:p>
          </table:table-cell>
          <table:table-cell office:value-type="float" office:value="39.726088">
            <text:p>39.7261</text:p>
          </table:table-cell>
          <table:table-cell office:value-type="float" office:value="28.524559">
            <text:p>28.524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5.820736">
            <text:p>15.8207</text:p>
          </table:table-cell>
          <table:table-cell office:value-type="float" office:value="51.125362">
            <text:p>51.1254</text:p>
          </table:table-cell>
          <table:table-cell office:value-type="float" office:value="29.54265">
            <text:p>29.542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8.191823">
            <text:p>38.1918</text:p>
          </table:table-cell>
          <table:table-cell office:value-type="float" office:value="50.352721">
            <text:p>50.3527</text:p>
          </table:table-cell>
          <table:table-cell office:value-type="float" office:value="16.379594">
            <text:p>16.379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4.42419">
            <text:p>44.4242</text:p>
          </table:table-cell>
          <table:table-cell office:value-type="float" office:value="39.460805">
            <text:p>39.4608</text:p>
          </table:table-cell>
          <table:table-cell office:value-type="float" office:value="0.114449">
            <text:p>0.114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3.943688">
            <text:p>13.9437</text:p>
          </table:table-cell>
          <table:table-cell office:value-type="float" office:value="11.127784">
            <text:p>11.1278</text:p>
          </table:table-cell>
          <table:table-cell office:value-type="float" office:value="22.472796">
            <text:p>22.472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0.165147">
            <text:p>30.1651</text:p>
          </table:table-cell>
          <table:table-cell office:value-type="float" office:value="16.875774">
            <text:p>16.8758</text:p>
          </table:table-cell>
          <table:table-cell office:value-type="float" office:value="8.568771">
            <text:p>8.568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885093">
            <text:p>43.8851</text:p>
          </table:table-cell>
          <table:table-cell office:value-type="float" office:value="44.317228">
            <text:p>44.3172</text:p>
          </table:table-cell>
          <table:table-cell office:value-type="float" office:value="11.994084">
            <text:p>11.994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1.118933">
            <text:p>41.1189</text:p>
          </table:table-cell>
          <table:table-cell office:value-type="float" office:value="10.635742">
            <text:p>10.6357</text:p>
          </table:table-cell>
          <table:table-cell office:value-type="float" office:value="49.972794">
            <text:p>49.972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7.521334">
            <text:p>17.5213</text:p>
          </table:table-cell>
          <table:table-cell office:value-type="float" office:value="22.476969">
            <text:p>22.4770</text:p>
          </table:table-cell>
          <table:table-cell office:value-type="float" office:value="29.122354">
            <text:p>29.122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574237">
            <text:p>10.5742</text:p>
          </table:table-cell>
          <table:table-cell office:value-type="float" office:value="46.574636">
            <text:p>46.5746</text:p>
          </table:table-cell>
          <table:table-cell office:value-type="float" office:value="29.869278">
            <text:p>29.869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4.110345">
            <text:p>44.1103</text:p>
          </table:table-cell>
          <table:table-cell office:value-type="float" office:value="2.798541">
            <text:p>2.7985</text:p>
          </table:table-cell>
          <table:table-cell office:value-type="float" office:value="13.294433">
            <text:p>13.294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.783483">
            <text:p>5.7835</text:p>
          </table:table-cell>
          <table:table-cell office:value-type="float" office:value="30.776468">
            <text:p>30.7765</text:p>
          </table:table-cell>
          <table:table-cell office:value-type="float" office:value="7.717639">
            <text:p>7.717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.087014">
            <text:p>3.0870</text:p>
          </table:table-cell>
          <table:table-cell office:value-type="float" office:value="22.607296">
            <text:p>22.6073</text:p>
          </table:table-cell>
          <table:table-cell office:value-type="float" office:value="52.823777">
            <text:p>52.823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8.363113">
            <text:p>8.3631</text:p>
          </table:table-cell>
          <table:table-cell office:value-type="float" office:value="2.827741">
            <text:p>2.8277</text:p>
          </table:table-cell>
          <table:table-cell office:value-type="float" office:value="38.008643">
            <text:p>38.008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4.346181">
            <text:p>14.3462</text:p>
          </table:table-cell>
          <table:table-cell office:value-type="float" office:value="12.90816">
            <text:p>12.9082</text:p>
          </table:table-cell>
          <table:table-cell office:value-type="float" office:value="42.903824">
            <text:p>42.903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0.274073">
            <text:p>40.2741</text:p>
          </table:table-cell>
          <table:table-cell office:value-type="float" office:value="45.624772">
            <text:p>45.6248</text:p>
          </table:table-cell>
          <table:table-cell office:value-type="float" office:value="23.784738">
            <text:p>23.784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67863">
            <text:p>50.6786</text:p>
          </table:table-cell>
          <table:table-cell office:value-type="float" office:value="38.53843">
            <text:p>38.5384</text:p>
          </table:table-cell>
          <table:table-cell office:value-type="float" office:value="39.997068">
            <text:p>39.997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5.290847">
            <text:p>45.2908</text:p>
          </table:table-cell>
          <table:table-cell office:value-type="float" office:value="0.470759">
            <text:p>0.4708</text:p>
          </table:table-cell>
          <table:table-cell office:value-type="float" office:value="0.779961">
            <text:p>0.780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7.806821">
            <text:p>17.8068</text:p>
          </table:table-cell>
          <table:table-cell office:value-type="float" office:value="54.958874">
            <text:p>54.9589</text:p>
          </table:table-cell>
          <table:table-cell office:value-type="float" office:value="35.027898">
            <text:p>35.027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7.419715">
            <text:p>47.4197</text:p>
          </table:table-cell>
          <table:table-cell office:value-type="float" office:value="55.174754">
            <text:p>55.1748</text:p>
          </table:table-cell>
          <table:table-cell office:value-type="float" office:value="7.936147">
            <text:p>7.936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.105096">
            <text:p>1.1051</text:p>
          </table:table-cell>
          <table:table-cell office:value-type="float" office:value="17.243588">
            <text:p>17.2436</text:p>
          </table:table-cell>
          <table:table-cell office:value-type="float" office:value="31.946263">
            <text:p>31.946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.523559">
            <text:p>5.5236</text:p>
          </table:table-cell>
          <table:table-cell office:value-type="float" office:value="16.146464">
            <text:p>16.1465</text:p>
          </table:table-cell>
          <table:table-cell office:value-type="float" office:value="51.684546">
            <text:p>51.684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50.46101">
            <text:p>50.4610</text:p>
          </table:table-cell>
          <table:table-cell office:value-type="float" office:value="13.092838">
            <text:p>13.0928</text:p>
          </table:table-cell>
          <table:table-cell office:value-type="float" office:value="7.951966">
            <text:p>7.952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2.475115">
            <text:p>42.4751</text:p>
          </table:table-cell>
          <table:table-cell office:value-type="float" office:value="30.266177">
            <text:p>30.2662</text:p>
          </table:table-cell>
          <table:table-cell office:value-type="float" office:value="15.875174">
            <text:p>15.875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295053">
            <text:p>38.2951</text:p>
          </table:table-cell>
          <table:table-cell office:value-type="float" office:value="55.091358">
            <text:p>55.0914</text:p>
          </table:table-cell>
          <table:table-cell office:value-type="float" office:value="10.957483">
            <text:p>10.957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4.052305">
            <text:p>54.0523</text:p>
          </table:table-cell>
          <table:table-cell office:value-type="float" office:value="32.74305">
            <text:p>32.7431</text:p>
          </table:table-cell>
          <table:table-cell office:value-type="float" office:value="21.714757">
            <text:p>21.714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9.730813">
            <text:p>19.7308</text:p>
          </table:table-cell>
          <table:table-cell office:value-type="float" office:value="35.946669">
            <text:p>35.9467</text:p>
          </table:table-cell>
          <table:table-cell office:value-type="float" office:value="3.252114">
            <text:p>3.252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.686009">
            <text:p>1.6860</text:p>
          </table:table-cell>
          <table:table-cell office:value-type="float" office:value="24.26835">
            <text:p>24.2684</text:p>
          </table:table-cell>
          <table:table-cell office:value-type="float" office:value="43.20739">
            <text:p>43.207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6.089521">
            <text:p>16.0895</text:p>
          </table:table-cell>
          <table:table-cell office:value-type="float" office:value="50.470809">
            <text:p>50.4708</text:p>
          </table:table-cell>
          <table:table-cell office:value-type="float" office:value="0.720908">
            <text:p>0.720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5.989979">
            <text:p>45.9900</text:p>
          </table:table-cell>
          <table:table-cell office:value-type="float" office:value="37.870619">
            <text:p>37.8706</text:p>
          </table:table-cell>
          <table:table-cell office:value-type="float" office:value="49.049832">
            <text:p>49.049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927006">
            <text:p>43.9270</text:p>
          </table:table-cell>
          <table:table-cell office:value-type="float" office:value="51.265554">
            <text:p>51.2656</text:p>
          </table:table-cell>
          <table:table-cell office:value-type="float" office:value="12.522191">
            <text:p>12.522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3.550813">
            <text:p>33.5508</text:p>
          </table:table-cell>
          <table:table-cell office:value-type="float" office:value="5.339998">
            <text:p>5.3400</text:p>
          </table:table-cell>
          <table:table-cell office:value-type="float" office:value="29.66315">
            <text:p>29.663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2.080162">
            <text:p>32.0802</text:p>
          </table:table-cell>
          <table:table-cell office:value-type="float" office:value="4.633407">
            <text:p>4.6334</text:p>
          </table:table-cell>
          <table:table-cell office:value-type="float" office:value="0.188698">
            <text:p>0.188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3.57575">
            <text:p>53.5758</text:p>
          </table:table-cell>
          <table:table-cell office:value-type="float" office:value="45.232903">
            <text:p>45.2329</text:p>
          </table:table-cell>
          <table:table-cell office:value-type="float" office:value="31.159994">
            <text:p>31.160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.410706">
            <text:p>16.4107</text:p>
          </table:table-cell>
          <table:table-cell office:value-type="float" office:value="28.212745">
            <text:p>28.2127</text:p>
          </table:table-cell>
          <table:table-cell office:value-type="float" office:value="32.911936">
            <text:p>32.911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208753">
            <text:p>36.2088</text:p>
          </table:table-cell>
          <table:table-cell office:value-type="float" office:value="30.153611">
            <text:p>30.1536</text:p>
          </table:table-cell>
          <table:table-cell office:value-type="float" office:value="18.920497">
            <text:p>18.9205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9.427476">
            <text:p>39.4275</text:p>
          </table:table-cell>
          <table:table-cell office:value-type="float" office:value="10.077484">
            <text:p>10.0775</text:p>
          </table:table-cell>
          <table:table-cell office:value-type="float" office:value="5.005808">
            <text:p>5.005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8.415482">
            <text:p>28.4155</text:p>
          </table:table-cell>
          <table:table-cell office:value-type="float" office:value="14.485599">
            <text:p>14.4856</text:p>
          </table:table-cell>
          <table:table-cell office:value-type="float" office:value="30.114806">
            <text:p>30.114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9.116252">
            <text:p>19.1163</text:p>
          </table:table-cell>
          <table:table-cell office:value-type="float" office:value="29.599627">
            <text:p>29.5996</text:p>
          </table:table-cell>
          <table:table-cell office:value-type="float" office:value="19.931142">
            <text:p>19.931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2.15232">
            <text:p>12.1523</text:p>
          </table:table-cell>
          <table:table-cell office:value-type="float" office:value="33.959198">
            <text:p>33.9592</text:p>
          </table:table-cell>
          <table:table-cell office:value-type="float" office:value="18.159056">
            <text:p>18.159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7.404824">
            <text:p>37.4048</text:p>
          </table:table-cell>
          <table:table-cell office:value-type="float" office:value="1.796472">
            <text:p>1.7965</text:p>
          </table:table-cell>
          <table:table-cell office:value-type="float" office:value="17.560655">
            <text:p>17.560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1.523745">
            <text:p>11.5237</text:p>
          </table:table-cell>
          <table:table-cell office:value-type="float" office:value="34.136975">
            <text:p>34.1370</text:p>
          </table:table-cell>
          <table:table-cell office:value-type="float" office:value="9.817951">
            <text:p>9.818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0.623521">
            <text:p>40.6235</text:p>
          </table:table-cell>
          <table:table-cell office:value-type="float" office:value="54.592655">
            <text:p>54.5927</text:p>
          </table:table-cell>
          <table:table-cell office:value-type="float" office:value="39.734401">
            <text:p>39.734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4.652086">
            <text:p>34.6521</text:p>
          </table:table-cell>
          <table:table-cell office:value-type="float" office:value="19.269869">
            <text:p>19.2699</text:p>
          </table:table-cell>
          <table:table-cell office:value-type="float" office:value="13.343917">
            <text:p>13.343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6.50923">
            <text:p>46.5092</text:p>
          </table:table-cell>
          <table:table-cell office:value-type="float" office:value="10.609426">
            <text:p>10.6094</text:p>
          </table:table-cell>
          <table:table-cell office:value-type="float" office:value="34.532556">
            <text:p>34.532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0.621765">
            <text:p>0.6218</text:p>
          </table:table-cell>
          <table:table-cell office:value-type="float" office:value="4.728852">
            <text:p>4.7289</text:p>
          </table:table-cell>
          <table:table-cell office:value-type="float" office:value="50.917758">
            <text:p>50.917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1.949879">
            <text:p>21.9499</text:p>
          </table:table-cell>
          <table:table-cell office:value-type="float" office:value="25.124543">
            <text:p>25.1245</text:p>
          </table:table-cell>
          <table:table-cell office:value-type="float" office:value="24.479356">
            <text:p>24.479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6.019186">
            <text:p>46.0192</text:p>
          </table:table-cell>
          <table:table-cell office:value-type="float" office:value="46.572469">
            <text:p>46.5725</text:p>
          </table:table-cell>
          <table:table-cell office:value-type="float" office:value="0.362306">
            <text:p>0.362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.765217">
            <text:p>2.7652</text:p>
          </table:table-cell>
          <table:table-cell office:value-type="float" office:value="8.457102">
            <text:p>8.4571</text:p>
          </table:table-cell>
          <table:table-cell office:value-type="float" office:value="29.739687">
            <text:p>29.739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9.012055">
            <text:p>9.0121</text:p>
          </table:table-cell>
          <table:table-cell office:value-type="float" office:value="48.091991">
            <text:p>48.0920</text:p>
          </table:table-cell>
          <table:table-cell office:value-type="float" office:value="39.302096">
            <text:p>39.302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1.332609">
            <text:p>21.3326</text:p>
          </table:table-cell>
          <table:table-cell office:value-type="float" office:value="55.198348">
            <text:p>55.1983</text:p>
          </table:table-cell>
          <table:table-cell office:value-type="float" office:value="18.716854">
            <text:p>18.716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0.44853">
            <text:p>0.4485</text:p>
          </table:table-cell>
          <table:table-cell office:value-type="float" office:value="15.919986">
            <text:p>15.9200</text:p>
          </table:table-cell>
          <table:table-cell office:value-type="float" office:value="1.288539">
            <text:p>1.288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680031">
            <text:p>48.6800</text:p>
          </table:table-cell>
          <table:table-cell office:value-type="float" office:value="16.048467">
            <text:p>16.0485</text:p>
          </table:table-cell>
          <table:table-cell office:value-type="float" office:value="1.878695">
            <text:p>1.878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954385">
            <text:p>43.9544</text:p>
          </table:table-cell>
          <table:table-cell office:value-type="float" office:value="52.016942">
            <text:p>52.0169</text:p>
          </table:table-cell>
          <table:table-cell office:value-type="float" office:value="26.500742">
            <text:p>26.500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.485847">
            <text:p>1.4858</text:p>
          </table:table-cell>
          <table:table-cell office:value-type="float" office:value="40.742333">
            <text:p>40.7423</text:p>
          </table:table-cell>
          <table:table-cell office:value-type="float" office:value="51.160231">
            <text:p>51.160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689931">
            <text:p>43.6899</text:p>
          </table:table-cell>
          <table:table-cell office:value-type="float" office:value="52.016451">
            <text:p>52.0165</text:p>
          </table:table-cell>
          <table:table-cell office:value-type="float" office:value="45.443766">
            <text:p>45.443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2.057741">
            <text:p>52.0577</text:p>
          </table:table-cell>
          <table:table-cell office:value-type="float" office:value="6.677319">
            <text:p>6.6773</text:p>
          </table:table-cell>
          <table:table-cell office:value-type="float" office:value="24.079163">
            <text:p>24.079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7.144267">
            <text:p>17.1443</text:p>
          </table:table-cell>
          <table:table-cell office:value-type="float" office:value="1.896864">
            <text:p>1.8969</text:p>
          </table:table-cell>
          <table:table-cell office:value-type="float" office:value="11.692162">
            <text:p>11.692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5.346943">
            <text:p>15.3469</text:p>
          </table:table-cell>
          <table:table-cell office:value-type="float" office:value="3.350969">
            <text:p>3.3510</text:p>
          </table:table-cell>
          <table:table-cell office:value-type="float" office:value="18.246941">
            <text:p>18.246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353393">
            <text:p>41.3534</text:p>
          </table:table-cell>
          <table:table-cell office:value-type="float" office:value="7.512846">
            <text:p>7.5128</text:p>
          </table:table-cell>
          <table:table-cell office:value-type="float" office:value="18.278714">
            <text:p>18.278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0.601471">
            <text:p>20.6015</text:p>
          </table:table-cell>
          <table:table-cell office:value-type="float" office:value="48.267584">
            <text:p>48.2676</text:p>
          </table:table-cell>
          <table:table-cell office:value-type="float" office:value="19.167092">
            <text:p>19.167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7.714188">
            <text:p>37.7142</text:p>
          </table:table-cell>
          <table:table-cell office:value-type="float" office:value="38.663975">
            <text:p>38.6640</text:p>
          </table:table-cell>
          <table:table-cell office:value-type="float" office:value="38.820283">
            <text:p>38.820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6.408837">
            <text:p>46.4088</text:p>
          </table:table-cell>
          <table:table-cell office:value-type="float" office:value="26.187508">
            <text:p>26.1875</text:p>
          </table:table-cell>
          <table:table-cell office:value-type="float" office:value="53.090251">
            <text:p>53.090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6.016942">
            <text:p>36.0169</text:p>
          </table:table-cell>
          <table:table-cell office:value-type="float" office:value="17.424472">
            <text:p>17.4245</text:p>
          </table:table-cell>
          <table:table-cell office:value-type="float" office:value="53.599431">
            <text:p>53.599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61341">
            <text:p>16.6134</text:p>
          </table:table-cell>
          <table:table-cell office:value-type="float" office:value="34.091637">
            <text:p>34.0916</text:p>
          </table:table-cell>
          <table:table-cell office:value-type="float" office:value="29.138358">
            <text:p>29.13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2.052093">
            <text:p>12.0521</text:p>
          </table:table-cell>
          <table:table-cell office:value-type="float" office:value="17.18108">
            <text:p>17.1811</text:p>
          </table:table-cell>
          <table:table-cell office:value-type="float" office:value="25.39197">
            <text:p>25.392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4.091751">
            <text:p>54.0918</text:p>
          </table:table-cell>
          <table:table-cell office:value-type="float" office:value="54.67092">
            <text:p>54.6709</text:p>
          </table:table-cell>
          <table:table-cell office:value-type="float" office:value="32.955432">
            <text:p>32.955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5.386333">
            <text:p>15.3863</text:p>
          </table:table-cell>
          <table:table-cell office:value-type="float" office:value="10.198963">
            <text:p>10.1990</text:p>
          </table:table-cell>
          <table:table-cell office:value-type="float" office:value="29.25241">
            <text:p>29.252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855915">
            <text:p>26.8559</text:p>
          </table:table-cell>
          <table:table-cell office:value-type="float" office:value="33.549934">
            <text:p>33.5499</text:p>
          </table:table-cell>
          <table:table-cell office:value-type="float" office:value="39.825461">
            <text:p>39.8255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9.487698">
            <text:p>49.4877</text:p>
          </table:table-cell>
          <table:table-cell office:value-type="float" office:value="28.222904">
            <text:p>28.2229</text:p>
          </table:table-cell>
          <table:table-cell office:value-type="float" office:value="5.607263">
            <text:p>5.607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3.191541">
            <text:p>23.1915</text:p>
          </table:table-cell>
          <table:table-cell office:value-type="float" office:value="45.268118">
            <text:p>45.2681</text:p>
          </table:table-cell>
          <table:table-cell office:value-type="float" office:value="53.188103">
            <text:p>53.188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3.620943">
            <text:p>33.6209</text:p>
          </table:table-cell>
          <table:table-cell office:value-type="float" office:value="25.610706">
            <text:p>25.6107</text:p>
          </table:table-cell>
          <table:table-cell office:value-type="float" office:value="23.533672">
            <text:p>23.533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686748">
            <text:p>22.6867</text:p>
          </table:table-cell>
          <table:table-cell office:value-type="float" office:value="19.542225">
            <text:p>19.5422</text:p>
          </table:table-cell>
          <table:table-cell office:value-type="float" office:value="1.219651">
            <text:p>1.219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20.79662">
            <text:p>20.7966</text:p>
          </table:table-cell>
          <table:table-cell office:value-type="float" office:value="10.785626">
            <text:p>10.7856</text:p>
          </table:table-cell>
          <table:table-cell office:value-type="float" office:value="20.843483">
            <text:p>20.843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3.158838">
            <text:p>53.1588</text:p>
          </table:table-cell>
          <table:table-cell office:value-type="float" office:value="25.405705">
            <text:p>25.4057</text:p>
          </table:table-cell>
          <table:table-cell office:value-type="float" office:value="49.004484">
            <text:p>49.004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5.268589">
            <text:p>35.2686</text:p>
          </table:table-cell>
          <table:table-cell office:value-type="float" office:value="35.728676">
            <text:p>35.7287</text:p>
          </table:table-cell>
          <table:table-cell office:value-type="float" office:value="7.141736">
            <text:p>7.141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0.268268">
            <text:p>50.2683</text:p>
          </table:table-cell>
          <table:table-cell office:value-type="float" office:value="46.871822">
            <text:p>46.8718</text:p>
          </table:table-cell>
          <table:table-cell office:value-type="float" office:value="13.240731">
            <text:p>13.240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254237">
            <text:p>27.2542</text:p>
          </table:table-cell>
          <table:table-cell office:value-type="float" office:value="2.570831">
            <text:p>2.5708</text:p>
          </table:table-cell>
          <table:table-cell office:value-type="float" office:value="28.615365">
            <text:p>28.6154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5.084683">
            <text:p>5.0847</text:p>
          </table:table-cell>
          <table:table-cell office:value-type="float" office:value="46.23101">
            <text:p>46.2310</text:p>
          </table:table-cell>
          <table:table-cell office:value-type="float" office:value="53.65066">
            <text:p>53.650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7.755666">
            <text:p>47.7557</text:p>
          </table:table-cell>
          <table:table-cell office:value-type="float" office:value="35.341004">
            <text:p>35.3410</text:p>
          </table:table-cell>
          <table:table-cell office:value-type="float" office:value="18.237723">
            <text:p>18.237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7.20684">
            <text:p>47.2068</text:p>
          </table:table-cell>
          <table:table-cell office:value-type="float" office:value="47.941564">
            <text:p>47.9416</text:p>
          </table:table-cell>
          <table:table-cell office:value-type="float" office:value="7.086582">
            <text:p>7.086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32522">
            <text:p>38.3252</text:p>
          </table:table-cell>
          <table:table-cell office:value-type="float" office:value="18.767863">
            <text:p>18.7679</text:p>
          </table:table-cell>
          <table:table-cell office:value-type="float" office:value="40.032481">
            <text:p>40.032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.271937">
            <text:p>1.2719</text:p>
          </table:table-cell>
          <table:table-cell office:value-type="float" office:value="40.502447">
            <text:p>40.5024</text:p>
          </table:table-cell>
          <table:table-cell office:value-type="float" office:value="2.559369">
            <text:p>2.559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9.519624">
            <text:p>9.5196</text:p>
          </table:table-cell>
          <table:table-cell office:value-type="float" office:value="7.6995">
            <text:p>7.6995</text:p>
          </table:table-cell>
          <table:table-cell office:value-type="float" office:value="18.296782">
            <text:p>18.2968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26.469384">
            <text:p>26.4694</text:p>
          </table:table-cell>
          <table:table-cell office:value-type="float" office:value="1.37019">
            <text:p>1.3702</text:p>
          </table:table-cell>
          <table:table-cell office:value-type="float" office:value="51.222591">
            <text:p>51.222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2.356819">
            <text:p>22.3568</text:p>
          </table:table-cell>
          <table:table-cell office:value-type="float" office:value="30.13141">
            <text:p>30.1314</text:p>
          </table:table-cell>
          <table:table-cell office:value-type="float" office:value="29.341626">
            <text:p>29.341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4.355198">
            <text:p>34.3552</text:p>
          </table:table-cell>
          <table:table-cell office:value-type="float" office:value="28.65922">
            <text:p>28.6592</text:p>
          </table:table-cell>
          <table:table-cell office:value-type="float" office:value="12.351796">
            <text:p>12.351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9.968689">
            <text:p>39.9687</text:p>
          </table:table-cell>
          <table:table-cell office:value-type="float" office:value="7.910439">
            <text:p>7.9104</text:p>
          </table:table-cell>
          <table:table-cell office:value-type="float" office:value="30.673398">
            <text:p>30.673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9.324054">
            <text:p>9.3241</text:p>
          </table:table-cell>
          <table:table-cell office:value-type="float" office:value="15.352286">
            <text:p>15.3523</text:p>
          </table:table-cell>
          <table:table-cell office:value-type="float" office:value="19.206685">
            <text:p>19.206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.25767">
            <text:p>18.2577</text:p>
          </table:table-cell>
          <table:table-cell office:value-type="float" office:value="49.084717">
            <text:p>49.0847</text:p>
          </table:table-cell>
          <table:table-cell office:value-type="float" office:value="49.782473">
            <text:p>49.78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3.05791">
            <text:p>33.0579</text:p>
          </table:table-cell>
          <table:table-cell office:value-type="float" office:value="54.512307">
            <text:p>54.5123</text:p>
          </table:table-cell>
          <table:table-cell office:value-type="float" office:value="51.545556">
            <text:p>51.5456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2.900062">
            <text:p>42.9001</text:p>
          </table:table-cell>
          <table:table-cell office:value-type="float" office:value="37.676836">
            <text:p>37.6768</text:p>
          </table:table-cell>
          <table:table-cell office:value-type="float" office:value="13.845149">
            <text:p>13.845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9.838019">
            <text:p>29.8380</text:p>
          </table:table-cell>
          <table:table-cell office:value-type="float" office:value="33.82533">
            <text:p>33.8253</text:p>
          </table:table-cell>
          <table:table-cell office:value-type="float" office:value="11.078084">
            <text:p>11.078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4.310238">
            <text:p>34.3102</text:p>
          </table:table-cell>
          <table:table-cell office:value-type="float" office:value="42.044101">
            <text:p>42.0441</text:p>
          </table:table-cell>
          <table:table-cell office:value-type="float" office:value="49.969862">
            <text:p>49.969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2.494368">
            <text:p>52.4944</text:p>
          </table:table-cell>
          <table:table-cell office:value-type="float" office:value="20.322987">
            <text:p>20.3230</text:p>
          </table:table-cell>
          <table:table-cell office:value-type="float" office:value="5.960324">
            <text:p>5.960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4.705231">
            <text:p>44.7052</text:p>
          </table:table-cell>
          <table:table-cell office:value-type="float" office:value="40.937845">
            <text:p>40.9378</text:p>
          </table:table-cell>
          <table:table-cell office:value-type="float" office:value="21.075413">
            <text:p>21.075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3.25225">
            <text:p>23.2523</text:p>
          </table:table-cell>
          <table:table-cell office:value-type="float" office:value="16.95476">
            <text:p>16.9548</text:p>
          </table:table-cell>
          <table:table-cell office:value-type="float" office:value="7.67713">
            <text:p>7.677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4.897364">
            <text:p>54.8974</text:p>
          </table:table-cell>
          <table:table-cell office:value-type="float" office:value="1.779797">
            <text:p>1.7798</text:p>
          </table:table-cell>
          <table:table-cell office:value-type="float" office:value="4.80897">
            <text:p>4.80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3.984924">
            <text:p>23.9849</text:p>
          </table:table-cell>
          <table:table-cell office:value-type="float" office:value="4.902262">
            <text:p>4.9023</text:p>
          </table:table-cell>
          <table:table-cell office:value-type="float" office:value="22.852504">
            <text:p>22.85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2.663077">
            <text:p>42.6631</text:p>
          </table:table-cell>
          <table:table-cell office:value-type="float" office:value="26.96208">
            <text:p>26.9621</text:p>
          </table:table-cell>
          <table:table-cell office:value-type="float" office:value="34.033911">
            <text:p>34.03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9.700204">
            <text:p>49.7002</text:p>
          </table:table-cell>
          <table:table-cell office:value-type="float" office:value="0.572757">
            <text:p>0.5728</text:p>
          </table:table-cell>
          <table:table-cell office:value-type="float" office:value="26.515579">
            <text:p>26.515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0.48146">
            <text:p>40.4815</text:p>
          </table:table-cell>
          <table:table-cell office:value-type="float" office:value="44.216242">
            <text:p>44.2162</text:p>
          </table:table-cell>
          <table:table-cell office:value-type="float" office:value="52.396394">
            <text:p>52.396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1.385809">
            <text:p>51.3858</text:p>
          </table:table-cell>
          <table:table-cell office:value-type="float" office:value="12.443843">
            <text:p>12.4438</text:p>
          </table:table-cell>
          <table:table-cell office:value-type="float" office:value="45.633892">
            <text:p>45.63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287209">
            <text:p>4.2872</text:p>
          </table:table-cell>
          <table:table-cell office:value-type="float" office:value="45.628989">
            <text:p>45.6290</text:p>
          </table:table-cell>
          <table:table-cell office:value-type="float" office:value="27.025029">
            <text:p>27.025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3.540794">
            <text:p>53.5408</text:p>
          </table:table-cell>
          <table:table-cell office:value-type="float" office:value="46.26229">
            <text:p>46.2623</text:p>
          </table:table-cell>
          <table:table-cell office:value-type="float" office:value="55.488911">
            <text:p>55.48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1.194922">
            <text:p>51.1949</text:p>
          </table:table-cell>
          <table:table-cell office:value-type="float" office:value="37.804171">
            <text:p>37.8042</text:p>
          </table:table-cell>
          <table:table-cell office:value-type="float" office:value="54.395272">
            <text:p>54.395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8.223627">
            <text:p>38.2236</text:p>
          </table:table-cell>
          <table:table-cell office:value-type="float" office:value="13.455153">
            <text:p>13.4552</text:p>
          </table:table-cell>
          <table:table-cell office:value-type="float" office:value="10.955979">
            <text:p>10.956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7.975116">
            <text:p>37.9751</text:p>
          </table:table-cell>
          <table:table-cell office:value-type="float" office:value="6.579106">
            <text:p>6.5791</text:p>
          </table:table-cell>
          <table:table-cell office:value-type="float" office:value="12.227165">
            <text:p>12.227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4.094932">
            <text:p>54.0949</text:p>
          </table:table-cell>
          <table:table-cell office:value-type="float" office:value="35.627279">
            <text:p>35.6273</text:p>
          </table:table-cell>
          <table:table-cell office:value-type="float" office:value="15.365196">
            <text:p>15.365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219908">
            <text:p>21.2199</text:p>
          </table:table-cell>
          <table:table-cell office:value-type="float" office:value="24.267868">
            <text:p>24.2679</text:p>
          </table:table-cell>
          <table:table-cell office:value-type="float" office:value="45.447575">
            <text:p>45.447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9.837487">
            <text:p>39.8375</text:p>
          </table:table-cell>
          <table:table-cell office:value-type="float" office:value="11.329549">
            <text:p>11.3295</text:p>
          </table:table-cell>
          <table:table-cell office:value-type="float" office:value="36.742358">
            <text:p>36.742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2.193975">
            <text:p>12.1940</text:p>
          </table:table-cell>
          <table:table-cell office:value-type="float" office:value="42.308335">
            <text:p>42.3083</text:p>
          </table:table-cell>
          <table:table-cell office:value-type="float" office:value="36.471646">
            <text:p>36.471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0.625251">
            <text:p>30.6253</text:p>
          </table:table-cell>
          <table:table-cell office:value-type="float" office:value="40.578156">
            <text:p>40.5782</text:p>
          </table:table-cell>
          <table:table-cell office:value-type="float" office:value="30.913531">
            <text:p>30.913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2.150153">
            <text:p>12.1502</text:p>
          </table:table-cell>
          <table:table-cell office:value-type="float" office:value="35.663052">
            <text:p>35.6631</text:p>
          </table:table-cell>
          <table:table-cell office:value-type="float" office:value="34.339127">
            <text:p>34.339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5.079788">
            <text:p>55.0798</text:p>
          </table:table-cell>
          <table:table-cell office:value-type="float" office:value="6.333121">
            <text:p>6.3331</text:p>
          </table:table-cell>
          <table:table-cell office:value-type="float" office:value="17.684953">
            <text:p>17.685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.532382">
            <text:p>4.5324</text:p>
          </table:table-cell>
          <table:table-cell office:value-type="float" office:value="54.472143">
            <text:p>54.4721</text:p>
          </table:table-cell>
          <table:table-cell office:value-type="float" office:value="9.061603">
            <text:p>9.061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8.279189">
            <text:p>48.2792</text:p>
          </table:table-cell>
          <table:table-cell office:value-type="float" office:value="28.502503">
            <text:p>28.5025</text:p>
          </table:table-cell>
          <table:table-cell office:value-type="float" office:value="19.337562">
            <text:p>19.337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9.554416">
            <text:p>39.5544</text:p>
          </table:table-cell>
          <table:table-cell office:value-type="float" office:value="20.728688">
            <text:p>20.7287</text:p>
          </table:table-cell>
          <table:table-cell office:value-type="float" office:value="33.458906">
            <text:p>33.458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388374">
            <text:p>48.3884</text:p>
          </table:table-cell>
          <table:table-cell office:value-type="float" office:value="3.927027">
            <text:p>3.9270</text:p>
          </table:table-cell>
          <table:table-cell office:value-type="float" office:value="18.79723">
            <text:p>18.797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388074">
            <text:p>16.3881</text:p>
          </table:table-cell>
          <table:table-cell office:value-type="float" office:value="11.441522">
            <text:p>11.4415</text:p>
          </table:table-cell>
          <table:table-cell office:value-type="float" office:value="36.079479">
            <text:p>36.07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3.549503">
            <text:p>53.5495</text:p>
          </table:table-cell>
          <table:table-cell office:value-type="float" office:value="11.328109">
            <text:p>11.3281</text:p>
          </table:table-cell>
          <table:table-cell office:value-type="float" office:value="34.347532">
            <text:p>34.347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4.411853">
            <text:p>44.4119</text:p>
          </table:table-cell>
          <table:table-cell office:value-type="float" office:value="28.029072">
            <text:p>28.0291</text:p>
          </table:table-cell>
          <table:table-cell office:value-type="float" office:value="27.323063">
            <text:p>27.323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8.30564">
            <text:p>8.3056</text:p>
          </table:table-cell>
          <table:table-cell office:value-type="float" office:value="43.080168">
            <text:p>43.0802</text:p>
          </table:table-cell>
          <table:table-cell office:value-type="float" office:value="11.580004">
            <text:p>11.580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0.241279">
            <text:p>50.2413</text:p>
          </table:table-cell>
          <table:table-cell office:value-type="float" office:value="6.136321">
            <text:p>6.1363</text:p>
          </table:table-cell>
          <table:table-cell office:value-type="float" office:value="7.63749">
            <text:p>7.637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2.84918">
            <text:p>52.8492</text:p>
          </table:table-cell>
          <table:table-cell office:value-type="float" office:value="5.688171">
            <text:p>5.6882</text:p>
          </table:table-cell>
          <table:table-cell office:value-type="float" office:value="44.674543">
            <text:p>44.674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4.049599">
            <text:p>54.0496</text:p>
          </table:table-cell>
          <table:table-cell office:value-type="float" office:value="50.554823">
            <text:p>50.5548</text:p>
          </table:table-cell>
          <table:table-cell office:value-type="float" office:value="26.616095">
            <text:p>26.616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1.146209">
            <text:p>31.1462</text:p>
          </table:table-cell>
          <table:table-cell office:value-type="float" office:value="51.680106">
            <text:p>51.6801</text:p>
          </table:table-cell>
          <table:table-cell office:value-type="float" office:value="45.446799">
            <text:p>45.446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7.173988">
            <text:p>7.1740</text:p>
          </table:table-cell>
          <table:table-cell office:value-type="float" office:value="53.416925">
            <text:p>53.4169</text:p>
          </table:table-cell>
          <table:table-cell office:value-type="float" office:value="43.470012">
            <text:p>43.470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8.500199">
            <text:p>28.5002</text:p>
          </table:table-cell>
          <table:table-cell office:value-type="float" office:value="17.867232">
            <text:p>17.8672</text:p>
          </table:table-cell>
          <table:table-cell office:value-type="float" office:value="17.358654">
            <text:p>17.358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8.920044">
            <text:p>18.9200</text:p>
          </table:table-cell>
          <table:table-cell office:value-type="float" office:value="16.092533">
            <text:p>16.0925</text:p>
          </table:table-cell>
          <table:table-cell office:value-type="float" office:value="24.956247">
            <text:p>24.95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.456942">
            <text:p>5.4569</text:p>
          </table:table-cell>
          <table:table-cell office:value-type="float" office:value="1.214806">
            <text:p>1.2148</text:p>
          </table:table-cell>
          <table:table-cell office:value-type="float" office:value="0.884458">
            <text:p>0.884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692507">
            <text:p>50.6925</text:p>
          </table:table-cell>
          <table:table-cell office:value-type="float" office:value="4.841722">
            <text:p>4.8417</text:p>
          </table:table-cell>
          <table:table-cell office:value-type="float" office:value="0.148503">
            <text:p>0.148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7.722318">
            <text:p>47.7223</text:p>
          </table:table-cell>
          <table:table-cell office:value-type="float" office:value="32.496331">
            <text:p>32.4963</text:p>
          </table:table-cell>
          <table:table-cell office:value-type="float" office:value="11.868707">
            <text:p>11.868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8.204146">
            <text:p>48.2041</text:p>
          </table:table-cell>
          <table:table-cell office:value-type="float" office:value="22.406129">
            <text:p>22.4061</text:p>
          </table:table-cell>
          <table:table-cell office:value-type="float" office:value="35.792002">
            <text:p>35.792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7.667626">
            <text:p>37.6676</text:p>
          </table:table-cell>
          <table:table-cell office:value-type="float" office:value="25.565201">
            <text:p>25.5652</text:p>
          </table:table-cell>
          <table:table-cell office:value-type="float" office:value="38.704766">
            <text:p>38.704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9.889987">
            <text:p>19.8900</text:p>
          </table:table-cell>
          <table:table-cell office:value-type="float" office:value="6.318805">
            <text:p>6.3188</text:p>
          </table:table-cell>
          <table:table-cell office:value-type="float" office:value="32.909039">
            <text:p>32.909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0.690904">
            <text:p>50.6909</text:p>
          </table:table-cell>
          <table:table-cell office:value-type="float" office:value="15.576924">
            <text:p>15.5769</text:p>
          </table:table-cell>
          <table:table-cell office:value-type="float" office:value="39.05616">
            <text:p>39.05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5.132726">
            <text:p>55.1327</text:p>
          </table:table-cell>
          <table:table-cell office:value-type="float" office:value="48.091412">
            <text:p>48.0914</text:p>
          </table:table-cell>
          <table:table-cell office:value-type="float" office:value="48.913302">
            <text:p>48.913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6.621998">
            <text:p>26.6220</text:p>
          </table:table-cell>
          <table:table-cell office:value-type="float" office:value="53.847603">
            <text:p>53.8476</text:p>
          </table:table-cell>
          <table:table-cell office:value-type="float" office:value="23.052028">
            <text:p>23.052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54.347733">
            <text:p>54.3477</text:p>
          </table:table-cell>
          <table:table-cell office:value-type="float" office:value="2.477229">
            <text:p>2.4772</text:p>
          </table:table-cell>
          <table:table-cell office:value-type="float" office:value="11.9358">
            <text:p>11.935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1.943902">
            <text:p>51.9439</text:p>
          </table:table-cell>
          <table:table-cell office:value-type="float" office:value="33.878958">
            <text:p>33.8790</text:p>
          </table:table-cell>
          <table:table-cell office:value-type="float" office:value="28.926118">
            <text:p>28.926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7.995368">
            <text:p>7.9954</text:p>
          </table:table-cell>
          <table:table-cell office:value-type="float" office:value="28.367999">
            <text:p>28.3680</text:p>
          </table:table-cell>
          <table:table-cell office:value-type="float" office:value="24.09881">
            <text:p>24.098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.496625">
            <text:p>24.4966</text:p>
          </table:table-cell>
          <table:table-cell office:value-type="float" office:value="1.493926">
            <text:p>1.4939</text:p>
          </table:table-cell>
          <table:table-cell office:value-type="float" office:value="34.941039">
            <text:p>34.941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3.343732">
            <text:p>53.3437</text:p>
          </table:table-cell>
          <table:table-cell office:value-type="float" office:value="51.595045">
            <text:p>51.5950</text:p>
          </table:table-cell>
          <table:table-cell office:value-type="float" office:value="9.141189">
            <text:p>9.141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8.5464">
            <text:p>18.5464</text:p>
          </table:table-cell>
          <table:table-cell office:value-type="float" office:value="12.157325">
            <text:p>12.1573</text:p>
          </table:table-cell>
          <table:table-cell office:value-type="float" office:value="9.597304">
            <text:p>9.597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627963">
            <text:p>10.6280</text:p>
          </table:table-cell>
          <table:table-cell office:value-type="float" office:value="8.19572">
            <text:p>8.1957</text:p>
          </table:table-cell>
          <table:table-cell office:value-type="float" office:value="33.935961">
            <text:p>33.936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3.902693">
            <text:p>33.9027</text:p>
          </table:table-cell>
          <table:table-cell office:value-type="float" office:value="7.777082">
            <text:p>7.7771</text:p>
          </table:table-cell>
          <table:table-cell office:value-type="float" office:value="18.482041">
            <text:p>18.482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9.462163">
            <text:p>29.4622</text:p>
          </table:table-cell>
          <table:table-cell office:value-type="float" office:value="31.05311">
            <text:p>31.0531</text:p>
          </table:table-cell>
          <table:table-cell office:value-type="float" office:value="17.451692">
            <text:p>17.451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8.578013">
            <text:p>38.5780</text:p>
          </table:table-cell>
          <table:table-cell office:value-type="float" office:value="31.709921">
            <text:p>31.7099</text:p>
          </table:table-cell>
          <table:table-cell office:value-type="float" office:value="25.296494">
            <text:p>25.296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454446">
            <text:p>36.4544</text:p>
          </table:table-cell>
          <table:table-cell office:value-type="float" office:value="29.008045">
            <text:p>29.0080</text:p>
          </table:table-cell>
          <table:table-cell office:value-type="float" office:value="5.719329">
            <text:p>5.719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93411">
            <text:p>10.9341</text:p>
          </table:table-cell>
          <table:table-cell office:value-type="float" office:value="15.581258">
            <text:p>15.5813</text:p>
          </table:table-cell>
          <table:table-cell office:value-type="float" office:value="37.433709">
            <text:p>37.433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8.327468">
            <text:p>38.3275</text:p>
          </table:table-cell>
          <table:table-cell office:value-type="float" office:value="28.369081">
            <text:p>28.3691</text:p>
          </table:table-cell>
          <table:table-cell office:value-type="float" office:value="53.699579">
            <text:p>53.699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9.443182">
            <text:p>9.4432</text:p>
          </table:table-cell>
          <table:table-cell office:value-type="float" office:value="49.515619">
            <text:p>49.5156</text:p>
          </table:table-cell>
          <table:table-cell office:value-type="float" office:value="9.056967">
            <text:p>9.057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3.839584">
            <text:p>33.8396</text:p>
          </table:table-cell>
          <table:table-cell office:value-type="float" office:value="52.291822">
            <text:p>52.2918</text:p>
          </table:table-cell>
          <table:table-cell office:value-type="float" office:value="6.356161">
            <text:p>6.35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7.090942">
            <text:p>47.0909</text:p>
          </table:table-cell>
          <table:table-cell office:value-type="float" office:value="22.620892">
            <text:p>22.6209</text:p>
          </table:table-cell>
          <table:table-cell office:value-type="float" office:value="22.905141">
            <text:p>22.905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4.589233">
            <text:p>54.5892</text:p>
          </table:table-cell>
          <table:table-cell office:value-type="float" office:value="37.411198">
            <text:p>37.4112</text:p>
          </table:table-cell>
          <table:table-cell office:value-type="float" office:value="34.334191">
            <text:p>34.334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1.279593">
            <text:p>31.2796</text:p>
          </table:table-cell>
          <table:table-cell office:value-type="float" office:value="21.639594">
            <text:p>21.6396</text:p>
          </table:table-cell>
          <table:table-cell office:value-type="float" office:value="50.74789">
            <text:p>50.747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7.389036">
            <text:p>47.3890</text:p>
          </table:table-cell>
          <table:table-cell office:value-type="float" office:value="45.348578">
            <text:p>45.3486</text:p>
          </table:table-cell>
          <table:table-cell office:value-type="float" office:value="25.762714">
            <text:p>25.762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2.563163">
            <text:p>12.5632</text:p>
          </table:table-cell>
          <table:table-cell office:value-type="float" office:value="22.792569">
            <text:p>22.7926</text:p>
          </table:table-cell>
          <table:table-cell office:value-type="float" office:value="35.093513">
            <text:p>35.093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4.053475">
            <text:p>44.0535</text:p>
          </table:table-cell>
          <table:table-cell office:value-type="float" office:value="13.90164">
            <text:p>13.9016</text:p>
          </table:table-cell>
          <table:table-cell office:value-type="float" office:value="14.765663">
            <text:p>14.765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2.34755">
            <text:p>42.3476</text:p>
          </table:table-cell>
          <table:table-cell office:value-type="float" office:value="33.601678">
            <text:p>33.6017</text:p>
          </table:table-cell>
          <table:table-cell office:value-type="float" office:value="30.972565">
            <text:p>30.972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9.58625">
            <text:p>29.5863</text:p>
          </table:table-cell>
          <table:table-cell office:value-type="float" office:value="18.533653">
            <text:p>18.5337</text:p>
          </table:table-cell>
          <table:table-cell office:value-type="float" office:value="1.797405">
            <text:p>1.797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9.270988">
            <text:p>29.2710</text:p>
          </table:table-cell>
          <table:table-cell office:value-type="float" office:value="10.873357">
            <text:p>10.8734</text:p>
          </table:table-cell>
          <table:table-cell office:value-type="float" office:value="1.525286">
            <text:p>1.525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6.973411">
            <text:p>46.9734</text:p>
          </table:table-cell>
          <table:table-cell office:value-type="float" office:value="2.284747">
            <text:p>2.2847</text:p>
          </table:table-cell>
          <table:table-cell office:value-type="float" office:value="43.014576">
            <text:p>43.014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4.679906">
            <text:p>54.6799</text:p>
          </table:table-cell>
          <table:table-cell office:value-type="float" office:value="49.288412">
            <text:p>49.2884</text:p>
          </table:table-cell>
          <table:table-cell office:value-type="float" office:value="18.07462">
            <text:p>18.074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3.640622">
            <text:p>23.6406</text:p>
          </table:table-cell>
          <table:table-cell office:value-type="float" office:value="38.196395">
            <text:p>38.1964</text:p>
          </table:table-cell>
          <table:table-cell office:value-type="float" office:value="52.880174">
            <text:p>52.880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3.572849">
            <text:p>43.5728</text:p>
          </table:table-cell>
          <table:table-cell office:value-type="float" office:value="54.22129">
            <text:p>54.2213</text:p>
          </table:table-cell>
          <table:table-cell office:value-type="float" office:value="18.987907">
            <text:p>18.987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1.193743">
            <text:p>41.1937</text:p>
          </table:table-cell>
          <table:table-cell office:value-type="float" office:value="12.671487">
            <text:p>12.6715</text:p>
          </table:table-cell>
          <table:table-cell office:value-type="float" office:value="23.941414">
            <text:p>23.941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0.43971">
            <text:p>50.4397</text:p>
          </table:table-cell>
          <table:table-cell office:value-type="float" office:value="21.725922">
            <text:p>21.7259</text:p>
          </table:table-cell>
          <table:table-cell office:value-type="float" office:value="42.364351">
            <text:p>42.364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0.550057">
            <text:p>40.5501</text:p>
          </table:table-cell>
          <table:table-cell office:value-type="float" office:value="44.432857">
            <text:p>44.4329</text:p>
          </table:table-cell>
          <table:table-cell office:value-type="float" office:value="4.15904">
            <text:p>4.159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.775938">
            <text:p>1.7759</text:p>
          </table:table-cell>
          <table:table-cell office:value-type="float" office:value="49.146419">
            <text:p>49.1464</text:p>
          </table:table-cell>
          <table:table-cell office:value-type="float" office:value="42.26232">
            <text:p>42.262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3.659767">
            <text:p>43.6598</text:p>
          </table:table-cell>
          <table:table-cell office:value-type="float" office:value="26.081792">
            <text:p>26.0818</text:p>
          </table:table-cell>
          <table:table-cell office:value-type="float" office:value="10.12891">
            <text:p>10.12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3.952781">
            <text:p>53.9528</text:p>
          </table:table-cell>
          <table:table-cell office:value-type="float" office:value="0.237879">
            <text:p>0.2379</text:p>
          </table:table-cell>
          <table:table-cell office:value-type="float" office:value="20.862966">
            <text:p>20.863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984517">
            <text:p>50.9845</text:p>
          </table:table-cell>
          <table:table-cell office:value-type="float" office:value="41.474243">
            <text:p>41.4742</text:p>
          </table:table-cell>
          <table:table-cell office:value-type="float" office:value="17.555252">
            <text:p>17.555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0.381281">
            <text:p>40.3813</text:p>
          </table:table-cell>
          <table:table-cell office:value-type="float" office:value="34.204606">
            <text:p>34.2046</text:p>
          </table:table-cell>
          <table:table-cell office:value-type="float" office:value="2.644736">
            <text:p>2.644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.475033">
            <text:p>4.4750</text:p>
          </table:table-cell>
          <table:table-cell office:value-type="float" office:value="4.64936">
            <text:p>4.6494</text:p>
          </table:table-cell>
          <table:table-cell office:value-type="float" office:value="43.563676">
            <text:p>43.563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0.459905">
            <text:p>10.4599</text:p>
          </table:table-cell>
          <table:table-cell office:value-type="float" office:value="55.387478">
            <text:p>55.3875</text:p>
          </table:table-cell>
          <table:table-cell office:value-type="float" office:value="12.670124">
            <text:p>12.670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8.745944">
            <text:p>18.7459</text:p>
          </table:table-cell>
          <table:table-cell office:value-type="float" office:value="36.120631">
            <text:p>36.1206</text:p>
          </table:table-cell>
          <table:table-cell office:value-type="float" office:value="17.441059">
            <text:p>17.441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.881626">
            <text:p>1.8816</text:p>
          </table:table-cell>
          <table:table-cell office:value-type="float" office:value="35.909876">
            <text:p>35.9099</text:p>
          </table:table-cell>
          <table:table-cell office:value-type="float" office:value="40.695901">
            <text:p>40.695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816102">
            <text:p>36.8161</text:p>
          </table:table-cell>
          <table:table-cell office:value-type="float" office:value="30.7815">
            <text:p>30.7815</text:p>
          </table:table-cell>
          <table:table-cell office:value-type="float" office:value="34.168285">
            <text:p>34.168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8.117051">
            <text:p>48.1171</text:p>
          </table:table-cell>
          <table:table-cell office:value-type="float" office:value="34.809203">
            <text:p>34.8092</text:p>
          </table:table-cell>
          <table:table-cell office:value-type="float" office:value="34.708946">
            <text:p>34.708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.00056">
            <text:p>24.0006</text:p>
          </table:table-cell>
          <table:table-cell office:value-type="float" office:value="32.292519">
            <text:p>32.2925</text:p>
          </table:table-cell>
          <table:table-cell office:value-type="float" office:value="7.561535">
            <text:p>7.561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9.780125">
            <text:p>29.7801</text:p>
          </table:table-cell>
          <table:table-cell office:value-type="float" office:value="14.862957">
            <text:p>14.8630</text:p>
          </table:table-cell>
          <table:table-cell office:value-type="float" office:value="51.386219">
            <text:p>51.386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.19235">
            <text:p>2.1924</text:p>
          </table:table-cell>
          <table:table-cell office:value-type="float" office:value="5.595631">
            <text:p>5.5956</text:p>
          </table:table-cell>
          <table:table-cell office:value-type="float" office:value="36.108862">
            <text:p>36.108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6.180744">
            <text:p>26.1807</text:p>
          </table:table-cell>
          <table:table-cell office:value-type="float" office:value="51.465522">
            <text:p>51.4655</text:p>
          </table:table-cell>
          <table:table-cell office:value-type="float" office:value="30.915527">
            <text:p>30.915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2.576825">
            <text:p>42.5768</text:p>
          </table:table-cell>
          <table:table-cell office:value-type="float" office:value="52.598029">
            <text:p>52.5980</text:p>
          </table:table-cell>
          <table:table-cell office:value-type="float" office:value="33.333248">
            <text:p>33.333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2.139883">
            <text:p>32.1399</text:p>
          </table:table-cell>
          <table:table-cell office:value-type="float" office:value="52.849181">
            <text:p>52.8492</text:p>
          </table:table-cell>
          <table:table-cell office:value-type="float" office:value="27.22655">
            <text:p>27.226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8.340343">
            <text:p>48.3403</text:p>
          </table:table-cell>
          <table:table-cell office:value-type="float" office:value="18.799464">
            <text:p>18.7995</text:p>
          </table:table-cell>
          <table:table-cell office:value-type="float" office:value="11.353579">
            <text:p>11.353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7.287856">
            <text:p>7.2879</text:p>
          </table:table-cell>
          <table:table-cell office:value-type="float" office:value="15.545751">
            <text:p>15.5458</text:p>
          </table:table-cell>
          <table:table-cell office:value-type="float" office:value="43.359488">
            <text:p>43.35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996348">
            <text:p>48.9963</text:p>
          </table:table-cell>
          <table:table-cell office:value-type="float" office:value="50.858641">
            <text:p>50.8586</text:p>
          </table:table-cell>
          <table:table-cell office:value-type="float" office:value="21.813286">
            <text:p>21.813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3.304661">
            <text:p>33.3047</text:p>
          </table:table-cell>
          <table:table-cell office:value-type="float" office:value="38.04572">
            <text:p>38.0457</text:p>
          </table:table-cell>
          <table:table-cell office:value-type="float" office:value="44.260466">
            <text:p>44.260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0.745032">
            <text:p>10.7450</text:p>
          </table:table-cell>
          <table:table-cell office:value-type="float" office:value="18.94278">
            <text:p>18.9428</text:p>
          </table:table-cell>
          <table:table-cell office:value-type="float" office:value="7.243616">
            <text:p>7.243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.827023">
            <text:p>4.8270</text:p>
          </table:table-cell>
          <table:table-cell office:value-type="float" office:value="51.963225">
            <text:p>51.9632</text:p>
          </table:table-cell>
          <table:table-cell office:value-type="float" office:value="29.886099">
            <text:p>29.886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383772">
            <text:p>4.3838</text:p>
          </table:table-cell>
          <table:table-cell office:value-type="float" office:value="51.811331">
            <text:p>51.8113</text:p>
          </table:table-cell>
          <table:table-cell office:value-type="float" office:value="22.548842">
            <text:p>22.548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2.260644">
            <text:p>52.2606</text:p>
          </table:table-cell>
          <table:table-cell office:value-type="float" office:value="22.909511">
            <text:p>22.9095</text:p>
          </table:table-cell>
          <table:table-cell office:value-type="float" office:value="18.101417">
            <text:p>18.101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6.983464">
            <text:p>16.9835</text:p>
          </table:table-cell>
          <table:table-cell office:value-type="float" office:value="9.672451">
            <text:p>9.6725</text:p>
          </table:table-cell>
          <table:table-cell office:value-type="float" office:value="0.527579">
            <text:p>0.527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4.181149">
            <text:p>44.1811</text:p>
          </table:table-cell>
          <table:table-cell office:value-type="float" office:value="47.302762">
            <text:p>47.3028</text:p>
          </table:table-cell>
          <table:table-cell office:value-type="float" office:value="18.267221">
            <text:p>18.267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763706">
            <text:p>22.7637</text:p>
          </table:table-cell>
          <table:table-cell office:value-type="float" office:value="50.427081">
            <text:p>50.4271</text:p>
          </table:table-cell>
          <table:table-cell office:value-type="float" office:value="36.923331">
            <text:p>36.923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2.802769">
            <text:p>22.8028</text:p>
          </table:table-cell>
          <table:table-cell office:value-type="float" office:value="11.041511">
            <text:p>11.0415</text:p>
          </table:table-cell>
          <table:table-cell office:value-type="float" office:value="4.076912">
            <text:p>4.076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6.851687">
            <text:p>26.8517</text:p>
          </table:table-cell>
          <table:table-cell office:value-type="float" office:value="51.368435">
            <text:p>51.3684</text:p>
          </table:table-cell>
          <table:table-cell office:value-type="float" office:value="7.761041">
            <text:p>7.761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2.0675">
            <text:p>32.0675</text:p>
          </table:table-cell>
          <table:table-cell office:value-type="float" office:value="35.686319">
            <text:p>35.6863</text:p>
          </table:table-cell>
          <table:table-cell office:value-type="float" office:value="35.687">
            <text:p>35.687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5.376852">
            <text:p>25.3769</text:p>
          </table:table-cell>
          <table:table-cell office:value-type="float" office:value="44.777738">
            <text:p>44.7777</text:p>
          </table:table-cell>
          <table:table-cell office:value-type="float" office:value="9.420211">
            <text:p>9.420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1.82718">
            <text:p>41.8272</text:p>
          </table:table-cell>
          <table:table-cell office:value-type="float" office:value="51.077712">
            <text:p>51.0777</text:p>
          </table:table-cell>
          <table:table-cell office:value-type="float" office:value="52.618065">
            <text:p>52.618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.415735">
            <text:p>14.4157</text:p>
          </table:table-cell>
          <table:table-cell office:value-type="float" office:value="5.566459">
            <text:p>5.5665</text:p>
          </table:table-cell>
          <table:table-cell office:value-type="float" office:value="50.45895">
            <text:p>50.45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.289043">
            <text:p>1.2890</text:p>
          </table:table-cell>
          <table:table-cell office:value-type="float" office:value="2.161686">
            <text:p>2.1617</text:p>
          </table:table-cell>
          <table:table-cell office:value-type="float" office:value="27.07952">
            <text:p>27.079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.6193">
            <text:p>2.6193</text:p>
          </table:table-cell>
          <table:table-cell office:value-type="float" office:value="10.628848">
            <text:p>10.6288</text:p>
          </table:table-cell>
          <table:table-cell office:value-type="float" office:value="47.729954">
            <text:p>47.730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3.247892">
            <text:p>33.2479</text:p>
          </table:table-cell>
          <table:table-cell office:value-type="float" office:value="9.935962">
            <text:p>9.9360</text:p>
          </table:table-cell>
          <table:table-cell office:value-type="float" office:value="34.879411">
            <text:p>34.879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9.99007">
            <text:p>39.9901</text:p>
          </table:table-cell>
          <table:table-cell office:value-type="float" office:value="35.926749">
            <text:p>35.9267</text:p>
          </table:table-cell>
          <table:table-cell office:value-type="float" office:value="19.926849">
            <text:p>19.926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2.49474">
            <text:p>32.4947</text:p>
          </table:table-cell>
          <table:table-cell office:value-type="float" office:value="19.724123">
            <text:p>19.7241</text:p>
          </table:table-cell>
          <table:table-cell office:value-type="float" office:value="27.983691">
            <text:p>27.983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7.812941">
            <text:p>27.8129</text:p>
          </table:table-cell>
          <table:table-cell office:value-type="float" office:value="30.441556">
            <text:p>30.4416</text:p>
          </table:table-cell>
          <table:table-cell office:value-type="float" office:value="33.679941">
            <text:p>33.679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2.02087">
            <text:p>32.0209</text:p>
          </table:table-cell>
          <table:table-cell office:value-type="float" office:value="12.847979">
            <text:p>12.8480</text:p>
          </table:table-cell>
          <table:table-cell office:value-type="float" office:value="14.065415">
            <text:p>14.065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8.763774">
            <text:p>28.7638</text:p>
          </table:table-cell>
          <table:table-cell office:value-type="float" office:value="36.541223">
            <text:p>36.5412</text:p>
          </table:table-cell>
          <table:table-cell office:value-type="float" office:value="4.74895">
            <text:p>4.74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2.035616">
            <text:p>42.0356</text:p>
          </table:table-cell>
          <table:table-cell office:value-type="float" office:value="14.548571">
            <text:p>14.5486</text:p>
          </table:table-cell>
          <table:table-cell office:value-type="float" office:value="0.142817">
            <text:p>0.142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9.400104">
            <text:p>39.4001</text:p>
          </table:table-cell>
          <table:table-cell office:value-type="float" office:value="37.420261">
            <text:p>37.4203</text:p>
          </table:table-cell>
          <table:table-cell office:value-type="float" office:value="51.238093">
            <text:p>51.238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4.250555">
            <text:p>54.2506</text:p>
          </table:table-cell>
          <table:table-cell office:value-type="float" office:value="31.294199">
            <text:p>31.2942</text:p>
          </table:table-cell>
          <table:table-cell office:value-type="float" office:value="9.705043">
            <text:p>9.705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6.324674">
            <text:p>16.3247</text:p>
          </table:table-cell>
          <table:table-cell office:value-type="float" office:value="45.438801">
            <text:p>45.4388</text:p>
          </table:table-cell>
          <table:table-cell office:value-type="float" office:value="25.322685">
            <text:p>25.322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.211541">
            <text:p>5.2115</text:p>
          </table:table-cell>
          <table:table-cell office:value-type="float" office:value="12.457269">
            <text:p>12.4573</text:p>
          </table:table-cell>
          <table:table-cell office:value-type="float" office:value="34.9459">
            <text:p>34.945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5.158174">
            <text:p>45.1582</text:p>
          </table:table-cell>
          <table:table-cell office:value-type="float" office:value="3.267705">
            <text:p>3.2677</text:p>
          </table:table-cell>
          <table:table-cell office:value-type="float" office:value="31.089042">
            <text:p>31.089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5.357691">
            <text:p>15.3577</text:p>
          </table:table-cell>
          <table:table-cell office:value-type="float" office:value="40.722694">
            <text:p>40.7227</text:p>
          </table:table-cell>
          <table:table-cell office:value-type="float" office:value="42.651676">
            <text:p>42.651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3.888183">
            <text:p>43.8882</text:p>
          </table:table-cell>
          <table:table-cell office:value-type="float" office:value="3.545562">
            <text:p>3.5456</text:p>
          </table:table-cell>
          <table:table-cell office:value-type="float" office:value="24.117331">
            <text:p>24.117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9.229206">
            <text:p>19.2292</text:p>
          </table:table-cell>
          <table:table-cell office:value-type="float" office:value="49.750248">
            <text:p>49.7502</text:p>
          </table:table-cell>
          <table:table-cell office:value-type="float" office:value="42.901858">
            <text:p>42.901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7.446572">
            <text:p>37.4466</text:p>
          </table:table-cell>
          <table:table-cell office:value-type="float" office:value="55.024827">
            <text:p>55.0248</text:p>
          </table:table-cell>
          <table:table-cell office:value-type="float" office:value="46.141331">
            <text:p>46.141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274448">
            <text:p>38.2744</text:p>
          </table:table-cell>
          <table:table-cell office:value-type="float" office:value="48.113221">
            <text:p>48.1132</text:p>
          </table:table-cell>
          <table:table-cell office:value-type="float" office:value="9.775831">
            <text:p>9.775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069237">
            <text:p>41.0692</text:p>
          </table:table-cell>
          <table:table-cell office:value-type="float" office:value="29.258542">
            <text:p>29.2585</text:p>
          </table:table-cell>
          <table:table-cell office:value-type="float" office:value="43.52059">
            <text:p>43.520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3.54384">
            <text:p>43.5438</text:p>
          </table:table-cell>
          <table:table-cell office:value-type="float" office:value="5.134684">
            <text:p>5.1347</text:p>
          </table:table-cell>
          <table:table-cell office:value-type="float" office:value="37.629195">
            <text:p>37.629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.958786">
            <text:p>14.9588</text:p>
          </table:table-cell>
          <table:table-cell office:value-type="float" office:value="22.928605">
            <text:p>22.9286</text:p>
          </table:table-cell>
          <table:table-cell office:value-type="float" office:value="48.208232">
            <text:p>48.208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.690233">
            <text:p>4.6902</text:p>
          </table:table-cell>
          <table:table-cell office:value-type="float" office:value="9.285666">
            <text:p>9.2857</text:p>
          </table:table-cell>
          <table:table-cell office:value-type="float" office:value="54.276857">
            <text:p>54.276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1.977886">
            <text:p>21.9779</text:p>
          </table:table-cell>
          <table:table-cell office:value-type="float" office:value="34.524297">
            <text:p>34.5243</text:p>
          </table:table-cell>
          <table:table-cell office:value-type="float" office:value="23.950071">
            <text:p>23.950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8.001095">
            <text:p>8.0011</text:p>
          </table:table-cell>
          <table:table-cell office:value-type="float" office:value="18.035261">
            <text:p>18.0353</text:p>
          </table:table-cell>
          <table:table-cell office:value-type="float" office:value="31.601531">
            <text:p>31.601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7.848905">
            <text:p>27.8489</text:p>
          </table:table-cell>
          <table:table-cell office:value-type="float" office:value="2.555668">
            <text:p>2.5557</text:p>
          </table:table-cell>
          <table:table-cell office:value-type="float" office:value="17.555341">
            <text:p>17.555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8.802708">
            <text:p>8.8027</text:p>
          </table:table-cell>
          <table:table-cell office:value-type="float" office:value="35.134299">
            <text:p>35.1343</text:p>
          </table:table-cell>
          <table:table-cell office:value-type="float" office:value="40.424773">
            <text:p>40.4248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28.188528">
            <text:p>28.1885</text:p>
          </table:table-cell>
          <table:table-cell office:value-type="float" office:value="24.099604">
            <text:p>24.0996</text:p>
          </table:table-cell>
          <table:table-cell office:value-type="float" office:value="45.018888">
            <text:p>45.018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1.743065">
            <text:p>51.7431</text:p>
          </table:table-cell>
          <table:table-cell office:value-type="float" office:value="5.526973">
            <text:p>5.5270</text:p>
          </table:table-cell>
          <table:table-cell office:value-type="float" office:value="30.968148">
            <text:p>30.968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.19662">
            <text:p>27.1966</text:p>
          </table:table-cell>
          <table:table-cell office:value-type="float" office:value="47.02539">
            <text:p>47.0254</text:p>
          </table:table-cell>
          <table:table-cell office:value-type="float" office:value="21.811263">
            <text:p>21.811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0.004816">
            <text:p>20.0048</text:p>
          </table:table-cell>
          <table:table-cell office:value-type="float" office:value="44.178925">
            <text:p>44.1789</text:p>
          </table:table-cell>
          <table:table-cell office:value-type="float" office:value="38.749797">
            <text:p>38.749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1.539197">
            <text:p>11.5392</text:p>
          </table:table-cell>
          <table:table-cell office:value-type="float" office:value="48.221956">
            <text:p>48.2220</text:p>
          </table:table-cell>
          <table:table-cell office:value-type="float" office:value="51.454977">
            <text:p>51.455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5.328796">
            <text:p>5.3288</text:p>
          </table:table-cell>
          <table:table-cell office:value-type="float" office:value="5.674716">
            <text:p>5.6747</text:p>
          </table:table-cell>
          <table:table-cell office:value-type="float" office:value="6.253571">
            <text:p>6.253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0.893948">
            <text:p>0.8939</text:p>
          </table:table-cell>
          <table:table-cell office:value-type="float" office:value="28.593286">
            <text:p>28.5933</text:p>
          </table:table-cell>
          <table:table-cell office:value-type="float" office:value="30.869614">
            <text:p>30.869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958777">
            <text:p>27.9588</text:p>
          </table:table-cell>
          <table:table-cell office:value-type="float" office:value="2.797094">
            <text:p>2.7971</text:p>
          </table:table-cell>
          <table:table-cell office:value-type="float" office:value="7.104947">
            <text:p>7.104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7.675361">
            <text:p>17.6754</text:p>
          </table:table-cell>
          <table:table-cell office:value-type="float" office:value="42.162113">
            <text:p>42.1621</text:p>
          </table:table-cell>
          <table:table-cell office:value-type="float" office:value="0.558009">
            <text:p>0.558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9.807135">
            <text:p>19.8071</text:p>
          </table:table-cell>
          <table:table-cell office:value-type="float" office:value="45.801579">
            <text:p>45.8016</text:p>
          </table:table-cell>
          <table:table-cell office:value-type="float" office:value="31.702297">
            <text:p>31.702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1.407937">
            <text:p>11.4079</text:p>
          </table:table-cell>
          <table:table-cell office:value-type="float" office:value="4.219519">
            <text:p>4.2195</text:p>
          </table:table-cell>
          <table:table-cell office:value-type="float" office:value="44.285979">
            <text:p>44.286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3.955034">
            <text:p>53.9550</text:p>
          </table:table-cell>
          <table:table-cell office:value-type="float" office:value="17.149423">
            <text:p>17.1494</text:p>
          </table:table-cell>
          <table:table-cell office:value-type="float" office:value="50.15774">
            <text:p>50.157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.688244">
            <text:p>29.6882</text:p>
          </table:table-cell>
          <table:table-cell office:value-type="float" office:value="49.914314">
            <text:p>49.9143</text:p>
          </table:table-cell>
          <table:table-cell office:value-type="float" office:value="37.719939">
            <text:p>37.719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.82899">
            <text:p>14.8290</text:p>
          </table:table-cell>
          <table:table-cell office:value-type="float" office:value="16.661821">
            <text:p>16.6618</text:p>
          </table:table-cell>
          <table:table-cell office:value-type="float" office:value="31.764408">
            <text:p>31.764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2.169207">
            <text:p>52.1692</text:p>
          </table:table-cell>
          <table:table-cell office:value-type="float" office:value="22.493857">
            <text:p>22.4939</text:p>
          </table:table-cell>
          <table:table-cell office:value-type="float" office:value="30.035718">
            <text:p>30.035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1.173744">
            <text:p>51.1737</text:p>
          </table:table-cell>
          <table:table-cell office:value-type="float" office:value="27.768578">
            <text:p>27.7686</text:p>
          </table:table-cell>
          <table:table-cell office:value-type="float" office:value="25.625589">
            <text:p>25.625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8.655834">
            <text:p>38.6558</text:p>
          </table:table-cell>
          <table:table-cell office:value-type="float" office:value="24.414249">
            <text:p>24.4142</text:p>
          </table:table-cell>
          <table:table-cell office:value-type="float" office:value="15.802901">
            <text:p>15.802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2.912422">
            <text:p>32.9124</text:p>
          </table:table-cell>
          <table:table-cell office:value-type="float" office:value="10.553105">
            <text:p>10.5531</text:p>
          </table:table-cell>
          <table:table-cell office:value-type="float" office:value="7.457278">
            <text:p>7.457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8.609021">
            <text:p>18.6090</text:p>
          </table:table-cell>
          <table:table-cell office:value-type="float" office:value="19.729534">
            <text:p>19.7295</text:p>
          </table:table-cell>
          <table:table-cell office:value-type="float" office:value="36.758992">
            <text:p>36.75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126369">
            <text:p>36.1264</text:p>
          </table:table-cell>
          <table:table-cell office:value-type="float" office:value="40.018229">
            <text:p>40.0182</text:p>
          </table:table-cell>
          <table:table-cell office:value-type="float" office:value="24.043233">
            <text:p>24.043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614173">
            <text:p>10.6142</text:p>
          </table:table-cell>
          <table:table-cell office:value-type="float" office:value="53.179634">
            <text:p>53.1796</text:p>
          </table:table-cell>
          <table:table-cell office:value-type="float" office:value="33.725509">
            <text:p>33.725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796059">
            <text:p>41.7961</text:p>
          </table:table-cell>
          <table:table-cell office:value-type="float" office:value="3.51502">
            <text:p>3.5150</text:p>
          </table:table-cell>
          <table:table-cell office:value-type="float" office:value="6.161339">
            <text:p>6.161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0.936771">
            <text:p>0.9368</text:p>
          </table:table-cell>
          <table:table-cell office:value-type="float" office:value="39.57998">
            <text:p>39.5800</text:p>
          </table:table-cell>
          <table:table-cell office:value-type="float" office:value="27.889011">
            <text:p>27.88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0.886316">
            <text:p>40.8863</text:p>
          </table:table-cell>
          <table:table-cell office:value-type="float" office:value="36.156538">
            <text:p>36.1565</text:p>
          </table:table-cell>
          <table:table-cell office:value-type="float" office:value="44.527009">
            <text:p>44.527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.789161">
            <text:p>3.7892</text:p>
          </table:table-cell>
          <table:table-cell office:value-type="float" office:value="33.329005">
            <text:p>33.3290</text:p>
          </table:table-cell>
          <table:table-cell office:value-type="float" office:value="26.629808">
            <text:p>26.629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2.176825">
            <text:p>22.1768</text:p>
          </table:table-cell>
          <table:table-cell office:value-type="float" office:value="10.454355">
            <text:p>10.4544</text:p>
          </table:table-cell>
          <table:table-cell office:value-type="float" office:value="27.676556">
            <text:p>27.676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5.466614">
            <text:p>25.4666</text:p>
          </table:table-cell>
          <table:table-cell office:value-type="float" office:value="46.736019">
            <text:p>46.7360</text:p>
          </table:table-cell>
          <table:table-cell office:value-type="float" office:value="42.235726">
            <text:p>42.235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8.165559">
            <text:p>18.1656</text:p>
          </table:table-cell>
          <table:table-cell office:value-type="float" office:value="23.874543">
            <text:p>23.8745</text:p>
          </table:table-cell>
          <table:table-cell office:value-type="float" office:value="15.956922">
            <text:p>15.956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2.300697">
            <text:p>32.3007</text:p>
          </table:table-cell>
          <table:table-cell office:value-type="float" office:value="34.292011">
            <text:p>34.2920</text:p>
          </table:table-cell>
          <table:table-cell office:value-type="float" office:value="22.969023">
            <text:p>22.969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6.417038">
            <text:p>16.4170</text:p>
          </table:table-cell>
          <table:table-cell office:value-type="float" office:value="38.708737">
            <text:p>38.7087</text:p>
          </table:table-cell>
          <table:table-cell office:value-type="float" office:value="23.474764">
            <text:p>23.474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4.111626">
            <text:p>14.1116</text:p>
          </table:table-cell>
          <table:table-cell office:value-type="float" office:value="40.574992">
            <text:p>40.5750</text:p>
          </table:table-cell>
          <table:table-cell office:value-type="float" office:value="29.790221">
            <text:p>29.790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6.116689">
            <text:p>16.1167</text:p>
          </table:table-cell>
          <table:table-cell office:value-type="float" office:value="21.939605">
            <text:p>21.9396</text:p>
          </table:table-cell>
          <table:table-cell office:value-type="float" office:value="22.329463">
            <text:p>22.329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.383182">
            <text:p>5.3832</text:p>
          </table:table-cell>
          <table:table-cell office:value-type="float" office:value="32.637246">
            <text:p>32.6372</text:p>
          </table:table-cell>
          <table:table-cell office:value-type="float" office:value="19.234127">
            <text:p>19.234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6.071835">
            <text:p>36.0718</text:p>
          </table:table-cell>
          <table:table-cell office:value-type="float" office:value="16.20183">
            <text:p>16.2018</text:p>
          </table:table-cell>
          <table:table-cell office:value-type="float" office:value="4.909123">
            <text:p>4.909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.205939">
            <text:p>1.2059</text:p>
          </table:table-cell>
          <table:table-cell office:value-type="float" office:value="33.807818">
            <text:p>33.8078</text:p>
          </table:table-cell>
          <table:table-cell office:value-type="float" office:value="51.973562">
            <text:p>51.973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6.133863">
            <text:p>46.1339</text:p>
          </table:table-cell>
          <table:table-cell office:value-type="float" office:value="10.241142">
            <text:p>10.2411</text:p>
          </table:table-cell>
          <table:table-cell office:value-type="float" office:value="41.594946">
            <text:p>41.594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2.393563">
            <text:p>32.3936</text:p>
          </table:table-cell>
          <table:table-cell office:value-type="float" office:value="23.472087">
            <text:p>23.4721</text:p>
          </table:table-cell>
          <table:table-cell office:value-type="float" office:value="8.11494">
            <text:p>8.114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2.03515">
            <text:p>52.0352</text:p>
          </table:table-cell>
          <table:table-cell office:value-type="float" office:value="49.690568">
            <text:p>49.6906</text:p>
          </table:table-cell>
          <table:table-cell office:value-type="float" office:value="37.370703">
            <text:p>37.370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5.227646">
            <text:p>35.2276</text:p>
          </table:table-cell>
          <table:table-cell office:value-type="float" office:value="19.557908">
            <text:p>19.5579</text:p>
          </table:table-cell>
          <table:table-cell office:value-type="float" office:value="20.45836">
            <text:p>20.458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5.202129">
            <text:p>15.2021</text:p>
          </table:table-cell>
          <table:table-cell office:value-type="float" office:value="28.17494">
            <text:p>28.1749</text:p>
          </table:table-cell>
          <table:table-cell office:value-type="float" office:value="25.579996">
            <text:p>25.580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7.880996">
            <text:p>27.8810</text:p>
          </table:table-cell>
          <table:table-cell office:value-type="float" office:value="40.401278">
            <text:p>40.4013</text:p>
          </table:table-cell>
          <table:table-cell office:value-type="float" office:value="40.569591">
            <text:p>40.569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9.950419">
            <text:p>49.9504</text:p>
          </table:table-cell>
          <table:table-cell office:value-type="float" office:value="53.558554">
            <text:p>53.5586</text:p>
          </table:table-cell>
          <table:table-cell office:value-type="float" office:value="15.209637">
            <text:p>15.209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2.473799">
            <text:p>22.4738</text:p>
          </table:table-cell>
          <table:table-cell office:value-type="float" office:value="24.563831">
            <text:p>24.5638</text:p>
          </table:table-cell>
          <table:table-cell office:value-type="float" office:value="33.524871">
            <text:p>33.524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4.33269">
            <text:p>24.3327</text:p>
          </table:table-cell>
          <table:table-cell office:value-type="float" office:value="4.685987">
            <text:p>4.6860</text:p>
          </table:table-cell>
          <table:table-cell office:value-type="float" office:value="45.469827">
            <text:p>45.4698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.652041">
            <text:p>1.6520</text:p>
          </table:table-cell>
          <table:table-cell office:value-type="float" office:value="10.801904">
            <text:p>10.8019</text:p>
          </table:table-cell>
          <table:table-cell office:value-type="float" office:value="40.770027">
            <text:p>40.770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8.320289">
            <text:p>48.3203</text:p>
          </table:table-cell>
          <table:table-cell office:value-type="float" office:value="49.956324">
            <text:p>49.9563</text:p>
          </table:table-cell>
          <table:table-cell office:value-type="float" office:value="50.270837">
            <text:p>50.270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8.007469">
            <text:p>38.0075</text:p>
          </table:table-cell>
          <table:table-cell office:value-type="float" office:value="25.811276">
            <text:p>25.8113</text:p>
          </table:table-cell>
          <table:table-cell office:value-type="float" office:value="28.953441">
            <text:p>28.9534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5.266935">
            <text:p>45.2669</text:p>
          </table:table-cell>
          <table:table-cell office:value-type="float" office:value="21.478696">
            <text:p>21.4787</text:p>
          </table:table-cell>
          <table:table-cell office:value-type="float" office:value="29.537947">
            <text:p>29.537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197092">
            <text:p>36.1971</text:p>
          </table:table-cell>
          <table:table-cell office:value-type="float" office:value="48.722697">
            <text:p>48.7227</text:p>
          </table:table-cell>
          <table:table-cell office:value-type="float" office:value="49.245159">
            <text:p>49.245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0.234943">
            <text:p>10.2349</text:p>
          </table:table-cell>
          <table:table-cell office:value-type="float" office:value="5.834496">
            <text:p>5.8345</text:p>
          </table:table-cell>
          <table:table-cell office:value-type="float" office:value="25.209821">
            <text:p>25.209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7.616857">
            <text:p>27.6169</text:p>
          </table:table-cell>
          <table:table-cell office:value-type="float" office:value="26.968199">
            <text:p>26.9682</text:p>
          </table:table-cell>
          <table:table-cell office:value-type="float" office:value="11.855429">
            <text:p>11.855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2.220428">
            <text:p>32.2204</text:p>
          </table:table-cell>
          <table:table-cell office:value-type="float" office:value="52.760145">
            <text:p>52.7601</text:p>
          </table:table-cell>
          <table:table-cell office:value-type="float" office:value="19.05027">
            <text:p>19.050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0.859393">
            <text:p>20.8594</text:p>
          </table:table-cell>
          <table:table-cell office:value-type="float" office:value="26.604921">
            <text:p>26.6049</text:p>
          </table:table-cell>
          <table:table-cell office:value-type="float" office:value="10.129454">
            <text:p>10.12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4.953006">
            <text:p>54.9530</text:p>
          </table:table-cell>
          <table:table-cell office:value-type="float" office:value="24.072208">
            <text:p>24.0722</text:p>
          </table:table-cell>
          <table:table-cell office:value-type="float" office:value="36.486192">
            <text:p>36.486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1.834338">
            <text:p>11.8343</text:p>
          </table:table-cell>
          <table:table-cell office:value-type="float" office:value="0.051168">
            <text:p>0.0512</text:p>
          </table:table-cell>
          <table:table-cell office:value-type="float" office:value="53.861978">
            <text:p>53.862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37.984907">
            <text:p>37.9849</text:p>
          </table:table-cell>
          <table:table-cell office:value-type="float" office:value="49.512629">
            <text:p>49.5126</text:p>
          </table:table-cell>
          <table:table-cell office:value-type="float" office:value="29.097942">
            <text:p>29.097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0.994862">
            <text:p>10.9949</text:p>
          </table:table-cell>
          <table:table-cell office:value-type="float" office:value="34.593457">
            <text:p>34.5935</text:p>
          </table:table-cell>
          <table:table-cell office:value-type="float" office:value="25.016426">
            <text:p>25.016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045842">
            <text:p>10.0458</text:p>
          </table:table-cell>
          <table:table-cell office:value-type="float" office:value="41.458686">
            <text:p>41.4587</text:p>
          </table:table-cell>
          <table:table-cell office:value-type="float" office:value="24.148548">
            <text:p>24.148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1.672358">
            <text:p>31.6724</text:p>
          </table:table-cell>
          <table:table-cell office:value-type="float" office:value="28.528174">
            <text:p>28.5282</text:p>
          </table:table-cell>
          <table:table-cell office:value-type="float" office:value="51.634572">
            <text:p>51.634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8.94747">
            <text:p>28.9475</text:p>
          </table:table-cell>
          <table:table-cell office:value-type="float" office:value="40.391966">
            <text:p>40.3920</text:p>
          </table:table-cell>
          <table:table-cell office:value-type="float" office:value="23.907853">
            <text:p>23.907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7.337229">
            <text:p>27.3372</text:p>
          </table:table-cell>
          <table:table-cell office:value-type="float" office:value="29.494028">
            <text:p>29.4940</text:p>
          </table:table-cell>
          <table:table-cell office:value-type="float" office:value="23.905697">
            <text:p>23.905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0.542272">
            <text:p>50.5423</text:p>
          </table:table-cell>
          <table:table-cell office:value-type="float" office:value="44.708035">
            <text:p>44.7080</text:p>
          </table:table-cell>
          <table:table-cell office:value-type="float" office:value="43.270664">
            <text:p>43.270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7.879363">
            <text:p>47.8794</text:p>
          </table:table-cell>
          <table:table-cell office:value-type="float" office:value="20.734564">
            <text:p>20.7346</text:p>
          </table:table-cell>
          <table:table-cell office:value-type="float" office:value="48.99591">
            <text:p>48.995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0.83598">
            <text:p>20.8360</text:p>
          </table:table-cell>
          <table:table-cell office:value-type="float" office:value="43.572551">
            <text:p>43.5726</text:p>
          </table:table-cell>
          <table:table-cell office:value-type="float" office:value="46.360436">
            <text:p>46.360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5.070489">
            <text:p>25.0705</text:p>
          </table:table-cell>
          <table:table-cell office:value-type="float" office:value="28.619286">
            <text:p>28.6193</text:p>
          </table:table-cell>
          <table:table-cell office:value-type="float" office:value="49.339522">
            <text:p>49.33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.805355">
            <text:p>1.8054</text:p>
          </table:table-cell>
          <table:table-cell office:value-type="float" office:value="25.692556">
            <text:p>25.6926</text:p>
          </table:table-cell>
          <table:table-cell office:value-type="float" office:value="22.380861">
            <text:p>22.380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8.999312">
            <text:p>18.9993</text:p>
          </table:table-cell>
          <table:table-cell office:value-type="float" office:value="42.181914">
            <text:p>42.1819</text:p>
          </table:table-cell>
          <table:table-cell office:value-type="float" office:value="8.2629">
            <text:p>8.262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1.351764">
            <text:p>41.3518</text:p>
          </table:table-cell>
          <table:table-cell office:value-type="float" office:value="17.569184">
            <text:p>17.5692</text:p>
          </table:table-cell>
          <table:table-cell office:value-type="float" office:value="49.128616">
            <text:p>49.128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7.682752">
            <text:p>37.6828</text:p>
          </table:table-cell>
          <table:table-cell office:value-type="float" office:value="6.672893">
            <text:p>6.6729</text:p>
          </table:table-cell>
          <table:table-cell office:value-type="float" office:value="24.212093">
            <text:p>24.212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9.12389">
            <text:p>29.1239</text:p>
          </table:table-cell>
          <table:table-cell office:value-type="float" office:value="9.416176">
            <text:p>9.4162</text:p>
          </table:table-cell>
          <table:table-cell office:value-type="float" office:value="43.762174">
            <text:p>43.762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9.534859">
            <text:p>29.5349</text:p>
          </table:table-cell>
          <table:table-cell office:value-type="float" office:value="28.979338">
            <text:p>28.9793</text:p>
          </table:table-cell>
          <table:table-cell office:value-type="float" office:value="4.903706">
            <text:p>4.903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3.809023">
            <text:p>53.8090</text:p>
          </table:table-cell>
          <table:table-cell office:value-type="float" office:value="12.49801">
            <text:p>12.4980</text:p>
          </table:table-cell>
          <table:table-cell office:value-type="float" office:value="20.650672">
            <text:p>20.650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214434">
            <text:p>36.2144</text:p>
          </table:table-cell>
          <table:table-cell office:value-type="float" office:value="39.670216">
            <text:p>39.6702</text:p>
          </table:table-cell>
          <table:table-cell office:value-type="float" office:value="1.455143">
            <text:p>1.455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.535986">
            <text:p>27.5360</text:p>
          </table:table-cell>
          <table:table-cell office:value-type="float" office:value="19.874691">
            <text:p>19.8747</text:p>
          </table:table-cell>
          <table:table-cell office:value-type="float" office:value="34.443709">
            <text:p>34.443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.533415">
            <text:p>24.5334</text:p>
          </table:table-cell>
          <table:table-cell office:value-type="float" office:value="4.835347">
            <text:p>4.8353</text:p>
          </table:table-cell>
          <table:table-cell office:value-type="float" office:value="1.413977">
            <text:p>1.4140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7.188553">
            <text:p>47.1886</text:p>
          </table:table-cell>
          <table:table-cell office:value-type="float" office:value="26.869425">
            <text:p>26.8694</text:p>
          </table:table-cell>
          <table:table-cell office:value-type="float" office:value="45.753218">
            <text:p>45.753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9.605638">
            <text:p>49.6056</text:p>
          </table:table-cell>
          <table:table-cell office:value-type="float" office:value="9.191557">
            <text:p>9.1916</text:p>
          </table:table-cell>
          <table:table-cell office:value-type="float" office:value="14.375157">
            <text:p>14.375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1.497982">
            <text:p>31.4980</text:p>
          </table:table-cell>
          <table:table-cell office:value-type="float" office:value="47.708489">
            <text:p>47.7085</text:p>
          </table:table-cell>
          <table:table-cell office:value-type="float" office:value="11.434439">
            <text:p>11.434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.925366">
            <text:p>4.9254</text:p>
          </table:table-cell>
          <table:table-cell office:value-type="float" office:value="46.313188">
            <text:p>46.3132</text:p>
          </table:table-cell>
          <table:table-cell office:value-type="float" office:value="33.938641">
            <text:p>33.938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3.717515">
            <text:p>33.7175</text:p>
          </table:table-cell>
          <table:table-cell office:value-type="float" office:value="33.169959">
            <text:p>33.1700</text:p>
          </table:table-cell>
          <table:table-cell office:value-type="float" office:value="0.866066">
            <text:p>0.866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8.764738">
            <text:p>28.7647</text:p>
          </table:table-cell>
          <table:table-cell office:value-type="float" office:value="8.864087">
            <text:p>8.8641</text:p>
          </table:table-cell>
          <table:table-cell office:value-type="float" office:value="26.012632">
            <text:p>26.012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5.562982">
            <text:p>35.5630</text:p>
          </table:table-cell>
          <table:table-cell office:value-type="float" office:value="7.10693">
            <text:p>7.1069</text:p>
          </table:table-cell>
          <table:table-cell office:value-type="float" office:value="40.831745">
            <text:p>40.831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7.167825">
            <text:p>37.1678</text:p>
          </table:table-cell>
          <table:table-cell office:value-type="float" office:value="42.951972">
            <text:p>42.9520</text:p>
          </table:table-cell>
          <table:table-cell office:value-type="float" office:value="31.432783">
            <text:p>31.432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5.634469">
            <text:p>45.6345</text:p>
          </table:table-cell>
          <table:table-cell office:value-type="float" office:value="16.845889">
            <text:p>16.8459</text:p>
          </table:table-cell>
          <table:table-cell office:value-type="float" office:value="43.689576">
            <text:p>43.689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3.367103">
            <text:p>13.3671</text:p>
          </table:table-cell>
          <table:table-cell office:value-type="float" office:value="53.903789">
            <text:p>53.9038</text:p>
          </table:table-cell>
          <table:table-cell office:value-type="float" office:value="40.298881">
            <text:p>40.298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3.143765">
            <text:p>23.1438</text:p>
          </table:table-cell>
          <table:table-cell office:value-type="float" office:value="31.624869">
            <text:p>31.6249</text:p>
          </table:table-cell>
          <table:table-cell office:value-type="float" office:value="14.460617">
            <text:p>14.460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4.789633">
            <text:p>24.7896</text:p>
          </table:table-cell>
          <table:table-cell office:value-type="float" office:value="25.933702">
            <text:p>25.9337</text:p>
          </table:table-cell>
          <table:table-cell office:value-type="float" office:value="18.171503">
            <text:p>18.171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4.832702">
            <text:p>34.8327</text:p>
          </table:table-cell>
          <table:table-cell office:value-type="float" office:value="3.896387">
            <text:p>3.8964</text:p>
          </table:table-cell>
          <table:table-cell office:value-type="float" office:value="6.585203">
            <text:p>6.585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0.007082">
            <text:p>50.0071</text:p>
          </table:table-cell>
          <table:table-cell office:value-type="float" office:value="1.235377">
            <text:p>1.2354</text:p>
          </table:table-cell>
          <table:table-cell office:value-type="float" office:value="49.237534">
            <text:p>49.237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9.951945">
            <text:p>39.9519</text:p>
          </table:table-cell>
          <table:table-cell office:value-type="float" office:value="45.140402">
            <text:p>45.1404</text:p>
          </table:table-cell>
          <table:table-cell office:value-type="float" office:value="37.452042">
            <text:p>37.452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7.124929">
            <text:p>47.1249</text:p>
          </table:table-cell>
          <table:table-cell office:value-type="float" office:value="14.059674">
            <text:p>14.0597</text:p>
          </table:table-cell>
          <table:table-cell office:value-type="float" office:value="50.915032">
            <text:p>50.915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7.974783">
            <text:p>27.9748</text:p>
          </table:table-cell>
          <table:table-cell office:value-type="float" office:value="47.084351">
            <text:p>47.0844</text:p>
          </table:table-cell>
          <table:table-cell office:value-type="float" office:value="2.409281">
            <text:p>2.409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3.145299">
            <text:p>13.1453</text:p>
          </table:table-cell>
          <table:table-cell office:value-type="float" office:value="46.973739">
            <text:p>46.9737</text:p>
          </table:table-cell>
          <table:table-cell office:value-type="float" office:value="44.793445">
            <text:p>44.793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3.915252">
            <text:p>23.9153</text:p>
          </table:table-cell>
          <table:table-cell office:value-type="float" office:value="0.363476">
            <text:p>0.3635</text:p>
          </table:table-cell>
          <table:table-cell office:value-type="float" office:value="12.264888">
            <text:p>12.264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8.448831">
            <text:p>18.4488</text:p>
          </table:table-cell>
          <table:table-cell office:value-type="float" office:value="38.603493">
            <text:p>38.6035</text:p>
          </table:table-cell>
          <table:table-cell office:value-type="float" office:value="34.867923">
            <text:p>34.867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0.848209">
            <text:p>30.8482</text:p>
          </table:table-cell>
          <table:table-cell office:value-type="float" office:value="6.178307">
            <text:p>6.1783</text:p>
          </table:table-cell>
          <table:table-cell office:value-type="float" office:value="12.4412">
            <text:p>12.441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.432735">
            <text:p>3.4327</text:p>
          </table:table-cell>
          <table:table-cell office:value-type="float" office:value="48.297417">
            <text:p>48.2974</text:p>
          </table:table-cell>
          <table:table-cell office:value-type="float" office:value="12.3962">
            <text:p>12.396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8.183381">
            <text:p>8.1834</text:p>
          </table:table-cell>
          <table:table-cell office:value-type="float" office:value="39.671582">
            <text:p>39.6716</text:p>
          </table:table-cell>
          <table:table-cell office:value-type="float" office:value="17.679417">
            <text:p>17.679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6.25574">
            <text:p>6.2557</text:p>
          </table:table-cell>
          <table:table-cell office:value-type="float" office:value="24.079891">
            <text:p>24.0799</text:p>
          </table:table-cell>
          <table:table-cell office:value-type="float" office:value="9.615491">
            <text:p>9.615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8.760224">
            <text:p>48.7602</text:p>
          </table:table-cell>
          <table:table-cell office:value-type="float" office:value="16.959189">
            <text:p>16.9592</text:p>
          </table:table-cell>
          <table:table-cell office:value-type="float" office:value="18.899115">
            <text:p>18.899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449294">
            <text:p>43.4493</text:p>
          </table:table-cell>
          <table:table-cell office:value-type="float" office:value="38.739242">
            <text:p>38.7392</text:p>
          </table:table-cell>
          <table:table-cell office:value-type="float" office:value="6.979489">
            <text:p>6.979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6.247827">
            <text:p>36.2478</text:p>
          </table:table-cell>
          <table:table-cell office:value-type="float" office:value="50.942344">
            <text:p>50.9423</text:p>
          </table:table-cell>
          <table:table-cell office:value-type="float" office:value="35.676937">
            <text:p>35.676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8.998248">
            <text:p>48.9982</text:p>
          </table:table-cell>
          <table:table-cell office:value-type="float" office:value="39.669684">
            <text:p>39.6697</text:p>
          </table:table-cell>
          <table:table-cell office:value-type="float" office:value="11.113867">
            <text:p>11.11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2.966289">
            <text:p>52.9663</text:p>
          </table:table-cell>
          <table:table-cell office:value-type="float" office:value="12.802361">
            <text:p>12.8024</text:p>
          </table:table-cell>
          <table:table-cell office:value-type="float" office:value="27.552547">
            <text:p>27.552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6.511811">
            <text:p>6.5118</text:p>
          </table:table-cell>
          <table:table-cell office:value-type="float" office:value="37.011792">
            <text:p>37.0118</text:p>
          </table:table-cell>
          <table:table-cell office:value-type="float" office:value="55.102253">
            <text:p>55.102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7.557567">
            <text:p>7.5576</text:p>
          </table:table-cell>
          <table:table-cell office:value-type="float" office:value="4.293824">
            <text:p>4.2938</text:p>
          </table:table-cell>
          <table:table-cell office:value-type="float" office:value="50.303605">
            <text:p>50.303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6.587395">
            <text:p>26.5874</text:p>
          </table:table-cell>
          <table:table-cell office:value-type="float" office:value="8.240125">
            <text:p>8.2401</text:p>
          </table:table-cell>
          <table:table-cell office:value-type="float" office:value="32.619453">
            <text:p>32.619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5.484775">
            <text:p>45.4848</text:p>
          </table:table-cell>
          <table:table-cell office:value-type="float" office:value="22.999959">
            <text:p>23.0000</text:p>
          </table:table-cell>
          <table:table-cell office:value-type="float" office:value="16.123754">
            <text:p>16.123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2.270062">
            <text:p>42.2701</text:p>
          </table:table-cell>
          <table:table-cell office:value-type="float" office:value="14.500447">
            <text:p>14.5004</text:p>
          </table:table-cell>
          <table:table-cell office:value-type="float" office:value="30.580651">
            <text:p>30.580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.102204">
            <text:p>4.1022</text:p>
          </table:table-cell>
          <table:table-cell office:value-type="float" office:value="11.71416">
            <text:p>11.7142</text:p>
          </table:table-cell>
          <table:table-cell office:value-type="float" office:value="16.25867">
            <text:p>16.258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5.846103">
            <text:p>15.8461</text:p>
          </table:table-cell>
          <table:table-cell office:value-type="float" office:value="51.873522">
            <text:p>51.8735</text:p>
          </table:table-cell>
          <table:table-cell office:value-type="float" office:value="7.546369">
            <text:p>7.546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3.144034">
            <text:p>53.1440</text:p>
          </table:table-cell>
          <table:table-cell office:value-type="float" office:value="28.577178">
            <text:p>28.5772</text:p>
          </table:table-cell>
          <table:table-cell office:value-type="float" office:value="55.227758">
            <text:p>55.227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4.488338">
            <text:p>24.4883</text:p>
          </table:table-cell>
          <table:table-cell office:value-type="float" office:value="38.251061">
            <text:p>38.2511</text:p>
          </table:table-cell>
          <table:table-cell office:value-type="float" office:value="11.737844">
            <text:p>11.737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2.119383">
            <text:p>42.1194</text:p>
          </table:table-cell>
          <table:table-cell office:value-type="float" office:value="33.318754">
            <text:p>33.3188</text:p>
          </table:table-cell>
          <table:table-cell office:value-type="float" office:value="37.94854">
            <text:p>37.948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9.473006">
            <text:p>49.4730</text:p>
          </table:table-cell>
          <table:table-cell office:value-type="float" office:value="41.951152">
            <text:p>41.9512</text:p>
          </table:table-cell>
          <table:table-cell office:value-type="float" office:value="4.254281">
            <text:p>4.254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2.712382">
            <text:p>12.7124</text:p>
          </table:table-cell>
          <table:table-cell office:value-type="float" office:value="11.15384">
            <text:p>11.1538</text:p>
          </table:table-cell>
          <table:table-cell office:value-type="float" office:value="5.872157">
            <text:p>5.872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5.075998">
            <text:p>55.0760</text:p>
          </table:table-cell>
          <table:table-cell office:value-type="float" office:value="43.452389">
            <text:p>43.4524</text:p>
          </table:table-cell>
          <table:table-cell office:value-type="float" office:value="37.784546">
            <text:p>37.784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0.52935">
            <text:p>10.5294</text:p>
          </table:table-cell>
          <table:table-cell office:value-type="float" office:value="32.353783">
            <text:p>32.3538</text:p>
          </table:table-cell>
          <table:table-cell office:value-type="float" office:value="2.845423">
            <text:p>2.845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8.986494">
            <text:p>38.9865</text:p>
          </table:table-cell>
          <table:table-cell office:value-type="float" office:value="42.350182">
            <text:p>42.3502</text:p>
          </table:table-cell>
          <table:table-cell office:value-type="float" office:value="17.346937">
            <text:p>17.3469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50.731193">
            <text:p>50.7312</text:p>
          </table:table-cell>
          <table:table-cell office:value-type="float" office:value="52.002831">
            <text:p>52.0028</text:p>
          </table:table-cell>
          <table:table-cell office:value-type="float" office:value="2.692651">
            <text:p>2.692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2.525521">
            <text:p>52.5255</text:p>
          </table:table-cell>
          <table:table-cell office:value-type="float" office:value="37.440815">
            <text:p>37.4408</text:p>
          </table:table-cell>
          <table:table-cell office:value-type="float" office:value="46.627509">
            <text:p>46.627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7.448736">
            <text:p>7.4487</text:p>
          </table:table-cell>
          <table:table-cell office:value-type="float" office:value="21.572708">
            <text:p>21.5727</text:p>
          </table:table-cell>
          <table:table-cell office:value-type="float" office:value="22.5928">
            <text:p>22.592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2.025391">
            <text:p>12.0254</text:p>
          </table:table-cell>
          <table:table-cell office:value-type="float" office:value="6.591319">
            <text:p>6.5913</text:p>
          </table:table-cell>
          <table:table-cell office:value-type="float" office:value="11.116469">
            <text:p>11.116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0.987622">
            <text:p>0.9876</text:p>
          </table:table-cell>
          <table:table-cell office:value-type="float" office:value="54.740645">
            <text:p>54.7406</text:p>
          </table:table-cell>
          <table:table-cell office:value-type="float" office:value="46.418552">
            <text:p>46.418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51.601338">
            <text:p>51.6013</text:p>
          </table:table-cell>
          <table:table-cell office:value-type="float" office:value="21.806778">
            <text:p>21.8068</text:p>
          </table:table-cell>
          <table:table-cell office:value-type="float" office:value="54.774885">
            <text:p>54.774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6.710171">
            <text:p>46.7102</text:p>
          </table:table-cell>
          <table:table-cell office:value-type="float" office:value="32.63625">
            <text:p>32.6363</text:p>
          </table:table-cell>
          <table:table-cell office:value-type="float" office:value="0.202009">
            <text:p>0.202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0.342158">
            <text:p>0.3422</text:p>
          </table:table-cell>
          <table:table-cell office:value-type="float" office:value="21.353773">
            <text:p>21.3538</text:p>
          </table:table-cell>
          <table:table-cell office:value-type="float" office:value="12.137821">
            <text:p>12.1378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3.476183">
            <text:p>43.4762</text:p>
          </table:table-cell>
          <table:table-cell office:value-type="float" office:value="45.927996">
            <text:p>45.9280</text:p>
          </table:table-cell>
          <table:table-cell office:value-type="float" office:value="31.487812">
            <text:p>31.487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7.058965">
            <text:p>7.0590</text:p>
          </table:table-cell>
          <table:table-cell office:value-type="float" office:value="11.323137">
            <text:p>11.3231</text:p>
          </table:table-cell>
          <table:table-cell office:value-type="float" office:value="9.969425">
            <text:p>9.969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9.492599">
            <text:p>9.4926</text:p>
          </table:table-cell>
          <table:table-cell office:value-type="float" office:value="31.844223">
            <text:p>31.8442</text:p>
          </table:table-cell>
          <table:table-cell office:value-type="float" office:value="51.501481">
            <text:p>51.5015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3.48584">
            <text:p>53.4858</text:p>
          </table:table-cell>
          <table:table-cell office:value-type="float" office:value="14.993002">
            <text:p>14.9930</text:p>
          </table:table-cell>
          <table:table-cell office:value-type="float" office:value="14.14677">
            <text:p>14.146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3.887341">
            <text:p>13.8873</text:p>
          </table:table-cell>
          <table:table-cell office:value-type="float" office:value="39.43801">
            <text:p>39.4380</text:p>
          </table:table-cell>
          <table:table-cell office:value-type="float" office:value="13.686046">
            <text:p>13.686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2.403974">
            <text:p>22.4040</text:p>
          </table:table-cell>
          <table:table-cell office:value-type="float" office:value="41.948159">
            <text:p>41.9482</text:p>
          </table:table-cell>
          <table:table-cell office:value-type="float" office:value="21.917981">
            <text:p>21.918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5.67947">
            <text:p>15.6795</text:p>
          </table:table-cell>
          <table:table-cell office:value-type="float" office:value="33.961436">
            <text:p>33.9614</text:p>
          </table:table-cell>
          <table:table-cell office:value-type="float" office:value="40.125149">
            <text:p>40.125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.030712">
            <text:p>4.0307</text:p>
          </table:table-cell>
          <table:table-cell office:value-type="float" office:value="16.344857">
            <text:p>16.3449</text:p>
          </table:table-cell>
          <table:table-cell office:value-type="float" office:value="25.689206">
            <text:p>25.689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.435292">
            <text:p>4.4353</text:p>
          </table:table-cell>
          <table:table-cell office:value-type="float" office:value="28.002918">
            <text:p>28.0029</text:p>
          </table:table-cell>
          <table:table-cell office:value-type="float" office:value="48.59389">
            <text:p>48.593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4.111928">
            <text:p>14.1119</text:p>
          </table:table-cell>
          <table:table-cell office:value-type="float" office:value="3.283711">
            <text:p>3.2837</text:p>
          </table:table-cell>
          <table:table-cell office:value-type="float" office:value="30.453772">
            <text:p>30.453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35.794223">
            <text:p>35.7942</text:p>
          </table:table-cell>
          <table:table-cell office:value-type="float" office:value="10.530802">
            <text:p>10.5308</text:p>
          </table:table-cell>
          <table:table-cell office:value-type="float" office:value="54.610725">
            <text:p>54.610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0.382294">
            <text:p>10.3823</text:p>
          </table:table-cell>
          <table:table-cell office:value-type="float" office:value="6.135971">
            <text:p>6.1360</text:p>
          </table:table-cell>
          <table:table-cell office:value-type="float" office:value="1.442809">
            <text:p>1.442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7.873437">
            <text:p>27.8734</text:p>
          </table:table-cell>
          <table:table-cell office:value-type="float" office:value="21.689616">
            <text:p>21.6896</text:p>
          </table:table-cell>
          <table:table-cell office:value-type="float" office:value="23.147239">
            <text:p>23.147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0.271431">
            <text:p>30.2714</text:p>
          </table:table-cell>
          <table:table-cell office:value-type="float" office:value="30.733046">
            <text:p>30.7330</text:p>
          </table:table-cell>
          <table:table-cell office:value-type="float" office:value="45.18225">
            <text:p>45.182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2.183783">
            <text:p>42.1838</text:p>
          </table:table-cell>
          <table:table-cell office:value-type="float" office:value="40.050366">
            <text:p>40.0504</text:p>
          </table:table-cell>
          <table:table-cell office:value-type="float" office:value="27.53223">
            <text:p>27.5322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52.985033">
            <text:p>52.9850</text:p>
          </table:table-cell>
          <table:table-cell office:value-type="float" office:value="10.802331">
            <text:p>10.8023</text:p>
          </table:table-cell>
          <table:table-cell office:value-type="float" office:value="52.880974">
            <text:p>52.881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1.216775">
            <text:p>11.2168</text:p>
          </table:table-cell>
          <table:table-cell office:value-type="float" office:value="29.313275">
            <text:p>29.3133</text:p>
          </table:table-cell>
          <table:table-cell office:value-type="float" office:value="37.43388">
            <text:p>37.433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0.912368">
            <text:p>30.9124</text:p>
          </table:table-cell>
          <table:table-cell office:value-type="float" office:value="40.75794">
            <text:p>40.7579</text:p>
          </table:table-cell>
          <table:table-cell office:value-type="float" office:value="10.773903">
            <text:p>10.7739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5.627877">
            <text:p>15.6279</text:p>
          </table:table-cell>
          <table:table-cell office:value-type="float" office:value="51.946846">
            <text:p>51.9468</text:p>
          </table:table-cell>
          <table:table-cell office:value-type="float" office:value="15.907227">
            <text:p>15.907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.152431">
            <text:p>2.1524</text:p>
          </table:table-cell>
          <table:table-cell office:value-type="float" office:value="41.788264">
            <text:p>41.7883</text:p>
          </table:table-cell>
          <table:table-cell office:value-type="float" office:value="14.646923">
            <text:p>14.6469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0.603747">
            <text:p>50.6037</text:p>
          </table:table-cell>
          <table:table-cell office:value-type="float" office:value="38.415695">
            <text:p>38.4157</text:p>
          </table:table-cell>
          <table:table-cell office:value-type="float" office:value="23.80392">
            <text:p>23.803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44.239586">
            <text:p>44.2396</text:p>
          </table:table-cell>
          <table:table-cell office:value-type="float" office:value="8.885399">
            <text:p>8.8854</text:p>
          </table:table-cell>
          <table:table-cell office:value-type="float" office:value="9.913534">
            <text:p>9.913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83236">
            <text:p>25.8324</text:p>
          </table:table-cell>
          <table:table-cell office:value-type="float" office:value="44.895957">
            <text:p>44.8960</text:p>
          </table:table-cell>
          <table:table-cell office:value-type="float" office:value="28.293585">
            <text:p>28.293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2.532119">
            <text:p>12.5321</text:p>
          </table:table-cell>
          <table:table-cell office:value-type="float" office:value="14.786365">
            <text:p>14.7864</text:p>
          </table:table-cell>
          <table:table-cell office:value-type="float" office:value="12.554013">
            <text:p>12.554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2.10871">
            <text:p>42.1087</text:p>
          </table:table-cell>
          <table:table-cell office:value-type="float" office:value="18.508776">
            <text:p>18.5088</text:p>
          </table:table-cell>
          <table:table-cell office:value-type="float" office:value="20.236239">
            <text:p>20.236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5.276903">
            <text:p>45.2769</text:p>
          </table:table-cell>
          <table:table-cell office:value-type="float" office:value="49.415573">
            <text:p>49.4156</text:p>
          </table:table-cell>
          <table:table-cell office:value-type="float" office:value="39.152374">
            <text:p>39.152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5.025778">
            <text:p>5.0258</text:p>
          </table:table-cell>
          <table:table-cell office:value-type="float" office:value="3.26126">
            <text:p>3.2613</text:p>
          </table:table-cell>
          <table:table-cell office:value-type="float" office:value="21.300803">
            <text:p>21.3008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2.89589">
            <text:p>42.8959</text:p>
          </table:table-cell>
          <table:table-cell office:value-type="float" office:value="27.738306">
            <text:p>27.7383</text:p>
          </table:table-cell>
          <table:table-cell office:value-type="float" office:value="3.387077">
            <text:p>3.387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54.221633">
            <text:p>54.2216</text:p>
          </table:table-cell>
          <table:table-cell office:value-type="float" office:value="0.545107">
            <text:p>0.5451</text:p>
          </table:table-cell>
          <table:table-cell office:value-type="float" office:value="39.833626">
            <text:p>39.8336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0.530461">
            <text:p>20.5305</text:p>
          </table:table-cell>
          <table:table-cell office:value-type="float" office:value="0.779827">
            <text:p>0.7798</text:p>
          </table:table-cell>
          <table:table-cell office:value-type="float" office:value="28.712993">
            <text:p>28.713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0.254884">
            <text:p>0.2549</text:p>
          </table:table-cell>
          <table:table-cell office:value-type="float" office:value="38.123041">
            <text:p>38.1230</text:p>
          </table:table-cell>
          <table:table-cell office:value-type="float" office:value="9.003601">
            <text:p>9.003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5.241387">
            <text:p>15.2414</text:p>
          </table:table-cell>
          <table:table-cell office:value-type="float" office:value="48.577854">
            <text:p>48.5779</text:p>
          </table:table-cell>
          <table:table-cell office:value-type="float" office:value="36.189121">
            <text:p>36.189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896791">
            <text:p>21.8968</text:p>
          </table:table-cell>
          <table:table-cell office:value-type="float" office:value="14.676648">
            <text:p>14.6766</text:p>
          </table:table-cell>
          <table:table-cell office:value-type="float" office:value="33.232095">
            <text:p>33.232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54.003696">
            <text:p>54.0037</text:p>
          </table:table-cell>
          <table:table-cell office:value-type="float" office:value="30.588507">
            <text:p>30.5885</text:p>
          </table:table-cell>
          <table:table-cell office:value-type="float" office:value="44.038348">
            <text:p>44.038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.768064">
            <text:p>3.7681</text:p>
          </table:table-cell>
          <table:table-cell office:value-type="float" office:value="22.746581">
            <text:p>22.7466</text:p>
          </table:table-cell>
          <table:table-cell office:value-type="float" office:value="28.407051">
            <text:p>28.407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1.940208">
            <text:p>21.9402</text:p>
          </table:table-cell>
          <table:table-cell office:value-type="float" office:value="6.091581">
            <text:p>6.0916</text:p>
          </table:table-cell>
          <table:table-cell office:value-type="float" office:value="8.86616">
            <text:p>8.866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7.294534">
            <text:p>17.2945</text:p>
          </table:table-cell>
          <table:table-cell office:value-type="float" office:value="16.037211">
            <text:p>16.0372</text:p>
          </table:table-cell>
          <table:table-cell office:value-type="float" office:value="3.924822">
            <text:p>3.924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9.384924">
            <text:p>29.3849</text:p>
          </table:table-cell>
          <table:table-cell office:value-type="float" office:value="5.195778">
            <text:p>5.1958</text:p>
          </table:table-cell>
          <table:table-cell office:value-type="float" office:value="38.228286">
            <text:p>38.228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9.30906">
            <text:p>39.3091</text:p>
          </table:table-cell>
          <table:table-cell office:value-type="float" office:value="19.373068">
            <text:p>19.3731</text:p>
          </table:table-cell>
          <table:table-cell office:value-type="float" office:value="26.565516">
            <text:p>26.565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1.185431">
            <text:p>41.1854</text:p>
          </table:table-cell>
          <table:table-cell office:value-type="float" office:value="32.579241">
            <text:p>32.5792</text:p>
          </table:table-cell>
          <table:table-cell office:value-type="float" office:value="9.398367">
            <text:p>9.398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661023">
            <text:p>25.6610</text:p>
          </table:table-cell>
          <table:table-cell office:value-type="float" office:value="23.333446">
            <text:p>23.3334</text:p>
          </table:table-cell>
          <table:table-cell office:value-type="float" office:value="6.252595">
            <text:p>6.252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6.893642">
            <text:p>26.8936</text:p>
          </table:table-cell>
          <table:table-cell office:value-type="float" office:value="24.845113">
            <text:p>24.8451</text:p>
          </table:table-cell>
          <table:table-cell office:value-type="float" office:value="55.098773">
            <text:p>55.098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4.7638">
            <text:p>14.7638</text:p>
          </table:table-cell>
          <table:table-cell office:value-type="float" office:value="46.164795">
            <text:p>46.1648</text:p>
          </table:table-cell>
          <table:table-cell office:value-type="float" office:value="12.094117">
            <text:p>12.094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4.359878">
            <text:p>44.3599</text:p>
          </table:table-cell>
          <table:table-cell office:value-type="float" office:value="41.159614">
            <text:p>41.1596</text:p>
          </table:table-cell>
          <table:table-cell office:value-type="float" office:value="41.11912">
            <text:p>41.119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0.002216">
            <text:p>20.0022</text:p>
          </table:table-cell>
          <table:table-cell office:value-type="float" office:value="42.592754">
            <text:p>42.5928</text:p>
          </table:table-cell>
          <table:table-cell office:value-type="float" office:value="15.155023">
            <text:p>15.155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8.967289">
            <text:p>38.9673</text:p>
          </table:table-cell>
          <table:table-cell office:value-type="float" office:value="1.043222">
            <text:p>1.0432</text:p>
          </table:table-cell>
          <table:table-cell office:value-type="float" office:value="28.763258">
            <text:p>28.7633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4.191809">
            <text:p>44.1918</text:p>
          </table:table-cell>
          <table:table-cell office:value-type="float" office:value="16.787239">
            <text:p>16.7872</text:p>
          </table:table-cell>
          <table:table-cell office:value-type="float" office:value="36.872337">
            <text:p>36.8723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47.163266">
            <text:p>47.1633</text:p>
          </table:table-cell>
          <table:table-cell office:value-type="float" office:value="7.55104">
            <text:p>7.5510</text:p>
          </table:table-cell>
          <table:table-cell office:value-type="float" office:value="48.301272">
            <text:p>48.301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3.707936">
            <text:p>33.7079</text:p>
          </table:table-cell>
          <table:table-cell office:value-type="float" office:value="44.67308">
            <text:p>44.6731</text:p>
          </table:table-cell>
          <table:table-cell office:value-type="float" office:value="5.583785">
            <text:p>5.583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2.326764">
            <text:p>12.3268</text:p>
          </table:table-cell>
          <table:table-cell office:value-type="float" office:value="35.681267">
            <text:p>35.6813</text:p>
          </table:table-cell>
          <table:table-cell office:value-type="float" office:value="46.398174">
            <text:p>46.3982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22.312498">
            <text:p>22.3125</text:p>
          </table:table-cell>
          <table:table-cell office:value-type="float" office:value="14.40626">
            <text:p>14.4063</text:p>
          </table:table-cell>
          <table:table-cell office:value-type="float" office:value="15.049678">
            <text:p>15.049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8.604768">
            <text:p>8.6048</text:p>
          </table:table-cell>
          <table:table-cell office:value-type="float" office:value="29.377653">
            <text:p>29.3777</text:p>
          </table:table-cell>
          <table:table-cell office:value-type="float" office:value="13.949806">
            <text:p>13.949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1.206548">
            <text:p>21.2065</text:p>
          </table:table-cell>
          <table:table-cell office:value-type="float" office:value="6.979249">
            <text:p>6.9792</text:p>
          </table:table-cell>
          <table:table-cell office:value-type="float" office:value="51.233092">
            <text:p>51.233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.818963">
            <text:p>1.8190</text:p>
          </table:table-cell>
          <table:table-cell office:value-type="float" office:value="42.278057">
            <text:p>42.2781</text:p>
          </table:table-cell>
          <table:table-cell office:value-type="float" office:value="44.369378">
            <text:p>44.369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0.947946">
            <text:p>30.9479</text:p>
          </table:table-cell>
          <table:table-cell office:value-type="float" office:value="27.359261">
            <text:p>27.3593</text:p>
          </table:table-cell>
          <table:table-cell office:value-type="float" office:value="39.117296">
            <text:p>39.117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47.122431">
            <text:p>47.1224</text:p>
          </table:table-cell>
          <table:table-cell office:value-type="float" office:value="10.471712">
            <text:p>10.4717</text:p>
          </table:table-cell>
          <table:table-cell office:value-type="float" office:value="20.873206">
            <text:p>20.873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1.412967">
            <text:p>41.4130</text:p>
          </table:table-cell>
          <table:table-cell office:value-type="float" office:value="19.618935">
            <text:p>19.6189</text:p>
          </table:table-cell>
          <table:table-cell office:value-type="float" office:value="11.58194">
            <text:p>11.581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6.227558">
            <text:p>36.2276</text:p>
          </table:table-cell>
          <table:table-cell office:value-type="float" office:value="48.964564">
            <text:p>48.9646</text:p>
          </table:table-cell>
          <table:table-cell office:value-type="float" office:value="0.686757">
            <text:p>0.6868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25.338978">
            <text:p>25.3390</text:p>
          </table:table-cell>
          <table:table-cell office:value-type="float" office:value="37.616569">
            <text:p>37.6166</text:p>
          </table:table-cell>
          <table:table-cell office:value-type="float" office:value="34.361311">
            <text:p>34.3613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460258">
            <text:p>10.4603</text:p>
          </table:table-cell>
          <table:table-cell office:value-type="float" office:value="0.644486">
            <text:p>0.6445</text:p>
          </table:table-cell>
          <table:table-cell office:value-type="float" office:value="5.737135">
            <text:p>5.737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.651398">
            <text:p>2.6514</text:p>
          </table:table-cell>
          <table:table-cell office:value-type="float" office:value="17.94533">
            <text:p>17.9453</text:p>
          </table:table-cell>
          <table:table-cell office:value-type="float" office:value="19.034668">
            <text:p>19.034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8.97163">
            <text:p>18.9716</text:p>
          </table:table-cell>
          <table:table-cell office:value-type="float" office:value="37.023304">
            <text:p>37.0233</text:p>
          </table:table-cell>
          <table:table-cell office:value-type="float" office:value="47.865838">
            <text:p>47.865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8.490486">
            <text:p>28.4905</text:p>
          </table:table-cell>
          <table:table-cell office:value-type="float" office:value="8.035366">
            <text:p>8.0354</text:p>
          </table:table-cell>
          <table:table-cell office:value-type="float" office:value="50.593014">
            <text:p>50.593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24.67732">
            <text:p>24.6773</text:p>
          </table:table-cell>
          <table:table-cell office:value-type="float" office:value="19.460266">
            <text:p>19.4603</text:p>
          </table:table-cell>
          <table:table-cell office:value-type="float" office:value="50.05315">
            <text:p>50.053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149316">
            <text:p>10.1493</text:p>
          </table:table-cell>
          <table:table-cell office:value-type="float" office:value="54.332563">
            <text:p>54.3326</text:p>
          </table:table-cell>
          <table:table-cell office:value-type="float" office:value="19.532937">
            <text:p>19.5329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6.490814">
            <text:p>6.4908</text:p>
          </table:table-cell>
          <table:table-cell office:value-type="float" office:value="46.826433">
            <text:p>46.8264</text:p>
          </table:table-cell>
          <table:table-cell office:value-type="float" office:value="46.838743">
            <text:p>46.838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6.00095">
            <text:p>16.0010</text:p>
          </table:table-cell>
          <table:table-cell office:value-type="float" office:value="29.998503">
            <text:p>29.9985</text:p>
          </table:table-cell>
          <table:table-cell office:value-type="float" office:value="6.458692">
            <text:p>6.4587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37.548178">
            <text:p>37.5482</text:p>
          </table:table-cell>
          <table:table-cell office:value-type="float" office:value="0.406158">
            <text:p>0.4062</text:p>
          </table:table-cell>
          <table:table-cell office:value-type="float" office:value="1.179907">
            <text:p>1.1799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41.264201">
            <text:p>41.2642</text:p>
          </table:table-cell>
          <table:table-cell office:value-type="float" office:value="24.534447">
            <text:p>24.5344</text:p>
          </table:table-cell>
          <table:table-cell office:value-type="float" office:value="48.646032">
            <text:p>48.646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742835">
            <text:p>10.7428</text:p>
          </table:table-cell>
          <table:table-cell office:value-type="float" office:value="42.511293">
            <text:p>42.5113</text:p>
          </table:table-cell>
          <table:table-cell office:value-type="float" office:value="55.354685">
            <text:p>55.354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4.227234">
            <text:p>14.2272</text:p>
          </table:table-cell>
          <table:table-cell office:value-type="float" office:value="44.197466">
            <text:p>44.1975</text:p>
          </table:table-cell>
          <table:table-cell office:value-type="float" office:value="18.783429">
            <text:p>18.783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28.970978">
            <text:p>28.9710</text:p>
          </table:table-cell>
          <table:table-cell office:value-type="float" office:value="53.961557">
            <text:p>53.9616</text:p>
          </table:table-cell>
          <table:table-cell office:value-type="float" office:value="1.63639">
            <text:p>1.6364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913608">
            <text:p>26.9136</text:p>
          </table:table-cell>
          <table:table-cell office:value-type="float" office:value="43.193079">
            <text:p>43.1931</text:p>
          </table:table-cell>
          <table:table-cell office:value-type="float" office:value="16.017324">
            <text:p>16.017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5.683511">
            <text:p>25.6835</text:p>
          </table:table-cell>
          <table:table-cell office:value-type="float" office:value="14.939757">
            <text:p>14.9398</text:p>
          </table:table-cell>
          <table:table-cell office:value-type="float" office:value="23.612834">
            <text:p>23.6128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0.69845">
            <text:p>10.6985</text:p>
          </table:table-cell>
          <table:table-cell office:value-type="float" office:value="23.601648">
            <text:p>23.6016</text:p>
          </table:table-cell>
          <table:table-cell office:value-type="float" office:value="28.409932">
            <text:p>28.4099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26.604253">
            <text:p>26.6043</text:p>
          </table:table-cell>
          <table:table-cell office:value-type="float" office:value="54.993316">
            <text:p>54.9933</text:p>
          </table:table-cell>
          <table:table-cell office:value-type="float" office:value="41.321072">
            <text:p>41.321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35.978799">
            <text:p>35.9788</text:p>
          </table:table-cell>
          <table:table-cell office:value-type="float" office:value="36.242253">
            <text:p>36.2423</text:p>
          </table:table-cell>
          <table:table-cell office:value-type="float" office:value="29.914638">
            <text:p>29.914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33.648613">
            <text:p>33.6486</text:p>
          </table:table-cell>
          <table:table-cell office:value-type="float" office:value="24.205091">
            <text:p>24.2051</text:p>
          </table:table-cell>
          <table:table-cell office:value-type="float" office:value="1.271682">
            <text:p>1.2717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 table:number-rows-repeated="10479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ftware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9" table:default-cell-style-name="Default"/>
        <table:table-row table:style-name="ro1">
          <table:table-cell table:style-name="ce1" office:value-type="string">
            <text:p>Property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Full Name</text:p>
          </table:table-cell>
          <table:table-cell table:style-name="ce1" office:value-type="string">
            <text:p>Web reference</text:p>
          </table:table-cell>
          <table:table-cell table:style-name="ce1" table:number-columns-repeated="1019"/>
        </table:table-row>
        <table:table-row table:style-name="ro2">
          <table:table-cell table:style-name="ce9" office:value-type="string">
            <text:p>Sphere pack generation</text:p>
          </table:table-cell>
          <table:table-cell table:style-name="ce9" office:value-type="string">
            <text:p>Stanford U</text:p>
          </table:table-cell>
          <table:table-cell table:style-name="ce9" office:value-type="string">
            <text:p>GD</text:p>
          </table:table-cell>
          <table:table-cell table:style-name="ce9" office:value-type="string">
            <text:p>Granular dynamics solver</text:p>
          </table:table-cell>
          <table:table-cell table:style-name="ce9" office:value-type="string">
            <text:p>srb.stanford.edu/</text:p>
          </table:table-cell>
          <table:table-cell table:style-name="ce9" table:number-columns-repeated="1019"/>
        </table:table-row>
        <table:table-row table:style-name="ro4">
          <table:table-cell office:value-type="string">
            <text:p>Elastic moduli</text:p>
          </table:table-cell>
          <table:table-cell office:value-type="string">
            <text:p>Fraunhofer ITWM / M2M</text:p>
          </table:table-cell>
          <table:table-cell office:value-type="string">
            <text:p>L-S</text:p>
          </table:table-cell>
          <table:table-cell office:value-type="string">
            <text:p>Lippmann-Schwinger solver</text:p>
          </table:table-cell>
          <table:table-cell office:value-type="string">
            <text:p>www.geodict.com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ongju U</text:p>
          </table:table-cell>
          <table:table-cell office:value-type="string">
            <text:p>FEM-C</text:p>
          </table:table-cell>
          <table:table-cell office:value-type="string">
            <text:p>NIST finite-element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tanford U</text:p>
          </table:table-cell>
          <table:table-cell office:value-type="string">
            <text:p>FEM-F</text:p>
          </table:table-cell>
          <table:table-cell office:value-type="string">
            <text:p>NIST finite-element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ETH Zürich</text:p>
          </table:table-cell>
          <table:table-cell office:value-type="string">
            <text:p>FDM-dynamic</text:p>
          </table:table-cell>
          <table:table-cell office:value-type="string">
            <text:p>Dynamic pulse propagtion finite-difference solver</text:p>
          </table:table-cell>
          <table:table-cell office:value-type="string">
            <text:p>www.rockphysics.ethz.ch/</text:p>
          </table:table-cell>
          <table:table-cell table:number-columns-repeated="1019"/>
        </table:table-row>
        <table:table-row table:style-name="ro4">
          <table:table-cell office:value-type="string">
            <text:p>Permeability</text:p>
          </table:table-cell>
          <table:table-cell office:value-type="string">
            <text:p>Fraunhofer ITWM / M2M</text:p>
          </table:table-cell>
          <table:table-cell office:value-type="string">
            <text:p>EJ Stokes</text:p>
          </table:table-cell>
          <table:table-cell office:value-type="string">
            <text:p>Explicit-jump immersed interface Stokes solver</text:p>
          </table:table-cell>
          <table:table-cell office:value-type="string">
            <text:p>www.geodict.com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ongju U</text:p>
          </table:table-cell>
          <table:table-cell office:value-type="string">
            <text:p>LBM</text:p>
          </table:table-cell>
          <table:table-cell office:value-type="string">
            <text:p>Lattice-Boltzmann method</text:p>
          </table:table-cell>
          <table:table-cell office:value-type="string">
            <text:p>krp.kongju.ac.kr/</text:p>
          </table:table-cell>
          <table:table-cell table:number-columns-repeated="1019"/>
        </table:table-row>
        <table:table-row table:style-name="ro4">
          <table:table-cell office:value-type="string">
            <text:p>Formation factor</text:p>
          </table:table-cell>
          <table:table-cell office:value-type="string">
            <text:p>Fraunhofer ITWM / M2M</text:p>
          </table:table-cell>
          <table:table-cell office:value-type="string">
            <text:p>EJ Diffusion</text:p>
          </table:table-cell>
          <table:table-cell office:value-type="string">
            <text:p>Explicit-jump immersed interface diffusion solver</text:p>
          </table:table-cell>
          <table:table-cell office:value-type="string">
            <text:p>www.geodict.com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ongju U</text:p>
          </table:table-cell>
          <table:table-cell office:value-type="string">
            <text:p>FEM-C</text:p>
          </table:table-cell>
          <table:table-cell office:value-type="string">
            <text:p>NIST finite-element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tanford U</text:p>
          </table:table-cell>
          <table:table-cell office:value-type="string">
            <text:p>FEM-F</text:p>
          </table:table-cell>
          <table:table-cell office:value-type="string">
            <text:p>NIST finite-element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ExxonMobil Upstream</text:p>
          </table:table-cell>
          <table:table-cell office:value-type="string">
            <text:p>FDM</text:p>
          </table:table-cell>
          <table:table-cell office:value-type="string">
            <text:p>NIST finite-difference solver</text:p>
          </table:table-cell>
          <table:table-cell office:value-type="string">
            <text:p>www.nist.gov/</text:p>
          </table:table-cell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1 Porosity" table:style-name="ta4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21" table:default-cell-style-name="Default"/>
        <table:table-row table:style-name="ro4">
          <table:table-cell table:style-name="ce1" office:value-type="string">
            <text:p>Segmentation </text:p>
          </table:table-cell>
          <table:table-cell table:style-name="ce1" office:value-type="string">
            <text:p> Berea</text:p>
          </table:table-cell>
          <table:table-cell table:style-name="ce1" office:value-type="string">
            <text:p>Carbonate</text:p>
          </table:table-cell>
          <table:table-cell table:number-columns-repeated="1021"/>
        </table:table-row>
        <table:table-row table:style-name="ro1">
          <table:table-cell office:value-type="string">
            <text:p>KJ</text:p>
          </table:table-cell>
          <table:table-cell table:number-columns-repeated="2" table:style-name="ce11" office:value-type="float" office:value="0.195">
            <text:p>0.195</text:p>
          </table:table-cell>
          <table:table-cell table:number-columns-repeated="1021"/>
        </table:table-row>
        <table:table-row table:style-name="ro1">
          <table:table-cell office:value-type="string">
            <text:p>SU</text:p>
          </table:table-cell>
          <table:table-cell table:style-name="ce11" office:value-type="float" office:value="0.209">
            <text:p>0.209</text:p>
          </table:table-cell>
          <table:table-cell table:style-name="ce11" office:value-type="float" office:value="0.271">
            <text:p>0.271</text:p>
          </table:table-cell>
          <table:table-cell table:number-columns-repeated="1021"/>
        </table:table-row>
        <table:table-row table:style-name="ro1">
          <table:table-cell office:value-type="string">
            <text:p>VSG</text:p>
          </table:table-cell>
          <table:table-cell table:style-name="ce11" office:value-type="float" office:value="0.184">
            <text:p>0.184</text:p>
          </table:table-cell>
          <table:table-cell table:style-name="ce11" office:value-type="float" office:value="0.247">
            <text:p>0.247</text:p>
          </table:table-cell>
          <table:table-cell table:number-columns-repeated="1021"/>
        </table:table-row>
        <table:table-row table:style-name="ro4">
          <table:table-cell table:style-name="ce10" office:value-type="string">
            <text:p>Midrange M</text:p>
          </table:table-cell>
          <table:table-cell table:style-name="ce12" table:formula="of:=(MAX([.B2:.B4])+MIN([.B2:.B4]))/2" office:value-type="float" office:value="0.1965">
            <text:p>0.197</text:p>
          </table:table-cell>
          <table:table-cell table:style-name="ce12" table:formula="of:=(MAX([.C2:.C4])+MIN([.C2:.C4]))/2" office:value-type="float" office:value="0.233">
            <text:p>0.233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Range R</text:p>
          </table:table-cell>
          <table:table-cell table:style-name="ce12" table:formula="of:=MAX([.B2:.B4])-MIN([.B2:.B4])" office:value-type="float" office:value="0.025">
            <text:p>0.025</text:p>
          </table:table-cell>
          <table:table-cell table:style-name="ce12" table:formula="of:=MAX([.C2:.C4])-MIN([.C2:.C4])" office:value-type="float" office:value="0.076">
            <text:p>0.076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½ R / M (%)</text:p>
          </table:table-cell>
          <table:table-cell table:style-name="ce12" table:formula="of:=([.B6]/[.B5])*50" office:value-type="float" office:value="6.36132315521628">
            <text:p>6.361</text:p>
          </table:table-cell>
          <table:table-cell table:style-name="ce12" table:formula="of:=([.C6]/[.C5])*50" office:value-type="float" office:value="16.3090128755365">
            <text:p>16.309</text:p>
          </table:table-cell>
          <table:table-cell table:number-columns-repeated="1021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 Minerals" table:style-name="ta5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20" table:default-cell-style-name="Default"/>
        <table:table-row table:style-name="ro4">
          <table:table-cell table:style-name="ce1" office:value-type="string">
            <text:p> </text:p>
          </table:table-cell>
          <table:table-cell table:style-name="ce1" office:value-type="string">
            <text:p>Density (g/cm3)</text:p>
          </table:table-cell>
          <table:table-cell table:style-name="ce1" office:value-type="string">
            <text:p>Bulk modulus (GPa)</text:p>
          </table:table-cell>
          <table:table-cell table:style-name="ce1" office:value-type="string">
            <text:p>Shear modulus (GPa)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Quartz</text:p>
          </table:table-cell>
          <table:table-cell table:style-name="ce13" office:value-type="float" office:value="2.65">
            <text:p>2.65</text:p>
          </table:table-cell>
          <table:table-cell table:style-name="ce14" office:value-type="float" office:value="37">
            <text:p>37.0</text:p>
          </table:table-cell>
          <table:table-cell table:style-name="ce14" office:value-type="float" office:value="44">
            <text:p>44.0</text:p>
          </table:table-cell>
          <table:table-cell table:number-columns-repeated="1020"/>
        </table:table-row>
        <table:table-row table:style-name="ro1">
          <table:table-cell office:value-type="string">
            <text:p>Calcite</text:p>
          </table:table-cell>
          <table:table-cell table:style-name="ce13" office:value-type="float" office:value="2.71">
            <text:p>2.71</text:p>
          </table:table-cell>
          <table:table-cell table:style-name="ce14" office:value-type="float" office:value="68.3">
            <text:p>68.3</text:p>
          </table:table-cell>
          <table:table-cell table:style-name="ce14" office:value-type="float" office:value="28.4">
            <text:p>28.4</text:p>
          </table:table-cell>
          <table:table-cell table:number-columns-repeated="1020"/>
        </table:table-row>
        <table:table-row table:style-name="ro5">
          <table:table-cell office:value-type="string">
            <text:p>Dolomite</text:p>
          </table:table-cell>
          <table:table-cell table:style-name="ce13" office:value-type="float" office:value="2.87">
            <text:p>2.87</text:p>
          </table:table-cell>
          <table:table-cell table:style-name="ce14" office:value-type="float" office:value="94.9">
            <text:p>94.9</text:p>
          </table:table-cell>
          <table:table-cell table:style-name="ce14" office:value-type="float" office:value="45">
            <text:p>45.0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 Overview" table:style-name="ta6">
        <office:forms form:automatic-focus="false" form:apply-design-mode="false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visibility="collapse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visibility="collapse" table:number-columns-repeated="3" table:default-cell-style-name="Default"/>
        <table:table-column table:style-name="co30" table:default-cell-style-name="Default"/>
        <table:table-column table:style-name="co27" table:visibility="collapse" table:number-columns-repeated="3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number-columns-repeated="997" table:default-cell-style-name="Default"/>
        <table:table-row table:style-name="ro4">
          <table:table-cell table:style-name="ce1" office:value-type="string">
            <text:p>Property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Fontaineb.</text:p>
          </table:table-cell>
          <table:table-cell table:style-name="ce1" office:value-type="string">
            <text:p>Berea</text:p>
          </table:table-cell>
          <table:table-cell table:style-name="ce1" office:value-type="string">
            <text:p>Berea</text:p>
          </table:table-cell>
          <table:table-cell table:style-name="ce1" office:value-type="string">
            <text:p>Carb.</text:p>
          </table:table-cell>
          <table:table-cell table:style-name="ce1" office:value-type="string">
            <text:p>Carb.</text:p>
          </table:table-cell>
          <table:table-cell table:style-name="ce1" office:value-type="string">
            <text:p>Spheres</text:p>
          </table:table-cell>
          <table:table-cell table:number-columns-repeated="1016"/>
        </table:table-row>
        <table:table-row table:style-name="ro4">
          <table:table-cell office:value-type="string">
            <text:p>Image size, nx</text:p>
          </table:table-cell>
          <table:table-cell/>
          <table:table-cell office:value-type="float" office:value="288">
            <text:p>288</text:p>
          </table:table-cell>
          <table:table-cell office:value-type="float" office:value="400">
            <text:p>400</text:p>
          </table:table-cell>
          <table:table-cell office:value-type="float" office:value="724">
            <text:p>724</text:p>
          </table:table-cell>
          <table:table-cell office:value-type="float" office:value="400">
            <text:p>400</text:p>
          </table:table-cell>
          <table:table-cell office:value-type="float" office:value="1024">
            <text:p>1024</text:p>
          </table:table-cell>
          <table:table-cell office:value-type="float" office:value="788">
            <text:p>788</text:p>
          </table:table-cell>
          <table:table-cell table:number-columns-repeated="1016"/>
        </table:table-row>
        <table:table-row table:style-name="ro4">
          <table:table-cell office:value-type="string">
            <text:p>Image size, ny</text:p>
          </table:table-cell>
          <table:table-cell/>
          <table:table-cell office:value-type="float" office:value="288">
            <text:p>288</text:p>
          </table:table-cell>
          <table:table-cell office:value-type="float" office:value="400">
            <text:p>400</text:p>
          </table:table-cell>
          <table:table-cell office:value-type="float" office:value="724">
            <text:p>724</text:p>
          </table:table-cell>
          <table:table-cell office:value-type="float" office:value="400">
            <text:p>400</text:p>
          </table:table-cell>
          <table:table-cell office:value-type="float" office:value="1024">
            <text:p>1024</text:p>
          </table:table-cell>
          <table:table-cell office:value-type="float" office:value="791">
            <text:p>791</text:p>
          </table:table-cell>
          <table:table-cell table:number-columns-repeated="1016"/>
        </table:table-row>
        <table:table-row table:style-name="ro4">
          <table:table-cell office:value-type="string">
            <text:p>Image size, nz</text:p>
          </table:table-cell>
          <table:table-cell/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1024">
            <text:p>1024</text:p>
          </table:table-cell>
          <table:table-cell office:value-type="float" office:value="400">
            <text:p>400</text:p>
          </table:table-cell>
          <table:table-cell office:value-type="float" office:value="1024">
            <text:p>1024</text:p>
          </table:table-cell>
          <table:table-cell office:value-type="float" office:value="793">
            <text:p>793</text:p>
          </table:table-cell>
          <table:table-cell table:number-columns-repeated="1016"/>
        </table:table-row>
        <table:table-row table:style-name="ro1">
          <table:table-cell office:value-type="string">
            <text:p>Porosity</text:p>
          </table:table-cell>
          <table:table-cell/>
          <table:table-cell office:value-type="float" office:value="0.147">
            <text:p>0.147</text:p>
          </table:table-cell>
          <table:table-cell table:number-columns-repeated="2" office:value-type="float" office:value="0.184">
            <text:p>0.184</text:p>
          </table:table-cell>
          <table:table-cell table:number-columns-repeated="2" office:value-type="float" office:value="0.247">
            <text:p>0.247</text:p>
          </table:table-cell>
          <table:table-cell office:value-type="float" office:value="0.343">
            <text:p>0.343</text:p>
          </table:table-cell>
          <table:table-cell table:number-columns-repeated="1016"/>
        </table:table-row>
        <table:table-row table:style-name="ro4">
          <table:table-cell office:value-type="string">
            <text:p>Bulk modulus <text:s/>(Gpa)</text:p>
          </table:table-cell>
          <table:table-cell office:value-type="string">
            <text:p>L-S</text:p>
          </table:table-cell>
          <table:table-cell table:style-name="ce15" office:value-type="float" office:value="22.58">
            <text:p>22.6</text:p>
          </table:table-cell>
          <table:table-cell table:style-name="ce15" office:value-type="float" office:value="19.16">
            <text:p>19.2</text:p>
          </table:table-cell>
          <table:table-cell table:style-name="ce15" office:value-type="float" office:value="19.14">
            <text:p>19.1</text:p>
          </table:table-cell>
          <table:table-cell table:style-name="ce15" office:value-type="float" office:value="24.76">
            <text:p>24.8</text:p>
          </table:table-cell>
          <table:table-cell table:style-name="ce15" office:value-type="float" office:value="24.95">
            <text:p>25.0</text:p>
          </table:table-cell>
          <table:table-cell table:style-name="ce15" office:value-type="float" office:value="5">
            <text:p>5.0</text:p>
          </table:table-cell>
          <table:table-cell/>
          <table:table-cell office:value-type="float" office:value="1913.66666666667">
            <text:p>1913.6666666667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EM-C</text:p>
          </table:table-cell>
          <table:table-cell table:style-name="ce15" office:value-type="float" office:value="24.12">
            <text:p>24.1</text:p>
          </table:table-cell>
          <table:table-cell table:style-name="ce15" office:value-type="float" office:value="19.927">
            <text:p>19.9</text:p>
          </table:table-cell>
          <table:table-cell table:style-name="ce15" office:value-type="float" office:value="19.07">
            <text:p>19.1</text:p>
          </table:table-cell>
          <table:table-cell table:style-name="ce15" office:value-type="float" office:value="22.657">
            <text:p>22.7</text:p>
          </table:table-cell>
          <table:table-cell table:style-name="ce15" office:value-type="float" office:value="23.69">
            <text:p>23.7</text:p>
          </table:table-cell>
          <table:table-cell table:style-name="ce15" office:value-type="float" office:value="3.81">
            <text:p>3.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EM-F</text:p>
          </table:table-cell>
          <table:table-cell table:style-name="ce15" office:value-type="float" office:value="24.28">
            <text:p>24.3</text:p>
          </table:table-cell>
          <table:table-cell table:style-name="ce15" office:value-type="float" office:value="20.14">
            <text:p>20.1</text:p>
          </table:table-cell>
          <table:table-cell table:style-name="ce15" office:value-type="float" office:value="20.29">
            <text:p>20.3</text:p>
          </table:table-cell>
          <table:table-cell table:style-name="ce15" office:value-type="float" office:value="22.475">
            <text:p>22.5</text:p>
          </table:table-cell>
          <table:table-cell table:style-name="ce15" office:value-type="float" office:value="22.04">
            <text:p>22.0</text:p>
          </table:table-cell>
          <table:table-cell table:style-name="ce15" office:value-type="float" office:value="3.48">
            <text:p>3.5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FDM-dynamic</text:p>
          </table:table-cell>
          <table:table-cell table:style-name="ce15" office:value-type="float" office:value="23.6">
            <text:p>23.6</text:p>
          </table:table-cell>
          <table:table-cell table:style-name="ce15" office:value-type="float" office:value="18.6">
            <text:p>18.6</text:p>
          </table:table-cell>
          <table:table-cell table:style-name="ce15" office:value-type="float" office:value="19.79">
            <text:p>19.8</text:p>
          </table:table-cell>
          <table:table-cell table:style-name="ce15" office:value-type="float" office:value="17.3">
            <text:p>17.3</text:p>
          </table:table-cell>
          <table:table-cell table:style-name="ce15" office:value-type="float" office:value="21.51">
            <text:p>21.5</text:p>
          </table:table-cell>
          <table:table-cell table:style-name="ce15"/>
          <table:table-cell table:number-columns-repeated="1016"/>
        </table:table-row>
        <table:table-row table:style-name="ro4">
          <table:table-cell/>
          <table:table-cell table:style-name="ce10" office:value-type="string">
            <text:p>Midrange M</text:p>
          </table:table-cell>
          <table:table-cell table:style-name="ce16" table:formula="of:=(MAX([.C6:.C9])+MIN([.C6:.C9]))/2" office:value-type="float" office:value="23.43">
            <text:p>23.4</text:p>
          </table:table-cell>
          <table:table-cell table:style-name="ce16" table:formula="of:=(MAX([.D6:.D9])+MIN([.D6:.D9]))/2" office:value-type="float" office:value="19.37">
            <text:p>19.4</text:p>
          </table:table-cell>
          <table:table-cell table:style-name="ce16" table:formula="of:=(MAX([.E6:.E9])+MIN([.E6:.E9]))/2" office:value-type="float" office:value="19.68">
            <text:p>19.7</text:p>
          </table:table-cell>
          <table:table-cell table:style-name="ce16" table:formula="of:=(MAX([.F6:.F9])+MIN([.F6:.F9]))/2" office:value-type="float" office:value="21.03">
            <text:p>21.0</text:p>
          </table:table-cell>
          <table:table-cell table:style-name="ce16" table:formula="of:=(MAX([.G6:.G9])+MIN([.G6:.G9]))/2" office:value-type="float" office:value="23.23">
            <text:p>23.2</text:p>
          </table:table-cell>
          <table:table-cell table:style-name="ce16" table:formula="of:=(MAX([.H6:.H9])+MIN([.H6:.H9]))/2" office:value-type="float" office:value="4.24">
            <text:p>4.2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>
            <text:p>Range R</text:p>
          </table:table-cell>
          <table:table-cell table:style-name="ce16" table:formula="of:=(MAX([.C6:.C9])-MIN([.C6:.C9]))" office:value-type="float" office:value="1.7">
            <text:p>1.7</text:p>
          </table:table-cell>
          <table:table-cell table:style-name="ce16" table:formula="of:=(MAX([.D6:.D9])-MIN([.D6:.D9]))" office:value-type="float" office:value="1.54">
            <text:p>1.5</text:p>
          </table:table-cell>
          <table:table-cell table:style-name="ce16" table:formula="of:=(MAX([.E6:.E9])-MIN([.E6:.E9]))" office:value-type="float" office:value="1.22">
            <text:p>1.2</text:p>
          </table:table-cell>
          <table:table-cell table:style-name="ce16" table:formula="of:=(MAX([.F6:.F9])-MIN([.F6:.F9]))" office:value-type="float" office:value="7.46">
            <text:p>7.5</text:p>
          </table:table-cell>
          <table:table-cell table:style-name="ce16" table:formula="of:=(MAX([.G6:.G9])-MIN([.G6:.G9]))" office:value-type="float" office:value="3.44">
            <text:p>3.4</text:p>
          </table:table-cell>
          <table:table-cell table:style-name="ce16" table:formula="of:=(MAX([.H6:.H9])-MIN([.H6:.H9]))" office:value-type="float" office:value="1.52">
            <text:p>1.5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>
            <text:p>½ R / M (%)</text:p>
          </table:table-cell>
          <table:table-cell table:style-name="ce16" table:formula="of:=([.C11]/[.C10])*50" office:value-type="float" office:value="3.62782757148955">
            <text:p>3.6</text:p>
          </table:table-cell>
          <table:table-cell table:style-name="ce16" table:formula="of:=([.D11]/[.D10])*50" office:value-type="float" office:value="3.97521941146102">
            <text:p>4.0</text:p>
          </table:table-cell>
          <table:table-cell table:style-name="ce16" table:formula="of:=([.E11]/[.E10])*50" office:value-type="float" office:value="3.09959349593496">
            <text:p>3.1</text:p>
          </table:table-cell>
          <table:table-cell table:style-name="ce16" table:formula="of:=([.F11]/[.F10])*50" office:value-type="float" office:value="17.73656680932">
            <text:p>17.7</text:p>
          </table:table-cell>
          <table:table-cell table:style-name="ce16" table:formula="of:=([.G11]/[.G10])*50" office:value-type="float" office:value="7.40421868273783">
            <text:p>7.4</text:p>
          </table:table-cell>
          <table:table-cell table:style-name="ce16" table:formula="of:=([.H11]/[.H10])*50" office:value-type="float" office:value="17.9245283018868">
            <text:p>17.9</text:p>
          </table:table-cell>
          <table:table-cell table:number-columns-repeated="1016"/>
        </table:table-row>
        <table:table-row table:style-name="ro4">
          <table:table-cell office:value-type="string">
            <text:p>Shear modulus (Gpa)</text:p>
          </table:table-cell>
          <table:table-cell office:value-type="string">
            <text:p>L-S</text:p>
          </table:table-cell>
          <table:table-cell table:style-name="ce15" office:value-type="float" office:value="29.13">
            <text:p>29.1</text:p>
          </table:table-cell>
          <table:table-cell table:style-name="ce15" office:value-type="float" office:value="23.64">
            <text:p>23.6</text:p>
          </table:table-cell>
          <table:table-cell table:style-name="ce15" office:value-type="float" office:value="23.49">
            <text:p>23.5</text:p>
          </table:table-cell>
          <table:table-cell table:style-name="ce15" office:value-type="float" office:value="13.99">
            <text:p>14.0</text:p>
          </table:table-cell>
          <table:table-cell table:style-name="ce15" office:value-type="float" office:value="13.64">
            <text:p>13.6</text:p>
          </table:table-cell>
          <table:table-cell table:style-name="ce15" office:value-type="float" office:value="5.1">
            <text:p>5.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EM-C</text:p>
          </table:table-cell>
          <table:table-cell table:style-name="ce15" office:value-type="float" office:value="26.55">
            <text:p>26.6</text:p>
          </table:table-cell>
          <table:table-cell table:style-name="ce15" office:value-type="float" office:value="20.505">
            <text:p>20.5</text:p>
          </table:table-cell>
          <table:table-cell table:style-name="ce15" office:value-type="float" office:value="19.54">
            <text:p>19.5</text:p>
          </table:table-cell>
          <table:table-cell table:style-name="ce15" office:value-type="float" office:value="12.24">
            <text:p>12.2</text:p>
          </table:table-cell>
          <table:table-cell table:style-name="ce15" office:value-type="float" office:value="13.09">
            <text:p>13.1</text:p>
          </table:table-cell>
          <table:table-cell table:style-name="ce15" office:value-type="float" office:value="4.01">
            <text:p>4.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EM-F</text:p>
          </table:table-cell>
          <table:table-cell table:style-name="ce15" office:value-type="float" office:value="26.61">
            <text:p>26.6</text:p>
          </table:table-cell>
          <table:table-cell table:style-name="ce15" office:value-type="float" office:value="20.66">
            <text:p>20.7</text:p>
          </table:table-cell>
          <table:table-cell table:style-name="ce15" office:value-type="float" office:value="21.14">
            <text:p>21.1</text:p>
          </table:table-cell>
          <table:table-cell table:style-name="ce15" office:value-type="float" office:value="12.558">
            <text:p>12.6</text:p>
          </table:table-cell>
          <table:table-cell table:style-name="ce15" office:value-type="float" office:value="12.42">
            <text:p>12.4</text:p>
          </table:table-cell>
          <table:table-cell table:style-name="ce15" office:value-type="float" office:value="3.72">
            <text:p>3.7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FDM-dynamic</text:p>
          </table:table-cell>
          <table:table-cell table:style-name="ce15" office:value-type="float" office:value="23.5">
            <text:p>23.5</text:p>
          </table:table-cell>
          <table:table-cell table:style-name="ce15" office:value-type="float" office:value="20.6">
            <text:p>20.6</text:p>
          </table:table-cell>
          <table:table-cell table:style-name="ce15" office:value-type="float" office:value="19.87">
            <text:p>19.9</text:p>
          </table:table-cell>
          <table:table-cell table:style-name="ce15" office:value-type="float" office:value="12.3">
            <text:p>12.3</text:p>
          </table:table-cell>
          <table:table-cell table:style-name="ce15" office:value-type="float" office:value="11.46">
            <text:p>11.5</text:p>
          </table:table-cell>
          <table:table-cell table:style-name="ce15"/>
          <table:table-cell table:number-columns-repeated="1016"/>
        </table:table-row>
        <table:table-row table:style-name="ro4">
          <table:table-cell/>
          <table:table-cell table:style-name="ce10" office:value-type="string">
            <text:p>Midrange M</text:p>
          </table:table-cell>
          <table:table-cell table:style-name="ce16" table:formula="of:=(MAX([.C13:.C16])+MIN([.C13:.C16]))/2" office:value-type="float" office:value="26.315">
            <text:p>26.3</text:p>
          </table:table-cell>
          <table:table-cell table:style-name="ce16" table:formula="of:=(MAX([.D13:.D16])+MIN([.D13:.D16]))/2" office:value-type="float" office:value="22.0725">
            <text:p>22.1</text:p>
          </table:table-cell>
          <table:table-cell table:style-name="ce16" table:formula="of:=(MAX([.E13:.E16])+MIN([.E13:.E16]))/2" office:value-type="float" office:value="21.515">
            <text:p>21.5</text:p>
          </table:table-cell>
          <table:table-cell table:style-name="ce16" table:formula="of:=(MAX([.F13:.F16])+MIN([.F13:.F16]))/2" office:value-type="float" office:value="13.115">
            <text:p>13.1</text:p>
          </table:table-cell>
          <table:table-cell table:style-name="ce16" table:formula="of:=(MAX([.G13:.G16])+MIN([.G13:.G16]))/2" office:value-type="float" office:value="12.55">
            <text:p>12.6</text:p>
          </table:table-cell>
          <table:table-cell table:style-name="ce16" table:formula="of:=(MAX([.H13:.H16])+MIN([.H13:.H16]))/2" office:value-type="float" office:value="4.41">
            <text:p>4.4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>
            <text:p>Range R</text:p>
          </table:table-cell>
          <table:table-cell table:style-name="ce16" table:formula="of:=MAX([.C13:.C16])-MIN([.C13:.C16])" office:value-type="float" office:value="5.63">
            <text:p>5.6</text:p>
          </table:table-cell>
          <table:table-cell table:style-name="ce16" table:formula="of:=MAX([.D13:.D16])-MIN([.D13:.D16])" office:value-type="float" office:value="3.135">
            <text:p>3.1</text:p>
          </table:table-cell>
          <table:table-cell table:style-name="ce16" table:formula="of:=MAX([.E13:.E16])-MIN([.E13:.E16])" office:value-type="float" office:value="3.95">
            <text:p>4.0</text:p>
          </table:table-cell>
          <table:table-cell table:style-name="ce16" table:formula="of:=MAX([.F13:.F16])-MIN([.F13:.F16])" office:value-type="float" office:value="1.75">
            <text:p>1.8</text:p>
          </table:table-cell>
          <table:table-cell table:style-name="ce16" table:formula="of:=MAX([.G13:.G16])-MIN([.G13:.G16])" office:value-type="float" office:value="2.18">
            <text:p>2.2</text:p>
          </table:table-cell>
          <table:table-cell table:style-name="ce16" table:formula="of:=MAX([.H13:.H16])-MIN([.H13:.H16])" office:value-type="float" office:value="1.38">
            <text:p>1.4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>
            <text:p>½ R / M (%)</text:p>
          </table:table-cell>
          <table:table-cell table:style-name="ce16" table:formula="of:=([.C18]/[.C17])*50" office:value-type="float" office:value="10.6973209196276">
            <text:p>10.7</text:p>
          </table:table-cell>
          <table:table-cell table:style-name="ce16" table:formula="of:=([.D18]/[.D17])*50" office:value-type="float" office:value="7.1015970098539">
            <text:p>7.1</text:p>
          </table:table-cell>
          <table:table-cell table:style-name="ce16" table:formula="of:=([.E18]/[.E17])*50" office:value-type="float" office:value="9.1796421101557">
            <text:p>9.2</text:p>
          </table:table-cell>
          <table:table-cell table:style-name="ce16" table:formula="of:=([.F18]/[.F17])*50" office:value-type="float" office:value="6.67174990468929">
            <text:p>6.7</text:p>
          </table:table-cell>
          <table:table-cell table:style-name="ce16" table:formula="of:=([.G18]/[.G17])*50" office:value-type="float" office:value="8.68525896414342">
            <text:p>8.7</text:p>
          </table:table-cell>
          <table:table-cell table:style-name="ce16" table:formula="of:=([.H18]/[.H17])*50" office:value-type="float" office:value="15.6462585034014">
            <text:p>15.6</text:p>
          </table:table-cell>
          <table:table-cell table:number-columns-repeated="1016"/>
        </table:table-row>
        <table:table-row table:style-name="ro4">
          <table:table-cell office:value-type="string">
            <text:p>Permeability (mD)</text:p>
          </table:table-cell>
          <table:table-cell office:value-type="string">
            <text:p>EJ Stokes</text:p>
          </table:table-cell>
          <table:table-cell table:style-name="ce8" office:value-type="float" office:value="1913.66666666667">
            <text:p>1914</text:p>
          </table:table-cell>
          <table:table-cell table:style-name="ce8" office:value-type="float" office:value="123.6">
            <text:p>124</text:p>
          </table:table-cell>
          <table:table-cell table:style-name="ce8" office:value-type="float" office:value="138.933333333333">
            <text:p>139</text:p>
          </table:table-cell>
          <table:table-cell table:style-name="ce8" office:value-type="float" office:value="511.7">
            <text:p>512</text:p>
          </table:table-cell>
          <table:table-cell table:style-name="ce8" office:value-type="float" office:value="1705.7">
            <text:p>1706</text:p>
          </table:table-cell>
          <table:table-cell table:style-name="ce8" office:value-type="float" office:value="270220">
            <text:p>27022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BM</text:p>
          </table:table-cell>
          <table:table-cell table:style-name="ce8" office:value-type="float" office:value="1502.63333333333">
            <text:p>1503</text:p>
          </table:table-cell>
          <table:table-cell table:style-name="ce8" office:value-type="float" office:value="113.374">
            <text:p>113</text:p>
          </table:table-cell>
          <table:table-cell table:style-name="ce8" office:value-type="float" office:value="108.766666666667">
            <text:p>109</text:p>
          </table:table-cell>
          <table:table-cell table:style-name="ce8" office:value-type="float" office:value="353.468">
            <text:p>353</text:p>
          </table:table-cell>
          <table:table-cell table:style-name="ce8" office:value-type="float" office:value="772.9">
            <text:p>773</text:p>
          </table:table-cell>
          <table:table-cell table:style-name="ce8" office:value-type="float" office:value="221586.666666667">
            <text:p>221587</text:p>
          </table:table-cell>
          <table:table-cell table:number-columns-repeated="1016"/>
        </table:table-row>
        <table:table-row table:style-name="ro4">
          <table:table-cell/>
          <table:table-cell table:style-name="ce10" office:value-type="string">
            <text:p>Midrange M</text:p>
          </table:table-cell>
          <table:table-cell table:style-name="ce17" table:formula="of:=(MAX([.C20:.C21])+MIN([.C20:.C21]))/2" office:value-type="float" office:value="1708.15">
            <text:p>1708</text:p>
          </table:table-cell>
          <table:table-cell table:style-name="ce17" table:formula="of:=(MAX([.D20:.D21])+MIN([.D20:.D21]))/2" office:value-type="float" office:value="118.487">
            <text:p>118</text:p>
          </table:table-cell>
          <table:table-cell table:style-name="ce17" table:formula="of:=(MAX([.E20:.E21])+MIN([.E20:.E21]))/2" office:value-type="float" office:value="123.85">
            <text:p>124</text:p>
          </table:table-cell>
          <table:table-cell table:style-name="ce17" table:formula="of:=(MAX([.F20:.F21])+MIN([.F20:.F21]))/2" office:value-type="float" office:value="432.584">
            <text:p>433</text:p>
          </table:table-cell>
          <table:table-cell table:style-name="ce17" table:formula="of:=(MAX([.G20:.G21])+MIN([.G20:.G21]))/2" office:value-type="float" office:value="1239.3">
            <text:p>1239</text:p>
          </table:table-cell>
          <table:table-cell table:style-name="ce17" table:formula="of:=(MAX([.H20:.H21])+MIN([.H20:.H21]))/2" office:value-type="float" office:value="245903.333333333">
            <text:p>245903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>
            <text:p>Range R</text:p>
          </table:table-cell>
          <table:table-cell table:style-name="ce17" table:formula="of:=MAX([.C20:.C21])-MIN([.C20:.C21])" office:value-type="float" office:value="411.03333333334">
            <text:p>411</text:p>
          </table:table-cell>
          <table:table-cell table:style-name="ce17" table:formula="of:=MAX([.D20:.D21])-MIN([.D20:.D21])" office:value-type="float" office:value="10.226">
            <text:p>10</text:p>
          </table:table-cell>
          <table:table-cell table:style-name="ce17" table:formula="of:=MAX([.E20:.E21])-MIN([.E20:.E21])" office:value-type="float" office:value="30.166666666666">
            <text:p>30</text:p>
          </table:table-cell>
          <table:table-cell table:style-name="ce17" table:formula="of:=MAX([.F20:.F21])-MIN([.F20:.F21])" office:value-type="float" office:value="158.232">
            <text:p>158</text:p>
          </table:table-cell>
          <table:table-cell table:style-name="ce17" table:formula="of:=MAX([.G20:.G21])-MIN([.G20:.G21])" office:value-type="float" office:value="932.8">
            <text:p>933</text:p>
          </table:table-cell>
          <table:table-cell table:style-name="ce17" table:formula="of:=MAX([.H20:.H21])-MIN([.H20:.H21])" office:value-type="float" office:value="48633.333333333">
            <text:p>48633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>
            <text:p>½ R / M (%)</text:p>
          </table:table-cell>
          <table:table-cell table:style-name="ce16" table:formula="of:=([.C23]/[.C22])*50" office:value-type="float" office:value="12.031535091571">
            <text:p>12.0</text:p>
          </table:table-cell>
          <table:table-cell table:style-name="ce16" table:formula="of:=([.D23]/[.D22])*50" office:value-type="float" office:value="4.31524133449239">
            <text:p>4.3</text:p>
          </table:table-cell>
          <table:table-cell table:style-name="ce16" table:formula="of:=([.E23]/[.E22])*50" office:value-type="float" office:value="12.1787108060824">
            <text:p>12.2</text:p>
          </table:table-cell>
          <table:table-cell table:style-name="ce16" table:formula="of:=([.F23]/[.F22])*50" office:value-type="float" office:value="18.2891646477909">
            <text:p>18.3</text:p>
          </table:table-cell>
          <table:table-cell table:style-name="ce16" table:formula="of:=([.G23]/[.G22])*50" office:value-type="float" office:value="37.6341483095296">
            <text:p>37.6</text:p>
          </table:table-cell>
          <table:table-cell table:style-name="ce16" table:formula="of:=([.H23]/[.H22])*50" office:value-type="float" office:value="9.88870965555563">
            <text:p>9.9</text:p>
          </table:table-cell>
          <table:table-cell table:number-columns-repeated="1016"/>
        </table:table-row>
        <table:table-row table:style-name="ro1">
          <table:table-cell office:value-type="string">
            <text:p>Formation factor</text:p>
          </table:table-cell>
          <table:table-cell office:value-type="string">
            <text:p>EJ Diffusion</text:p>
          </table:table-cell>
          <table:table-cell table:style-name="ce15" office:value-type="float" office:value="41.5577933333333">
            <text:p>41.6</text:p>
          </table:table-cell>
          <table:table-cell table:style-name="ce15" office:value-type="float" office:value="22.518115942029">
            <text:p>22.5</text:p>
          </table:table-cell>
          <table:table-cell table:style-name="ce15" office:value-type="float" office:value="24.7866666666667">
            <text:p>24.8</text:p>
          </table:table-cell>
          <table:table-cell table:style-name="ce15" office:value-type="float" office:value="19.5411605937922">
            <text:p>19.5</text:p>
          </table:table-cell>
          <table:table-cell table:style-name="ce15" office:value-type="float" office:value="20.9466666666667">
            <text:p>20.9</text:p>
          </table:table-cell>
          <table:table-cell table:style-name="ce15" office:value-type="float" office:value="4.6">
            <text:p>4.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EM-C</text:p>
          </table:table-cell>
          <table:table-cell table:style-name="ce15" office:value-type="float" office:value="29.398">
            <text:p>29.4</text:p>
          </table:table-cell>
          <table:table-cell table:style-name="ce15" office:value-type="float" office:value="21.9873333333333">
            <text:p>22.0</text:p>
          </table:table-cell>
          <table:table-cell table:style-name="ce15" office:value-type="float" office:value="20.9433333333333">
            <text:p>20.9</text:p>
          </table:table-cell>
          <table:table-cell table:style-name="ce15" office:value-type="float" office:value="16.948">
            <text:p>16.9</text:p>
          </table:table-cell>
          <table:table-cell table:style-name="ce15" office:value-type="float" office:value="22.5833333333333">
            <text:p>22.6</text:p>
          </table:table-cell>
          <table:table-cell table:style-name="ce15" office:value-type="float" office:value="4.76666666666667">
            <text:p>4.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EM-F</text:p>
          </table:table-cell>
          <table:table-cell table:style-name="ce15" office:value-type="float" office:value="29.6190007199133">
            <text:p>29.6</text:p>
          </table:table-cell>
          <table:table-cell table:style-name="ce15" office:value-type="float" office:value="20.215208346464">
            <text:p>20.2</text:p>
          </table:table-cell>
          <table:table-cell table:style-name="ce15" office:value-type="float" office:value="21.62">
            <text:p>21.6</text:p>
          </table:table-cell>
          <table:table-cell table:style-name="ce15" office:value-type="float" office:value="16.5693864882754">
            <text:p>16.6</text:p>
          </table:table-cell>
          <table:table-cell table:style-name="ce15" office:value-type="float" office:value="16.9333333333333">
            <text:p>16.9</text:p>
          </table:table-cell>
          <table:table-cell table:style-name="ce15" office:value-type="float" office:value="4.32686252451403">
            <text:p>4.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DM</text:p>
          </table:table-cell>
          <table:table-cell table:style-name="ce15"/>
          <table:table-cell table:style-name="ce15" office:value-type="float" office:value="29.71">
            <text:p>29.7</text:p>
          </table:table-cell>
          <table:table-cell table:style-name="ce15" office:value-type="float" office:value="30.9333333333333">
            <text:p>30.9</text:p>
          </table:table-cell>
          <table:table-cell table:style-name="ce15" office:value-type="float" office:value="24.8">
            <text:p>24.8</text:p>
          </table:table-cell>
          <table:table-cell table:style-name="ce15" office:value-type="float" office:value="22.2866666666667">
            <text:p>22.3</text:p>
          </table:table-cell>
          <table:table-cell table:style-name="ce15" office:value-type="float" office:value="4.68975468975469">
            <text:p>4.7</text:p>
          </table:table-cell>
          <table:table-cell table:number-columns-repeated="1016"/>
        </table:table-row>
        <table:table-row table:style-name="ro4">
          <table:table-cell/>
          <table:table-cell table:style-name="ce10" office:value-type="string">
            <text:p>Midrange M</text:p>
          </table:table-cell>
          <table:table-cell table:style-name="ce16" table:formula="of:=(MAX([.C25:.C28])+MIN([.C25:.C28]))/2" office:value-type="float" office:value="35.4778966666667">
            <text:p>35.5</text:p>
          </table:table-cell>
          <table:table-cell table:style-name="ce16" table:formula="of:=(MAX([.D25:.D28])+MIN([.D25:.D28]))/2" office:value-type="float" office:value="24.962604173232">
            <text:p>25.0</text:p>
          </table:table-cell>
          <table:table-cell table:style-name="ce16" table:formula="of:=(MAX([.E25:.E28])+MIN([.E25:.E28]))/2" office:value-type="float" office:value="25.9383333333333">
            <text:p>25.9</text:p>
          </table:table-cell>
          <table:table-cell table:style-name="ce16" table:formula="of:=(MAX([.F25:.F28])+MIN([.F25:.F28]))/2" office:value-type="float" office:value="20.6846932441377">
            <text:p>20.7</text:p>
          </table:table-cell>
          <table:table-cell table:style-name="ce16" table:formula="of:=(MAX([.G25:.G28])+MIN([.G25:.G28]))/2" office:value-type="float" office:value="19.7583333333333">
            <text:p>19.8</text:p>
          </table:table-cell>
          <table:table-cell table:style-name="ce16" table:formula="of:=(MAX([.H25:.H28])+MIN([.H25:.H28]))/2" office:value-type="float" office:value="4.54676459559035">
            <text:p>4.5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>
            <text:p>Range R</text:p>
          </table:table-cell>
          <table:table-cell table:style-name="ce16" table:formula="of:=MAX([.C25:.C28])-MIN([.C25:.C28])" office:value-type="float" office:value="12.1597933333333">
            <text:p>12.2</text:p>
          </table:table-cell>
          <table:table-cell table:style-name="ce16" table:formula="of:=MAX([.D25:.D28])-MIN([.D25:.D28])" office:value-type="float" office:value="9.494791653536">
            <text:p>9.5</text:p>
          </table:table-cell>
          <table:table-cell table:style-name="ce16" table:formula="of:=MAX([.E25:.E28])-MIN([.E25:.E28])" office:value-type="float" office:value="9.99">
            <text:p>10.0</text:p>
          </table:table-cell>
          <table:table-cell table:style-name="ce16" table:formula="of:=MAX([.F25:.F28])-MIN([.F25:.F28])" office:value-type="float" office:value="8.2306135117246">
            <text:p>8.2</text:p>
          </table:table-cell>
          <table:table-cell table:style-name="ce16" table:formula="of:=MAX([.G25:.G28])-MIN([.G25:.G28])" office:value-type="float" office:value="5.65">
            <text:p>5.7</text:p>
          </table:table-cell>
          <table:table-cell table:style-name="ce16" table:formula="of:=MAX([.H25:.H28])-MIN([.H25:.H28])" office:value-type="float" office:value="0.43980414215264">
            <text:p>0.4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string">
            <text:p>½ R / M (%)</text:p>
          </table:table-cell>
          <table:table-cell table:style-name="ce16" table:formula="of:=([.C30]/[.C29])*50" office:value-type="float" office:value="17.137139565489">
            <text:p>17.1</text:p>
          </table:table-cell>
          <table:table-cell table:style-name="ce16" table:formula="of:=([.D30]/[.D29])*50" office:value-type="float" office:value="19.0180311069417">
            <text:p>19.0</text:p>
          </table:table-cell>
          <table:table-cell table:style-name="ce16" table:formula="of:=([.E30]/[.E29])*50" office:value-type="float" office:value="19.2572126196749">
            <text:p>19.3</text:p>
          </table:table-cell>
          <table:table-cell table:style-name="ce16" table:formula="of:=([.F30]/[.F29])*50" office:value-type="float" office:value="19.8954207697938">
            <text:p>19.9</text:p>
          </table:table-cell>
          <table:table-cell table:style-name="ce16" table:formula="of:=([.G30]/[.G29])*50" office:value-type="float" office:value="14.2977646562632">
            <text:p>14.3</text:p>
          </table:table-cell>
          <table:table-cell table:style-name="ce16" table:formula="of:=([.H30]/[.H29])*50" office:value-type="float" office:value="4.8364516449695">
            <text:p>4.8</text:p>
          </table:table-cell>
          <table:table-cell table:number-columns-repeated="1016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tails" table:style-name="ta7">
        <table:table-column table:style-name="co35" table:default-cell-style-name="ce22"/>
        <table:table-column table:style-name="co36" table:default-cell-style-name="ce22"/>
        <table:table-column table:style-name="co35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38" table:default-cell-style-name="ce22"/>
        <table:table-column table:style-name="co39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39" table:number-columns-repeated="3" table:default-cell-style-name="ce22"/>
        <table:table-column table:style-name="co41" table:default-cell-style-name="ce35"/>
        <table:table-column table:style-name="co42" table:default-cell-style-name="ce41"/>
        <table:table-column table:style-name="co43" table:default-cell-style-name="ce41"/>
        <table:table-column table:style-name="co44" table:number-columns-repeated="4" table:default-cell-style-name="ce47"/>
        <table:table-column table:style-name="co45" table:default-cell-style-name="ce41"/>
        <table:table-column table:style-name="co46" table:default-cell-style-name="ce41"/>
        <table:table-column table:style-name="co45" table:number-columns-repeated="2" table:default-cell-style-name="ce41"/>
        <table:table-column table:style-name="co35" table:number-columns-repeated="232" table:default-cell-style-name="ce22"/>
        <table:table-column table:style-name="co35" table:number-columns-repeated="767" table:default-cell-style-name="Default"/>
        <table:table-row table:style-name="ro6">
          <table:table-cell table:style-name="ce18" office:value-type="string">
            <text:p>Sample</text:p>
          </table:table-cell>
          <table:table-cell table:style-name="ce18" office:value-type="string">
            <text:p>Team</text:p>
          </table:table-cell>
          <table:table-cell table:style-name="ce18" office:value-type="string">
            <text:p>Segmentation</text:p>
          </table:table-cell>
          <table:table-cell table:style-name="ce18" office:value-type="string">
            <text:p>ID</text:p>
          </table:table-cell>
          <table:table-cell table:style-name="ce23" office:value-type="string" table:number-columns-spanned="6" table:number-rows-spanned="1">
            <text:p>Subvolume position</text:p>
          </table:table-cell>
          <table:covered-table-cell table:number-columns-repeated="5" table:style-name="ce27"/>
          <table:table-cell table:style-name="ce28" office:value-type="string">
            <text:p>RF</text:p>
          </table:table-cell>
          <table:table-cell table:style-name="ce23" office:value-type="string" table:number-columns-spanned="3" table:number-rows-spanned="1">
            <text:p>Subvolume size</text:p>
          </table:table-cell>
          <table:covered-table-cell table:number-columns-repeated="2" table:style-name="ce27"/>
          <table:table-cell table:style-name="ce31" office:value-type="string">
            <text:p>Porosity (%)</text:p>
          </table:table-cell>
          <table:table-cell table:style-name="ce36" office:value-type="string" table:number-columns-spanned="2" table:number-rows-spanned="1">
            <text:p>Elastic moduli (Gpa)</text:p>
          </table:table-cell>
          <table:covered-table-cell table:style-name="ce42"/>
          <table:table-cell table:style-name="ce43" office:value-type="string" table:number-columns-spanned="4" table:number-rows-spanned="1">
            <text:p>Permeability (mD)</text:p>
          </table:table-cell>
          <table:covered-table-cell table:number-columns-repeated="3" table:style-name="ce48"/>
          <table:table-cell table:style-name="ce36" office:value-type="string" table:number-columns-spanned="4" table:number-rows-spanned="1">
            <text:p>Formation factor</text:p>
          </table:table-cell>
          <table:covered-table-cell table:number-columns-repeated="3" table:style-name="ce42"/>
          <table:table-cell table:number-columns-repeated="999"/>
        </table:table-row>
        <table:table-row table:style-name="ro6">
          <table:table-cell table:style-name="ce19" table:number-columns-repeated="4"/>
          <table:table-cell table:style-name="ce24" office:value-type="string">
            <text:p>x0</text:p>
          </table:table-cell>
          <table:table-cell table:style-name="ce24" office:value-type="string">
            <text:p>x1</text:p>
          </table:table-cell>
          <table:table-cell table:style-name="ce24" office:value-type="string">
            <text:p>y0</text:p>
          </table:table-cell>
          <table:table-cell table:style-name="ce24" office:value-type="string">
            <text:p>y1</text:p>
          </table:table-cell>
          <table:table-cell table:style-name="ce24" office:value-type="string">
            <text:p>z0</text:p>
          </table:table-cell>
          <table:table-cell table:style-name="ce24" office:value-type="string">
            <text:p>z1</text:p>
          </table:table-cell>
          <table:table-cell table:style-name="ce24"/>
          <table:table-cell table:style-name="ce24" office:value-type="string">
            <text:p>nx</text:p>
          </table:table-cell>
          <table:table-cell table:style-name="ce24" office:value-type="string">
            <text:p>ny</text:p>
          </table:table-cell>
          <table:table-cell table:style-name="ce24" office:value-type="string">
            <text:p>nz</text:p>
          </table:table-cell>
          <table:table-cell table:style-name="ce32"/>
          <table:table-cell table:style-name="ce37" office:value-type="string">
            <text:p>Bulk </text:p>
          </table:table-cell>
          <table:table-cell table:style-name="ce37" office:value-type="string">
            <text:p>Shear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y</text:p>
          </table:table-cell>
          <table:table-cell table:style-name="ce44" office:value-type="string">
            <text:p>z</text:p>
          </table:table-cell>
          <table:table-cell table:style-name="ce44" office:value-type="string">
            <text:p>mean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z</text:p>
          </table:table-cell>
          <table:table-cell table:style-name="ce38" office:value-type="string">
            <text:p>mean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ETH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Full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2">
            <text:p>2</text:p>
          </table:table-cell>
          <table:table-cell table:style-name="ce24" table:formula="of:=(([.F3]-[.E3])+1)/[.K3]" office:value-type="float" office:value="362">
            <text:p>362</text:p>
          </table:table-cell>
          <table:table-cell table:style-name="ce24" table:formula="of:=(([.H3]-[.G3])+1)/[.K3]" office:value-type="float" office:value="362">
            <text:p>362</text:p>
          </table:table-cell>
          <table:table-cell table:style-name="ce24" table:formula="of:=(([.J3]-[.I3])+1)/[.K3]" office:value-type="float" office:value="512">
            <text:p>512</text:p>
          </table:table-cell>
          <table:table-cell table:style-name="ce32" office:value-type="float" office:value="19">
            <text:p>19.0</text:p>
          </table:table-cell>
          <table:table-cell table:style-name="ce38" office:value-type="float" office:value="19.79">
            <text:p>19.8</text:p>
          </table:table-cell>
          <table:table-cell table:style-name="ce38" office:value-type="float" office:value="19.87">
            <text:p>19.9</text:p>
          </table:table-cell>
          <table:table-cell table:style-name="ce44" table:number-columns-repeated="4"/>
          <table:table-cell table:style-name="ce38" table:number-columns-repeated="4"/>
          <table:table-cell table:number-columns-repeated="999"/>
        </table:table-row>
        <table:table-row table:style-name="ro6">
          <table:table-cell table:style-name="ce20" office:value-type="string">
            <text:p>Berea</text:p>
          </table:table-cell>
          <table:table-cell table:style-name="ce20" office:value-type="string">
            <text:p>ETH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26">
            <text:p>126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1">
            <text:p>1</text:p>
          </table:table-cell>
          <table:table-cell table:style-name="ce25" table:formula="of:=([.F4]-[.E4])+1" office:value-type="float" office:value="400">
            <text:p>400</text:p>
          </table:table-cell>
          <table:table-cell table:style-name="ce25" table:formula="of:=([.H4]-[.G4])+1" office:value-type="float" office:value="400">
            <text:p>400</text:p>
          </table:table-cell>
          <table:table-cell table:style-name="ce25" table:formula="of:=([.J4]-[.I4])+1" office:value-type="float" office:value="400">
            <text:p>400</text:p>
          </table:table-cell>
          <table:table-cell table:style-name="ce33" office:value-type="float" office:value="18.4">
            <text:p>18.4</text:p>
          </table:table-cell>
          <table:table-cell table:style-name="ce39" office:value-type="float" office:value="18.6">
            <text:p>18.6</text:p>
          </table:table-cell>
          <table:table-cell table:style-name="ce39" office:value-type="float" office:value="20.6">
            <text:p>20.6</text:p>
          </table:table-cell>
          <table:table-cell table:style-name="ce45" table:number-columns-repeated="4"/>
          <table:table-cell table:style-name="ce39" table:number-columns-repeated="4"/>
          <table:table-cell table:style-name="ce29"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Exxon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Top-small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1">
            <text:p>1</text:p>
          </table:table-cell>
          <table:table-cell table:style-name="ce24" table:formula="of:=([.F5]-[.E5])+1" office:value-type="float" office:value="512">
            <text:p>512</text:p>
          </table:table-cell>
          <table:table-cell table:style-name="ce24" table:formula="of:=([.H5]-[.G5])+1" office:value-type="float" office:value="512">
            <text:p>512</text:p>
          </table:table-cell>
          <table:table-cell table:style-name="ce24" table:formula="of:=([.J5]-[.I5])+1" office:value-type="float" office:value="512">
            <text:p>512</text:p>
          </table:table-cell>
          <table:table-cell table:style-name="ce32" office:value-type="float" office:value="18.49">
            <text:p>18.5</text:p>
          </table:table-cell>
          <table:table-cell table:style-name="ce38" table:number-columns-repeated="2"/>
          <table:table-cell table:style-name="ce44" table:number-columns-repeated="4"/>
          <table:table-cell table:style-name="ce38" table:formula="of:=1/0.035" office:value-type="float" office:value="28.5714285714286">
            <text:p>28.6</text:p>
          </table:table-cell>
          <table:table-cell table:style-name="ce38" table:formula="of:=1/0.034" office:value-type="float" office:value="29.4117647058823">
            <text:p>29.4</text:p>
          </table:table-cell>
          <table:table-cell table:style-name="ce38" table:formula="of:=1/0.033" office:value-type="float" office:value="30.3030303030303">
            <text:p>30.3</text:p>
          </table:table-cell>
          <table:table-cell table:style-name="ce38" table:formula="of:=AVERAGE([.V5:.X5])" office:value-type="float" office:value="29.4287411934471">
            <text:p>29.4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Exxon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Bottom-small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1">
            <text:p>1</text:p>
          </table:table-cell>
          <table:table-cell table:style-name="ce24" table:formula="of:=([.F6]-[.E6])+1" office:value-type="float" office:value="512">
            <text:p>512</text:p>
          </table:table-cell>
          <table:table-cell table:style-name="ce24" table:formula="of:=([.H6]-[.G6])+1" office:value-type="float" office:value="512">
            <text:p>512</text:p>
          </table:table-cell>
          <table:table-cell table:style-name="ce24" table:formula="of:=([.J6]-[.I6])+1" office:value-type="float" office:value="512">
            <text:p>512</text:p>
          </table:table-cell>
          <table:table-cell table:style-name="ce32" office:value-type="float" office:value="19.29">
            <text:p>19.3</text:p>
          </table:table-cell>
          <table:table-cell table:style-name="ce38" table:number-columns-repeated="2"/>
          <table:table-cell table:style-name="ce44" table:number-columns-repeated="4"/>
          <table:table-cell table:style-name="ce38" table:formula="of:=1/0.036" office:value-type="float" office:value="27.7777777777778">
            <text:p>27.8</text:p>
          </table:table-cell>
          <table:table-cell table:style-name="ce38" table:formula="of:=1/0.036" office:value-type="float" office:value="27.7777777777778">
            <text:p>27.8</text:p>
          </table:table-cell>
          <table:table-cell table:style-name="ce38" table:formula="of:=1/0.036" office:value-type="float" office:value="27.7777777777778">
            <text:p>27.8</text:p>
          </table:table-cell>
          <table:table-cell table:style-name="ce38" table:formula="of:=AVERAGE([.V6:.X6])" office:value-type="float" office:value="27.7777777777778">
            <text:p>27.8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Exxon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Top-large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1">
            <text:p>1</text:p>
          </table:table-cell>
          <table:table-cell table:style-name="ce24" table:formula="of:=([.F7]-[.E7])+1" office:value-type="float" office:value="724">
            <text:p>724</text:p>
          </table:table-cell>
          <table:table-cell table:style-name="ce24" table:formula="of:=([.H7]-[.G7])+1" office:value-type="float" office:value="724">
            <text:p>724</text:p>
          </table:table-cell>
          <table:table-cell table:style-name="ce24" table:formula="of:=([.J7]-[.I7])+1" office:value-type="float" office:value="512">
            <text:p>512</text:p>
          </table:table-cell>
          <table:table-cell table:style-name="ce32" office:value-type="float" office:value="20.02">
            <text:p>20.0</text:p>
          </table:table-cell>
          <table:table-cell table:style-name="ce38" table:number-columns-repeated="2"/>
          <table:table-cell table:style-name="ce44" table:number-columns-repeated="4"/>
          <table:table-cell table:style-name="ce38" table:formula="of:=1/0.042" office:value-type="float" office:value="23.8095238095238">
            <text:p>23.8</text:p>
          </table:table-cell>
          <table:table-cell table:style-name="ce38" table:formula="of:=1/0.041" office:value-type="float" office:value="24.390243902439">
            <text:p>24.4</text:p>
          </table:table-cell>
          <table:table-cell table:style-name="ce38" table:formula="of:=1/0.04" office:value-type="float" office:value="25">
            <text:p>25.0</text:p>
          </table:table-cell>
          <table:table-cell table:style-name="ce38" table:formula="of:=AVERAGE([.V7:.X7])" office:value-type="float" office:value="24.3999225706543">
            <text:p>24.4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Berea</text:p>
          </table:table-cell>
          <table:table-cell table:style-name="ce21" office:value-type="string">
            <text:p>Exxon</text:p>
          </table:table-cell>
          <table:table-cell table:style-name="ce21" office:value-type="string">
            <text:p>VSG</text:p>
          </table:table-cell>
          <table:table-cell table:style-name="ce21" office:value-type="string">
            <text:p>Full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table:formula="of:=([.F8]-[.E8])+1" office:value-type="float" office:value="724">
            <text:p>724</text:p>
          </table:table-cell>
          <table:table-cell table:style-name="ce26" table:formula="of:=([.H8]-[.G8])+1" office:value-type="float" office:value="724">
            <text:p>724</text:p>
          </table:table-cell>
          <table:table-cell table:style-name="ce26" table:formula="of:=([.J8]-[.I8])+1" office:value-type="float" office:value="1024">
            <text:p>1024</text:p>
          </table:table-cell>
          <table:table-cell table:style-name="ce34" office:value-type="float" office:value="18.39">
            <text:p>18.4</text:p>
          </table:table-cell>
          <table:table-cell table:style-name="ce40" table:number-columns-repeated="2"/>
          <table:table-cell table:style-name="ce46" table:number-columns-repeated="4"/>
          <table:table-cell table:style-name="ce40" table:formula="of:=1/0.032" office:value-type="float" office:value="31.25">
            <text:p>31.3</text:p>
          </table:table-cell>
          <table:table-cell table:style-name="ce40" table:formula="of:=1/0.032" office:value-type="float" office:value="31.25">
            <text:p>31.3</text:p>
          </table:table-cell>
          <table:table-cell table:style-name="ce40" table:formula="of:=1/0.033" office:value-type="float" office:value="30.3030303030303">
            <text:p>30.3</text:p>
          </table:table-cell>
          <table:table-cell table:style-name="ce40" table:formula="of:=AVERAGE([.V8:.X8])" office:value-type="float" office:value="30.9343434343434">
            <text:p>30.9</text:p>
          </table:table-cell>
          <table:table-cell table:style-name="ce30" table:number-columns-repeated="999"/>
        </table:table-row>
        <table:table-row table:style-name="ro6">
          <table:table-cell table:style-name="ce20" office:value-type="string">
            <text:p>Berea</text:p>
          </table:table-cell>
          <table:table-cell table:style-name="ce20" office:value-type="string">
            <text:p>Exxon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26">
            <text:p>126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1">
            <text:p>1</text:p>
          </table:table-cell>
          <table:table-cell table:style-name="ce25" table:formula="of:=([.F9]-[.E9])+1" office:value-type="float" office:value="400">
            <text:p>400</text:p>
          </table:table-cell>
          <table:table-cell table:style-name="ce25" table:formula="of:=([.H9]-[.G9])+1" office:value-type="float" office:value="400">
            <text:p>400</text:p>
          </table:table-cell>
          <table:table-cell table:style-name="ce25" table:formula="of:=([.J9]-[.I9])+1" office:value-type="float" office:value="400">
            <text:p>400</text:p>
          </table:table-cell>
          <table:table-cell table:style-name="ce33" office:value-type="float" office:value="18.4">
            <text:p>18.4</text:p>
          </table:table-cell>
          <table:table-cell table:style-name="ce39" table:number-columns-repeated="2"/>
          <table:table-cell table:style-name="ce45" table:number-columns-repeated="4"/>
          <table:table-cell table:style-name="ce39"/>
          <table:table-cell table:style-name="ce49" table:number-columns-repeated="2"/>
          <table:table-cell table:style-name="ce39"/>
          <table:table-cell table:style-name="ce29" table:number-columns-repeated="999"/>
        </table:table-row>
        <table:table-row table:style-name="ro6">
          <table:table-cell table:style-name="ce21" office:value-type="string">
            <text:p>Berea</text:p>
          </table:table-cell>
          <table:table-cell table:style-name="ce21" office:value-type="string">
            <text:p>Fraunhofer / M2M</text:p>
          </table:table-cell>
          <table:table-cell table:style-name="ce21" office:value-type="string">
            <text:p>VSG</text:p>
          </table:table-cell>
          <table:table-cell table:style-name="ce21" office:value-type="string">
            <text:p>Full</text:p>
          </table:table-cell>
          <table:table-cell table:style-name="ce26" office:value-type="float" office:value="138">
            <text:p>138</text:p>
          </table:table-cell>
          <table:table-cell table:style-name="ce26" office:value-type="float" office:value="887">
            <text:p>887</text:p>
          </table:table-cell>
          <table:table-cell table:style-name="ce26" office:value-type="float" office:value="138">
            <text:p>138</text:p>
          </table:table-cell>
          <table:table-cell table:style-name="ce26" office:value-type="float" office:value="887">
            <text:p>887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table:formula="of:=([.F10]-[.E10])+1" office:value-type="float" office:value="750">
            <text:p>750</text:p>
          </table:table-cell>
          <table:table-cell table:style-name="ce26" table:formula="of:=([.H10]-[.G10])+1" office:value-type="float" office:value="750">
            <text:p>750</text:p>
          </table:table-cell>
          <table:table-cell table:style-name="ce26" table:formula="of:=([.J10]-[.I10])+1" office:value-type="float" office:value="1024">
            <text:p>1024</text:p>
          </table:table-cell>
          <table:table-cell table:style-name="ce34" office:value-type="float" office:value="18.4">
            <text:p>18.4</text:p>
          </table:table-cell>
          <table:table-cell table:style-name="ce40" office:value-type="float" office:value="19.14">
            <text:p>19.1</text:p>
          </table:table-cell>
          <table:table-cell table:style-name="ce40" office:value-type="float" office:value="23.49">
            <text:p>23.5</text:p>
          </table:table-cell>
          <table:table-cell table:style-name="ce46" table:number-columns-repeated="4"/>
          <table:table-cell table:style-name="ce40" table:number-columns-repeated="4"/>
          <table:table-cell table:style-name="ce30" table:number-columns-repeated="999"/>
        </table:table-row>
        <table:table-row table:style-name="ro6">
          <table:table-cell table:style-name="ce21" office:value-type="string">
            <text:p>Berea</text:p>
          </table:table-cell>
          <table:table-cell table:style-name="ce21" office:value-type="string">
            <text:p>Fraunhofer / M2M</text:p>
          </table:table-cell>
          <table:table-cell table:style-name="ce21" office:value-type="string">
            <text:p>VSG</text:p>
          </table:table-cell>
          <table:table-cell table:style-name="ce21" office:value-type="string">
            <text:p>Full</text:p>
          </table:table-cell>
          <table:table-cell table:style-name="ce26" office:value-type="float" office:value="153">
            <text:p>153</text:p>
          </table:table-cell>
          <table:table-cell table:style-name="ce26" office:value-type="float" office:value="872">
            <text:p>872</text:p>
          </table:table-cell>
          <table:table-cell table:style-name="ce26" office:value-type="float" office:value="153">
            <text:p>153</text:p>
          </table:table-cell>
          <table:table-cell table:style-name="ce26" office:value-type="float" office:value="872">
            <text:p>87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table:formula="of:=([.F11]-[.E11])+1" office:value-type="float" office:value="720">
            <text:p>720</text:p>
          </table:table-cell>
          <table:table-cell table:style-name="ce26" table:formula="of:=([.H11]-[.G11])+1" office:value-type="float" office:value="720">
            <text:p>720</text:p>
          </table:table-cell>
          <table:table-cell table:style-name="ce26" table:formula="of:=([.J11]-[.I11])+1" office:value-type="float" office:value="1024">
            <text:p>1024</text:p>
          </table:table-cell>
          <table:table-cell table:style-name="ce34" office:value-type="float" office:value="18.4">
            <text:p>18.4</text:p>
          </table:table-cell>
          <table:table-cell table:style-name="ce40" table:number-columns-repeated="2"/>
          <table:table-cell table:style-name="ce46" office:value-type="float" office:value="160.7">
            <text:p>161</text:p>
          </table:table-cell>
          <table:table-cell table:style-name="ce46" office:value-type="float" office:value="137.2">
            <text:p>137</text:p>
          </table:table-cell>
          <table:table-cell table:style-name="ce46" office:value-type="float" office:value="118.9">
            <text:p>119</text:p>
          </table:table-cell>
          <table:table-cell table:style-name="ce46" table:formula="of:=AVERAGE([.R11:.T11])" office:value-type="float" office:value="138.933333333333">
            <text:p>139</text:p>
          </table:table-cell>
          <table:table-cell table:style-name="ce40" office:value-type="float" office:value="23.69">
            <text:p>23.7</text:p>
          </table:table-cell>
          <table:table-cell table:style-name="ce40" office:value-type="float" office:value="24.69">
            <text:p>24.7</text:p>
          </table:table-cell>
          <table:table-cell table:style-name="ce40" office:value-type="float" office:value="25.98">
            <text:p>26.0</text:p>
          </table:table-cell>
          <table:table-cell table:style-name="ce40" table:formula="of:=AVERAGE([.V11:.X11])" office:value-type="float" office:value="24.7866666666667">
            <text:p>24.8</text:p>
          </table:table-cell>
          <table:table-cell table:style-name="ce30" table:number-columns-repeated="999"/>
        </table:table-row>
        <table:table-row table:style-name="ro6">
          <table:table-cell table:style-name="ce20" office:value-type="string">
            <text:p>Berea</text:p>
          </table:table-cell>
          <table:table-cell table:style-name="ce20" office:value-type="string">
            <text:p>Fraunhofer / M2M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26">
            <text:p>126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1">
            <text:p>1</text:p>
          </table:table-cell>
          <table:table-cell table:style-name="ce25" table:formula="of:=([.F12]-[.E12])+1" office:value-type="float" office:value="400">
            <text:p>400</text:p>
          </table:table-cell>
          <table:table-cell table:style-name="ce25" table:formula="of:=([.H12]-[.G12])+1" office:value-type="float" office:value="400">
            <text:p>400</text:p>
          </table:table-cell>
          <table:table-cell table:style-name="ce25" table:formula="of:=([.J12]-[.I12])+1" office:value-type="float" office:value="400">
            <text:p>400</text:p>
          </table:table-cell>
          <table:table-cell table:style-name="ce33" office:value-type="float" office:value="18.4">
            <text:p>18.4</text:p>
          </table:table-cell>
          <table:table-cell table:style-name="ce39" office:value-type="float" office:value="19.16">
            <text:p>19.2</text:p>
          </table:table-cell>
          <table:table-cell table:style-name="ce39" office:value-type="float" office:value="23.64">
            <text:p>23.6</text:p>
          </table:table-cell>
          <table:table-cell table:style-name="ce45" office:value-type="float" office:value="123.6">
            <text:p>124</text:p>
          </table:table-cell>
          <table:table-cell table:style-name="ce45" office:value-type="float" office:value="117.5">
            <text:p>118</text:p>
          </table:table-cell>
          <table:table-cell table:style-name="ce45" office:value-type="float" office:value="75.7">
            <text:p>76</text:p>
          </table:table-cell>
          <table:table-cell table:style-name="ce45" office:value-type="float" office:value="105.6">
            <text:p>106</text:p>
          </table:table-cell>
          <table:table-cell table:style-name="ce39" office:value-type="float" office:value="21.3">
            <text:p>21.3</text:p>
          </table:table-cell>
          <table:table-cell table:style-name="ce39" office:value-type="float" office:value="22.01">
            <text:p>22.0</text:p>
          </table:table-cell>
          <table:table-cell table:style-name="ce39" office:value-type="float" office:value="24.24">
            <text:p>24.2</text:p>
          </table:table-cell>
          <table:table-cell table:style-name="ce39" office:value-type="float" office:value="22.52">
            <text:p>22.5</text:p>
          </table:table-cell>
          <table:table-cell table:style-name="ce29"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Bottom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745">
            <text:p>745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745">
            <text:p>745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13]-[.E13])+1" office:value-type="float" office:value="400">
            <text:p>400</text:p>
          </table:table-cell>
          <table:table-cell table:style-name="ce24" table:formula="of:=([.H13]-[.G13])+1" office:value-type="float" office:value="400">
            <text:p>400</text:p>
          </table:table-cell>
          <table:table-cell table:style-name="ce24" table:formula="of:=([.J13]-[.I13])+1" office:value-type="float" office:value="400">
            <text:p>400</text:p>
          </table:table-cell>
          <table:table-cell table:style-name="ce32" table:formula="of:=0.191*100" office:value-type="float" office:value="19.1">
            <text:p>19.1</text:p>
          </table:table-cell>
          <table:table-cell table:style-name="ce38" office:value-type="float" office:value="18.498">
            <text:p>18.5</text:p>
          </table:table-cell>
          <table:table-cell table:style-name="ce38" office:value-type="float" office:value="18.871">
            <text:p>18.9</text:p>
          </table:table-cell>
          <table:table-cell table:style-name="ce44" office:value-type="float" office:value="89.9">
            <text:p>90</text:p>
          </table:table-cell>
          <table:table-cell table:style-name="ce44" office:value-type="float" office:value="95.8">
            <text:p>96</text:p>
          </table:table-cell>
          <table:table-cell table:style-name="ce44" office:value-type="float" office:value="72.7">
            <text:p>73</text:p>
          </table:table-cell>
          <table:table-cell table:style-name="ce44" table:formula="of:=AVERAGE([.R13:.T13])" office:value-type="float" office:value="86.1333333333333">
            <text:p>86</text:p>
          </table:table-cell>
          <table:table-cell table:style-name="ce38" office:value-type="float" office:value="22.132">
            <text:p>22.1</text:p>
          </table:table-cell>
          <table:table-cell table:style-name="ce38" office:value-type="float" office:value="19.998">
            <text:p>20.0</text:p>
          </table:table-cell>
          <table:table-cell table:style-name="ce38" office:value-type="float" office:value="24.679">
            <text:p>24.7</text:p>
          </table:table-cell>
          <table:table-cell table:style-name="ce38" table:formula="of:=AVERAGE([.V13:.X13])" office:value-type="float" office:value="22.2696666666667">
            <text:p>22.3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Top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745">
            <text:p>745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745">
            <text:p>745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14]-[.E14])+1" office:value-type="float" office:value="400">
            <text:p>400</text:p>
          </table:table-cell>
          <table:table-cell table:style-name="ce24" table:formula="of:=([.H14]-[.G14])+1" office:value-type="float" office:value="400">
            <text:p>400</text:p>
          </table:table-cell>
          <table:table-cell table:style-name="ce24" table:formula="of:=([.J14]-[.I14])+1" office:value-type="float" office:value="400">
            <text:p>400</text:p>
          </table:table-cell>
          <table:table-cell table:style-name="ce32" table:formula="of:=0.199*100" office:value-type="float" office:value="19.9">
            <text:p>19.9</text:p>
          </table:table-cell>
          <table:table-cell table:style-name="ce38" office:value-type="float" office:value="18.452">
            <text:p>18.5</text:p>
          </table:table-cell>
          <table:table-cell table:style-name="ce38" office:value-type="float" office:value="18.639">
            <text:p>18.6</text:p>
          </table:table-cell>
          <table:table-cell table:style-name="ce44" office:value-type="float" office:value="80.1">
            <text:p>80</text:p>
          </table:table-cell>
          <table:table-cell table:style-name="ce44" office:value-type="float" office:value="87.3">
            <text:p>87</text:p>
          </table:table-cell>
          <table:table-cell table:style-name="ce44" office:value-type="float" office:value="67.4">
            <text:p>67</text:p>
          </table:table-cell>
          <table:table-cell table:style-name="ce44" table:formula="of:=AVERAGE([.R14:.T14])" office:value-type="float" office:value="78.2666666666667">
            <text:p>78</text:p>
          </table:table-cell>
          <table:table-cell table:style-name="ce38" office:value-type="float" office:value="18.783">
            <text:p>18.8</text:p>
          </table:table-cell>
          <table:table-cell table:style-name="ce38" office:value-type="float" office:value="20.455">
            <text:p>20.5</text:p>
          </table:table-cell>
          <table:table-cell table:style-name="ce38" office:value-type="float" office:value="23.328">
            <text:p>23.3</text:p>
          </table:table-cell>
          <table:table-cell table:style-name="ce38" table:formula="of:=AVERAGE([.V14:.X14])" office:value-type="float" office:value="20.8553333333333">
            <text:p>20.9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Berea</text:p>
          </table:table-cell>
          <table:table-cell table:style-name="ce21" office:value-type="string">
            <text:p>Kongju</text:p>
          </table:table-cell>
          <table:table-cell table:style-name="ce21" office:value-type="string">
            <text:p>Kongju</text:p>
          </table:table-cell>
          <table:table-cell table:style-name="ce21" office:value-type="string">
            <text:p>Averaged</text:p>
          </table:table-cell>
          <table:table-cell table:style-name="ce26" office:value-type="float" office:value="346">
            <text:p>346</text:p>
          </table:table-cell>
          <table:table-cell table:style-name="ce26" office:value-type="float" office:value="745">
            <text:p>745</text:p>
          </table:table-cell>
          <table:table-cell table:style-name="ce26" office:value-type="float" office:value="346">
            <text:p>346</text:p>
          </table:table-cell>
          <table:table-cell table:style-name="ce26" office:value-type="float" office:value="745">
            <text:p>745</text:p>
          </table:table-cell>
          <table:table-cell table:style-name="ce26" office:value-type="float" office:value="101">
            <text:p>101</text:p>
          </table:table-cell>
          <table:table-cell table:style-name="ce26" office:value-type="float" office:value="900">
            <text:p>900</text:p>
          </table:table-cell>
          <table:table-cell table:style-name="ce26" office:value-type="float" office:value="1">
            <text:p>1</text:p>
          </table:table-cell>
          <table:table-cell table:style-name="ce26" table:formula="of:=([.F15]-[.E15])+1" office:value-type="float" office:value="400">
            <text:p>400</text:p>
          </table:table-cell>
          <table:table-cell table:style-name="ce26" table:formula="of:=([.H15]-[.G15])+1" office:value-type="float" office:value="400">
            <text:p>400</text:p>
          </table:table-cell>
          <table:table-cell table:style-name="ce26" table:formula="of:=([.J15]-[.I15])+1" office:value-type="float" office:value="800">
            <text:p>800</text:p>
          </table:table-cell>
          <table:table-cell table:style-name="ce34" table:formula="of:=AVERAGE([.O13:.O14])" office:value-type="float" office:value="19.5">
            <text:p>19.5</text:p>
          </table:table-cell>
          <table:table-cell table:style-name="ce34" table:formula="of:=AVERAGE([.P13:.P14])" office:value-type="float" office:value="18.475">
            <text:p>18.5</text:p>
          </table:table-cell>
          <table:table-cell table:style-name="ce34" table:formula="of:=AVERAGE([.Q13:.Q14])" office:value-type="float" office:value="18.755">
            <text:p>18.8</text:p>
          </table:table-cell>
          <table:table-cell table:style-name="ce46" table:formula="of:=AVERAGE([.R13:.R14])" office:value-type="float" office:value="85">
            <text:p>85</text:p>
          </table:table-cell>
          <table:table-cell table:style-name="ce46" table:formula="of:=AVERAGE([.S13:.S14])" office:value-type="float" office:value="91.55">
            <text:p>92</text:p>
          </table:table-cell>
          <table:table-cell table:style-name="ce46" table:formula="of:=AVERAGE([.T13:.T14])" office:value-type="float" office:value="70.05">
            <text:p>70</text:p>
          </table:table-cell>
          <table:table-cell table:style-name="ce46" table:formula="of:=AVERAGE([.U13:.U14])" office:value-type="float" office:value="82.2">
            <text:p>82</text:p>
          </table:table-cell>
          <table:table-cell table:style-name="ce34" table:formula="of:=AVERAGE([.V13:.V14])" office:value-type="float" office:value="20.4575">
            <text:p>20.5</text:p>
          </table:table-cell>
          <table:table-cell table:style-name="ce34" table:formula="of:=AVERAGE([.W13:.W14])" office:value-type="float" office:value="20.2265">
            <text:p>20.2</text:p>
          </table:table-cell>
          <table:table-cell table:style-name="ce34" table:formula="of:=AVERAGE([.X13:.X14])" office:value-type="float" office:value="24.0035">
            <text:p>24.0</text:p>
          </table:table-cell>
          <table:table-cell table:style-name="ce34" table:formula="of:=AVERAGE([.Y13:.Y14])" office:value-type="float" office:value="21.5625">
            <text:p>21.6</text:p>
          </table:table-cell>
          <table:table-cell table:style-name="ce30"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Bottom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745">
            <text:p>745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745">
            <text:p>745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16]-[.E16])+1" office:value-type="float" office:value="400">
            <text:p>400</text:p>
          </table:table-cell>
          <table:table-cell table:style-name="ce24" table:formula="of:=([.H16]-[.G16])+1" office:value-type="float" office:value="400">
            <text:p>400</text:p>
          </table:table-cell>
          <table:table-cell table:style-name="ce24" table:formula="of:=([.J16]-[.I16])+1" office:value-type="float" office:value="400">
            <text:p>400</text:p>
          </table:table-cell>
          <table:table-cell table:style-name="ce32" office:value-type="float" office:value="19.1">
            <text:p>19.1</text:p>
          </table:table-cell>
          <table:table-cell table:style-name="ce38" office:value-type="float" office:value="19.056">
            <text:p>19.1</text:p>
          </table:table-cell>
          <table:table-cell table:style-name="ce38" office:value-type="float" office:value="19.66">
            <text:p>19.7</text:p>
          </table:table-cell>
          <table:table-cell table:style-name="ce44" office:value-type="float" office:value="107.1">
            <text:p>107</text:p>
          </table:table-cell>
          <table:table-cell table:style-name="ce44" office:value-type="float" office:value="117.9">
            <text:p>118</text:p>
          </table:table-cell>
          <table:table-cell table:style-name="ce44" office:value-type="float" office:value="95.1">
            <text:p>95</text:p>
          </table:table-cell>
          <table:table-cell table:style-name="ce44" table:formula="of:=AVERAGE([.R16:.T16])" office:value-type="float" office:value="106.7">
            <text:p>107</text:p>
          </table:table-cell>
          <table:table-cell table:style-name="ce38" office:value-type="float" office:value="22.398">
            <text:p>22.4</text:p>
          </table:table-cell>
          <table:table-cell table:style-name="ce38" office:value-type="float" office:value="20.249">
            <text:p>20.2</text:p>
          </table:table-cell>
          <table:table-cell table:style-name="ce38" office:value-type="float" office:value="22.849">
            <text:p>22.8</text:p>
          </table:table-cell>
          <table:table-cell table:style-name="ce38" table:formula="of:=AVERAGE([.V16:.X16])" office:value-type="float" office:value="21.832">
            <text:p>21.8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Top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745">
            <text:p>745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745">
            <text:p>745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17]-[.E17])+1" office:value-type="float" office:value="400">
            <text:p>400</text:p>
          </table:table-cell>
          <table:table-cell table:style-name="ce24" table:formula="of:=([.H17]-[.G17])+1" office:value-type="float" office:value="400">
            <text:p>400</text:p>
          </table:table-cell>
          <table:table-cell table:style-name="ce24" table:formula="of:=([.J17]-[.I17])+1" office:value-type="float" office:value="400">
            <text:p>400</text:p>
          </table:table-cell>
          <table:table-cell table:style-name="ce32" office:value-type="float" office:value="19.9">
            <text:p>19.9</text:p>
          </table:table-cell>
          <table:table-cell table:style-name="ce38" office:value-type="float" office:value="19.09">
            <text:p>19.1</text:p>
          </table:table-cell>
          <table:table-cell table:style-name="ce38" office:value-type="float" office:value="19.429">
            <text:p>19.4</text:p>
          </table:table-cell>
          <table:table-cell table:style-name="ce44" office:value-type="float" office:value="106.7">
            <text:p>107</text:p>
          </table:table-cell>
          <table:table-cell table:style-name="ce44" office:value-type="float" office:value="116.3">
            <text:p>116</text:p>
          </table:table-cell>
          <table:table-cell table:style-name="ce44" office:value-type="float" office:value="109.5">
            <text:p>110</text:p>
          </table:table-cell>
          <table:table-cell table:style-name="ce44" table:formula="of:=AVERAGE([.R17:.T17])" office:value-type="float" office:value="110.833333333333">
            <text:p>111</text:p>
          </table:table-cell>
          <table:table-cell table:style-name="ce38" office:value-type="float" office:value="18.814">
            <text:p>18.8</text:p>
          </table:table-cell>
          <table:table-cell table:style-name="ce38" office:value-type="float" office:value="20.841">
            <text:p>20.8</text:p>
          </table:table-cell>
          <table:table-cell table:style-name="ce38" office:value-type="float" office:value="20.492">
            <text:p>20.5</text:p>
          </table:table-cell>
          <table:table-cell table:style-name="ce38" table:formula="of:=AVERAGE([.V17:.X17])" office:value-type="float" office:value="20.049">
            <text:p>20.0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Berea</text:p>
          </table:table-cell>
          <table:table-cell table:style-name="ce21" office:value-type="string">
            <text:p>Kongju</text:p>
          </table:table-cell>
          <table:table-cell table:style-name="ce21" office:value-type="string">
            <text:p>VSG</text:p>
          </table:table-cell>
          <table:table-cell table:style-name="ce21" office:value-type="string">
            <text:p>Averaged</text:p>
          </table:table-cell>
          <table:table-cell table:style-name="ce26" office:value-type="float" office:value="346">
            <text:p>346</text:p>
          </table:table-cell>
          <table:table-cell table:style-name="ce26" office:value-type="float" office:value="745">
            <text:p>745</text:p>
          </table:table-cell>
          <table:table-cell table:style-name="ce26" office:value-type="float" office:value="346">
            <text:p>346</text:p>
          </table:table-cell>
          <table:table-cell table:style-name="ce26" office:value-type="float" office:value="745">
            <text:p>745</text:p>
          </table:table-cell>
          <table:table-cell table:style-name="ce26" office:value-type="float" office:value="101">
            <text:p>101</text:p>
          </table:table-cell>
          <table:table-cell table:style-name="ce26" office:value-type="float" office:value="900">
            <text:p>900</text:p>
          </table:table-cell>
          <table:table-cell table:style-name="ce26" office:value-type="float" office:value="1">
            <text:p>1</text:p>
          </table:table-cell>
          <table:table-cell table:style-name="ce26" table:formula="of:=([.F18]-[.E18])+1" office:value-type="float" office:value="400">
            <text:p>400</text:p>
          </table:table-cell>
          <table:table-cell table:style-name="ce26" table:formula="of:=([.H18]-[.G18])+1" office:value-type="float" office:value="400">
            <text:p>400</text:p>
          </table:table-cell>
          <table:table-cell table:style-name="ce26" table:formula="of:=([.J18]-[.I18])+1" office:value-type="float" office:value="800">
            <text:p>800</text:p>
          </table:table-cell>
          <table:table-cell table:style-name="ce34" table:formula="of:=AVERAGE([.O16:.O17])" office:value-type="float" office:value="19.5">
            <text:p>19.5</text:p>
          </table:table-cell>
          <table:table-cell table:style-name="ce34" table:formula="of:=AVERAGE([.P16:.P17])" office:value-type="float" office:value="19.073">
            <text:p>19.1</text:p>
          </table:table-cell>
          <table:table-cell table:style-name="ce34" table:formula="of:=AVERAGE([.Q16:.Q17])" office:value-type="float" office:value="19.5445">
            <text:p>19.5</text:p>
          </table:table-cell>
          <table:table-cell table:style-name="ce46" table:formula="of:=AVERAGE([.R16:.R17])" office:value-type="float" office:value="106.9">
            <text:p>107</text:p>
          </table:table-cell>
          <table:table-cell table:style-name="ce46" table:formula="of:=AVERAGE([.S16:.S17])" office:value-type="float" office:value="117.1">
            <text:p>117</text:p>
          </table:table-cell>
          <table:table-cell table:style-name="ce46" table:formula="of:=AVERAGE([.T16:.T17])" office:value-type="float" office:value="102.3">
            <text:p>102</text:p>
          </table:table-cell>
          <table:table-cell table:style-name="ce46" table:formula="of:=AVERAGE([.U16:.U17])" office:value-type="float" office:value="108.766666666667">
            <text:p>109</text:p>
          </table:table-cell>
          <table:table-cell table:style-name="ce34" table:formula="of:=AVERAGE([.V16:.V17])" office:value-type="float" office:value="20.606">
            <text:p>20.6</text:p>
          </table:table-cell>
          <table:table-cell table:style-name="ce34" table:formula="of:=AVERAGE([.W16:.W17])" office:value-type="float" office:value="20.545">
            <text:p>20.5</text:p>
          </table:table-cell>
          <table:table-cell table:style-name="ce34" table:formula="of:=AVERAGE([.X16:.X17])" office:value-type="float" office:value="21.6705">
            <text:p>21.7</text:p>
          </table:table-cell>
          <table:table-cell table:style-name="ce34" table:formula="of:=AVERAGE([.Y16:.Y17])" office:value-type="float" office:value="20.9405">
            <text:p>20.9</text:p>
          </table:table-cell>
          <table:table-cell table:style-name="ce30" table:number-columns-repeated="999"/>
        </table:table-row>
        <table:table-row table:style-name="ro6">
          <table:table-cell table:style-name="ce20" office:value-type="string">
            <text:p>Berea</text:p>
          </table:table-cell>
          <table:table-cell table:style-name="ce20" office:value-type="string">
            <text:p>Kongju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26">
            <text:p>126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1">
            <text:p>1</text:p>
          </table:table-cell>
          <table:table-cell table:style-name="ce25" table:formula="of:=([.F19]-[.E19])+1" office:value-type="float" office:value="400">
            <text:p>400</text:p>
          </table:table-cell>
          <table:table-cell table:style-name="ce25" table:formula="of:=([.H19]-[.G19])+1" office:value-type="float" office:value="400">
            <text:p>400</text:p>
          </table:table-cell>
          <table:table-cell table:style-name="ce25" table:formula="of:=([.J19]-[.I19])+1" office:value-type="float" office:value="400">
            <text:p>400</text:p>
          </table:table-cell>
          <table:table-cell table:style-name="ce33" office:value-type="float" office:value="18.4">
            <text:p>18.4</text:p>
          </table:table-cell>
          <table:table-cell table:style-name="ce39" office:value-type="float" office:value="19.93">
            <text:p>19.9</text:p>
          </table:table-cell>
          <table:table-cell table:style-name="ce39" office:value-type="float" office:value="20.51">
            <text:p>20.5</text:p>
          </table:table-cell>
          <table:table-cell table:style-name="ce45" office:value-type="float" office:value="113.37">
            <text:p>113</text:p>
          </table:table-cell>
          <table:table-cell table:style-name="ce45" office:value-type="float" office:value="100.22">
            <text:p>100</text:p>
          </table:table-cell>
          <table:table-cell table:style-name="ce45" office:value-type="float" office:value="72.85">
            <text:p>73</text:p>
          </table:table-cell>
          <table:table-cell table:style-name="ce45" office:value-type="float" office:value="95.48">
            <text:p>95</text:p>
          </table:table-cell>
          <table:table-cell table:style-name="ce39" office:value-type="float" office:value="20.38">
            <text:p>20.4</text:p>
          </table:table-cell>
          <table:table-cell table:style-name="ce39" office:value-type="float" office:value="22.52">
            <text:p>22.5</text:p>
          </table:table-cell>
          <table:table-cell table:style-name="ce39" office:value-type="float" office:value="23.06">
            <text:p>23.1</text:p>
          </table:table-cell>
          <table:table-cell table:style-name="ce39" office:value-type="float" office:value="21.99">
            <text:p>22.0</text:p>
          </table:table-cell>
          <table:table-cell table:style-name="ce29"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number-columns-repeated="2" table:style-name="ce19" office:value-type="string">
            <text:p>Stanford</text:p>
          </table:table-cell>
          <table:table-cell table:style-name="ce19" office:value-type="string">
            <text:p>Bottom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1">
            <text:p>1</text:p>
          </table:table-cell>
          <table:table-cell table:style-name="ce24" table:formula="of:=([.F20]-[.E20])+1" office:value-type="float" office:value="724">
            <text:p>724</text:p>
          </table:table-cell>
          <table:table-cell table:style-name="ce24" table:formula="of:=([.H20]-[.G20])+1" office:value-type="float" office:value="724">
            <text:p>724</text:p>
          </table:table-cell>
          <table:table-cell table:style-name="ce24" table:formula="of:=([.J20]-[.I20])+1" office:value-type="float" office:value="512">
            <text:p>512</text:p>
          </table:table-cell>
          <table:table-cell table:style-name="ce32" table:formula="of:=0.208*100" office:value-type="float" office:value="20.8">
            <text:p>20.8</text:p>
          </table:table-cell>
          <table:table-cell table:number-columns-repeated="2" table:style-name="ce38" office:value-type="float" office:value="17.78">
            <text:p>17.8</text:p>
          </table:table-cell>
          <table:table-cell table:style-name="ce44" table:number-columns-repeated="4"/>
          <table:table-cell table:style-name="ce38" table:number-columns-repeated="2"/>
          <table:table-cell table:style-name="ce38" office:value-type="float" office:value="16.059">
            <text:p>16.1</text:p>
          </table:table-cell>
          <table:table-cell table:style-name="ce38" table:formula="of:=AVERAGE([.V20:.X20])" office:value-type="float" office:value="16.059">
            <text:p>16.1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number-columns-repeated="2" table:style-name="ce19" office:value-type="string">
            <text:p>Stanford</text:p>
          </table:table-cell>
          <table:table-cell table:style-name="ce19" office:value-type="string">
            <text:p>Top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513">
            <text:p>513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">
            <text:p>1</text:p>
          </table:table-cell>
          <table:table-cell table:style-name="ce24" table:formula="of:=([.F21]-[.E21])+1" office:value-type="float" office:value="724">
            <text:p>724</text:p>
          </table:table-cell>
          <table:table-cell table:style-name="ce24" table:formula="of:=([.H21]-[.G21])+1" office:value-type="float" office:value="724">
            <text:p>724</text:p>
          </table:table-cell>
          <table:table-cell table:style-name="ce24" table:formula="of:=([.J21]-[.I21])+1" office:value-type="float" office:value="512">
            <text:p>512</text:p>
          </table:table-cell>
          <table:table-cell table:style-name="ce32" table:formula="of:=0.21*100" office:value-type="float" office:value="21">
            <text:p>21.0</text:p>
          </table:table-cell>
          <table:table-cell table:style-name="ce38" office:value-type="float" office:value="17.59">
            <text:p>17.6</text:p>
          </table:table-cell>
          <table:table-cell table:style-name="ce38" office:value-type="float" office:value="17.84">
            <text:p>17.8</text:p>
          </table:table-cell>
          <table:table-cell table:style-name="ce44" table:number-columns-repeated="4"/>
          <table:table-cell table:style-name="ce38" table:number-columns-repeated="2"/>
          <table:table-cell table:style-name="ce38" office:value-type="float" office:value="16.073">
            <text:p>16.1</text:p>
          </table:table-cell>
          <table:table-cell table:style-name="ce38" table:formula="of:=AVERAGE([.V21:.X21])" office:value-type="float" office:value="16.073">
            <text:p>16.1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Berea</text:p>
          </table:table-cell>
          <table:table-cell table:number-columns-repeated="2" table:style-name="ce21" office:value-type="string">
            <text:p>Stanford</text:p>
          </table:table-cell>
          <table:table-cell table:style-name="ce21" office:value-type="string">
            <text:p>Averaged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table:formula="of:=([.F22]-[.E22])+1" office:value-type="float" office:value="724">
            <text:p>724</text:p>
          </table:table-cell>
          <table:table-cell table:style-name="ce26" table:formula="of:=([.H22]-[.G22])+1" office:value-type="float" office:value="724">
            <text:p>724</text:p>
          </table:table-cell>
          <table:table-cell table:style-name="ce26" table:formula="of:=([.J22]-[.I22])+1" office:value-type="float" office:value="1024">
            <text:p>1024</text:p>
          </table:table-cell>
          <table:table-cell table:style-name="ce34" table:formula="of:=AVERAGE([.O20:.O21])" office:value-type="float" office:value="20.9">
            <text:p>20.9</text:p>
          </table:table-cell>
          <table:table-cell table:style-name="ce34" table:formula="of:=AVERAGE([.P20:.P21])" office:value-type="float" office:value="17.685">
            <text:p>17.7</text:p>
          </table:table-cell>
          <table:table-cell table:style-name="ce34" table:formula="of:=AVERAGE([.Q20:.Q21])" office:value-type="float" office:value="17.81">
            <text:p>17.8</text:p>
          </table:table-cell>
          <table:table-cell table:style-name="ce46" table:number-columns-repeated="4"/>
          <table:table-cell table:style-name="ce34" table:number-columns-repeated="2"/>
          <table:table-cell table:style-name="ce34" table:formula="of:=AVERAGE([.X20:.X21])" office:value-type="float" office:value="16.066">
            <text:p>16.1</text:p>
          </table:table-cell>
          <table:table-cell table:style-name="ce34" table:formula="of:=AVERAGE([.Y20:.Y21])" office:value-type="float" office:value="16.066">
            <text:p>16.1</text:p>
          </table:table-cell>
          <table:table-cell table:style-name="ce30"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Stanford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Bottom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1">
            <text:p>1</text:p>
          </table:table-cell>
          <table:table-cell table:style-name="ce24" table:formula="of:=([.F23]-[.E23])+1" office:value-type="float" office:value="724">
            <text:p>724</text:p>
          </table:table-cell>
          <table:table-cell table:style-name="ce24" table:formula="of:=([.H23]-[.G23])+1" office:value-type="float" office:value="724">
            <text:p>724</text:p>
          </table:table-cell>
          <table:table-cell table:style-name="ce24" table:formula="of:=([.J23]-[.I23])+1" office:value-type="float" office:value="512">
            <text:p>512</text:p>
          </table:table-cell>
          <table:table-cell table:style-name="ce32" table:formula="of:=0.184*100" office:value-type="float" office:value="18.4">
            <text:p>18.4</text:p>
          </table:table-cell>
          <table:table-cell table:style-name="ce38" office:value-type="float" office:value="20.25">
            <text:p>20.3</text:p>
          </table:table-cell>
          <table:table-cell table:style-name="ce38" office:value-type="float" office:value="21.07">
            <text:p>21.1</text:p>
          </table:table-cell>
          <table:table-cell table:style-name="ce44" table:number-columns-repeated="4"/>
          <table:table-cell table:style-name="ce38" table:number-columns-repeated="2"/>
          <table:table-cell table:style-name="ce38" office:value-type="float" office:value="21.498">
            <text:p>21.5</text:p>
          </table:table-cell>
          <table:table-cell table:style-name="ce38" table:formula="of:=AVERAGE([.V23:.X23])" office:value-type="float" office:value="21.498">
            <text:p>21.5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Berea</text:p>
          </table:table-cell>
          <table:table-cell table:style-name="ce19" office:value-type="string">
            <text:p>Stanford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Top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513">
            <text:p>513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">
            <text:p>1</text:p>
          </table:table-cell>
          <table:table-cell table:style-name="ce24" table:formula="of:=([.F24]-[.E24])+1" office:value-type="float" office:value="724">
            <text:p>724</text:p>
          </table:table-cell>
          <table:table-cell table:style-name="ce24" table:formula="of:=([.H24]-[.G24])+1" office:value-type="float" office:value="724">
            <text:p>724</text:p>
          </table:table-cell>
          <table:table-cell table:style-name="ce24" table:formula="of:=([.J24]-[.I24])+1" office:value-type="float" office:value="512">
            <text:p>512</text:p>
          </table:table-cell>
          <table:table-cell table:style-name="ce32" table:formula="of:=0.184*100" office:value-type="float" office:value="18.4">
            <text:p>18.4</text:p>
          </table:table-cell>
          <table:table-cell table:style-name="ce38" office:value-type="float" office:value="20.34">
            <text:p>20.3</text:p>
          </table:table-cell>
          <table:table-cell table:style-name="ce38" office:value-type="float" office:value="21.22">
            <text:p>21.2</text:p>
          </table:table-cell>
          <table:table-cell table:style-name="ce44" table:number-columns-repeated="4"/>
          <table:table-cell table:style-name="ce38" table:number-columns-repeated="2"/>
          <table:table-cell table:style-name="ce38" office:value-type="float" office:value="22.353">
            <text:p>22.4</text:p>
          </table:table-cell>
          <table:table-cell table:style-name="ce38" table:formula="of:=AVERAGE([.V24:.X24])" office:value-type="float" office:value="22.353">
            <text:p>22.4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Berea</text:p>
          </table:table-cell>
          <table:table-cell table:style-name="ce21" office:value-type="string">
            <text:p>Stanford</text:p>
          </table:table-cell>
          <table:table-cell table:style-name="ce21" office:value-type="string">
            <text:p>VSG</text:p>
          </table:table-cell>
          <table:table-cell table:style-name="ce21" office:value-type="string">
            <text:p>Full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table:formula="of:=([.F25]-[.E25])+1" office:value-type="float" office:value="724">
            <text:p>724</text:p>
          </table:table-cell>
          <table:table-cell table:style-name="ce26" table:formula="of:=([.H25]-[.G25])+1" office:value-type="float" office:value="724">
            <text:p>724</text:p>
          </table:table-cell>
          <table:table-cell table:style-name="ce26" table:formula="of:=([.J25]-[.I25])+1" office:value-type="float" office:value="1024">
            <text:p>1024</text:p>
          </table:table-cell>
          <table:table-cell table:style-name="ce34" table:formula="of:=AVERAGE([.O23:.O24])" office:value-type="float" office:value="18.4">
            <text:p>18.4</text:p>
          </table:table-cell>
          <table:table-cell table:style-name="ce34" table:formula="of:=AVERAGE([.P23:.P24])" office:value-type="float" office:value="20.295">
            <text:p>20.3</text:p>
          </table:table-cell>
          <table:table-cell table:style-name="ce34" table:formula="of:=AVERAGE([.Q23:.Q24])" office:value-type="float" office:value="21.145">
            <text:p>21.1</text:p>
          </table:table-cell>
          <table:table-cell table:style-name="ce46" table:number-columns-repeated="4"/>
          <table:table-cell table:style-name="ce34" office:value-type="float" office:value="20.69">
            <text:p>20.7</text:p>
          </table:table-cell>
          <table:table-cell table:style-name="ce34" office:value-type="float" office:value="21.71">
            <text:p>21.7</text:p>
          </table:table-cell>
          <table:table-cell table:style-name="ce34" office:value-type="float" office:value="22.46">
            <text:p>22.5</text:p>
          </table:table-cell>
          <table:table-cell table:style-name="ce34" office:value-type="float" office:value="21.62">
            <text:p>21.6</text:p>
          </table:table-cell>
          <table:table-cell table:style-name="ce30" table:number-columns-repeated="999"/>
        </table:table-row>
        <table:table-row table:style-name="ro6">
          <table:table-cell table:style-name="ce20" office:value-type="string">
            <text:p>Berea</text:p>
          </table:table-cell>
          <table:table-cell table:style-name="ce20" office:value-type="string">
            <text:p>Stanford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51">
            <text:p>151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126">
            <text:p>126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1">
            <text:p>1</text:p>
          </table:table-cell>
          <table:table-cell table:style-name="ce25" table:formula="of:=([.F26]-[.E26])+1" office:value-type="float" office:value="400">
            <text:p>400</text:p>
          </table:table-cell>
          <table:table-cell table:style-name="ce25" table:formula="of:=([.H26]-[.G26])+1" office:value-type="float" office:value="400">
            <text:p>400</text:p>
          </table:table-cell>
          <table:table-cell table:style-name="ce25" table:formula="of:=([.J26]-[.I26])+1" office:value-type="float" office:value="400">
            <text:p>400</text:p>
          </table:table-cell>
          <table:table-cell table:style-name="ce33" office:value-type="float" office:value="18.4">
            <text:p>18.4</text:p>
          </table:table-cell>
          <table:table-cell table:style-name="ce39" office:value-type="float" office:value="20.14">
            <text:p>20.1</text:p>
          </table:table-cell>
          <table:table-cell table:style-name="ce39" office:value-type="float" office:value="20.66">
            <text:p>20.7</text:p>
          </table:table-cell>
          <table:table-cell table:style-name="ce45" table:number-columns-repeated="4"/>
          <table:table-cell table:style-name="ce39" office:value-type="float" office:value="19.33">
            <text:p>19.3</text:p>
          </table:table-cell>
          <table:table-cell table:style-name="ce39" office:value-type="float" office:value="19.85">
            <text:p>19.9</text:p>
          </table:table-cell>
          <table:table-cell table:style-name="ce39" office:value-type="float" office:value="21.46">
            <text:p>21.5</text:p>
          </table:table-cell>
          <table:table-cell table:style-name="ce39" office:value-type="float" office:value="20.22">
            <text:p>20.2</text:p>
          </table:table-cell>
          <table:table-cell table:style-name="ce29"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ETH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Full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2">
            <text:p>2</text:p>
          </table:table-cell>
          <table:table-cell table:style-name="ce24" table:formula="of:=(([.F27]-[.E27])+1)/[.K27]" office:value-type="float" office:value="512">
            <text:p>512</text:p>
          </table:table-cell>
          <table:table-cell table:style-name="ce24" table:formula="of:=(([.H27]-[.G27])+1)/[.K27]" office:value-type="float" office:value="512">
            <text:p>512</text:p>
          </table:table-cell>
          <table:table-cell table:style-name="ce24" table:formula="of:=(([.J27]-[.I27])+1)/[.K27]" office:value-type="float" office:value="512">
            <text:p>512</text:p>
          </table:table-cell>
          <table:table-cell table:style-name="ce32" office:value-type="float" office:value="26">
            <text:p>26.0</text:p>
          </table:table-cell>
          <table:table-cell table:style-name="ce38" office:value-type="float" office:value="21.51">
            <text:p>21.5</text:p>
          </table:table-cell>
          <table:table-cell table:style-name="ce38" office:value-type="float" office:value="11.46">
            <text:p>11.5</text:p>
          </table:table-cell>
          <table:table-cell table:style-name="ce44" table:number-columns-repeated="4"/>
          <table:table-cell table:style-name="ce38" table:number-columns-repeated="4"/>
          <table:table-cell table:number-columns-repeated="999"/>
        </table:table-row>
        <table:table-row table:style-name="ro6">
          <table:table-cell table:style-name="ce20" office:value-type="string">
            <text:p>Carbonate</text:p>
          </table:table-cell>
          <table:table-cell table:style-name="ce20" office:value-type="string">
            <text:p>ETH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551">
            <text:p>551</text:p>
          </table:table-cell>
          <table:table-cell table:style-name="ce25" office:value-type="float" office:value="950">
            <text:p>950</text:p>
          </table:table-cell>
          <table:table-cell table:style-name="ce25" office:value-type="float" office:value="1">
            <text:p>1</text:p>
          </table:table-cell>
          <table:table-cell table:style-name="ce25" table:formula="of:=([.F28]-[.E28])+1" office:value-type="float" office:value="400">
            <text:p>400</text:p>
          </table:table-cell>
          <table:table-cell table:style-name="ce25" table:formula="of:=([.H28]-[.G28])+1" office:value-type="float" office:value="400">
            <text:p>400</text:p>
          </table:table-cell>
          <table:table-cell table:style-name="ce25" table:formula="of:=([.J28]-[.I28])+1" office:value-type="float" office:value="400">
            <text:p>400</text:p>
          </table:table-cell>
          <table:table-cell table:style-name="ce33" office:value-type="float" office:value="24.7">
            <text:p>24.7</text:p>
          </table:table-cell>
          <table:table-cell table:style-name="ce39" office:value-type="float" office:value="17.3">
            <text:p>17.3</text:p>
          </table:table-cell>
          <table:table-cell table:style-name="ce39" office:value-type="float" office:value="12.3">
            <text:p>12.3</text:p>
          </table:table-cell>
          <table:table-cell table:style-name="ce45" table:number-columns-repeated="4"/>
          <table:table-cell table:style-name="ce39" table:number-columns-repeated="4"/>
          <table:table-cell table:style-name="ce29"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Exxon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Top-small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1">
            <text:p>1</text:p>
          </table:table-cell>
          <table:table-cell table:style-name="ce24" table:formula="of:=([.F29]-[.E29])+1" office:value-type="float" office:value="512">
            <text:p>512</text:p>
          </table:table-cell>
          <table:table-cell table:style-name="ce24" table:formula="of:=([.H29]-[.G29])+1" office:value-type="float" office:value="512">
            <text:p>512</text:p>
          </table:table-cell>
          <table:table-cell table:style-name="ce24" table:formula="of:=([.J29]-[.I29])+1" office:value-type="float" office:value="512">
            <text:p>512</text:p>
          </table:table-cell>
          <table:table-cell table:style-name="ce32" office:value-type="float" office:value="23.11">
            <text:p>23.1</text:p>
          </table:table-cell>
          <table:table-cell table:style-name="ce38" table:number-columns-repeated="2"/>
          <table:table-cell table:style-name="ce44" table:number-columns-repeated="4"/>
          <table:table-cell table:style-name="ce38" table:formula="of:=1/0.031" office:value-type="float" office:value="32.258064516129">
            <text:p>32.3</text:p>
          </table:table-cell>
          <table:table-cell table:style-name="ce38" table:formula="of:=1/0.034" office:value-type="float" office:value="29.4117647058823">
            <text:p>29.4</text:p>
          </table:table-cell>
          <table:table-cell table:style-name="ce38" table:formula="of:=1/0.033" office:value-type="float" office:value="30.3030303030303">
            <text:p>30.3</text:p>
          </table:table-cell>
          <table:table-cell table:style-name="ce38" table:formula="of:=AVERAGE([.V29:.X29])" office:value-type="float" office:value="30.6576198416806">
            <text:p>30.7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Exxon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Bottom-small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513">
            <text:p>513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">
            <text:p>1</text:p>
          </table:table-cell>
          <table:table-cell table:style-name="ce24" table:formula="of:=([.F30]-[.E30])+1" office:value-type="float" office:value="512">
            <text:p>512</text:p>
          </table:table-cell>
          <table:table-cell table:style-name="ce24" table:formula="of:=([.H30]-[.G30])+1" office:value-type="float" office:value="512">
            <text:p>512</text:p>
          </table:table-cell>
          <table:table-cell table:style-name="ce24" table:formula="of:=([.J30]-[.I30])+1" office:value-type="float" office:value="512">
            <text:p>512</text:p>
          </table:table-cell>
          <table:table-cell table:style-name="ce32" office:value-type="float" office:value="24.87">
            <text:p>24.9</text:p>
          </table:table-cell>
          <table:table-cell table:style-name="ce38" table:number-columns-repeated="2"/>
          <table:table-cell table:style-name="ce44" table:number-columns-repeated="4"/>
          <table:table-cell table:style-name="ce38" table:formula="of:=1/0.038" office:value-type="float" office:value="26.3157894736842">
            <text:p>26.3</text:p>
          </table:table-cell>
          <table:table-cell table:style-name="ce38" table:formula="of:=1/0.05" office:value-type="float" office:value="20">
            <text:p>20.0</text:p>
          </table:table-cell>
          <table:table-cell table:style-name="ce38" table:formula="of:=1/0.048" office:value-type="float" office:value="20.8333333333333">
            <text:p>20.8</text:p>
          </table:table-cell>
          <table:table-cell table:style-name="ce38" table:formula="of:=AVERAGE([.V30:.X30])" office:value-type="float" office:value="22.3830409356725">
            <text:p>22.4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Exxon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Top-large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1">
            <text:p>1</text:p>
          </table:table-cell>
          <table:table-cell table:style-name="ce24" table:formula="of:=([.F31]-[.E31])+1" office:value-type="float" office:value="724">
            <text:p>724</text:p>
          </table:table-cell>
          <table:table-cell table:style-name="ce24" table:formula="of:=([.H31]-[.G31])+1" office:value-type="float" office:value="724">
            <text:p>724</text:p>
          </table:table-cell>
          <table:table-cell table:style-name="ce24" table:formula="of:=([.J31]-[.I31])+1" office:value-type="float" office:value="512">
            <text:p>512</text:p>
          </table:table-cell>
          <table:table-cell table:style-name="ce32" office:value-type="float" office:value="22.98">
            <text:p>23.0</text:p>
          </table:table-cell>
          <table:table-cell table:style-name="ce38" table:number-columns-repeated="2"/>
          <table:table-cell table:style-name="ce44" table:number-columns-repeated="4"/>
          <table:table-cell table:style-name="ce38" table:formula="of:=1/0.027" office:value-type="float" office:value="37.037037037037">
            <text:p>37.0</text:p>
          </table:table-cell>
          <table:table-cell table:style-name="ce38" table:formula="of:=1/0.033" office:value-type="float" office:value="30.3030303030303">
            <text:p>30.3</text:p>
          </table:table-cell>
          <table:table-cell table:style-name="ce38" table:formula="of:=1/0.032" office:value-type="float" office:value="31.25">
            <text:p>31.3</text:p>
          </table:table-cell>
          <table:table-cell table:style-name="ce38" table:formula="of:=AVERAGE([.V31:.X31])" office:value-type="float" office:value="32.8633557800224">
            <text:p>32.9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Carbonate</text:p>
          </table:table-cell>
          <table:table-cell table:style-name="ce21" office:value-type="string">
            <text:p>Exxon</text:p>
          </table:table-cell>
          <table:table-cell table:style-name="ce21" office:value-type="string">
            <text:p>VSG</text:p>
          </table:table-cell>
          <table:table-cell table:style-name="ce21" office:value-type="string">
            <text:p>large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table:formula="of:=([.F32]-[.E32])+1" office:value-type="float" office:value="724">
            <text:p>724</text:p>
          </table:table-cell>
          <table:table-cell table:style-name="ce26" table:formula="of:=([.H32]-[.G32])+1" office:value-type="float" office:value="724">
            <text:p>724</text:p>
          </table:table-cell>
          <table:table-cell table:style-name="ce26" table:formula="of:=([.J32]-[.I32])+1" office:value-type="float" office:value="1024">
            <text:p>1024</text:p>
          </table:table-cell>
          <table:table-cell table:style-name="ce34" office:value-type="float" office:value="25.05">
            <text:p>25.1</text:p>
          </table:table-cell>
          <table:table-cell table:style-name="ce40" table:number-columns-repeated="2"/>
          <table:table-cell table:style-name="ce46" table:number-columns-repeated="4"/>
          <table:table-cell table:style-name="ce40" table:formula="of:=1/0.048" office:value-type="float" office:value="20.8333333333333">
            <text:p>20.8</text:p>
          </table:table-cell>
          <table:table-cell table:style-name="ce40" table:formula="of:=1/0.045" office:value-type="float" office:value="22.2222222222222">
            <text:p>22.2</text:p>
          </table:table-cell>
          <table:table-cell table:style-name="ce40" table:formula="of:=1/0.042" office:value-type="float" office:value="23.8095238095238">
            <text:p>23.8</text:p>
          </table:table-cell>
          <table:table-cell table:style-name="ce40" table:formula="of:=AVERAGE([.V32:.X32])" office:value-type="float" office:value="22.2883597883598">
            <text:p>22.3</text:p>
          </table:table-cell>
          <table:table-cell table:style-name="ce30" table:number-columns-repeated="999"/>
        </table:table-row>
        <table:table-row table:style-name="ro6">
          <table:table-cell table:style-name="ce20" office:value-type="string">
            <text:p>Carbonate</text:p>
          </table:table-cell>
          <table:table-cell table:style-name="ce20" office:value-type="string">
            <text:p>Exxon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551">
            <text:p>551</text:p>
          </table:table-cell>
          <table:table-cell table:style-name="ce25" office:value-type="float" office:value="950">
            <text:p>950</text:p>
          </table:table-cell>
          <table:table-cell table:style-name="ce25" office:value-type="float" office:value="1">
            <text:p>1</text:p>
          </table:table-cell>
          <table:table-cell table:style-name="ce25" table:formula="of:=([.F33]-[.E33])+1" office:value-type="float" office:value="400">
            <text:p>400</text:p>
          </table:table-cell>
          <table:table-cell table:style-name="ce25" table:formula="of:=([.H33]-[.G33])+1" office:value-type="float" office:value="400">
            <text:p>400</text:p>
          </table:table-cell>
          <table:table-cell table:style-name="ce25" table:formula="of:=([.J33]-[.I33])+1" office:value-type="float" office:value="400">
            <text:p>400</text:p>
          </table:table-cell>
          <table:table-cell table:style-name="ce33" office:value-type="float" office:value="24.7">
            <text:p>24.7</text:p>
          </table:table-cell>
          <table:table-cell table:style-name="ce39" table:number-columns-repeated="2"/>
          <table:table-cell table:style-name="ce45" table:number-columns-repeated="4"/>
          <table:table-cell table:style-name="ce39"/>
          <table:table-cell table:style-name="ce49" table:number-columns-repeated="2"/>
          <table:table-cell table:style-name="ce39"/>
          <table:table-cell table:style-name="ce29" table:number-columns-repeated="999"/>
        </table:table-row>
        <table:table-row table:style-name="ro6">
          <table:table-cell table:style-name="ce21" office:value-type="string">
            <text:p>Carbonate</text:p>
          </table:table-cell>
          <table:table-cell table:style-name="ce21" office:value-type="string">
            <text:p>Fraunhofer / M2M</text:p>
          </table:table-cell>
          <table:table-cell table:style-name="ce21" office:value-type="string">
            <text:p>VSG</text:p>
          </table:table-cell>
          <table:table-cell table:style-name="ce21" office:value-type="string">
            <text:p>Full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table:formula="of:=([.F34]-[.E34])+1" office:value-type="float" office:value="1024">
            <text:p>1024</text:p>
          </table:table-cell>
          <table:table-cell table:style-name="ce26" table:formula="of:=([.H34]-[.G34])+1" office:value-type="float" office:value="1024">
            <text:p>1024</text:p>
          </table:table-cell>
          <table:table-cell table:style-name="ce26" table:formula="of:=([.J34]-[.I34])+1" office:value-type="float" office:value="1024">
            <text:p>1024</text:p>
          </table:table-cell>
          <table:table-cell table:style-name="ce34" office:value-type="float" office:value="24.7">
            <text:p>24.7</text:p>
          </table:table-cell>
          <table:table-cell table:style-name="ce40" office:value-type="float" office:value="24.95">
            <text:p>25.0</text:p>
          </table:table-cell>
          <table:table-cell table:style-name="ce40" office:value-type="float" office:value="13.64">
            <text:p>13.6</text:p>
          </table:table-cell>
          <table:table-cell table:style-name="ce46" office:value-type="float" office:value="1357.8">
            <text:p>1358</text:p>
          </table:table-cell>
          <table:table-cell table:style-name="ce46" office:value-type="float" office:value="1388.2">
            <text:p>1388</text:p>
          </table:table-cell>
          <table:table-cell table:style-name="ce46" office:value-type="float" office:value="2371.1">
            <text:p>2371</text:p>
          </table:table-cell>
          <table:table-cell table:style-name="ce46" table:formula="of:=AVERAGE([.R34:.T34])" office:value-type="float" office:value="1705.7">
            <text:p>1706</text:p>
          </table:table-cell>
          <table:table-cell table:style-name="ce40" table:formula="of:=(5.38/[.O34])*100" office:value-type="float" office:value="21.7813765182186">
            <text:p>21.8</text:p>
          </table:table-cell>
          <table:table-cell table:style-name="ce40" table:formula="of:=(4.89/[.O34])*100" office:value-type="float" office:value="19.7975708502024">
            <text:p>19.8</text:p>
          </table:table-cell>
          <table:table-cell table:style-name="ce40" table:formula="of:=(5.25/[.O34])*100" office:value-type="float" office:value="21.2550607287449">
            <text:p>21.3</text:p>
          </table:table-cell>
          <table:table-cell table:style-name="ce40" table:formula="of:=AVERAGE([.V34:.X34])" office:value-type="float" office:value="20.944669365722">
            <text:p>20.9</text:p>
          </table:table-cell>
          <table:table-cell table:style-name="ce30" table:number-columns-repeated="999"/>
        </table:table-row>
        <table:table-row table:style-name="ro6">
          <table:table-cell table:style-name="ce20" office:value-type="string">
            <text:p>Carbonate</text:p>
          </table:table-cell>
          <table:table-cell table:style-name="ce20" office:value-type="string">
            <text:p>Fraunhofer / M2M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551">
            <text:p>551</text:p>
          </table:table-cell>
          <table:table-cell table:style-name="ce25" office:value-type="float" office:value="950">
            <text:p>950</text:p>
          </table:table-cell>
          <table:table-cell table:style-name="ce25" office:value-type="float" office:value="1">
            <text:p>1</text:p>
          </table:table-cell>
          <table:table-cell table:style-name="ce25" table:formula="of:=([.F35]-[.E35])+1" office:value-type="float" office:value="400">
            <text:p>400</text:p>
          </table:table-cell>
          <table:table-cell table:style-name="ce25" table:formula="of:=([.H35]-[.G35])+1" office:value-type="float" office:value="400">
            <text:p>400</text:p>
          </table:table-cell>
          <table:table-cell table:style-name="ce25" table:formula="of:=([.J35]-[.I35])+1" office:value-type="float" office:value="400">
            <text:p>400</text:p>
          </table:table-cell>
          <table:table-cell table:style-name="ce33" office:value-type="float" office:value="24.7">
            <text:p>24.7</text:p>
          </table:table-cell>
          <table:table-cell table:style-name="ce39" office:value-type="float" office:value="24.76">
            <text:p>24.8</text:p>
          </table:table-cell>
          <table:table-cell table:style-name="ce39" office:value-type="float" office:value="13.99">
            <text:p>14.0</text:p>
          </table:table-cell>
          <table:table-cell table:style-name="ce45" office:value-type="float" office:value="511.7">
            <text:p>512</text:p>
          </table:table-cell>
          <table:table-cell table:style-name="ce45" office:value-type="float" office:value="349.5">
            <text:p>350</text:p>
          </table:table-cell>
          <table:table-cell table:style-name="ce45" office:value-type="float" office:value="291.8">
            <text:p>292</text:p>
          </table:table-cell>
          <table:table-cell table:style-name="ce45" office:value-type="float" office:value="384.33">
            <text:p>384</text:p>
          </table:table-cell>
          <table:table-cell table:style-name="ce39" office:value-type="float" office:value="17.61">
            <text:p>17.6</text:p>
          </table:table-cell>
          <table:table-cell table:style-name="ce39" office:value-type="float" office:value="17.77">
            <text:p>17.8</text:p>
          </table:table-cell>
          <table:table-cell table:style-name="ce39" office:value-type="float" office:value="23.24">
            <text:p>23.2</text:p>
          </table:table-cell>
          <table:table-cell table:style-name="ce39" office:value-type="float" office:value="19.54">
            <text:p>19.5</text:p>
          </table:table-cell>
          <table:table-cell table:style-name="ce29"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Left-Front-Bottom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36]-[.E36])+1" office:value-type="float" office:value="400">
            <text:p>400</text:p>
          </table:table-cell>
          <table:table-cell table:style-name="ce24" table:formula="of:=([.H36]-[.G36])+1" office:value-type="float" office:value="400">
            <text:p>400</text:p>
          </table:table-cell>
          <table:table-cell table:style-name="ce24" table:formula="of:=([.J36]-[.I36])+1" office:value-type="float" office:value="400">
            <text:p>400</text:p>
          </table:table-cell>
          <table:table-cell table:style-name="ce32" table:formula="of:=0.166*100" office:value-type="float" office:value="16.6">
            <text:p>16.6</text:p>
          </table:table-cell>
          <table:table-cell table:style-name="ce38" office:value-type="float" office:value="33.06">
            <text:p>33.1</text:p>
          </table:table-cell>
          <table:table-cell table:style-name="ce38" office:value-type="float" office:value="17.181">
            <text:p>17.2</text:p>
          </table:table-cell>
          <table:table-cell table:style-name="ce44" office:value-type="float" office:value="131.263">
            <text:p>131</text:p>
          </table:table-cell>
          <table:table-cell table:style-name="ce44" office:value-type="float" office:value="77.971">
            <text:p>78</text:p>
          </table:table-cell>
          <table:table-cell table:style-name="ce44" office:value-type="float" office:value="178.519">
            <text:p>179</text:p>
          </table:table-cell>
          <table:table-cell table:style-name="ce44" table:formula="of:=AVERAGE([.R36:.T36])" office:value-type="float" office:value="129.251">
            <text:p>129</text:p>
          </table:table-cell>
          <table:table-cell table:style-name="ce38" office:value-type="float" office:value="79.369">
            <text:p>79.4</text:p>
          </table:table-cell>
          <table:table-cell table:style-name="ce38" office:value-type="float" office:value="61.368">
            <text:p>61.4</text:p>
          </table:table-cell>
          <table:table-cell table:style-name="ce38" office:value-type="float" office:value="46.171">
            <text:p>46.2</text:p>
          </table:table-cell>
          <table:table-cell table:style-name="ce38" table:formula="of:=AVERAGE([.V36:.X36])" office:value-type="float" office:value="62.3026666666667">
            <text:p>62.3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Left-Front-Top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37]-[.E37])+1" office:value-type="float" office:value="400">
            <text:p>400</text:p>
          </table:table-cell>
          <table:table-cell table:style-name="ce24" table:formula="of:=([.H37]-[.G37])+1" office:value-type="float" office:value="400">
            <text:p>400</text:p>
          </table:table-cell>
          <table:table-cell table:style-name="ce24" table:formula="of:=([.J37]-[.I37])+1" office:value-type="float" office:value="400">
            <text:p>400</text:p>
          </table:table-cell>
          <table:table-cell table:style-name="ce32" table:formula="of:=0.21*100" office:value-type="float" office:value="21">
            <text:p>21.0</text:p>
          </table:table-cell>
          <table:table-cell table:style-name="ce38" office:value-type="float" office:value="28.353">
            <text:p>28.4</text:p>
          </table:table-cell>
          <table:table-cell table:style-name="ce38" office:value-type="float" office:value="15.977">
            <text:p>16.0</text:p>
          </table:table-cell>
          <table:table-cell table:style-name="ce44" office:value-type="float" office:value="269.373">
            <text:p>269</text:p>
          </table:table-cell>
          <table:table-cell table:style-name="ce44" office:value-type="float" office:value="961.55">
            <text:p>962</text:p>
          </table:table-cell>
          <table:table-cell table:style-name="ce44" office:value-type="float" office:value="109.834">
            <text:p>110</text:p>
          </table:table-cell>
          <table:table-cell table:style-name="ce44" table:formula="of:=AVERAGE([.R37:.T37])" office:value-type="float" office:value="446.919">
            <text:p>447</text:p>
          </table:table-cell>
          <table:table-cell table:style-name="ce38" office:value-type="float" office:value="27.651">
            <text:p>27.7</text:p>
          </table:table-cell>
          <table:table-cell table:style-name="ce38" office:value-type="float" office:value="28.439">
            <text:p>28.4</text:p>
          </table:table-cell>
          <table:table-cell table:style-name="ce38" office:value-type="float" office:value="40.823">
            <text:p>40.8</text:p>
          </table:table-cell>
          <table:table-cell table:style-name="ce38" table:formula="of:=AVERAGE([.V37:.X37])" office:value-type="float" office:value="32.3043333333333">
            <text:p>32.3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Left-Back-Bottom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38]-[.E38])+1" office:value-type="float" office:value="400">
            <text:p>400</text:p>
          </table:table-cell>
          <table:table-cell table:style-name="ce24" table:formula="of:=([.H38]-[.G38])+1" office:value-type="float" office:value="400">
            <text:p>400</text:p>
          </table:table-cell>
          <table:table-cell table:style-name="ce24" table:formula="of:=([.J38]-[.I38])+1" office:value-type="float" office:value="400">
            <text:p>400</text:p>
          </table:table-cell>
          <table:table-cell table:style-name="ce32" table:formula="of:=0.239*100" office:value-type="float" office:value="23.9">
            <text:p>23.9</text:p>
          </table:table-cell>
          <table:table-cell table:style-name="ce38" office:value-type="float" office:value="24.263">
            <text:p>24.3</text:p>
          </table:table-cell>
          <table:table-cell table:style-name="ce38" office:value-type="float" office:value="13.286">
            <text:p>13.3</text:p>
          </table:table-cell>
          <table:table-cell table:style-name="ce44" office:value-type="float" office:value="220.743">
            <text:p>221</text:p>
          </table:table-cell>
          <table:table-cell table:style-name="ce44" office:value-type="float" office:value="344.719">
            <text:p>345</text:p>
          </table:table-cell>
          <table:table-cell table:style-name="ce44" office:value-type="float" office:value="2427.84">
            <text:p>2428</text:p>
          </table:table-cell>
          <table:table-cell table:style-name="ce44" table:formula="of:=AVERAGE([.R38:.T38])" office:value-type="float" office:value="997.767333333333">
            <text:p>998</text:p>
          </table:table-cell>
          <table:table-cell table:style-name="ce38" office:value-type="float" office:value="32.136">
            <text:p>32.1</text:p>
          </table:table-cell>
          <table:table-cell table:style-name="ce38" office:value-type="float" office:value="21.996">
            <text:p>22.0</text:p>
          </table:table-cell>
          <table:table-cell table:style-name="ce38" office:value-type="float" office:value="20.684">
            <text:p>20.7</text:p>
          </table:table-cell>
          <table:table-cell table:style-name="ce38" table:formula="of:=AVERAGE([.V38:.X38])" office:value-type="float" office:value="24.9386666666667">
            <text:p>24.9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Left-Back-Top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39]-[.E39])+1" office:value-type="float" office:value="400">
            <text:p>400</text:p>
          </table:table-cell>
          <table:table-cell table:style-name="ce24" table:formula="of:=([.H39]-[.G39])+1" office:value-type="float" office:value="400">
            <text:p>400</text:p>
          </table:table-cell>
          <table:table-cell table:style-name="ce24" table:formula="of:=([.J39]-[.I39])+1" office:value-type="float" office:value="400">
            <text:p>400</text:p>
          </table:table-cell>
          <table:table-cell table:style-name="ce32" table:formula="of:=0.349*100" office:value-type="float" office:value="34.9">
            <text:p>34.9</text:p>
          </table:table-cell>
          <table:table-cell table:style-name="ce38" office:value-type="float" office:value="15.597">
            <text:p>15.6</text:p>
          </table:table-cell>
          <table:table-cell table:style-name="ce38" office:value-type="float" office:value="9.069">
            <text:p>9.1</text:p>
          </table:table-cell>
          <table:table-cell table:style-name="ce44" office:value-type="float" office:value="743.68">
            <text:p>744</text:p>
          </table:table-cell>
          <table:table-cell table:style-name="ce44" office:value-type="float" office:value="665.145">
            <text:p>665</text:p>
          </table:table-cell>
          <table:table-cell table:style-name="ce44" office:value-type="float" office:value="9293.39">
            <text:p>9293</text:p>
          </table:table-cell>
          <table:table-cell table:style-name="ce44" table:formula="of:=AVERAGE([.R39:.T39])" office:value-type="float" office:value="3567.405">
            <text:p>3567</text:p>
          </table:table-cell>
          <table:table-cell table:style-name="ce38" office:value-type="float" office:value="12.819">
            <text:p>12.8</text:p>
          </table:table-cell>
          <table:table-cell table:style-name="ce38" office:value-type="float" office:value="10.761">
            <text:p>10.8</text:p>
          </table:table-cell>
          <table:table-cell table:style-name="ce38" office:value-type="float" office:value="7.433">
            <text:p>7.4</text:p>
          </table:table-cell>
          <table:table-cell table:style-name="ce38" table:formula="of:=AVERAGE([.V39:.X39])" office:value-type="float" office:value="10.3376666666667">
            <text:p>10.3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Right-Front-Bottom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40]-[.E40])+1" office:value-type="float" office:value="400">
            <text:p>400</text:p>
          </table:table-cell>
          <table:table-cell table:style-name="ce24" table:formula="of:=([.H40]-[.G40])+1" office:value-type="float" office:value="400">
            <text:p>400</text:p>
          </table:table-cell>
          <table:table-cell table:style-name="ce24" table:formula="of:=([.J40]-[.I40])+1" office:value-type="float" office:value="400">
            <text:p>400</text:p>
          </table:table-cell>
          <table:table-cell table:style-name="ce32" table:formula="of:=0.106*100" office:value-type="float" office:value="10.6">
            <text:p>10.6</text:p>
          </table:table-cell>
          <table:table-cell table:style-name="ce38" office:value-type="float" office:value="43.264">
            <text:p>43.3</text:p>
          </table:table-cell>
          <table:table-cell table:style-name="ce38" office:value-type="float" office:value="20.592">
            <text:p>20.6</text:p>
          </table:table-cell>
          <table:table-cell table:style-name="ce44" office:value-type="float" office:value="8.115">
            <text:p>8</text:p>
          </table:table-cell>
          <table:table-cell table:style-name="ce44" office:value-type="float" office:value="89.402">
            <text:p>89</text:p>
          </table:table-cell>
          <table:table-cell table:style-name="ce44" office:value-type="float" office:value="6.931">
            <text:p>7</text:p>
          </table:table-cell>
          <table:table-cell table:style-name="ce44" table:formula="of:=AVERAGE([.R40:.T40])" office:value-type="float" office:value="34.816">
            <text:p>35</text:p>
          </table:table-cell>
          <table:table-cell table:style-name="ce38" office:value-type="float" office:value="181.466">
            <text:p>181.5</text:p>
          </table:table-cell>
          <table:table-cell table:style-name="ce38" office:value-type="float" office:value="82.445">
            <text:p>82.4</text:p>
          </table:table-cell>
          <table:table-cell table:style-name="ce38" office:value-type="float" office:value="164.635">
            <text:p>164.6</text:p>
          </table:table-cell>
          <table:table-cell table:style-name="ce38" table:formula="of:=AVERAGE([.V40:.X40])" office:value-type="float" office:value="142.848666666667">
            <text:p>142.8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Right-Front-Top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41]-[.E41])+1" office:value-type="float" office:value="400">
            <text:p>400</text:p>
          </table:table-cell>
          <table:table-cell table:style-name="ce24" table:formula="of:=([.H41]-[.G41])+1" office:value-type="float" office:value="400">
            <text:p>400</text:p>
          </table:table-cell>
          <table:table-cell table:style-name="ce24" table:formula="of:=([.J41]-[.I41])+1" office:value-type="float" office:value="400">
            <text:p>400</text:p>
          </table:table-cell>
          <table:table-cell table:style-name="ce32" table:formula="of:=0.113*100" office:value-type="float" office:value="11.3">
            <text:p>11.3</text:p>
          </table:table-cell>
          <table:table-cell table:style-name="ce38" office:value-type="float" office:value="43.068">
            <text:p>43.1</text:p>
          </table:table-cell>
          <table:table-cell table:style-name="ce38" office:value-type="float" office:value="20.757">
            <text:p>20.8</text:p>
          </table:table-cell>
          <table:table-cell table:style-name="ce44" office:value-type="float" office:value="9.147">
            <text:p>9</text:p>
          </table:table-cell>
          <table:table-cell table:style-name="ce44" office:value-type="float" office:value="38.148">
            <text:p>38</text:p>
          </table:table-cell>
          <table:table-cell table:style-name="ce44" office:value-type="float" office:value="25.345">
            <text:p>25</text:p>
          </table:table-cell>
          <table:table-cell table:style-name="ce44" table:formula="of:=AVERAGE([.R41:.T41])" office:value-type="float" office:value="24.2133333333333">
            <text:p>24</text:p>
          </table:table-cell>
          <table:table-cell table:style-name="ce38" office:value-type="float" office:value="127.81">
            <text:p>127.8</text:p>
          </table:table-cell>
          <table:table-cell table:style-name="ce38" office:value-type="float" office:value="76.331">
            <text:p>76.3</text:p>
          </table:table-cell>
          <table:table-cell table:style-name="ce38" office:value-type="float" office:value="146.842">
            <text:p>146.8</text:p>
          </table:table-cell>
          <table:table-cell table:style-name="ce38" table:formula="of:=AVERAGE([.V41:.X41])" office:value-type="float" office:value="116.994333333333">
            <text:p>117.0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Right-Back-Bottom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42]-[.E42])+1" office:value-type="float" office:value="400">
            <text:p>400</text:p>
          </table:table-cell>
          <table:table-cell table:style-name="ce24" table:formula="of:=([.H42]-[.G42])+1" office:value-type="float" office:value="400">
            <text:p>400</text:p>
          </table:table-cell>
          <table:table-cell table:style-name="ce24" table:formula="of:=([.J42]-[.I42])+1" office:value-type="float" office:value="400">
            <text:p>400</text:p>
          </table:table-cell>
          <table:table-cell table:style-name="ce32" table:formula="of:=0.166*100" office:value-type="float" office:value="16.6">
            <text:p>16.6</text:p>
          </table:table-cell>
          <table:table-cell table:style-name="ce38" office:value-type="float" office:value="34.536">
            <text:p>34.5</text:p>
          </table:table-cell>
          <table:table-cell table:style-name="ce38" office:value-type="float" office:value="17.934">
            <text:p>17.9</text:p>
          </table:table-cell>
          <table:table-cell table:style-name="ce44" office:value-type="float" office:value="70.093">
            <text:p>70</text:p>
          </table:table-cell>
          <table:table-cell table:style-name="ce44" office:value-type="float" office:value="134.148">
            <text:p>134</text:p>
          </table:table-cell>
          <table:table-cell table:style-name="ce44" office:value-type="float" office:value="101.428">
            <text:p>101</text:p>
          </table:table-cell>
          <table:table-cell table:style-name="ce44" table:formula="of:=AVERAGE([.R42:.T42])" office:value-type="float" office:value="101.889666666667">
            <text:p>102</text:p>
          </table:table-cell>
          <table:table-cell table:style-name="ce38" office:value-type="float" office:value="56.652">
            <text:p>56.7</text:p>
          </table:table-cell>
          <table:table-cell table:style-name="ce38" office:value-type="float" office:value="46.324">
            <text:p>46.3</text:p>
          </table:table-cell>
          <table:table-cell table:style-name="ce38" office:value-type="float" office:value="48.837">
            <text:p>48.8</text:p>
          </table:table-cell>
          <table:table-cell table:style-name="ce38" table:formula="of:=AVERAGE([.V42:.X42])" office:value-type="float" office:value="50.6043333333333">
            <text:p>50.6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Right-Back-Top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43]-[.E43])+1" office:value-type="float" office:value="400">
            <text:p>400</text:p>
          </table:table-cell>
          <table:table-cell table:style-name="ce24" table:formula="of:=([.H43]-[.G43])+1" office:value-type="float" office:value="400">
            <text:p>400</text:p>
          </table:table-cell>
          <table:table-cell table:style-name="ce24" table:formula="of:=([.J43]-[.I43])+1" office:value-type="float" office:value="400">
            <text:p>400</text:p>
          </table:table-cell>
          <table:table-cell table:style-name="ce32" table:formula="of:=0.211*100" office:value-type="float" office:value="21.1">
            <text:p>21.1</text:p>
          </table:table-cell>
          <table:table-cell table:style-name="ce38" office:value-type="float" office:value="27.559">
            <text:p>27.6</text:p>
          </table:table-cell>
          <table:table-cell table:style-name="ce38" office:value-type="float" office:value="15.103">
            <text:p>15.1</text:p>
          </table:table-cell>
          <table:table-cell table:style-name="ce44" office:value-type="float" office:value="138.455">
            <text:p>138</text:p>
          </table:table-cell>
          <table:table-cell table:style-name="ce44" office:value-type="float" office:value="311.584">
            <text:p>312</text:p>
          </table:table-cell>
          <table:table-cell table:style-name="ce44" office:value-type="float" office:value="250.495">
            <text:p>250</text:p>
          </table:table-cell>
          <table:table-cell table:style-name="ce44" table:formula="of:=AVERAGE([.R43:.T43])" office:value-type="float" office:value="233.511333333333">
            <text:p>234</text:p>
          </table:table-cell>
          <table:table-cell table:style-name="ce38" office:value-type="float" office:value="28.181">
            <text:p>28.2</text:p>
          </table:table-cell>
          <table:table-cell table:style-name="ce38" office:value-type="float" office:value="22.46">
            <text:p>22.5</text:p>
          </table:table-cell>
          <table:table-cell table:style-name="ce38" office:value-type="float" office:value="26.641">
            <text:p>26.6</text:p>
          </table:table-cell>
          <table:table-cell table:style-name="ce38" table:formula="of:=AVERAGE([.V43:.X43])" office:value-type="float" office:value="25.7606666666667">
            <text:p>25.8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Carbonate</text:p>
          </table:table-cell>
          <table:table-cell table:style-name="ce21" office:value-type="string">
            <text:p>Kongju</text:p>
          </table:table-cell>
          <table:table-cell table:style-name="ce21" office:value-type="string">
            <text:p>Kongju</text:p>
          </table:table-cell>
          <table:table-cell table:style-name="ce21" office:value-type="string">
            <text:p>Averaged</text:p>
          </table:table-cell>
          <table:table-cell table:style-name="ce26" office:value-type="float" office:value="101">
            <text:p>101</text:p>
          </table:table-cell>
          <table:table-cell table:style-name="ce26" office:value-type="float" office:value="900">
            <text:p>900</text:p>
          </table:table-cell>
          <table:table-cell table:style-name="ce26" office:value-type="float" office:value="101">
            <text:p>101</text:p>
          </table:table-cell>
          <table:table-cell table:style-name="ce26" office:value-type="float" office:value="900">
            <text:p>900</text:p>
          </table:table-cell>
          <table:table-cell table:style-name="ce26" office:value-type="float" office:value="101">
            <text:p>101</text:p>
          </table:table-cell>
          <table:table-cell table:style-name="ce26" office:value-type="float" office:value="900">
            <text:p>900</text:p>
          </table:table-cell>
          <table:table-cell table:style-name="ce26" office:value-type="float" office:value="1">
            <text:p>1</text:p>
          </table:table-cell>
          <table:table-cell table:style-name="ce26" table:formula="of:=([.F44]-[.E44])+1" office:value-type="float" office:value="800">
            <text:p>800</text:p>
          </table:table-cell>
          <table:table-cell table:style-name="ce26" table:formula="of:=([.H44]-[.G44])+1" office:value-type="float" office:value="800">
            <text:p>800</text:p>
          </table:table-cell>
          <table:table-cell table:style-name="ce26" table:formula="of:=([.J44]-[.I44])+1" office:value-type="float" office:value="800">
            <text:p>800</text:p>
          </table:table-cell>
          <table:table-cell table:style-name="ce34" table:formula="of:=AVERAGE([.O36:.O43])" office:value-type="float" office:value="19.5">
            <text:p>19.5</text:p>
          </table:table-cell>
          <table:table-cell table:style-name="ce34" table:formula="of:=AVERAGE([.P36:.P43])" office:value-type="float" office:value="31.2125">
            <text:p>31.2</text:p>
          </table:table-cell>
          <table:table-cell table:style-name="ce34" table:formula="of:=AVERAGE([.Q36:.Q43])" office:value-type="float" office:value="16.237375">
            <text:p>16.2</text:p>
          </table:table-cell>
          <table:table-cell table:style-name="ce46" table:formula="of:=AVERAGE([.R36:.R43])" office:value-type="float" office:value="198.858625">
            <text:p>199</text:p>
          </table:table-cell>
          <table:table-cell table:style-name="ce46" table:formula="of:=AVERAGE([.S36:.S43])" office:value-type="float" office:value="327.833375">
            <text:p>328</text:p>
          </table:table-cell>
          <table:table-cell table:style-name="ce46" table:formula="of:=AVERAGE([.T36:.T43])" office:value-type="float" office:value="1549.22275">
            <text:p>1549</text:p>
          </table:table-cell>
          <table:table-cell table:style-name="ce46" table:formula="of:=AVERAGE([.U36:.U43])" office:value-type="float" office:value="691.971583333333">
            <text:p>692</text:p>
          </table:table-cell>
          <table:table-cell table:style-name="ce34" table:formula="of:=AVERAGE([.V36:.V43])" office:value-type="float" office:value="68.2605">
            <text:p>68.3</text:p>
          </table:table-cell>
          <table:table-cell table:style-name="ce34" table:formula="of:=AVERAGE([.W36:.W43])" office:value-type="float" office:value="43.7655">
            <text:p>43.8</text:p>
          </table:table-cell>
          <table:table-cell table:style-name="ce34" table:formula="of:=AVERAGE([.X36:.X43])" office:value-type="float" office:value="62.75825">
            <text:p>62.8</text:p>
          </table:table-cell>
          <table:table-cell table:style-name="ce34" table:formula="of:=AVERAGE([.Y36:.Y43])" office:value-type="float" office:value="58.2614166666667">
            <text:p>58.3</text:p>
          </table:table-cell>
          <table:table-cell table:style-name="ce30"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Left-Front-Bottom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45]-[.E45])+1" office:value-type="float" office:value="400">
            <text:p>400</text:p>
          </table:table-cell>
          <table:table-cell table:style-name="ce24" table:formula="of:=([.H45]-[.G45])+1" office:value-type="float" office:value="400">
            <text:p>400</text:p>
          </table:table-cell>
          <table:table-cell table:style-name="ce24" table:formula="of:=([.J45]-[.I45])+1" office:value-type="float" office:value="400">
            <text:p>400</text:p>
          </table:table-cell>
          <table:table-cell table:style-name="ce32" table:formula="of:=0.23*100" office:value-type="float" office:value="23">
            <text:p>23.0</text:p>
          </table:table-cell>
          <table:table-cell table:style-name="ce38" office:value-type="float" office:value="24.527">
            <text:p>24.5</text:p>
          </table:table-cell>
          <table:table-cell table:style-name="ce38" office:value-type="float" office:value="13.552">
            <text:p>13.6</text:p>
          </table:table-cell>
          <table:table-cell table:style-name="ce44" office:value-type="float" office:value="285.479">
            <text:p>285</text:p>
          </table:table-cell>
          <table:table-cell table:style-name="ce44" office:value-type="float" office:value="206.182">
            <text:p>206</text:p>
          </table:table-cell>
          <table:table-cell table:style-name="ce44" office:value-type="float" office:value="265.251">
            <text:p>265</text:p>
          </table:table-cell>
          <table:table-cell table:style-name="ce44" table:formula="of:=AVERAGE([.R45:.T45])" office:value-type="float" office:value="252.304">
            <text:p>252</text:p>
          </table:table-cell>
          <table:table-cell table:style-name="ce38" office:value-type="float" office:value="21.845">
            <text:p>21.8</text:p>
          </table:table-cell>
          <table:table-cell table:style-name="ce38" office:value-type="float" office:value="21.267">
            <text:p>21.3</text:p>
          </table:table-cell>
          <table:table-cell table:style-name="ce38" office:value-type="float" office:value="22.749">
            <text:p>22.7</text:p>
          </table:table-cell>
          <table:table-cell table:style-name="ce38" table:formula="of:=AVERAGE([.V45:.X45])" office:value-type="float" office:value="21.9536666666667">
            <text:p>22.0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Left-Front-Top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46]-[.E46])+1" office:value-type="float" office:value="400">
            <text:p>400</text:p>
          </table:table-cell>
          <table:table-cell table:style-name="ce24" table:formula="of:=([.H46]-[.G46])+1" office:value-type="float" office:value="400">
            <text:p>400</text:p>
          </table:table-cell>
          <table:table-cell table:style-name="ce24" table:formula="of:=([.J46]-[.I46])+1" office:value-type="float" office:value="400">
            <text:p>400</text:p>
          </table:table-cell>
          <table:table-cell table:style-name="ce32" table:formula="of:=0.267*100" office:value-type="float" office:value="26.7">
            <text:p>26.7</text:p>
          </table:table-cell>
          <table:table-cell table:style-name="ce38" office:value-type="float" office:value="21.112">
            <text:p>21.1</text:p>
          </table:table-cell>
          <table:table-cell table:style-name="ce38" office:value-type="float" office:value="12.581">
            <text:p>12.6</text:p>
          </table:table-cell>
          <table:table-cell table:style-name="ce44" office:value-type="float" office:value="502.836">
            <text:p>503</text:p>
          </table:table-cell>
          <table:table-cell table:style-name="ce44" office:value-type="float" office:value="1042.07">
            <text:p>1042</text:p>
          </table:table-cell>
          <table:table-cell table:style-name="ce44" office:value-type="float" office:value="261.848">
            <text:p>262</text:p>
          </table:table-cell>
          <table:table-cell table:style-name="ce44" table:formula="of:=AVERAGE([.R46:.T46])" office:value-type="float" office:value="602.251333333333">
            <text:p>602</text:p>
          </table:table-cell>
          <table:table-cell table:style-name="ce38" office:value-type="float" office:value="13.782">
            <text:p>13.8</text:p>
          </table:table-cell>
          <table:table-cell table:style-name="ce38" office:value-type="float" office:value="13.808">
            <text:p>13.8</text:p>
          </table:table-cell>
          <table:table-cell table:style-name="ce38" office:value-type="float" office:value="18.013">
            <text:p>18.0</text:p>
          </table:table-cell>
          <table:table-cell table:style-name="ce38" table:formula="of:=AVERAGE([.V46:.X46])" office:value-type="float" office:value="15.201">
            <text:p>15.2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Left-Back-Bottom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47]-[.E47])+1" office:value-type="float" office:value="400">
            <text:p>400</text:p>
          </table:table-cell>
          <table:table-cell table:style-name="ce24" table:formula="of:=([.H47]-[.G47])+1" office:value-type="float" office:value="400">
            <text:p>400</text:p>
          </table:table-cell>
          <table:table-cell table:style-name="ce24" table:formula="of:=([.J47]-[.I47])+1" office:value-type="float" office:value="400">
            <text:p>400</text:p>
          </table:table-cell>
          <table:table-cell table:style-name="ce32" table:formula="of:=0.282*100" office:value-type="float" office:value="28.2">
            <text:p>28.2</text:p>
          </table:table-cell>
          <table:table-cell table:style-name="ce38" office:value-type="float" office:value="19.591">
            <text:p>19.6</text:p>
          </table:table-cell>
          <table:table-cell table:style-name="ce38" office:value-type="float" office:value="11.187">
            <text:p>11.2</text:p>
          </table:table-cell>
          <table:table-cell table:style-name="ce44" office:value-type="float" office:value="302.708">
            <text:p>303</text:p>
          </table:table-cell>
          <table:table-cell table:style-name="ce44" office:value-type="float" office:value="439.524">
            <text:p>440</text:p>
          </table:table-cell>
          <table:table-cell table:style-name="ce44" office:value-type="float" office:value="2217.54">
            <text:p>2218</text:p>
          </table:table-cell>
          <table:table-cell table:style-name="ce44" table:formula="of:=AVERAGE([.R47:.T47])" office:value-type="float" office:value="986.590666666667">
            <text:p>987</text:p>
          </table:table-cell>
          <table:table-cell table:style-name="ce38" office:value-type="float" office:value="16.729">
            <text:p>16.7</text:p>
          </table:table-cell>
          <table:table-cell table:style-name="ce38" office:value-type="float" office:value="13.291">
            <text:p>13.3</text:p>
          </table:table-cell>
          <table:table-cell table:style-name="ce38" office:value-type="float" office:value="14.379">
            <text:p>14.4</text:p>
          </table:table-cell>
          <table:table-cell table:style-name="ce38" table:formula="of:=AVERAGE([.V47:.X47])" office:value-type="float" office:value="14.7996666666667">
            <text:p>14.8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Left-Back-Top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48]-[.E48])+1" office:value-type="float" office:value="400">
            <text:p>400</text:p>
          </table:table-cell>
          <table:table-cell table:style-name="ce24" table:formula="of:=([.H48]-[.G48])+1" office:value-type="float" office:value="400">
            <text:p>400</text:p>
          </table:table-cell>
          <table:table-cell table:style-name="ce24" table:formula="of:=([.J48]-[.I48])+1" office:value-type="float" office:value="400">
            <text:p>400</text:p>
          </table:table-cell>
          <table:table-cell table:style-name="ce32" table:formula="of:=0.374*100" office:value-type="float" office:value="37.4">
            <text:p>37.4</text:p>
          </table:table-cell>
          <table:table-cell table:style-name="ce38" office:value-type="float" office:value="13.322">
            <text:p>13.3</text:p>
          </table:table-cell>
          <table:table-cell table:style-name="ce38" office:value-type="float" office:value="7.908">
            <text:p>7.9</text:p>
          </table:table-cell>
          <table:table-cell table:style-name="ce44" office:value-type="float" office:value="842.694">
            <text:p>843</text:p>
          </table:table-cell>
          <table:table-cell table:style-name="ce44" office:value-type="float" office:value="800.298">
            <text:p>800</text:p>
          </table:table-cell>
          <table:table-cell table:style-name="ce44" office:value-type="float" office:value="8605.44">
            <text:p>8605</text:p>
          </table:table-cell>
          <table:table-cell table:style-name="ce44" table:formula="of:=AVERAGE([.R48:.T48])" office:value-type="float" office:value="3416.144">
            <text:p>3416</text:p>
          </table:table-cell>
          <table:table-cell table:style-name="ce38" office:value-type="float" office:value="9.218">
            <text:p>9.2</text:p>
          </table:table-cell>
          <table:table-cell table:style-name="ce38" office:value-type="float" office:value="7.859">
            <text:p>7.9</text:p>
          </table:table-cell>
          <table:table-cell table:style-name="ce38" office:value-type="float" office:value="6.572">
            <text:p>6.6</text:p>
          </table:table-cell>
          <table:table-cell table:style-name="ce38" table:formula="of:=AVERAGE([.V48:.X48])" office:value-type="float" office:value="7.883">
            <text:p>7.9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Right-Front-Bottom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49]-[.E49])+1" office:value-type="float" office:value="400">
            <text:p>400</text:p>
          </table:table-cell>
          <table:table-cell table:style-name="ce24" table:formula="of:=([.H49]-[.G49])+1" office:value-type="float" office:value="400">
            <text:p>400</text:p>
          </table:table-cell>
          <table:table-cell table:style-name="ce24" table:formula="of:=([.J49]-[.I49])+1" office:value-type="float" office:value="400">
            <text:p>400</text:p>
          </table:table-cell>
          <table:table-cell table:style-name="ce32" table:formula="of:=0.159*100" office:value-type="float" office:value="15.9">
            <text:p>15.9</text:p>
          </table:table-cell>
          <table:table-cell table:style-name="ce38" office:value-type="float" office:value="33.274">
            <text:p>33.3</text:p>
          </table:table-cell>
          <table:table-cell table:style-name="ce38" office:value-type="float" office:value="16.812">
            <text:p>16.8</text:p>
          </table:table-cell>
          <table:table-cell table:style-name="ce44" office:value-type="float" office:value="30.91">
            <text:p>31</text:p>
          </table:table-cell>
          <table:table-cell table:style-name="ce44" office:value-type="float" office:value="208.916">
            <text:p>209</text:p>
          </table:table-cell>
          <table:table-cell table:style-name="ce44" office:value-type="float" office:value="46.133">
            <text:p>46</text:p>
          </table:table-cell>
          <table:table-cell table:style-name="ce44" table:formula="of:=AVERAGE([.R49:.T49])" office:value-type="float" office:value="95.3196666666667">
            <text:p>95</text:p>
          </table:table-cell>
          <table:table-cell table:style-name="ce38" office:value-type="float" office:value="65.959">
            <text:p>66.0</text:p>
          </table:table-cell>
          <table:table-cell table:style-name="ce38" office:value-type="float" office:value="34.339">
            <text:p>34.3</text:p>
          </table:table-cell>
          <table:table-cell table:style-name="ce38" office:value-type="float" office:value="58.609">
            <text:p>58.6</text:p>
          </table:table-cell>
          <table:table-cell table:style-name="ce38" table:formula="of:=AVERAGE([.V49:.X49])" office:value-type="float" office:value="52.969">
            <text:p>53.0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Right-Front-Top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50]-[.E50])+1" office:value-type="float" office:value="400">
            <text:p>400</text:p>
          </table:table-cell>
          <table:table-cell table:style-name="ce24" table:formula="of:=([.H50]-[.G50])+1" office:value-type="float" office:value="400">
            <text:p>400</text:p>
          </table:table-cell>
          <table:table-cell table:style-name="ce24" table:formula="of:=([.J50]-[.I50])+1" office:value-type="float" office:value="400">
            <text:p>400</text:p>
          </table:table-cell>
          <table:table-cell table:style-name="ce32" table:formula="of:=0.183*100" office:value-type="float" office:value="18.3">
            <text:p>18.3</text:p>
          </table:table-cell>
          <table:table-cell table:style-name="ce38" office:value-type="float" office:value="30.551">
            <text:p>30.6</text:p>
          </table:table-cell>
          <table:table-cell table:style-name="ce38" office:value-type="float" office:value="15.987">
            <text:p>16.0</text:p>
          </table:table-cell>
          <table:table-cell table:style-name="ce44" office:value-type="float" office:value="115.2">
            <text:p>115</text:p>
          </table:table-cell>
          <table:table-cell table:style-name="ce44" office:value-type="float" office:value="159.143">
            <text:p>159</text:p>
          </table:table-cell>
          <table:table-cell table:style-name="ce44" office:value-type="float" office:value="91.742">
            <text:p>92</text:p>
          </table:table-cell>
          <table:table-cell table:style-name="ce44" table:formula="of:=AVERAGE([.R50:.T50])" office:value-type="float" office:value="122.028333333333">
            <text:p>122</text:p>
          </table:table-cell>
          <table:table-cell table:style-name="ce38" office:value-type="float" office:value="31.526">
            <text:p>31.5</text:p>
          </table:table-cell>
          <table:table-cell table:style-name="ce38" office:value-type="float" office:value="25.749">
            <text:p>25.7</text:p>
          </table:table-cell>
          <table:table-cell table:style-name="ce38" office:value-type="float" office:value="40.131">
            <text:p>40.1</text:p>
          </table:table-cell>
          <table:table-cell table:style-name="ce38" table:formula="of:=AVERAGE([.V50:.X50])" office:value-type="float" office:value="32.4686666666667">
            <text:p>32.5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Right-Back-Bottom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01">
            <text:p>10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1">
            <text:p>1</text:p>
          </table:table-cell>
          <table:table-cell table:style-name="ce24" table:formula="of:=([.F51]-[.E51])+1" office:value-type="float" office:value="400">
            <text:p>400</text:p>
          </table:table-cell>
          <table:table-cell table:style-name="ce24" table:formula="of:=([.H51]-[.G51])+1" office:value-type="float" office:value="400">
            <text:p>400</text:p>
          </table:table-cell>
          <table:table-cell table:style-name="ce24" table:formula="of:=([.J51]-[.I51])+1" office:value-type="float" office:value="400">
            <text:p>400</text:p>
          </table:table-cell>
          <table:table-cell table:style-name="ce32" table:formula="of:=0.219*100" office:value-type="float" office:value="21.9">
            <text:p>21.9</text:p>
          </table:table-cell>
          <table:table-cell table:style-name="ce38" office:value-type="float" office:value="26.47">
            <text:p>26.5</text:p>
          </table:table-cell>
          <table:table-cell table:style-name="ce38" office:value-type="float" office:value="14.678">
            <text:p>14.7</text:p>
          </table:table-cell>
          <table:table-cell table:style-name="ce44" office:value-type="float" office:value="181.858">
            <text:p>182</text:p>
          </table:table-cell>
          <table:table-cell table:style-name="ce44" office:value-type="float" office:value="301.362">
            <text:p>301</text:p>
          </table:table-cell>
          <table:table-cell table:style-name="ce44" office:value-type="float" office:value="231.101">
            <text:p>231</text:p>
          </table:table-cell>
          <table:table-cell table:style-name="ce44" table:formula="of:=AVERAGE([.R51:.T51])" office:value-type="float" office:value="238.107">
            <text:p>238</text:p>
          </table:table-cell>
          <table:table-cell table:style-name="ce38" office:value-type="float" office:value="23.702">
            <text:p>23.7</text:p>
          </table:table-cell>
          <table:table-cell table:style-name="ce38" office:value-type="float" office:value="19.649">
            <text:p>19.6</text:p>
          </table:table-cell>
          <table:table-cell table:style-name="ce38" office:value-type="float" office:value="22.7">
            <text:p>22.7</text:p>
          </table:table-cell>
          <table:table-cell table:style-name="ce38" table:formula="of:=AVERAGE([.V51:.X51])" office:value-type="float" office:value="22.017">
            <text:p>22.0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Kongju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Right-Back-Top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1">
            <text:p>1</text:p>
          </table:table-cell>
          <table:table-cell table:style-name="ce24" table:formula="of:=([.F52]-[.E52])+1" office:value-type="float" office:value="400">
            <text:p>400</text:p>
          </table:table-cell>
          <table:table-cell table:style-name="ce24" table:formula="of:=([.H52]-[.G52])+1" office:value-type="float" office:value="400">
            <text:p>400</text:p>
          </table:table-cell>
          <table:table-cell table:style-name="ce24" table:formula="of:=([.J52]-[.I52])+1" office:value-type="float" office:value="400">
            <text:p>400</text:p>
          </table:table-cell>
          <table:table-cell table:style-name="ce32" table:formula="of:=0.265*100" office:value-type="float" office:value="26.5">
            <text:p>26.5</text:p>
          </table:table-cell>
          <table:table-cell table:style-name="ce38" office:value-type="float" office:value="20.638">
            <text:p>20.6</text:p>
          </table:table-cell>
          <table:table-cell table:style-name="ce38" office:value-type="float" office:value="12.035">
            <text:p>12.0</text:p>
          </table:table-cell>
          <table:table-cell table:style-name="ce44" office:value-type="float" office:value="357.38">
            <text:p>357</text:p>
          </table:table-cell>
          <table:table-cell table:style-name="ce44" office:value-type="float" office:value="593.829">
            <text:p>594</text:p>
          </table:table-cell>
          <table:table-cell table:style-name="ce44" office:value-type="float" office:value="459.935">
            <text:p>460</text:p>
          </table:table-cell>
          <table:table-cell table:style-name="ce44" table:formula="of:=AVERAGE([.R52:.T52])" office:value-type="float" office:value="470.381333333333">
            <text:p>470</text:p>
          </table:table-cell>
          <table:table-cell table:style-name="ce38" office:value-type="float" office:value="13.571">
            <text:p>13.6</text:p>
          </table:table-cell>
          <table:table-cell table:style-name="ce38" office:value-type="float" office:value="12.019">
            <text:p>12.0</text:p>
          </table:table-cell>
          <table:table-cell table:style-name="ce38" office:value-type="float" office:value="14.559">
            <text:p>14.6</text:p>
          </table:table-cell>
          <table:table-cell table:style-name="ce38" table:formula="of:=AVERAGE([.V52:.X52])" office:value-type="float" office:value="13.383">
            <text:p>13.4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Carbonate</text:p>
          </table:table-cell>
          <table:table-cell table:style-name="ce21" office:value-type="string">
            <text:p>Kongju</text:p>
          </table:table-cell>
          <table:table-cell table:style-name="ce21" office:value-type="string">
            <text:p>VSG</text:p>
          </table:table-cell>
          <table:table-cell table:style-name="ce21" office:value-type="string">
            <text:p>Averaged</text:p>
          </table:table-cell>
          <table:table-cell table:style-name="ce26" office:value-type="float" office:value="101">
            <text:p>101</text:p>
          </table:table-cell>
          <table:table-cell table:style-name="ce26" office:value-type="float" office:value="900">
            <text:p>900</text:p>
          </table:table-cell>
          <table:table-cell table:style-name="ce26" office:value-type="float" office:value="101">
            <text:p>101</text:p>
          </table:table-cell>
          <table:table-cell table:style-name="ce26" office:value-type="float" office:value="900">
            <text:p>900</text:p>
          </table:table-cell>
          <table:table-cell table:style-name="ce26" office:value-type="float" office:value="101">
            <text:p>101</text:p>
          </table:table-cell>
          <table:table-cell table:style-name="ce26" office:value-type="float" office:value="900">
            <text:p>900</text:p>
          </table:table-cell>
          <table:table-cell table:style-name="ce26" office:value-type="float" office:value="1">
            <text:p>1</text:p>
          </table:table-cell>
          <table:table-cell table:style-name="ce26" table:formula="of:=([.F53]-[.E53])+1" office:value-type="float" office:value="800">
            <text:p>800</text:p>
          </table:table-cell>
          <table:table-cell table:style-name="ce26" table:formula="of:=([.H53]-[.G53])+1" office:value-type="float" office:value="800">
            <text:p>800</text:p>
          </table:table-cell>
          <table:table-cell table:style-name="ce26" table:formula="of:=([.J53]-[.I53])+1" office:value-type="float" office:value="800">
            <text:p>800</text:p>
          </table:table-cell>
          <table:table-cell table:style-name="ce34" table:formula="of:=AVERAGE([.O45:.O52])" office:value-type="float" office:value="24.7375">
            <text:p>24.7</text:p>
          </table:table-cell>
          <table:table-cell table:style-name="ce34" table:formula="of:=AVERAGE([.P45:.P52])" office:value-type="float" office:value="23.685625">
            <text:p>23.7</text:p>
          </table:table-cell>
          <table:table-cell table:style-name="ce34" table:formula="of:=AVERAGE([.Q45:.Q52])" office:value-type="float" office:value="13.0925">
            <text:p>13.1</text:p>
          </table:table-cell>
          <table:table-cell table:style-name="ce46" table:formula="of:=AVERAGE([.R45:.R52])" office:value-type="float" office:value="327.383125">
            <text:p>327</text:p>
          </table:table-cell>
          <table:table-cell table:style-name="ce46" table:formula="of:=AVERAGE([.S45:.S52])" office:value-type="float" office:value="468.9155">
            <text:p>469</text:p>
          </table:table-cell>
          <table:table-cell table:style-name="ce46" table:formula="of:=AVERAGE([.T45:.T52])" office:value-type="float" office:value="1522.37375">
            <text:p>1522</text:p>
          </table:table-cell>
          <table:table-cell table:style-name="ce46" table:formula="of:=AVERAGE([.U45:.U52])" office:value-type="float" office:value="772.890791666667">
            <text:p>773</text:p>
          </table:table-cell>
          <table:table-cell table:style-name="ce34" table:formula="of:=AVERAGE([.V45:.V52])" office:value-type="float" office:value="24.5415">
            <text:p>24.5</text:p>
          </table:table-cell>
          <table:table-cell table:style-name="ce34" table:formula="of:=AVERAGE([.W45:.W52])" office:value-type="float" office:value="18.497625">
            <text:p>18.5</text:p>
          </table:table-cell>
          <table:table-cell table:style-name="ce34" table:formula="of:=AVERAGE([.X45:.X52])" office:value-type="float" office:value="24.714">
            <text:p>24.7</text:p>
          </table:table-cell>
          <table:table-cell table:style-name="ce34" table:formula="of:=AVERAGE([.Y45:.Y52])" office:value-type="float" office:value="22.584375">
            <text:p>22.6</text:p>
          </table:table-cell>
          <table:table-cell table:style-name="ce30" table:number-columns-repeated="999"/>
        </table:table-row>
        <table:table-row table:style-name="ro6">
          <table:table-cell table:style-name="ce20" office:value-type="string">
            <text:p>Carbonate</text:p>
          </table:table-cell>
          <table:table-cell table:style-name="ce20" office:value-type="string">
            <text:p>Kongju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551">
            <text:p>551</text:p>
          </table:table-cell>
          <table:table-cell table:style-name="ce25" office:value-type="float" office:value="950">
            <text:p>950</text:p>
          </table:table-cell>
          <table:table-cell table:style-name="ce25" office:value-type="float" office:value="1">
            <text:p>1</text:p>
          </table:table-cell>
          <table:table-cell table:style-name="ce25" table:formula="of:=([.F54]-[.E54])+1" office:value-type="float" office:value="400">
            <text:p>400</text:p>
          </table:table-cell>
          <table:table-cell table:style-name="ce25" table:formula="of:=([.H54]-[.G54])+1" office:value-type="float" office:value="400">
            <text:p>400</text:p>
          </table:table-cell>
          <table:table-cell table:style-name="ce25" table:formula="of:=([.J54]-[.I54])+1" office:value-type="float" office:value="400">
            <text:p>400</text:p>
          </table:table-cell>
          <table:table-cell table:style-name="ce33" office:value-type="float" office:value="24.7">
            <text:p>24.7</text:p>
          </table:table-cell>
          <table:table-cell table:style-name="ce39" office:value-type="float" office:value="22.66">
            <text:p>22.7</text:p>
          </table:table-cell>
          <table:table-cell table:style-name="ce39" office:value-type="float" office:value="12.24">
            <text:p>12.2</text:p>
          </table:table-cell>
          <table:table-cell table:style-name="ce45" office:value-type="float" office:value="353.47">
            <text:p>353</text:p>
          </table:table-cell>
          <table:table-cell table:style-name="ce45" office:value-type="float" office:value="311.34">
            <text:p>311</text:p>
          </table:table-cell>
          <table:table-cell table:style-name="ce45" office:value-type="float" office:value="230.51">
            <text:p>231</text:p>
          </table:table-cell>
          <table:table-cell table:style-name="ce45" office:value-type="float" office:value="298.44">
            <text:p>298</text:p>
          </table:table-cell>
          <table:table-cell table:style-name="ce39" office:value-type="float" office:value="15.18">
            <text:p>15.2</text:p>
          </table:table-cell>
          <table:table-cell table:style-name="ce39" office:value-type="float" office:value="15.39">
            <text:p>15.4</text:p>
          </table:table-cell>
          <table:table-cell table:style-name="ce39" office:value-type="float" office:value="20.28">
            <text:p>20.3</text:p>
          </table:table-cell>
          <table:table-cell table:style-name="ce39" office:value-type="float" office:value="16.95">
            <text:p>17.0</text:p>
          </table:table-cell>
          <table:table-cell table:style-name="ce29"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number-columns-repeated="2" table:style-name="ce19" office:value-type="string">
            <text:p>Stanford</text:p>
          </table:table-cell>
          <table:table-cell table:style-name="ce19" office:value-type="string">
            <text:p>Bottom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1">
            <text:p>1</text:p>
          </table:table-cell>
          <table:table-cell table:style-name="ce24" table:formula="of:=([.F55]-[.E55])+1" office:value-type="float" office:value="724">
            <text:p>724</text:p>
          </table:table-cell>
          <table:table-cell table:style-name="ce24" table:formula="of:=([.H55]-[.G55])+1" office:value-type="float" office:value="724">
            <text:p>724</text:p>
          </table:table-cell>
          <table:table-cell table:style-name="ce24" table:formula="of:=([.J55]-[.I55])+1" office:value-type="float" office:value="512">
            <text:p>512</text:p>
          </table:table-cell>
          <table:table-cell table:style-name="ce32" table:formula="of:=0.256*100" office:value-type="float" office:value="25.6">
            <text:p>25.6</text:p>
          </table:table-cell>
          <table:table-cell table:style-name="ce38" office:value-type="float" office:value="21.06">
            <text:p>21.1</text:p>
          </table:table-cell>
          <table:table-cell table:style-name="ce38" office:value-type="float" office:value="12.06">
            <text:p>12.1</text:p>
          </table:table-cell>
          <table:table-cell table:style-name="ce44" table:number-columns-repeated="4"/>
          <table:table-cell table:style-name="ce38" table:number-columns-repeated="2"/>
          <table:table-cell table:style-name="ce38" office:value-type="float" office:value="14.646">
            <text:p>14.6</text:p>
          </table:table-cell>
          <table:table-cell table:style-name="ce38" table:formula="of:=AVERAGE([.V55:.X55])" office:value-type="float" office:value="14.646">
            <text:p>14.6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number-columns-repeated="2" table:style-name="ce19" office:value-type="string">
            <text:p>Stanford</text:p>
          </table:table-cell>
          <table:table-cell table:style-name="ce19" office:value-type="string">
            <text:p>Top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513">
            <text:p>513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">
            <text:p>1</text:p>
          </table:table-cell>
          <table:table-cell table:style-name="ce24" table:formula="of:=([.F56]-[.E56])+1" office:value-type="float" office:value="724">
            <text:p>724</text:p>
          </table:table-cell>
          <table:table-cell table:style-name="ce24" table:formula="of:=([.H56]-[.G56])+1" office:value-type="float" office:value="724">
            <text:p>724</text:p>
          </table:table-cell>
          <table:table-cell table:style-name="ce24" table:formula="of:=([.J56]-[.I56])+1" office:value-type="float" office:value="512">
            <text:p>512</text:p>
          </table:table-cell>
          <table:table-cell table:style-name="ce32" table:formula="of:=0.303*100" office:value-type="float" office:value="30.3">
            <text:p>30.3</text:p>
          </table:table-cell>
          <table:table-cell table:style-name="ce38" office:value-type="float" office:value="16.77">
            <text:p>16.8</text:p>
          </table:table-cell>
          <table:table-cell table:style-name="ce38" office:value-type="float" office:value="9.99">
            <text:p>10.0</text:p>
          </table:table-cell>
          <table:table-cell table:style-name="ce44" table:number-columns-repeated="4"/>
          <table:table-cell table:style-name="ce38" table:number-columns-repeated="2"/>
          <table:table-cell table:style-name="ce38" office:value-type="float" office:value="8.991">
            <text:p>9.0</text:p>
          </table:table-cell>
          <table:table-cell table:style-name="ce38" table:formula="of:=AVERAGE([.V56:.X56])" office:value-type="float" office:value="8.991">
            <text:p>9.0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Carbonate</text:p>
          </table:table-cell>
          <table:table-cell table:number-columns-repeated="2" table:style-name="ce21" office:value-type="string">
            <text:p>Stanford</text:p>
          </table:table-cell>
          <table:table-cell table:style-name="ce21" office:value-type="string">
            <text:p>Averaged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51">
            <text:p>151</text:p>
          </table:table-cell>
          <table:table-cell table:style-name="ce26" office:value-type="float" office:value="874">
            <text:p>87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table:formula="of:=([.F57]-[.E57])+1" office:value-type="float" office:value="724">
            <text:p>724</text:p>
          </table:table-cell>
          <table:table-cell table:style-name="ce26" table:formula="of:=([.H57]-[.G57])+1" office:value-type="float" office:value="724">
            <text:p>724</text:p>
          </table:table-cell>
          <table:table-cell table:style-name="ce26" table:formula="of:=([.J57]-[.I57])+1" office:value-type="float" office:value="1024">
            <text:p>1024</text:p>
          </table:table-cell>
          <table:table-cell table:style-name="ce34" table:formula="of:=AVERAGE([.O55:.O56])" office:value-type="float" office:value="27.95">
            <text:p>28.0</text:p>
          </table:table-cell>
          <table:table-cell table:style-name="ce34" table:formula="of:=AVERAGE([.P55:.P56])" office:value-type="float" office:value="18.915">
            <text:p>18.9</text:p>
          </table:table-cell>
          <table:table-cell table:style-name="ce34" table:formula="of:=AVERAGE([.Q55:.Q56])" office:value-type="float" office:value="11.025">
            <text:p>11.0</text:p>
          </table:table-cell>
          <table:table-cell table:style-name="ce46" table:number-columns-repeated="4"/>
          <table:table-cell table:style-name="ce34" table:number-columns-repeated="2"/>
          <table:table-cell table:style-name="ce34" table:formula="of:=AVERAGE([.X55:.X56])" office:value-type="float" office:value="11.8185">
            <text:p>11.8</text:p>
          </table:table-cell>
          <table:table-cell table:style-name="ce34" table:formula="of:=AVERAGE([.Y55:.Y56])" office:value-type="float" office:value="11.8185">
            <text:p>11.8</text:p>
          </table:table-cell>
          <table:table-cell table:style-name="ce30"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Stanford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Bottom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2">
            <text:p>512</text:p>
          </table:table-cell>
          <table:table-cell table:style-name="ce24" office:value-type="float" office:value="1">
            <text:p>1</text:p>
          </table:table-cell>
          <table:table-cell table:style-name="ce24" table:formula="of:=([.F58]-[.E58])+1" office:value-type="float" office:value="724">
            <text:p>724</text:p>
          </table:table-cell>
          <table:table-cell table:style-name="ce24" table:formula="of:=([.H58]-[.G58])+1" office:value-type="float" office:value="724">
            <text:p>724</text:p>
          </table:table-cell>
          <table:table-cell table:style-name="ce24" table:formula="of:=([.J58]-[.I58])+1" office:value-type="float" office:value="512">
            <text:p>512</text:p>
          </table:table-cell>
          <table:table-cell table:style-name="ce32" table:formula="of:=100*0.23" office:value-type="float" office:value="23">
            <text:p>23.0</text:p>
          </table:table-cell>
          <table:table-cell table:style-name="ce38" office:value-type="float" office:value="24.18">
            <text:p>24.2</text:p>
          </table:table-cell>
          <table:table-cell table:style-name="ce38" office:value-type="float" office:value="13.29">
            <text:p>13.3</text:p>
          </table:table-cell>
          <table:table-cell table:style-name="ce44" table:number-columns-repeated="4"/>
          <table:table-cell table:style-name="ce38" table:number-columns-repeated="2"/>
          <table:table-cell table:style-name="ce38" office:value-type="float" office:value="21.128">
            <text:p>21.1</text:p>
          </table:table-cell>
          <table:table-cell table:style-name="ce38" table:formula="of:=AVERAGE([.V58:.X58])" office:value-type="float" office:value="21.128">
            <text:p>21.1</text:p>
          </table:table-cell>
          <table:table-cell table:number-columns-repeated="999"/>
        </table:table-row>
        <table:table-row table:style-name="ro6">
          <table:table-cell table:style-name="ce19" office:value-type="string">
            <text:p>Carbonate</text:p>
          </table:table-cell>
          <table:table-cell table:style-name="ce19" office:value-type="string">
            <text:p>Stanford</text:p>
          </table:table-cell>
          <table:table-cell table:style-name="ce19" office:value-type="string">
            <text:p>VSG</text:p>
          </table:table-cell>
          <table:table-cell table:style-name="ce19" office:value-type="string">
            <text:p>Top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513">
            <text:p>513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">
            <text:p>1</text:p>
          </table:table-cell>
          <table:table-cell table:style-name="ce24" table:formula="of:=([.F59]-[.E59])+1" office:value-type="float" office:value="724">
            <text:p>724</text:p>
          </table:table-cell>
          <table:table-cell table:style-name="ce24" table:formula="of:=([.H59]-[.G59])+1" office:value-type="float" office:value="724">
            <text:p>724</text:p>
          </table:table-cell>
          <table:table-cell table:style-name="ce24" table:formula="of:=([.J59]-[.I59])+1" office:value-type="float" office:value="512">
            <text:p>512</text:p>
          </table:table-cell>
          <table:table-cell table:style-name="ce32" table:formula="of:=100*0.271" office:value-type="float" office:value="27.1">
            <text:p>27.1</text:p>
          </table:table-cell>
          <table:table-cell table:style-name="ce38" office:value-type="float" office:value="19.91">
            <text:p>19.9</text:p>
          </table:table-cell>
          <table:table-cell table:style-name="ce38" office:value-type="float" office:value="11.55">
            <text:p>11.6</text:p>
          </table:table-cell>
          <table:table-cell table:style-name="ce44" table:number-columns-repeated="4"/>
          <table:table-cell table:style-name="ce38" table:number-columns-repeated="2"/>
          <table:table-cell table:style-name="ce38" office:value-type="float" office:value="12.02">
            <text:p>12.0</text:p>
          </table:table-cell>
          <table:table-cell table:style-name="ce38" table:formula="of:=AVERAGE([.V59:.X59])" office:value-type="float" office:value="12.02">
            <text:p>12.0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Carbonate</text:p>
          </table:table-cell>
          <table:table-cell table:style-name="ce21" office:value-type="string">
            <text:p>Stanford</text:p>
          </table:table-cell>
          <table:table-cell table:style-name="ce21" office:value-type="string">
            <text:p>VSG</text:p>
          </table:table-cell>
          <table:table-cell table:style-name="ce21" office:value-type="string">
            <text:p>Full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">
            <text:p>1</text:p>
          </table:table-cell>
          <table:table-cell table:style-name="ce26" table:formula="of:=([.F60]-[.E60])+1" office:value-type="float" office:value="1024">
            <text:p>1024</text:p>
          </table:table-cell>
          <table:table-cell table:style-name="ce26" table:formula="of:=([.H60]-[.G60])+1" office:value-type="float" office:value="1024">
            <text:p>1024</text:p>
          </table:table-cell>
          <table:table-cell table:style-name="ce26" table:formula="of:=([.J60]-[.I60])+1" office:value-type="float" office:value="1024">
            <text:p>1024</text:p>
          </table:table-cell>
          <table:table-cell table:style-name="ce34" table:formula="of:=AVERAGE([.O58:.O59])" office:value-type="float" office:value="25.05">
            <text:p>25.1</text:p>
          </table:table-cell>
          <table:table-cell table:style-name="ce34" table:formula="of:=AVERAGE([.P58:.P59])" office:value-type="float" office:value="22.045">
            <text:p>22.0</text:p>
          </table:table-cell>
          <table:table-cell table:style-name="ce34" table:formula="of:=AVERAGE([.Q58:.Q59])" office:value-type="float" office:value="12.42">
            <text:p>12.4</text:p>
          </table:table-cell>
          <table:table-cell table:style-name="ce46" table:number-columns-repeated="4"/>
          <table:table-cell table:style-name="ce34" office:value-type="float" office:value="17.55">
            <text:p>17.6</text:p>
          </table:table-cell>
          <table:table-cell table:style-name="ce34" office:value-type="float" office:value="15.66">
            <text:p>15.7</text:p>
          </table:table-cell>
          <table:table-cell table:style-name="ce34" office:value-type="float" office:value="17.59">
            <text:p>17.6</text:p>
          </table:table-cell>
          <table:table-cell table:style-name="ce34" table:formula="of:=AVERAGE([.V60:.X60])" office:value-type="float" office:value="16.9333333333333">
            <text:p>16.9</text:p>
          </table:table-cell>
          <table:table-cell table:style-name="ce30" table:number-columns-repeated="999"/>
        </table:table-row>
        <table:table-row table:style-name="ro6">
          <table:table-cell table:style-name="ce20" office:value-type="string">
            <text:p>Carbonate</text:p>
          </table:table-cell>
          <table:table-cell table:style-name="ce20" office:value-type="string">
            <text:p>Stanford</text:p>
          </table:table-cell>
          <table:table-cell table:style-name="ce20" office:value-type="string">
            <text:p>VSG</text:p>
          </table:table-cell>
          <table:table-cell table:style-name="ce20" office:value-type="string">
            <text:p>Subvolume <text:s/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551">
            <text:p>551</text:p>
          </table:table-cell>
          <table:table-cell table:style-name="ce25" office:value-type="float" office:value="950">
            <text:p>950</text:p>
          </table:table-cell>
          <table:table-cell table:style-name="ce25" office:value-type="float" office:value="1">
            <text:p>1</text:p>
          </table:table-cell>
          <table:table-cell table:style-name="ce25" table:formula="of:=([.F61]-[.E61])+1" office:value-type="float" office:value="400">
            <text:p>400</text:p>
          </table:table-cell>
          <table:table-cell table:style-name="ce25" table:formula="of:=([.H61]-[.G61])+1" office:value-type="float" office:value="400">
            <text:p>400</text:p>
          </table:table-cell>
          <table:table-cell table:style-name="ce25" table:formula="of:=([.J61]-[.I61])+1" office:value-type="float" office:value="400">
            <text:p>400</text:p>
          </table:table-cell>
          <table:table-cell table:style-name="ce33" office:value-type="float" office:value="24.7">
            <text:p>24.7</text:p>
          </table:table-cell>
          <table:table-cell table:style-name="ce39" office:value-type="float" office:value="22.48">
            <text:p>22.5</text:p>
          </table:table-cell>
          <table:table-cell table:style-name="ce39" office:value-type="float" office:value="12.56">
            <text:p>12.6</text:p>
          </table:table-cell>
          <table:table-cell table:style-name="ce45" table:number-columns-repeated="4"/>
          <table:table-cell table:style-name="ce39" office:value-type="float" office:value="14.87">
            <text:p>14.9</text:p>
          </table:table-cell>
          <table:table-cell table:style-name="ce39" office:value-type="float" office:value="15.41">
            <text:p>15.4</text:p>
          </table:table-cell>
          <table:table-cell table:style-name="ce39" office:value-type="float" office:value="19.43">
            <text:p>19.4</text:p>
          </table:table-cell>
          <table:table-cell table:style-name="ce39" office:value-type="float" office:value="16.57">
            <text:p>16.6</text:p>
          </table:table-cell>
          <table:table-cell table:style-name="ce29" table:number-columns-repeated="999"/>
        </table:table-row>
        <table:table-row table:style-name="ro6">
          <table:table-cell table:style-name="ce21" office:value-type="string">
            <text:p>Fontainebleau</text:p>
          </table:table-cell>
          <table:table-cell table:style-name="ce21" office:value-type="string">
            <text:p>ETH</text:p>
          </table:table-cell>
          <table:table-cell table:style-name="ce21" office:value-type="string">
            <text:p>ExxonMobil</text:p>
          </table:table-cell>
          <table:table-cell table:style-name="ce21" office:value-type="string">
            <text:p>Full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00">
            <text:p>300</text:p>
          </table:table-cell>
          <table:table-cell table:style-name="ce26" office:value-type="float" office:value="1">
            <text:p>1</text:p>
          </table:table-cell>
          <table:table-cell table:style-name="ce26" table:formula="of:=([.F62]-[.E62])+1" office:value-type="float" office:value="288">
            <text:p>288</text:p>
          </table:table-cell>
          <table:table-cell table:style-name="ce26" table:formula="of:=([.H62]-[.G62])+1" office:value-type="float" office:value="288">
            <text:p>288</text:p>
          </table:table-cell>
          <table:table-cell table:style-name="ce26" table:formula="of:=([.J62]-[.I62])+1" office:value-type="float" office:value="300">
            <text:p>300</text:p>
          </table:table-cell>
          <table:table-cell table:style-name="ce34" office:value-type="float" office:value="14.7">
            <text:p>14.7</text:p>
          </table:table-cell>
          <table:table-cell table:style-name="ce40" office:value-type="float" office:value="23.6">
            <text:p>23.6</text:p>
          </table:table-cell>
          <table:table-cell table:style-name="ce40" office:value-type="float" office:value="23.5">
            <text:p>23.5</text:p>
          </table:table-cell>
          <table:table-cell table:style-name="ce46" table:number-columns-repeated="4"/>
          <table:table-cell table:style-name="ce40" table:number-columns-repeated="4"/>
          <table:table-cell table:style-name="ce30" table:number-columns-repeated="999"/>
        </table:table-row>
        <table:table-row table:style-name="ro6">
          <table:table-cell table:style-name="ce21" office:value-type="string">
            <text:p>Fontainebleau</text:p>
          </table:table-cell>
          <table:table-cell table:style-name="ce21" office:value-type="string">
            <text:p>Fraunhofer / M2M</text:p>
          </table:table-cell>
          <table:table-cell table:style-name="ce21" office:value-type="string">
            <text:p>ExxonMobil</text:p>
          </table:table-cell>
          <table:table-cell table:style-name="ce21" office:value-type="string">
            <text:p>Full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00">
            <text:p>300</text:p>
          </table:table-cell>
          <table:table-cell table:style-name="ce26" office:value-type="float" office:value="1">
            <text:p>1</text:p>
          </table:table-cell>
          <table:table-cell table:style-name="ce26" table:formula="of:=([.F63]-[.E63])+1" office:value-type="float" office:value="288">
            <text:p>288</text:p>
          </table:table-cell>
          <table:table-cell table:style-name="ce26" table:formula="of:=([.H63]-[.G63])+1" office:value-type="float" office:value="288">
            <text:p>288</text:p>
          </table:table-cell>
          <table:table-cell table:style-name="ce26" table:formula="of:=([.J63]-[.I63])+1" office:value-type="float" office:value="300">
            <text:p>300</text:p>
          </table:table-cell>
          <table:table-cell table:style-name="ce34" office:value-type="float" office:value="14.7">
            <text:p>14.7</text:p>
          </table:table-cell>
          <table:table-cell table:style-name="ce40" office:value-type="float" office:value="22.58">
            <text:p>22.6</text:p>
          </table:table-cell>
          <table:table-cell table:style-name="ce40" office:value-type="float" office:value="29.13">
            <text:p>29.1</text:p>
          </table:table-cell>
          <table:table-cell table:style-name="ce46" office:value-type="float" office:value="1975">
            <text:p>1975</text:p>
          </table:table-cell>
          <table:table-cell table:style-name="ce46" office:value-type="float" office:value="1693">
            <text:p>1693</text:p>
          </table:table-cell>
          <table:table-cell table:style-name="ce46" office:value-type="float" office:value="2073">
            <text:p>2073</text:p>
          </table:table-cell>
          <table:table-cell table:style-name="ce46" table:formula="of:=AVERAGE([.R63:.T63])" office:value-type="float" office:value="1913.66666666667">
            <text:p>1914</text:p>
          </table:table-cell>
          <table:table-cell table:style-name="ce40" office:value-type="float" office:value="42.312925170068">
            <text:p>42.3</text:p>
          </table:table-cell>
          <table:table-cell table:style-name="ce40" office:value-type="float" office:value="42.6530612244898">
            <text:p>42.7</text:p>
          </table:table-cell>
          <table:table-cell table:style-name="ce40" office:value-type="float" office:value="38.7074829931973">
            <text:p>38.7</text:p>
          </table:table-cell>
          <table:table-cell table:style-name="ce40" table:formula="of:=AVERAGE([.V63:.X63])" office:value-type="float" office:value="41.2244897959184">
            <text:p>41.2</text:p>
          </table:table-cell>
          <table:table-cell table:style-name="ce30" table:number-columns-repeated="999"/>
        </table:table-row>
        <table:table-row table:style-name="ro6">
          <table:table-cell table:style-name="ce21" office:value-type="string">
            <text:p>Fontainebleau</text:p>
          </table:table-cell>
          <table:table-cell table:style-name="ce21" office:value-type="string">
            <text:p>Kongju</text:p>
          </table:table-cell>
          <table:table-cell table:style-name="ce21" office:value-type="string">
            <text:p>ExxonMobil</text:p>
          </table:table-cell>
          <table:table-cell table:style-name="ce21" office:value-type="string">
            <text:p>Full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00">
            <text:p>300</text:p>
          </table:table-cell>
          <table:table-cell table:style-name="ce26" office:value-type="float" office:value="1">
            <text:p>1</text:p>
          </table:table-cell>
          <table:table-cell table:style-name="ce26" table:formula="of:=([.F64]-[.E64])+1" office:value-type="float" office:value="288">
            <text:p>288</text:p>
          </table:table-cell>
          <table:table-cell table:style-name="ce26" table:formula="of:=([.H64]-[.G64])+1" office:value-type="float" office:value="288">
            <text:p>288</text:p>
          </table:table-cell>
          <table:table-cell table:style-name="ce26" table:formula="of:=([.J64]-[.I64])+1" office:value-type="float" office:value="300">
            <text:p>300</text:p>
          </table:table-cell>
          <table:table-cell table:style-name="ce34" office:value-type="float" office:value="14.5">
            <text:p>14.5</text:p>
          </table:table-cell>
          <table:table-cell table:style-name="ce40" office:value-type="float" office:value="24.119">
            <text:p>24.1</text:p>
          </table:table-cell>
          <table:table-cell table:style-name="ce40" office:value-type="float" office:value="26.549">
            <text:p>26.5</text:p>
          </table:table-cell>
          <table:table-cell table:style-name="ce46" office:value-type="float" office:value="1556.14">
            <text:p>1556</text:p>
          </table:table-cell>
          <table:table-cell table:style-name="ce46" office:value-type="float" office:value="1327.74">
            <text:p>1328</text:p>
          </table:table-cell>
          <table:table-cell table:style-name="ce46" office:value-type="float" office:value="1624.06">
            <text:p>1624</text:p>
          </table:table-cell>
          <table:table-cell table:style-name="ce46" table:formula="of:=AVERAGE([.R64:.T64])" office:value-type="float" office:value="1502.64666666667">
            <text:p>1503</text:p>
          </table:table-cell>
          <table:table-cell table:style-name="ce40" office:value-type="float" office:value="29.651">
            <text:p>29.7</text:p>
          </table:table-cell>
          <table:table-cell table:style-name="ce40" office:value-type="float" office:value="30.444">
            <text:p>30.4</text:p>
          </table:table-cell>
          <table:table-cell table:style-name="ce40" office:value-type="float" office:value="28.1">
            <text:p>28.1</text:p>
          </table:table-cell>
          <table:table-cell table:style-name="ce40" table:formula="of:=AVERAGE([.V64:.X64])" office:value-type="float" office:value="29.3983333333333">
            <text:p>29.4</text:p>
          </table:table-cell>
          <table:table-cell table:style-name="ce30" table:number-columns-repeated="999"/>
        </table:table-row>
        <table:table-row table:style-name="ro6">
          <table:table-cell table:style-name="ce21" office:value-type="string">
            <text:p>Fontainebleau</text:p>
          </table:table-cell>
          <table:table-cell table:style-name="ce21" office:value-type="string">
            <text:p>Stanford </text:p>
          </table:table-cell>
          <table:table-cell table:style-name="ce21" office:value-type="string">
            <text:p>ExxonMobil</text:p>
          </table:table-cell>
          <table:table-cell table:style-name="ce21" office:value-type="string">
            <text:p>Full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00">
            <text:p>300</text:p>
          </table:table-cell>
          <table:table-cell table:style-name="ce26" office:value-type="float" office:value="1">
            <text:p>1</text:p>
          </table:table-cell>
          <table:table-cell table:style-name="ce26" table:formula="of:=([.F65]-[.E65])+1" office:value-type="float" office:value="288">
            <text:p>288</text:p>
          </table:table-cell>
          <table:table-cell table:style-name="ce26" table:formula="of:=([.H65]-[.G65])+1" office:value-type="float" office:value="288">
            <text:p>288</text:p>
          </table:table-cell>
          <table:table-cell table:style-name="ce26" table:formula="of:=([.J65]-[.I65])+1" office:value-type="float" office:value="300">
            <text:p>300</text:p>
          </table:table-cell>
          <table:table-cell table:style-name="ce34" office:value-type="float" office:value="14.7">
            <text:p>14.7</text:p>
          </table:table-cell>
          <table:table-cell table:style-name="ce40" office:value-type="float" office:value="24.28">
            <text:p>24.3</text:p>
          </table:table-cell>
          <table:table-cell table:style-name="ce40" office:value-type="float" office:value="26.61">
            <text:p>26.6</text:p>
          </table:table-cell>
          <table:table-cell table:style-name="ce46" table:number-columns-repeated="4"/>
          <table:table-cell table:style-name="ce40" office:value-type="float" office:value="27.92">
            <text:p>27.9</text:p>
          </table:table-cell>
          <table:table-cell table:style-name="ce40" office:value-type="float" office:value="30.1">
            <text:p>30.1</text:p>
          </table:table-cell>
          <table:table-cell table:style-name="ce40" office:value-type="float" office:value="30.84">
            <text:p>30.8</text:p>
          </table:table-cell>
          <table:table-cell table:style-name="ce40" office:value-type="float" office:value="29.62">
            <text:p>29.6</text:p>
          </table:table-cell>
          <table:table-cell table:style-name="ce30" table:number-columns-repeated="999"/>
        </table:table-row>
        <table:table-row table:style-name="ro6">
          <table:table-cell table:style-name="ce19" office:value-type="string">
            <text:p>Sphere pack</text:p>
          </table:table-cell>
          <table:table-cell table:style-name="ce19" office:value-type="string">
            <text:p>Exxon</text:p>
          </table:table-cell>
          <table:table-cell table:style-name="ce19" office:value-type="string">
            <text:p>Generated</text:p>
          </table:table-cell>
          <table:table-cell table:style-name="ce19" office:value-type="string">
            <text:p>Small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649">
            <text:p>649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649">
            <text:p>649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649">
            <text:p>649</text:p>
          </table:table-cell>
          <table:table-cell table:style-name="ce24" office:value-type="float" office:value="1">
            <text:p>1</text:p>
          </table:table-cell>
          <table:table-cell table:style-name="ce24" table:formula="of:=([.F66]-[.E66])+1" office:value-type="float" office:value="512">
            <text:p>512</text:p>
          </table:table-cell>
          <table:table-cell table:style-name="ce24" table:formula="of:=([.H66]-[.G66])+1" office:value-type="float" office:value="512">
            <text:p>512</text:p>
          </table:table-cell>
          <table:table-cell table:style-name="ce24" table:formula="of:=([.J66]-[.I66])+1" office:value-type="float" office:value="512">
            <text:p>512</text:p>
          </table:table-cell>
          <table:table-cell table:style-name="ce32" office:value-type="float" office:value="34.26">
            <text:p>34.3</text:p>
          </table:table-cell>
          <table:table-cell table:style-name="ce38" table:number-columns-repeated="2"/>
          <table:table-cell table:style-name="ce44" table:number-columns-repeated="4"/>
          <table:table-cell table:style-name="ce38" table:formula="of:=1/0.19" office:value-type="float" office:value="5.26315789473684">
            <text:p>5.3</text:p>
          </table:table-cell>
          <table:table-cell table:style-name="ce38" table:formula="of:=1/0.19" office:value-type="float" office:value="5.26315789473684">
            <text:p>5.3</text:p>
          </table:table-cell>
          <table:table-cell table:style-name="ce38" table:formula="of:=1/0.18" office:value-type="float" office:value="5.55555555555556">
            <text:p>5.6</text:p>
          </table:table-cell>
          <table:table-cell table:style-name="ce38" table:formula="of:=AVERAGE([.V66:.X66])" office:value-type="float" office:value="5.36062378167641">
            <text:p>5.4</text:p>
          </table:table-cell>
          <table:table-cell table:number-columns-repeated="999"/>
        </table:table-row>
        <table:table-row table:style-name="ro6">
          <table:table-cell table:style-name="ce21" office:value-type="string">
            <text:p>Sphere pack</text:p>
          </table:table-cell>
          <table:table-cell table:style-name="ce21" office:value-type="string">
            <text:p>Exxon</text:p>
          </table:table-cell>
          <table:table-cell table:style-name="ce21" office:value-type="string">
            <text:p>Generated</text:p>
          </table:table-cell>
          <table:table-cell table:style-name="ce21" office:value-type="string">
            <text:p>Large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88">
            <text:p>7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97">
            <text:p>797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93">
            <text:p>793</text:p>
          </table:table-cell>
          <table:table-cell table:style-name="ce26" office:value-type="float" office:value="1">
            <text:p>1</text:p>
          </table:table-cell>
          <table:table-cell table:style-name="ce26" table:formula="of:=([.F67]-[.E67])+1" office:value-type="float" office:value="788">
            <text:p>788</text:p>
          </table:table-cell>
          <table:table-cell table:style-name="ce26" table:formula="of:=([.H67]-[.G67])+1" office:value-type="float" office:value="797">
            <text:p>797</text:p>
          </table:table-cell>
          <table:table-cell table:style-name="ce26" table:formula="of:=([.J67]-[.I67])+1" office:value-type="float" office:value="793">
            <text:p>793</text:p>
          </table:table-cell>
          <table:table-cell table:style-name="ce34" office:value-type="float" office:value="34.3">
            <text:p>34.3</text:p>
          </table:table-cell>
          <table:table-cell table:style-name="ce40" table:number-columns-repeated="2"/>
          <table:table-cell table:style-name="ce46" table:number-columns-repeated="4"/>
          <table:table-cell table:style-name="ce40" table:formula="of:=1/0.21" office:value-type="float" office:value="4.76190476190476">
            <text:p>4.8</text:p>
          </table:table-cell>
          <table:table-cell table:style-name="ce40" table:formula="of:=1/0.22" office:value-type="float" office:value="4.54545454545455">
            <text:p>4.5</text:p>
          </table:table-cell>
          <table:table-cell table:style-name="ce40" table:formula="of:=1/0.21" office:value-type="float" office:value="4.76190476190476">
            <text:p>4.8</text:p>
          </table:table-cell>
          <table:table-cell table:style-name="ce40" table:formula="of:=AVERAGE([.V67:.X67])" office:value-type="float" office:value="4.68975468975469">
            <text:p>4.7</text:p>
          </table:table-cell>
          <table:table-cell table:style-name="ce30" table:number-columns-repeated="999"/>
        </table:table-row>
        <table:table-row table:style-name="ro6">
          <table:table-cell table:style-name="ce21" office:value-type="string">
            <text:p>Sphere pack</text:p>
          </table:table-cell>
          <table:table-cell table:style-name="ce21" office:value-type="string">
            <text:p>Fraunhofer / M2M</text:p>
          </table:table-cell>
          <table:table-cell table:style-name="ce21" office:value-type="string">
            <text:p>Generated</text:p>
          </table:table-cell>
          <table:table-cell table:style-name="ce21" office:value-type="string">
            <text:p>Full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88">
            <text:p>7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91">
            <text:p>79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93">
            <text:p>793</text:p>
          </table:table-cell>
          <table:table-cell table:style-name="ce26" office:value-type="float" office:value="1">
            <text:p>1</text:p>
          </table:table-cell>
          <table:table-cell table:style-name="ce26" table:formula="of:=([.F68]-[.E68])+1" office:value-type="float" office:value="788">
            <text:p>788</text:p>
          </table:table-cell>
          <table:table-cell table:style-name="ce26" table:formula="of:=([.H68]-[.G68])+1" office:value-type="float" office:value="791">
            <text:p>791</text:p>
          </table:table-cell>
          <table:table-cell table:style-name="ce26" table:formula="of:=([.J68]-[.I68])+1" office:value-type="float" office:value="793">
            <text:p>793</text:p>
          </table:table-cell>
          <table:table-cell table:style-name="ce34" office:value-type="float" office:value="34.3">
            <text:p>34.3</text:p>
          </table:table-cell>
          <table:table-cell table:style-name="ce40" office:value-type="float" office:value="5">
            <text:p>5.0</text:p>
          </table:table-cell>
          <table:table-cell table:style-name="ce40" office:value-type="float" office:value="5.1">
            <text:p>5.1</text:p>
          </table:table-cell>
          <table:table-cell table:style-name="ce46" office:value-type="float" office:value="27986">
            <text:p>27986</text:p>
          </table:table-cell>
          <table:table-cell table:style-name="ce46" office:value-type="float" office:value="26128">
            <text:p>26128</text:p>
          </table:table-cell>
          <table:table-cell table:style-name="ce46" office:value-type="float" office:value="26952">
            <text:p>26952</text:p>
          </table:table-cell>
          <table:table-cell table:style-name="ce46" table:formula="of:=AVERAGE([.R68:.T68])" office:value-type="float" office:value="27022">
            <text:p>27022</text:p>
          </table:table-cell>
          <table:table-cell table:style-name="ce40" table:formula="of:=(1.56/[.O68])*100" office:value-type="float" office:value="4.54810495626822">
            <text:p>4.5</text:p>
          </table:table-cell>
          <table:table-cell table:style-name="ce40" table:formula="of:=(1.58/[.O68])*100" office:value-type="float" office:value="4.6064139941691">
            <text:p>4.6</text:p>
          </table:table-cell>
          <table:table-cell table:style-name="ce40" table:formula="of:=(1.58/[.O68])*100" office:value-type="float" office:value="4.6064139941691">
            <text:p>4.6</text:p>
          </table:table-cell>
          <table:table-cell table:style-name="ce40" table:formula="of:=AVERAGE([.V68:.X68])" office:value-type="float" office:value="4.58697764820214">
            <text:p>4.6</text:p>
          </table:table-cell>
          <table:table-cell table:style-name="ce30" table:number-columns-repeated="999"/>
        </table:table-row>
        <table:table-row table:style-name="ro6">
          <table:table-cell table:style-name="ce21" office:value-type="string">
            <text:p>Sphere pack</text:p>
          </table:table-cell>
          <table:table-cell table:style-name="ce21" office:value-type="string">
            <text:p>Kongju</text:p>
          </table:table-cell>
          <table:table-cell table:style-name="ce21" office:value-type="string">
            <text:p>Generated</text:p>
          </table:table-cell>
          <table:table-cell table:style-name="ce21" office:value-type="string">
            <text:p>Subvolume 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450">
            <text:p>450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450">
            <text:p>450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450">
            <text:p>450</text:p>
          </table:table-cell>
          <table:table-cell table:style-name="ce26" office:value-type="float" office:value="1">
            <text:p>1</text:p>
          </table:table-cell>
          <table:table-cell table:style-name="ce26" table:formula="of:=([.F69]-[.E69])+1" office:value-type="float" office:value="400">
            <text:p>400</text:p>
          </table:table-cell>
          <table:table-cell table:style-name="ce26" table:formula="of:=([.H69]-[.G69])+1" office:value-type="float" office:value="400">
            <text:p>400</text:p>
          </table:table-cell>
          <table:table-cell table:style-name="ce26" table:formula="of:=([.J69]-[.I69])+1" office:value-type="float" office:value="400">
            <text:p>400</text:p>
          </table:table-cell>
          <table:table-cell table:style-name="ce34" office:value-type="float" office:value="34.2">
            <text:p>34.2</text:p>
          </table:table-cell>
          <table:table-cell table:style-name="ce40" office:value-type="float" office:value="3.812">
            <text:p>3.8</text:p>
          </table:table-cell>
          <table:table-cell table:style-name="ce40" office:value-type="float" office:value="4.009">
            <text:p>4.0</text:p>
          </table:table-cell>
          <table:table-cell table:style-name="ce46" office:value-type="float" office:value="231632">
            <text:p>231632</text:p>
          </table:table-cell>
          <table:table-cell table:style-name="ce46" office:value-type="float" office:value="218097">
            <text:p>218097</text:p>
          </table:table-cell>
          <table:table-cell table:style-name="ce46" office:value-type="float" office:value="215031">
            <text:p>215031</text:p>
          </table:table-cell>
          <table:table-cell table:style-name="ce46" table:formula="of:=AVERAGE([.R69:.T69])" office:value-type="float" office:value="221586.666666667">
            <text:p>221587</text:p>
          </table:table-cell>
          <table:table-cell table:style-name="ce40" office:value-type="float" office:value="4.842">
            <text:p>4.8</text:p>
          </table:table-cell>
          <table:table-cell table:style-name="ce40" office:value-type="float" office:value="4.672">
            <text:p>4.7</text:p>
          </table:table-cell>
          <table:table-cell table:style-name="ce40" office:value-type="float" office:value="4.824">
            <text:p>4.8</text:p>
          </table:table-cell>
          <table:table-cell table:style-name="ce40" table:formula="of:=AVERAGE([.V69:.X69])" office:value-type="float" office:value="4.77933333333333">
            <text:p>4.8</text:p>
          </table:table-cell>
          <table:table-cell table:style-name="ce30" table:number-columns-repeated="999"/>
        </table:table-row>
        <table:table-row table:style-name="ro6">
          <table:table-cell table:style-name="ce21" office:value-type="string">
            <text:p>Sphere pack</text:p>
          </table:table-cell>
          <table:table-cell table:style-name="ce21" office:value-type="string">
            <text:p>Stanford</text:p>
          </table:table-cell>
          <table:table-cell table:style-name="ce21" office:value-type="string">
            <text:p>Generated</text:p>
          </table:table-cell>
          <table:table-cell table:style-name="ce21" office:value-type="string">
            <text:p>Full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88">
            <text:p>78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91">
            <text:p>79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93">
            <text:p>793</text:p>
          </table:table-cell>
          <table:table-cell table:style-name="ce26" office:value-type="float" office:value="1">
            <text:p>1</text:p>
          </table:table-cell>
          <table:table-cell table:style-name="ce26" table:formula="of:=([.F70]-[.E70])+1" office:value-type="float" office:value="788">
            <text:p>788</text:p>
          </table:table-cell>
          <table:table-cell table:style-name="ce26" table:formula="of:=([.H70]-[.G70])+1" office:value-type="float" office:value="791">
            <text:p>791</text:p>
          </table:table-cell>
          <table:table-cell table:style-name="ce26" table:formula="of:=([.J70]-[.I70])+1" office:value-type="float" office:value="793">
            <text:p>793</text:p>
          </table:table-cell>
          <table:table-cell table:style-name="ce34" office:value-type="float" office:value="34.3">
            <text:p>34.3</text:p>
          </table:table-cell>
          <table:table-cell table:style-name="ce40" office:value-type="float" office:value="3.48">
            <text:p>3.5</text:p>
          </table:table-cell>
          <table:table-cell table:style-name="ce40" office:value-type="float" office:value="3.72">
            <text:p>3.7</text:p>
          </table:table-cell>
          <table:table-cell table:style-name="ce46" table:number-columns-repeated="4"/>
          <table:table-cell table:style-name="ce40" table:formula="of:=1/0.23288" office:value-type="float" office:value="4.29405702507729">
            <text:p>4.3</text:p>
          </table:table-cell>
          <table:table-cell table:style-name="ce40" table:formula="of:=1/0.229770499907255" office:value-type="float" office:value="4.35216879627124">
            <text:p>4.4</text:p>
          </table:table-cell>
          <table:table-cell table:style-name="ce40" table:formula="of:=1/0.230714475895768" office:value-type="float" office:value="4.33436175219356">
            <text:p>4.3</text:p>
          </table:table-cell>
          <table:table-cell table:style-name="ce40" table:formula="of:=AVERAGE([.V70:.X70])" office:value-type="float" office:value="4.32686252451403">
            <text:p>4.3</text:p>
          </table:table-cell>
          <table:table-cell table:style-name="ce30" table:number-columns-repeated="99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"/>
          <table:table-cell office:value-type="string">
            <text:p>RF: Resampling Factor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9" office:value-type="string">
            <text:p>Red: Reference subvolume (400^3)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0" office:value-type="string">
            <text:p>Blue: Full scale / averaged simulation</text:p>
          </table:table-cell>
          <table:table-cell table:number-columns-repeated="1013"/>
        </table:table-row>
        <table:table-row table:style-name="ro6">
          <table:table-cell table:number-columns-repeated="10"/>
          <table:table-cell office:value-type="string">
            <text:p>Blue and red values appear in the overview table</text:p>
          </table:table-cell>
          <table:table-cell table:number-columns-repeated="1013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SHARED_FORMULA_2_10_2_10_2" table:base-cell-address="$Samples.$A$6" table:expression="MAX([$#REF!.A1:.A4])-MIN([$#REF!.A1:.A4])"/>
        <table:named-expression table:name="SHARED_FORMULA_2_10_2_10_3" table:base-cell-address="$Samples.$A$6" table:expression="(MAX([$#REF!.A1:.A4])-MIN([$#REF!.A1:.A4]))"/>
        <table:named-expression table:name="SHARED_FORMULA_2_11_2_11_2" table:base-cell-address="$Samples.$A$3" table:expression="([$#REF!.A2]/[$#REF!.A1])*50"/>
        <table:named-expression table:name="SHARED_FORMULA_2_11_2_11_3" table:base-cell-address="$Samples.$A$3" table:expression="([$#REF!.A2]/[$#REF!.A1])*50"/>
        <table:named-expression table:name="SHARED_FORMULA_2_16_2_16_2" table:base-cell-address="$Samples.$A$5" table:expression="MEDIAN([$#REF!.A1:.A4])"/>
        <table:named-expression table:name="SHARED_FORMULA_2_16_2_16_3" table:base-cell-address="$Samples.$A$5" table:expression="(MAX([$#REF!.A1:.A4])+MIN([$#REF!.A1:.A4]))/2"/>
        <table:named-expression table:name="SHARED_FORMULA_2_17_2_17_2" table:base-cell-address="$Samples.$A$6" table:expression="MAX([$#REF!.A1:.A4])-MIN([$#REF!.A1:.A4])"/>
        <table:named-expression table:name="SHARED_FORMULA_2_17_2_17_3" table:base-cell-address="$Samples.$A$6" table:expression="MAX([$#REF!.A1:.A4])-MIN([$#REF!.A1:.A4])"/>
        <table:named-expression table:name="SHARED_FORMULA_2_18_2_18_2" table:base-cell-address="$Samples.$A$3" table:expression="([$#REF!.A2]/[$#REF!.A1])*50"/>
        <table:named-expression table:name="SHARED_FORMULA_2_18_2_18_3" table:base-cell-address="$Samples.$A$3" table:expression="([$#REF!.A2]/[$#REF!.A1])*50"/>
        <table:named-expression table:name="SHARED_FORMULA_2_21_2_21_2" table:base-cell-address="$Samples.$A$3" table:expression="MEDIAN([$#REF!.A1:.A2])"/>
        <table:named-expression table:name="SHARED_FORMULA_2_21_2_21_3" table:base-cell-address="$Samples.$A$3" table:expression="(MAX([$#REF!.A1:.A2])+MIN([$#REF!.A1:.A2]))/2"/>
        <table:named-expression table:name="SHARED_FORMULA_2_22_2_22_2" table:base-cell-address="$Samples.$A$4" table:expression="MAX([$#REF!.A1:.A2])-MIN([$#REF!.A1:.A2])"/>
        <table:named-expression table:name="SHARED_FORMULA_2_22_2_22_3" table:base-cell-address="$Samples.$A$4" table:expression="MAX([$#REF!.A1:.A2])-MIN([$#REF!.A1:.A2])"/>
        <table:named-expression table:name="SHARED_FORMULA_2_23_2_23_2" table:base-cell-address="$Samples.$A$3" table:expression="([$#REF!.A2]/[$#REF!.A1])*50"/>
        <table:named-expression table:name="SHARED_FORMULA_2_23_2_23_3" table:base-cell-address="$Samples.$A$3" table:expression="([$#REF!.A2]/[$#REF!.A1])*50"/>
        <table:named-expression table:name="SHARED_FORMULA_2_28_2_28_2" table:base-cell-address="$Samples.$A$5" table:expression="MEDIAN([$#REF!.A1:.A4])"/>
        <table:named-expression table:name="SHARED_FORMULA_2_28_2_28_3" table:base-cell-address="$Samples.$A$5" table:expression="(MAX([$#REF!.A1:.A4])+MIN([$#REF!.A1:.A4]))/2"/>
        <table:named-expression table:name="SHARED_FORMULA_2_29_2_29_2" table:base-cell-address="$Samples.$A$6" table:expression="MAX([$#REF!.A1:.A4])-MIN([$#REF!.A1:.A4])"/>
        <table:named-expression table:name="SHARED_FORMULA_2_29_2_29_3" table:base-cell-address="$Samples.$A$6" table:expression="MAX([$#REF!.A1:.A4])-MIN([$#REF!.A1:.A4])"/>
        <table:named-expression table:name="SHARED_FORMULA_2_30_2_30_2" table:base-cell-address="$Samples.$A$3" table:expression="([$#REF!.A2]/[$#REF!.A1])*50"/>
        <table:named-expression table:name="SHARED_FORMULA_2_30_2_30_3" table:base-cell-address="$Samples.$A$3" table:expression="([$#REF!.A2]/[$#REF!.A1])*50"/>
        <table:named-expression table:name="SHARED_FORMULA_2_9_2_9_2" table:base-cell-address="$Samples.$A$5" table:expression="MEDIAN([$#REF!.A1:.A4])"/>
        <table:named-expression table:name="SHARED_FORMULA_2_9_2_9_3" table:base-cell-address="$Samples.$A$5" table:expression="(MAX([$#REF!.A1:.A4])+MIN([$#REF!.A1:.A4]))/2"/>
        <table:named-expression table:name="SHARED_FORMULA_3_16_3_16_0" table:base-cell-address="$Samples.$A$6" table:expression="AVERAGE([$#REF!.A1:.A5])"/>
        <table:named-expression table:name="SHARED_FORMULA_3_16_3_16_1" table:base-cell-address="$Samples.$A$6" table:expression="AVERAGE([$#REF!.A1:.A5])"/>
        <table:named-expression table:name="SHARED_FORMULA_3_17_3_17_0" table:base-cell-address="$Samples.$A$7" table:expression="MAX([$#REF!.A1:.A5])-MIN([$#REF!.A1:.A5])"/>
        <table:named-expression table:name="SHARED_FORMULA_3_17_3_17_1" table:base-cell-address="$Samples.$A$7" table:expression="MAX([$#REF!.A1:.A5])-MIN([$#REF!.A1:.A5])"/>
        <table:named-expression table:name="SHARED_FORMULA_3_18_3_18_0" table:base-cell-address="$Samples.$A$3" table:expression="([$#REF!.A2]/[$#REF!.A1])*100"/>
        <table:named-expression table:name="SHARED_FORMULA_3_18_3_18_1" table:base-cell-address="$Samples.$A$3" table:expression="([$#REF!.A2]/[$#REF!.A1])*100"/>
        <table:named-expression table:name="SHARED_FORMULA_3_26_3_26_0" table:base-cell-address="$Samples.$A$6" table:expression="AVERAGE([$#REF!.A1:.A5])"/>
        <table:named-expression table:name="SHARED_FORMULA_3_26_3_26_1" table:base-cell-address="$Samples.$A$6" table:expression="AVERAGE([$#REF!.A1:.A5])"/>
        <table:named-expression table:name="SHARED_FORMULA_3_27_3_27_0" table:base-cell-address="$Samples.$A$7" table:expression="MAX([$#REF!.A1:.A5])-MIN([$#REF!.A1:.A5])"/>
        <table:named-expression table:name="SHARED_FORMULA_3_27_3_27_1" table:base-cell-address="$Samples.$A$7" table:expression="MAX([$#REF!.A1:.A5])-MIN([$#REF!.A1:.A5])"/>
        <table:named-expression table:name="SHARED_FORMULA_3_28_3_28_0" table:base-cell-address="$Samples.$A$3" table:expression="([$#REF!.A2]/[$#REF!.A1])*100"/>
        <table:named-expression table:name="SHARED_FORMULA_3_28_3_28_1" table:base-cell-address="$Samples.$A$3" table:expression="([$#REF!.A2]/[$#REF!.A1])*100"/>
        <table:named-expression table:name="SHARED_FORMULA_3_6_3_6_0" table:base-cell-address="$Samples.$A$6" table:expression="AVERAGE([$#REF!.A1:.A5])"/>
        <table:named-expression table:name="SHARED_FORMULA_3_6_3_6_1" table:base-cell-address="$Samples.$A$6" table:expression="AVERAGE([$#REF!.A1:.A5])"/>
        <table:named-expression table:name="SHARED_FORMULA_3_7_3_7_0" table:base-cell-address="$Samples.$A$7" table:expression="MAX([$#REF!.A1:.A5])-MIN([$#REF!.A1:.A5])"/>
        <table:named-expression table:name="SHARED_FORMULA_3_7_3_7_1" table:base-cell-address="$Samples.$A$7" table:expression="MAX([$#REF!.A1:.A5])-MIN([$#REF!.A1:.A5])"/>
        <table:named-expression table:name="SHARED_FORMULA_3_8_3_8_0" table:base-cell-address="$Samples.$A$3" table:expression="([$#REF!.A2]/[$#REF!.A1])*100"/>
        <table:named-expression table:name="SHARED_FORMULA_3_8_3_8_1" table:base-cell-address="$Samples.$A$3" table:expression="([$#REF!.A2]/[$#REF!.A1])*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" number:min-integer-digits="1" number:grouping="true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 style:vertical-align="middle"/>
      <style:text-properties style:font-name="Arial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9/17/2012</text:date>, <text:time>11:0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s" style:display-name="PageStyle_Sampl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heres" style:display-name="PageStyle_Sphe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oftware" style:display-name="PageStyle_Softwa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.1_20_Porosity" style:display-name="PageStyle_1.1 Poros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1_20_Minerals" style:display-name="PageStyle_2.1 Minera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.2_20_Overview" style:display-name="PageStyle_2.2 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tails" style:display-name="PageStyle_Detai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7T16:34:51</meta:creation-date>
    <dc:date>2012-09-17T11:01:04</dc:date>
    <meta:editing-cycles>7</meta:editing-cycles>
    <meta:editing-duration>PT4H7M31S</meta:editing-duration>
    <meta:generator>LibreOffice/3.4$Unix LibreOffice_project/340m1$Build-502</meta:generator>
    <meta:document-statistic meta:table-count="7" meta:cell-count="4366" meta:object-count="0"/>
  </office:meta>
</office:document-meta>
</file>